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78.69pt"/>
    </style:style>
    <style:style style:name="co21" style:family="table-column">
      <style:table-column-properties fo:break-before="auto" style:column-width="81.04pt"/>
    </style:style>
    <style:style style:name="co22" style:family="table-column">
      <style:table-column-properties fo:break-before="auto" style:column-width="69.45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163.39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/>
    <style:style style:name="ce114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113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117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121" office:value-type="string" calcext:value-type="string">
            <text:p>ahscompany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121" office:value-type="string" calcext:value-type="string">
            <text:p>ahscompany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121" office:value-type="string" calcext:value-type="string">
            <text:p>sustainablesupply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121" office:value-type="string" calcext:value-type="string">
            <text:p>globalindustrial.com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121" office:value-type="string" calcext:value-type="string">
            <text:p>sodyinc</text:p>
          </table:table-cell>
          <table:table-cell table:style-name="ce122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113" table:number-columns-repeated="4"/>
          <table:table-cell table:style-name="ce113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113"/>
          <table:table-cell table:style-name="ce10" table:number-columns-repeated="4"/>
          <table:table-cell table:style-name="ce1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113" table:number-columns-repeated="4"/>
          <table:table-cell table:style-name="ce113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113"/>
        <table:table-column table:style-name="co4" table:default-cell-style-name="ce113"/>
        <table:table-column table:style-name="co7" table:default-cell-style-name="ce113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122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113"/>
        <table:table-column table:style-name="co8" table:default-cell-style-name="ce113"/>
        <table:table-column table:style-name="co16" table:default-cell-style-name="ce113"/>
        <table:table-column table:style-name="co19" table:default-cell-style-name="ce113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21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otaryProducts" table:style-name="ta1">
        <table:table-column table:style-name="co14" table:default-cell-style-name="ce2"/>
        <table:table-column table:style-name="co2" table:default-cell-style-name="ce2"/>
        <table:table-column table:style-name="co2" table:number-columns-repeated="4" table:default-cell-style-name="ce17"/>
        <table:table-row table:style-name="ro28">
          <table:table-cell table:style-name="ce1" office:value-type="string" calcext:value-type="string">
            <text:p>Rotary Products PRICE LIST</text:p>
          </table:table-cell>
          <table:table-cell table:style-name="Default" table:number-columns-repeated="5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6">
          <table:table-cell office:value-type="string" calcext:value-type="string">
            <text:p>Adjustable Curtain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A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Dock Seals - Compression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10W-1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12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10W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N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8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9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10T-MC</text:p>
          </table:table-cell>
          <table:table-cell office:value-type="string" calcext:value-type="string">
            <text:p>Call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MC Header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CHEADER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3">
          <table:table-cell office:value-type="string" calcext:value-type="string">
            <text:p>SH402 Truck Shelters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SH402-18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24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0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36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402-42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Tapered Compression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TCS</text:p>
          </table:table-cell>
          <table:table-cell office:value-type="string" calcext:value-type="string">
            <text:p>Per Applicatio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5">
          <table:table-cell office:value-type="string" calcext:value-type="string">
            <text:p>Z Series Super Wedge Dock Seal</text:p>
          </table:table-cell>
          <table:table-cell table:style-name="Default" table:number-columns-repeated="5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Z-SERIES</text:p>
          </table:table-cell>
          <table:table-cell office:value-type="string" calcext:value-type="string">
            <text:p>Per Application</text:p>
          </table:table-cell>
          <table:table-cell table:style-name="ce65" table:number-columns-repeated="4"/>
        </table:table-row>
        <table:table-row table:style-name="ro11">
          <table:table-cell table:style-name="ce6" office:value-type="string" calcext:value-type="string">
            <text:p>6 items found</text:p>
          </table:table-cell>
          <table:table-cell table:style-name="Default" table:number-columns-repeated="5"/>
        </table:table-row>
        <table:table-row table:style-name="ro12">
          <table:table-cell table:style-name="ce6" office:value-type="string" calcext:value-type="string">
            <text:p>18 individual models</text:p>
          </table:table-cell>
          <table:table-cell table:style-name="Default" table:number-columns-repeated="5"/>
        </table:table-row>
      </table:table>
      <table:table table:name="Tennsco" table:style-name="ta1">
        <table:table-column table:style-name="co2" table:default-cell-style-name="Default"/>
        <table:table-row table:style-name="ro2">
          <table:table-cell/>
        </table:table-row>
      </table:table>
      <table:table table:name="Meese" table:style-name="ta1">
        <table:table-column table:style-name="co14" table:default-cell-style-name="Default"/>
        <table:table-column table:style-name="co2" table:number-columns-repeated="3" table:default-cell-style-name="ce113"/>
        <table:table-column table:style-name="co3" table:default-cell-style-name="ce113"/>
        <table:table-column table:style-name="co7" table:default-cell-style-name="ce113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Meese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50P Series Recycle Tru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2R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 office:value-type="currency" office:currency="USD" office:value="340" calcext:value-type="currency">
            <text:p>$340.00</text:p>
          </table:table-cell>
          <table:table-cell table:style-name="ce64" table:formula="of:=[.C5]*0.6" office:value-type="currency" office:currency="USD" office:value="204" calcext:value-type="currency">
            <text:p>$204.00</text:p>
          </table:table-cell>
          <table:table-cell table:style-name="ce64"/>
          <table:table-cell table:style-name="ce64" table:formula="of:=[.E5]-[.B5]" office:value-type="currency" office:currency="USD" office:value="-280" calcext:value-type="currency">
            <text:p>-$28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4R</text:p>
          </table:table-cell>
          <table:table-cell table:style-name="ce8" office:value-type="currency" office:currency="USD" office:value="320" calcext:value-type="currency">
            <text:p>$320.00</text:p>
          </table:table-cell>
          <table:table-cell table:style-name="ce64" office:value-type="currency" office:currency="USD" office:value="360" calcext:value-type="currency">
            <text:p>$360.00</text:p>
          </table:table-cell>
          <table:table-cell table:style-name="ce64" table:formula="of:=[.C6]*0.6" office:value-type="currency" office:currency="USD" office:value="216" calcext:value-type="currency">
            <text:p>$216.00</text:p>
          </table:table-cell>
          <table:table-cell table:style-name="ce64"/>
          <table:table-cell table:style-name="ce64" table:formula="of:=[.E6]-[.B6]" office:value-type="currency" office:currency="USD" office:value="-320" calcext:value-type="currency">
            <text:p>-$32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0P-16R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 office:value-type="currency" office:currency="USD" office:value="410" calcext:value-type="currency">
            <text:p>$410.00</text:p>
          </table:table-cell>
          <table:table-cell table:style-name="ce64" table:formula="of:=[.C7]*0.6" office:value-type="currency" office:currency="USD" office:value="246" calcext:value-type="currency">
            <text:p>$246.00</text:p>
          </table:table-cell>
          <table:table-cell table:style-name="ce64"/>
          <table:table-cell table:style-name="ce64" table:formula="of:=[.E7]-[.B7]" office:value-type="currency" office:currency="USD" office:value="-380" calcext:value-type="currency">
            <text:p>-$380.00</text:p>
          </table:table-cell>
          <table:table-cell table:style-name="ce17" table:formula="of:=[.E7]/[.D7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6R</text:p>
          </table:table-cell>
          <table:table-cell table:style-name="ce8" office:value-type="currency" office:currency="USD" office:value="315" calcext:value-type="currency">
            <text:p>$315.00</text:p>
          </table:table-cell>
          <table:table-cell table:style-name="ce64" office:value-type="currency" office:currency="USD" office:value="400" calcext:value-type="currency">
            <text:p>$400.00</text:p>
          </table:table-cell>
          <table:table-cell table:style-name="ce64" table:formula="of:=[.C8]*0.6" office:value-type="currency" office:currency="USD" office:value="240" calcext:value-type="currency">
            <text:p>$240.00</text:p>
          </table:table-cell>
          <table:table-cell table:style-name="ce64"/>
          <table:table-cell table:style-name="ce64" table:formula="of:=[.E8]-[.B8]" office:value-type="currency" office:currency="USD" office:value="-315" calcext:value-type="currency">
            <text:p>-$315.00</text:p>
          </table:table-cell>
          <table:table-cell table:style-name="ce17" table:formula="of:=[.E8]/[.D8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18R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64" office:value-type="currency" office:currency="USD" office:value="500" calcext:value-type="currency">
            <text:p>$500.00</text:p>
          </table:table-cell>
          <table:table-cell table:style-name="ce64" table:formula="of:=[.C9]*0.6" office:value-type="currency" office:currency="USD" office:value="300" calcext:value-type="currency">
            <text:p>$300.00</text:p>
          </table:table-cell>
          <table:table-cell table:style-name="ce64"/>
          <table:table-cell table:style-name="ce64" table:formula="of:=[.E9]-[.B9]" office:value-type="currency" office:currency="USD" office:value="-420" calcext:value-type="currency">
            <text:p>-$420.00</text:p>
          </table:table-cell>
          <table:table-cell table:style-name="ce17" table:formula="of:=[.E9]/[.D9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54P-26R</text:p>
          </table:table-cell>
          <table:table-cell table:style-name="ce8" office:value-type="currency" office:currency="USD" office:value="430" calcext:value-type="currency">
            <text:p>$430.00</text:p>
          </table:table-cell>
          <table:table-cell table:style-name="ce64" office:value-type="currency" office:currency="USD" office:value="535" calcext:value-type="currency">
            <text:p>$535.00</text:p>
          </table:table-cell>
          <table:table-cell table:style-name="ce64" table:formula="of:=[.C10]*0.6" office:value-type="currency" office:currency="USD" office:value="321" calcext:value-type="currency">
            <text:p>$321.00</text:p>
          </table:table-cell>
          <table:table-cell table:style-name="ce64"/>
          <table:table-cell table:style-name="ce64" table:formula="of:=[.E10]-[.B10]" office:value-type="currency" office:currency="USD" office:value="-430" calcext:value-type="currency">
            <text:p>-$430.00</text:p>
          </table:table-cell>
          <table:table-cell table:style-name="ce17" table:formula="of:=[.E10]/[.D10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45</text:p>
          </table:table-cell>
          <table:table-cell table:style-name="ce8" office:value-type="currency" office:currency="USD" office:value="670" calcext:value-type="currency">
            <text:p>$670.00</text:p>
          </table:table-cell>
          <table:table-cell table:style-name="ce64" office:value-type="currency" office:currency="USD" office:value="800" calcext:value-type="currency">
            <text:p>$800.00</text:p>
          </table:table-cell>
          <table:table-cell table:style-name="ce64" table:formula="of:=[.C11]*0.6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E11]-[.B11]" office:value-type="currency" office:currency="USD" office:value="-670" calcext:value-type="currency">
            <text:p>-$670.00</text:p>
          </table:table-cell>
          <table:table-cell table:style-name="ce17" table:formula="of:=[.E11]/[.D11]" office:value-type="float" office:value="0" calcext:value-type="float">
            <text:p>0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00 Series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03H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64"/>
          <table:table-cell table:style-name="ce64" table:formula="of:=[.C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]-[.B15]" office:value-type="currency" office:currency="USD" office:value="-625" calcext:value-type="currency">
            <text:p>-$625.00</text:p>
          </table:table-cell>
          <table:table-cell table:style-name="ce17" table:formula="of:=[.E15]/[.D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5H</text:p>
          </table:table-cell>
          <table:table-cell table:style-name="ce8" office:value-type="currency" office:currency="USD" office:value="675" calcext:value-type="currency">
            <text:p>$675.00</text:p>
          </table:table-cell>
          <table:table-cell table:style-name="ce64"/>
          <table:table-cell table:style-name="ce64" table:formula="of:=[.C1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]-[.B16]" office:value-type="currency" office:currency="USD" office:value="-675" calcext:value-type="currency">
            <text:p>-$675.00</text:p>
          </table:table-cell>
          <table:table-cell table:style-name="ce17" table:formula="of:=[.E16]/[.D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07H</text:p>
          </table:table-cell>
          <table:table-cell table:style-name="ce8" office:value-type="currency" office:currency="USD" office:value="825" calcext:value-type="currency">
            <text:p>$825.00</text:p>
          </table:table-cell>
          <table:table-cell table:style-name="ce64"/>
          <table:table-cell table:style-name="ce64" table:formula="of:=[.C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]-[.B17]" office:value-type="currency" office:currency="USD" office:value="-825" calcext:value-type="currency">
            <text:p>-$825.00</text:p>
          </table:table-cell>
          <table:table-cell table:style-name="ce17" table:formula="of:=[.E17]/[.D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Forklift and Pallet Jack Contain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8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]-[.B21]" office:value-type="string" office:string-value="" calcext:value-type="error">
            <text:p>#VALUE!</text:p>
          </table:table-cell>
          <table:table-cell table:style-name="ce17" table:formula="of:=[.E21]/[.D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27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]-[.B22]" office:value-type="string" office:string-value="" calcext:value-type="error">
            <text:p>#VALUE!</text:p>
          </table:table-cell>
          <table:table-cell table:style-name="ce17" table:formula="of:=[.E22]/[.D2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102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]-[.B23]" office:value-type="string" office:string-value="" calcext:value-type="error">
            <text:p>#VALUE!</text:p>
          </table:table-cell>
          <table:table-cell table:style-name="ce17" table:formula="of:=[.E23]/[.D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10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0P</text:p>
          </table:table-cell>
          <table:table-cell table:style-name="ce8" office:value-type="currency" office:currency="USD" office:value="1190" calcext:value-type="currency">
            <text:p>$1,190.00</text:p>
          </table:table-cell>
          <table:table-cell table:style-name="ce64"/>
          <table:table-cell table:style-name="ce64" table:formula="of:=[.C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7]-[.B27]" office:value-type="currency" office:currency="USD" office:value="-1190" calcext:value-type="currency">
            <text:p>-$1,190.00</text:p>
          </table:table-cell>
          <table:table-cell table:style-name="ce17" table:formula="of:=[.E27]/[.D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1P</text:p>
          </table:table-cell>
          <table:table-cell table:style-name="ce8" office:value-type="currency" office:currency="USD" office:value="1195" calcext:value-type="currency">
            <text:p>$1,195.00</text:p>
          </table:table-cell>
          <table:table-cell table:style-name="ce64"/>
          <table:table-cell table:style-name="ce64" table:formula="of:=[.C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1]-[.B31]" office:value-type="currency" office:currency="USD" office:value="-1195" calcext:value-type="currency">
            <text:p>-$1,195.00</text:p>
          </table:table-cell>
          <table:table-cell table:style-name="ce17" table:formula="of:=[.E31]/[.D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0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2P</text:p>
          </table:table-cell>
          <table:table-cell table:style-name="ce8" office:value-type="currency" office:currency="USD" office:value="1055" calcext:value-type="currency">
            <text:p>$1,055.00</text:p>
          </table:table-cell>
          <table:table-cell table:style-name="ce64"/>
          <table:table-cell table:style-name="ce64" table:formula="of:=[.C3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5]-[.B35]" office:value-type="currency" office:currency="USD" office:value="-1055" calcext:value-type="currency">
            <text:p>-$1,055.00</text:p>
          </table:table-cell>
          <table:table-cell table:style-name="ce17" table:formula="of:=[.E35]/[.D3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No. 19 FWI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9-FWI</text:p>
          </table:table-cell>
          <table:table-cell table:style-name="ce8" office:value-type="currency" office:currency="USD" office:value="505" calcext:value-type="currency">
            <text:p>$505.00</text:p>
          </table:table-cell>
          <table:table-cell table:style-name="ce64"/>
          <table:table-cell table:style-name="ce64" table:formula="of:=[.C3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39]-[.B39]" office:value-type="currency" office:currency="USD" office:value="-505" calcext:value-type="currency">
            <text:p>-$505.00</text:p>
          </table:table-cell>
          <table:table-cell table:style-name="ce17" table:formula="of:=[.E39]/[.D3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4P24 Flare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4P24</text:p>
          </table:table-cell>
          <table:table-cell table:style-name="ce8" office:value-type="currency" office:currency="USD" office:value="480" calcext:value-type="currency">
            <text:p>$480.00</text:p>
          </table:table-cell>
          <table:table-cell table:style-name="ce64"/>
          <table:table-cell table:style-name="ce64" table:formula="of:=[.C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3]-[.B43]" office:value-type="currency" office:currency="USD" office:value="-480" calcext:value-type="currency">
            <text:p>-$480.00</text:p>
          </table:table-cell>
          <table:table-cell table:style-name="ce17" table:formula="of:=[.E43]/[.D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5P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5P24</text:p>
          </table:table-cell>
          <table:table-cell table:style-name="ce8" office:value-type="currency" office:currency="USD" office:value="870" calcext:value-type="currency">
            <text:p>$870.00</text:p>
          </table:table-cell>
          <table:table-cell table:style-name="ce64"/>
          <table:table-cell table:style-name="ce64" table:formula="of:=[.C4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7]-[.B47]" office:value-type="currency" office:currency="USD" office:value="-870" calcext:value-type="currency">
            <text:p>-$870.00</text:p>
          </table:table-cell>
          <table:table-cell table:style-name="ce17" table:formula="of:=[.E47]/[.D4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25P30</text:p>
          </table:table-cell>
          <table:table-cell table:style-name="ce8" office:value-type="currency" office:currency="USD" office:value="925" calcext:value-type="currency">
            <text:p>$925.00</text:p>
          </table:table-cell>
          <table:table-cell table:style-name="ce64"/>
          <table:table-cell table:style-name="ce64" table:formula="of:=[.C4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48]-[.B48]" office:value-type="currency" office:currency="USD" office:value="-925" calcext:value-type="currency">
            <text:p>-$925.00</text:p>
          </table:table-cell>
          <table:table-cell table:style-name="ce17" table:formula="of:=[.E48]/[.D4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85 Gallon Side Discharge IBC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5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2]-[.B52]" office:value-type="string" office:string-value="" calcext:value-type="error">
            <text:p>#VALUE!</text:p>
          </table:table-cell>
          <table:table-cell table:style-name="ce17" table:formula="of:=[.E52]/[.D5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30-IB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3]-[.B53]" office:value-type="string" office:string-value="" calcext:value-type="error">
            <text:p>#VALUE!</text:p>
          </table:table-cell>
          <table:table-cell table:style-name="ce17" table:formula="of:=[.E53]/[.D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28P18 FWI Rising Platform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8P18</text:p>
          </table:table-cell>
          <table:table-cell table:style-name="ce8" office:value-type="currency" office:currency="USD" office:value="805" calcext:value-type="currency">
            <text:p>$805.00</text:p>
          </table:table-cell>
          <table:table-cell table:style-name="ce64"/>
          <table:table-cell table:style-name="ce64" table:formula="of:=[.C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57]-[.B57]" office:value-type="currency" office:currency="USD" office:value="-805" calcext:value-type="currency">
            <text:p>-$805.00</text:p>
          </table:table-cell>
          <table:table-cell table:style-name="ce17" table:formula="of:=[.E57]/[.D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44P12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4P12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1]-[.B61]" office:value-type="currency" office:currency="USD" office:value="-290" calcext:value-type="currency">
            <text:p>-$290.00</text:p>
          </table:table-cell>
          <table:table-cell table:style-name="ce17" table:formula="of:=[.E61]/[.D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0P-16 Utilit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P-16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5]-[.B65]" office:value-type="currency" office:currency="USD" office:value="-435" calcext:value-type="currency">
            <text:p>-$435.00</text:p>
          </table:table-cell>
          <table:table-cell table:style-name="ce17" table:formula="of:=[.E65]/[.D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6</text:p>
          </table:table-cell>
          <table:table-cell table:style-name="ce8" office:value-type="currency" office:currency="USD" office:value="410" calcext:value-type="currency">
            <text:p>$410.00</text:p>
          </table:table-cell>
          <table:table-cell table:style-name="ce64"/>
          <table:table-cell table:style-name="ce64" table:formula="of:=[.C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69]-[.B69]" office:value-type="currency" office:currency="USD" office:value="-410" calcext:value-type="currency">
            <text:p>-$410.00</text:p>
          </table:table-cell>
          <table:table-cell table:style-name="ce17" table:formula="of:=[.E69]/[.D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18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18</text:p>
          </table:table-cell>
          <table:table-cell table:style-name="ce8" office:value-type="currency" office:currency="USD" office:value="599" calcext:value-type="currency">
            <text:p>$599.00</text:p>
          </table:table-cell>
          <table:table-cell table:style-name="ce64"/>
          <table:table-cell table:style-name="ce64" table:formula="of:=[.C7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3]-[.B73]" office:value-type="currency" office:currency="USD" office:value="-599" calcext:value-type="currency">
            <text:p>-$599.00</text:p>
          </table:table-cell>
          <table:table-cell table:style-name="ce17" table:formula="of:=[.E73]/[.D7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26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26</text:p>
          </table:table-cell>
          <table:table-cell table:style-name="ce8" office:value-type="currency" office:currency="USD" office:value="645" calcext:value-type="currency">
            <text:p>$645.00</text:p>
          </table:table-cell>
          <table:table-cell table:style-name="ce64"/>
          <table:table-cell table:style-name="ce64" table:formula="of:=[.C7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77]-[.B77]" office:value-type="currency" office:currency="USD" office:value="-645" calcext:value-type="currency">
            <text:p>-$645.00</text:p>
          </table:table-cell>
          <table:table-cell table:style-name="ce17" table:formula="of:=[.E77]/[.D7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0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0</text:p>
          </table:table-cell>
          <table:table-cell table:style-name="ce8" office:value-type="currency" office:currency="USD" office:value="787" calcext:value-type="currency">
            <text:p>$787.00</text:p>
          </table:table-cell>
          <table:table-cell table:style-name="ce64"/>
          <table:table-cell table:style-name="ce64" table:formula="of:=[.C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1]-[.B81]" office:value-type="currency" office:currency="USD" office:value="-787" calcext:value-type="currency">
            <text:p>-$787.00</text:p>
          </table:table-cell>
          <table:table-cell table:style-name="ce17" table:formula="of:=[.E81]/[.D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54P-47 Utility Truck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4P-47</text:p>
          </table:table-cell>
          <table:table-cell table:style-name="ce8" office:value-type="currency" office:currency="USD" office:value="1185" calcext:value-type="currency">
            <text:p>$1,185.00</text:p>
          </table:table-cell>
          <table:table-cell table:style-name="ce64"/>
          <table:table-cell table:style-name="ce64" table:formula="of:=[.C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5]-[.B85]" office:value-type="currency" office:currency="USD" office:value="-1185" calcext:value-type="currency">
            <text:p>-$1,185.00</text:p>
          </table:table-cell>
          <table:table-cell table:style-name="ce17" table:formula="of:=[.E85]/[.D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0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0P-M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89]-[.B89]" office:value-type="currency" office:currency="USD" office:value="-630" calcext:value-type="currency">
            <text:p>-$630.00</text:p>
          </table:table-cell>
          <table:table-cell table:style-name="ce17" table:formula="of:=[.E89]/[.D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72N Laundry Cart with Netting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N</text:p>
          </table:table-cell>
          <table:table-cell table:style-name="ce8" office:value-type="currency" office:currency="USD" office:value="875" calcext:value-type="currency">
            <text:p>$875.00</text:p>
          </table:table-cell>
          <table:table-cell table:style-name="ce64"/>
          <table:table-cell table:style-name="ce64" table:formula="of:=[.C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3]-[.B93]" office:value-type="currency" office:currency="USD" office:value="-875" calcext:value-type="currency">
            <text:p>-$875.00</text:p>
          </table:table-cell>
          <table:table-cell table:style-name="ce17" table:formula="of:=[.E93]/[.D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P</text:p>
          </table:table-cell>
          <table:table-cell table:style-name="ce8" office:value-type="currency" office:currency="USD" office:value="650" calcext:value-type="currency">
            <text:p>$650.00</text:p>
          </table:table-cell>
          <table:table-cell table:style-name="ce64"/>
          <table:table-cell table:style-name="ce64" table:formula="of:=[.C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97]-[.B97]" office:value-type="currency" office:currency="USD" office:value="-650" calcext:value-type="currency">
            <text:p>-$650.00</text:p>
          </table:table-cell>
          <table:table-cell table:style-name="ce17" table:formula="of:=[.E97]/[.D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S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S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64"/>
          <table:table-cell table:style-name="ce64" table:formula="of:=[.C1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1]-[.B101]" office:value-type="currency" office:currency="USD" office:value="-660" calcext:value-type="currency">
            <text:p>-$660.00</text:p>
          </table:table-cell>
          <table:table-cell table:style-name="ce17" table:formula="of:=[.E101]/[.D1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3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3P</text:p>
          </table:table-cell>
          <table:table-cell table:style-name="ce8" office:value-type="currency" office:currency="USD" office:value="755" calcext:value-type="currency">
            <text:p>$755.00</text:p>
          </table:table-cell>
          <table:table-cell table:style-name="ce64"/>
          <table:table-cell table:style-name="ce64" table:formula="of:=[.C10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5]-[.B105]" office:value-type="currency" office:currency="USD" office:value="-755" calcext:value-type="currency">
            <text:p>-$755.00</text:p>
          </table:table-cell>
          <table:table-cell table:style-name="ce17" table:formula="of:=[.E105]/[.D10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4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4P</text:p>
          </table:table-cell>
          <table:table-cell table:style-name="ce8" office:value-type="currency" office:currency="USD" office:value="699" calcext:value-type="currency">
            <text:p>$699.00</text:p>
          </table:table-cell>
          <table:table-cell table:style-name="ce64"/>
          <table:table-cell table:style-name="ce64" table:formula="of:=[.C10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09]-[.B109]" office:value-type="currency" office:currency="USD" office:value="-699" calcext:value-type="currency">
            <text:p>-$699.00</text:p>
          </table:table-cell>
          <table:table-cell table:style-name="ce17" table:formula="of:=[.E109]/[.D10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6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6P-Trux</text:p>
          </table:table-cell>
          <table:table-cell table:style-name="ce8" office:value-type="currency" office:currency="USD" office:value="665" calcext:value-type="currency">
            <text:p>$665.00</text:p>
          </table:table-cell>
          <table:table-cell table:style-name="ce64"/>
          <table:table-cell table:style-name="ce64" table:formula="of:=[.C11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3]-[.B113]" office:value-type="currency" office:currency="USD" office:value="-665" calcext:value-type="currency">
            <text:p>-$665.00</text:p>
          </table:table-cell>
          <table:table-cell table:style-name="ce17" table:formula="of:=[.E113]/[.D11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79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9P-Trux</text:p>
          </table:table-cell>
          <table:table-cell table:style-name="ce8" office:value-type="currency" office:currency="USD" office:value="845" calcext:value-type="currency">
            <text:p>$845.00</text:p>
          </table:table-cell>
          <table:table-cell table:style-name="ce64"/>
          <table:table-cell table:style-name="ce64" table:formula="of:=[.C11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17]-[.B117]" office:value-type="currency" office:currency="USD" office:value="-845" calcext:value-type="currency">
            <text:p>-$845.00</text:p>
          </table:table-cell>
          <table:table-cell table:style-name="ce17" table:formula="of:=[.E117]/[.D1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5P-Trux</text:p>
          </table:table-cell>
          <table:table-cell table:style-name="ce8" office:value-type="currency" office:currency="USD" office:value="1151" calcext:value-type="currency">
            <text:p>$1,151.00</text:p>
          </table:table-cell>
          <table:table-cell table:style-name="ce64"/>
          <table:table-cell table:style-name="ce64" table:formula="of:=[.C12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1]-[.B121]" office:value-type="currency" office:currency="USD" office:value="-1151" calcext:value-type="currency">
            <text:p>-$1,151.00</text:p>
          </table:table-cell>
          <table:table-cell table:style-name="ce17" table:formula="of:=[.E121]/[.D1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87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7P-Trux</text:p>
          </table:table-cell>
          <table:table-cell table:style-name="ce8" office:value-type="currency" office:currency="USD" office:value="940" calcext:value-type="currency">
            <text:p>$940.00</text:p>
          </table:table-cell>
          <table:table-cell table:style-name="ce64"/>
          <table:table-cell table:style-name="ce64" table:formula="of:=[.C12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5]-[.B125]" office:value-type="currency" office:currency="USD" office:value="-940" calcext:value-type="currency">
            <text:p>-$940.00</text:p>
          </table:table-cell>
          <table:table-cell table:style-name="ce17" table:formula="of:=[.E125]/[.D12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</text:p>
          </table:table-cell>
          <table:table-cell table:style-name="ce8" office:value-type="currency" office:currency="USD" office:value="945" calcext:value-type="currency">
            <text:p>$945.00</text:p>
          </table:table-cell>
          <table:table-cell table:style-name="ce64"/>
          <table:table-cell table:style-name="ce64" table:formula="of:=[.C1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29]-[.B129]" office:value-type="currency" office:currency="USD" office:value="-945" calcext:value-type="currency">
            <text:p>-$945.00</text:p>
          </table:table-cell>
          <table:table-cell table:style-name="ce17" table:formula="of:=[.E129]/[.D1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L</text:p>
          </table:table-cell>
          <table:table-cell table:style-name="ce8" office:value-type="currency" office:currency="USD" office:value="1530" calcext:value-type="currency">
            <text:p>$1,530.00</text:p>
          </table:table-cell>
          <table:table-cell table:style-name="ce64"/>
          <table:table-cell table:style-name="ce64" table:formula="of:=[.C1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3]-[.B133]" office:value-type="currency" office:currency="USD" office:value="-1530" calcext:value-type="currency">
            <text:p>-$1,530.00</text:p>
          </table:table-cell>
          <table:table-cell table:style-name="ce17" table:formula="of:=[.E133]/[.D1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0PSL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PSL</text:p>
          </table:table-cell>
          <table:table-cell table:style-name="ce8" office:value-type="currency" office:currency="USD" office:value="1585" calcext:value-type="currency">
            <text:p>$1,585.00</text:p>
          </table:table-cell>
          <table:table-cell table:style-name="ce64"/>
          <table:table-cell table:style-name="ce64" table:formula="of:=[.C13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37]-[.B137]" office:value-type="currency" office:currency="USD" office:value="-1585" calcext:value-type="currency">
            <text:p>-$1,585.00</text:p>
          </table:table-cell>
          <table:table-cell table:style-name="ce17" table:formula="of:=[.E137]/[.D1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2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2P-Trux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4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1]-[.B141]" office:value-type="string" office:string-value="" calcext:value-type="error">
            <text:p>#VALUE!</text:p>
          </table:table-cell>
          <table:table-cell table:style-name="ce17" table:formula="of:=[.E141]/[.D14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95P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-Trux</text:p>
          </table:table-cell>
          <table:table-cell table:style-name="ce8" office:value-type="currency" office:currency="USD" office:value="1025" calcext:value-type="currency">
            <text:p>$1,025.00</text:p>
          </table:table-cell>
          <table:table-cell table:style-name="ce64"/>
          <table:table-cell table:style-name="ce64" table:formula="of:=[.C14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5]-[.B145]" office:value-type="currency" office:currency="USD" office:value="-1025" calcext:value-type="currency">
            <text:p>-$1,025.00</text:p>
          </table:table-cell>
          <table:table-cell table:style-name="ce17" table:formula="of:=[.E145]/[.D14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95PSL Poly-Trux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5PSL</text:p>
          </table:table-cell>
          <table:table-cell table:style-name="ce8" office:value-type="currency" office:currency="USD" office:value="1925" calcext:value-type="currency">
            <text:p>$1,925.00</text:p>
          </table:table-cell>
          <table:table-cell table:style-name="ce64"/>
          <table:table-cell table:style-name="ce64" table:formula="of:=[.C14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49]-[.B149]" office:value-type="currency" office:currency="USD" office:value="-1925" calcext:value-type="currency">
            <text:p>-$1,925.00</text:p>
          </table:table-cell>
          <table:table-cell table:style-name="ce17" table:formula="of:=[.E149]/[.D14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Rationally Molded Plastic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RMPB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3]-[.B153]" office:value-type="string" office:string-value="" calcext:value-type="error">
            <text:p>#VALUE!</text:p>
          </table:table-cell>
          <table:table-cell table:style-name="ce17" table:formula="of:=[.E153]/[.D15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owder Coated Steel Base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CSBO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5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57]-[.B157]" office:value-type="string" office:string-value="" calcext:value-type="error">
            <text:p>#VALUE!</text:p>
          </table:table-cell>
          <table:table-cell table:style-name="ce17" table:formula="of:=[.E157]/[.D1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Standard Colson Caster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SC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1]-[.B161]" office:value-type="string" office:string-value="" calcext:value-type="error">
            <text:p>#VALUE!</text:p>
          </table:table-cell>
          <table:table-cell table:style-name="ce17" table:formula="of:=[.E161]/[.D1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2]-[.B162]" office:value-type="string" office:string-value="" calcext:value-type="error">
            <text:p>#VALUE!</text:p>
          </table:table-cell>
          <table:table-cell table:style-name="ce17" table:formula="of:=[.E162]/[.D16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3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3]-[.B163]" office:value-type="string" office:string-value="" calcext:value-type="error">
            <text:p>#VALUE!</text:p>
          </table:table-cell>
          <table:table-cell table:style-name="ce17" table:formula="of:=[.E163]/[.D16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4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4]-[.B164]" office:value-type="string" office:string-value="" calcext:value-type="error">
            <text:p>#VALUE!</text:p>
          </table:table-cell>
          <table:table-cell table:style-name="ce17" table:formula="of:=[.E164]/[.D16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5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5]-[.B165]" office:value-type="string" office:string-value="" calcext:value-type="error">
            <text:p>#VALUE!</text:p>
          </table:table-cell>
          <table:table-cell table:style-name="ce17" table:formula="of:=[.E165]/[.D1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6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6]-[.B166]" office:value-type="string" office:string-value="" calcext:value-type="error">
            <text:p>#VALUE!</text:p>
          </table:table-cell>
          <table:table-cell table:style-name="ce17" table:formula="of:=[.E166]/[.D16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7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7]-[.B167]" office:value-type="string" office:string-value="" calcext:value-type="error">
            <text:p>#VALUE!</text:p>
          </table:table-cell>
          <table:table-cell table:style-name="ce17" table:formula="of:=[.E167]/[.D16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8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8]-[.B168]" office:value-type="string" office:string-value="" calcext:value-type="error">
            <text:p>#VALUE!</text:p>
          </table:table-cell>
          <table:table-cell table:style-name="ce17" table:formula="of:=[.E168]/[.D16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9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6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69]-[.B169]" office:value-type="string" office:string-value="" calcext:value-type="error">
            <text:p>#VALUE!</text:p>
          </table:table-cell>
          <table:table-cell table:style-name="ce17" table:formula="of:=[.E169]/[.D1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0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0]-[.B170]" office:value-type="string" office:string-value="" calcext:value-type="error">
            <text:p>#VALUE!</text:p>
          </table:table-cell>
          <table:table-cell table:style-name="ce17" table:formula="of:=[.E170]/[.D17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1]-[.B171]" office:value-type="string" office:string-value="" calcext:value-type="error">
            <text:p>#VALUE!</text:p>
          </table:table-cell>
          <table:table-cell table:style-name="ce17" table:formula="of:=[.E171]/[.D17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SSC12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2]-[.B172]" office:value-type="string" office:string-value="" calcext:value-type="error">
            <text:p>#VALUE!</text:p>
          </table:table-cell>
          <table:table-cell table:style-name="ce17" table:formula="of:=[.E172]/[.D17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ry Bulk Hopper Industrial Agricultural Storage Hopp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H-1</text:p>
          </table:table-cell>
          <table:table-cell table:style-name="ce8" office:value-type="string" calcext:value-type="string">
            <text:p>Call</text:p>
          </table:table-cell>
          <table:table-cell table:style-name="ce64"/>
          <table:table-cell table:style-name="ce64" table:formula="of:=[.C17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76]-[.B176]" office:value-type="string" office:string-value="" calcext:value-type="error">
            <text:p>#VALUE!</text:p>
          </table:table-cell>
          <table:table-cell table:style-name="ce17" table:formula="of:=[.E176]/[.D17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2">
          <table:table-cell table:style-name="ce2" office:value-type="string" calcext:value-type="string">
            <text:p>Hamper Hos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0H40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64"/>
          <table:table-cell table:style-name="ce64" table:formula="of:=[.C18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0]-[.B180]" office:value-type="currency" office:currency="USD" office:value="-365" calcext:value-type="currency">
            <text:p>-$365.00</text:p>
          </table:table-cell>
          <table:table-cell table:style-name="ce17" table:formula="of:=[.E180]/[.D18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40H40</text:p>
          </table:table-cell>
          <table:table-cell table:style-name="ce8" office:value-type="currency" office:currency="USD" office:value="380" calcext:value-type="currency">
            <text:p>$380.00</text:p>
          </table:table-cell>
          <table:table-cell table:style-name="ce64"/>
          <table:table-cell table:style-name="ce64" table:formula="of:=[.C18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1]-[.B181]" office:value-type="currency" office:currency="USD" office:value="-380" calcext:value-type="currency">
            <text:p>-$380.00</text:p>
          </table:table-cell>
          <table:table-cell table:style-name="ce17" table:formula="of:=[.E181]/[.D1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291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291</text:p>
          </table:table-cell>
          <table:table-cell table:style-name="ce8" office:value-type="currency" office:currency="USD" office:value="340" calcext:value-type="currency">
            <text:p>$340.00</text:p>
          </table:table-cell>
          <table:table-cell table:style-name="ce64"/>
          <table:table-cell table:style-name="ce64" table:formula="of:=[.C18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5]-[.B185]" office:value-type="currency" office:currency="USD" office:value="-340" calcext:value-type="currency">
            <text:p>-$340.00</text:p>
          </table:table-cell>
          <table:table-cell table:style-name="ce17" table:formula="of:=[.E185]/[.D1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33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33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64"/>
          <table:table-cell table:style-name="ce64" table:formula="of:=[.C18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89]-[.B189]" office:value-type="currency" office:currency="USD" office:value="-399" calcext:value-type="currency">
            <text:p>-$399.00</text:p>
          </table:table-cell>
          <table:table-cell table:style-name="ce17" table:formula="of:=[.E189]/[.D1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1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1</text:p>
          </table:table-cell>
          <table:table-cell table:style-name="ce8" office:value-type="currency" office:currency="USD" office:value="520" calcext:value-type="currency">
            <text:p>$520.00</text:p>
          </table:table-cell>
          <table:table-cell table:style-name="ce64"/>
          <table:table-cell table:style-name="ce64" table:formula="of:=[.C19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3]-[.B193]" office:value-type="currency" office:currency="USD" office:value="-520" calcext:value-type="currency">
            <text:p>-$520.00</text:p>
          </table:table-cell>
          <table:table-cell table:style-name="ce17" table:formula="of:=[.E193]/[.D19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33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33</text:p>
          </table:table-cell>
          <table:table-cell table:style-name="ce8" office:value-type="currency" office:currency="USD" office:value="395" calcext:value-type="currency">
            <text:p>$395.00</text:p>
          </table:table-cell>
          <table:table-cell table:style-name="ce64"/>
          <table:table-cell table:style-name="ce64" table:formula="of:=[.C19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197]-[.B197]" office:value-type="currency" office:currency="USD" office:value="-395" calcext:value-type="currency">
            <text:p>-$395.00</text:p>
          </table:table-cell>
          <table:table-cell table:style-name="ce17" table:formula="of:=[.E197]/[.D1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P-360 &amp; P-390 Ship Shape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60</text:p>
          </table:table-cell>
          <table:table-cell table:style-name="ce8" office:value-type="currency" office:currency="USD" office:value="595" calcext:value-type="currency">
            <text:p>$595.00</text:p>
          </table:table-cell>
          <table:table-cell table:style-name="ce64"/>
          <table:table-cell table:style-name="ce64" table:formula="of:=[.C20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1]-[.B201]" office:value-type="currency" office:currency="USD" office:value="-595" calcext:value-type="currency">
            <text:p>-$595.00</text:p>
          </table:table-cell>
          <table:table-cell table:style-name="ce17" table:formula="of:=[.E201]/[.D2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390</text:p>
          </table:table-cell>
          <table:table-cell table:style-name="ce8" office:value-type="currency" office:currency="USD" office:value="615" calcext:value-type="currency">
            <text:p>$615.00</text:p>
          </table:table-cell>
          <table:table-cell table:style-name="ce64"/>
          <table:table-cell table:style-name="ce64" table:formula="of:=[.C20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2]-[.B202]" office:value-type="currency" office:currency="USD" office:value="-615" calcext:value-type="currency">
            <text:p>-$615.00</text:p>
          </table:table-cell>
          <table:table-cell table:style-name="ce17" table:formula="of:=[.E202]/[.D20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Biohazard Laundry Cart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0P-BIOHAZARD</text:p>
          </table:table-cell>
          <table:table-cell table:style-name="ce8" office:value-type="currency" office:currency="USD" office:value="999" calcext:value-type="currency">
            <text:p>$999.00</text:p>
          </table:table-cell>
          <table:table-cell table:style-name="ce64"/>
          <table:table-cell table:style-name="ce64" table:formula="of:=[.C206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6]-[.B206]" office:value-type="currency" office:currency="USD" office:value="-999" calcext:value-type="currency">
            <text:p>-$999.00</text:p>
          </table:table-cell>
          <table:table-cell table:style-name="ce17" table:formula="of:=[.E206]/[.D206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2" office:value-type="string" calcext:value-type="string">
            <text:p>72P-BIOHAZARD</text:p>
          </table:table-cell>
          <table:table-cell table:style-name="ce8" office:value-type="currency" office:currency="USD" office:value="1010" calcext:value-type="currency">
            <text:p>$1,010.00</text:p>
          </table:table-cell>
          <table:table-cell table:style-name="ce64"/>
          <table:table-cell table:style-name="ce64" table:formula="of:=[.C20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07]-[.B207]" office:value-type="currency" office:currency="USD" office:value="-1010" calcext:value-type="currency">
            <text:p>-$1,010.00</text:p>
          </table:table-cell>
          <table:table-cell table:style-name="ce17" table:formula="of:=[.E207]/[.D20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8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8P</text:p>
          </table:table-cell>
          <table:table-cell table:style-name="ce8" office:value-type="currency" office:currency="USD" office:value="905" calcext:value-type="currency">
            <text:p>$905.00</text:p>
          </table:table-cell>
          <table:table-cell table:style-name="ce64"/>
          <table:table-cell table:style-name="ce64" table:formula="of:=[.C21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1]-[.B211]" office:value-type="currency" office:currency="USD" office:value="-905" calcext:value-type="currency">
            <text:p>-$905.00</text:p>
          </table:table-cell>
          <table:table-cell table:style-name="ce17" table:formula="of:=[.E211]/[.D21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Rgonomic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2ER</text:p>
          </table:table-cell>
          <table:table-cell table:style-name="ce8" office:value-type="currency" office:currency="USD" office:value="1275" calcext:value-type="currency">
            <text:p>$1,275.00</text:p>
          </table:table-cell>
          <table:table-cell table:style-name="ce64"/>
          <table:table-cell table:style-name="ce64" table:formula="of:=[.C215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5]-[.B215]" office:value-type="currency" office:currency="USD" office:value="-1275" calcext:value-type="currency">
            <text:p>-$1,275.00</text:p>
          </table:table-cell>
          <table:table-cell table:style-name="ce17" table:formula="of:=[.E215]/[.D2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1P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71P</text:p>
          </table:table-cell>
          <table:table-cell table:style-name="ce8" office:value-type="currency" office:currency="USD" office:value="635" calcext:value-type="currency">
            <text:p>$635.00</text:p>
          </table:table-cell>
          <table:table-cell table:style-name="ce64"/>
          <table:table-cell table:style-name="ce64" table:formula="of:=[.C21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19]-[.B219]" office:value-type="currency" office:currency="USD" office:value="-635" calcext:value-type="currency">
            <text:p>-$635.00</text:p>
          </table:table-cell>
          <table:table-cell table:style-name="ce17" table:formula="of:=[.E219]/[.D21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72E Extra Large Laundry Cart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72E</text:p>
          </table:table-cell>
          <table:table-cell table:style-name="ce8" office:value-type="string" calcext:value-type="string">
            <text:p>Per Application</text:p>
          </table:table-cell>
          <table:table-cell table:style-name="ce64"/>
          <table:table-cell table:style-name="ce64" table:formula="of:=[.C22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3]-[.B223]" office:value-type="string" office:string-value="" calcext:value-type="error">
            <text:p>#VALUE!</text:p>
          </table:table-cell>
          <table:table-cell table:style-name="ce17" table:formula="of:=[.E223]/[.D2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9 Series Utility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9-6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/>
          <table:table-cell table:style-name="ce64" table:formula="of:=[.C227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7]-[.B227]" office:value-type="currency" office:currency="USD" office:value="-230" calcext:value-type="currency">
            <text:p>-$230.00</text:p>
          </table:table-cell>
          <table:table-cell table:style-name="ce17" table:formula="of:=[.E227]/[.D2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8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64"/>
          <table:table-cell table:style-name="ce64" table:formula="of:=[.C22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8]-[.B228]" office:value-type="currency" office:currency="USD" office:value="-245" calcext:value-type="currency">
            <text:p>-$245.00</text:p>
          </table:table-cell>
          <table:table-cell table:style-name="ce17" table:formula="of:=[.E228]/[.D22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0</text:p>
          </table:table-cell>
          <table:table-cell table:style-name="ce8" office:value-type="currency" office:currency="USD" office:value="265" calcext:value-type="currency">
            <text:p>$265.00</text:p>
          </table:table-cell>
          <table:table-cell table:style-name="ce64"/>
          <table:table-cell table:style-name="ce64" table:formula="of:=[.C229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29]-[.B229]" office:value-type="currency" office:currency="USD" office:value="-265" calcext:value-type="currency">
            <text:p>-$265.00</text:p>
          </table:table-cell>
          <table:table-cell table:style-name="ce17" table:formula="of:=[.E229]/[.D2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2</text:p>
          </table:table-cell>
          <table:table-cell table:style-name="ce8" office:value-type="currency" office:currency="USD" office:value="280" calcext:value-type="currency">
            <text:p>$280.00</text:p>
          </table:table-cell>
          <table:table-cell table:style-name="ce64"/>
          <table:table-cell table:style-name="ce64" table:formula="of:=[.C230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0]-[.B230]" office:value-type="currency" office:currency="USD" office:value="-280" calcext:value-type="currency">
            <text:p>-$280.00</text:p>
          </table:table-cell>
          <table:table-cell table:style-name="ce17" table:formula="of:=[.E230]/[.D23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4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64"/>
          <table:table-cell table:style-name="ce64" table:formula="of:=[.C231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1]-[.B231]" office:value-type="currency" office:currency="USD" office:value="-290" calcext:value-type="currency">
            <text:p>-$290.00</text:p>
          </table:table-cell>
          <table:table-cell table:style-name="ce17" table:formula="of:=[.E231]/[.D2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6</text:p>
          </table:table-cell>
          <table:table-cell table:style-name="ce8" office:value-type="currency" office:currency="USD" office:value="330" calcext:value-type="currency">
            <text:p>$330.00</text:p>
          </table:table-cell>
          <table:table-cell table:style-name="ce64"/>
          <table:table-cell table:style-name="ce64" table:formula="of:=[.C23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2]-[.B232]" office:value-type="currency" office:currency="USD" office:value="-330" calcext:value-type="currency">
            <text:p>-$330.00</text:p>
          </table:table-cell>
          <table:table-cell table:style-name="ce17" table:formula="of:=[.E232]/[.D23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18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64"/>
          <table:table-cell table:style-name="ce64" table:formula="of:=[.C23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3]-[.B233]" office:value-type="currency" office:currency="USD" office:value="-360" calcext:value-type="currency">
            <text:p>-$360.00</text:p>
          </table:table-cell>
          <table:table-cell table:style-name="ce17" table:formula="of:=[.E233]/[.D2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39-20</text:p>
          </table:table-cell>
          <table:table-cell table:style-name="ce8" office:value-type="currency" office:currency="USD" office:value="385" calcext:value-type="currency">
            <text:p>$385.00</text:p>
          </table:table-cell>
          <table:table-cell table:style-name="ce64"/>
          <table:table-cell table:style-name="ce64" table:formula="of:=[.C234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4]-[.B234]" office:value-type="currency" office:currency="USD" office:value="-385" calcext:value-type="currency">
            <text:p>-$385.00</text:p>
          </table:table-cell>
          <table:table-cell table:style-name="ce17" table:formula="of:=[.E234]/[.D23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340 Bulk Container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340</text:p>
          </table:table-cell>
          <table:table-cell table:style-name="ce8" office:value-type="currency" office:currency="USD" office:value="435" calcext:value-type="currency">
            <text:p>$435.00</text:p>
          </table:table-cell>
          <table:table-cell table:style-name="ce64"/>
          <table:table-cell table:style-name="ce64" table:formula="of:=[.C238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38]-[.B238]" office:value-type="currency" office:currency="USD" office:value="-435" calcext:value-type="currency">
            <text:p>-$435.00</text:p>
          </table:table-cell>
          <table:table-cell table:style-name="ce17" table:formula="of:=[.E238]/[.D2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P-405 One-Yard Til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-405-H</text:p>
          </table:table-cell>
          <table:table-cell table:style-name="ce8" office:value-type="currency" office:currency="USD" office:value="525" calcext:value-type="currency">
            <text:p>$525.00</text:p>
          </table:table-cell>
          <table:table-cell table:style-name="ce64"/>
          <table:table-cell table:style-name="ce64" table:formula="of:=[.C242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2]-[.B242]" office:value-type="currency" office:currency="USD" office:value="-525" calcext:value-type="currency">
            <text:p>-$525.00</text:p>
          </table:table-cell>
          <table:table-cell table:style-name="ce17" table:formula="of:=[.E242]/[.D24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P-405-XH</text:p>
          </table:table-cell>
          <table:table-cell table:style-name="ce8" office:value-type="currency" office:currency="USD" office:value="630" calcext:value-type="currency">
            <text:p>$630.00</text:p>
          </table:table-cell>
          <table:table-cell table:style-name="ce64"/>
          <table:table-cell table:style-name="ce64" table:formula="of:=[.C243]*0.6" office:value-type="currency" office:currency="USD" office:value="0" calcext:value-type="currency">
            <text:p>$0.00</text:p>
          </table:table-cell>
          <table:table-cell table:style-name="ce64"/>
          <table:table-cell table:style-name="ce64" table:formula="of:=[.E243]-[.B243]" office:value-type="currency" office:currency="USD" office:value="-630" calcext:value-type="currency">
            <text:p>-$630.00</text:p>
          </table:table-cell>
          <table:table-cell table:style-name="ce17" table:formula="of:=[.E243]/[.D2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32GM Canvas Basket Trucks</text:p>
          </table:table-cell>
          <table:table-cell table:number-columns-repeated="2"/>
          <table:table-cell table:style-name="ce64"/>
          <table:table-cell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32GM-CANVAS</text:p>
          </table:table-cell>
          <table:table-cell table:style-name="ce8" office:value-type="string" calcext:value-type="string">
            <text:p>Per Application</text:p>
          </table:table-cell>
          <table:table-cell table:style-name="ce106"/>
          <table:table-cell table:style-name="ce64" table:formula="of:=[.C247]*0.6" office:value-type="currency" office:currency="USD" office:value="0" calcext:value-type="currency">
            <text:p>$0.00</text:p>
          </table:table-cell>
          <table:table-cell table:style-name="ce106"/>
          <table:table-cell table:style-name="ce64" table:formula="of:=[.E247]-[.B247]" office:value-type="string" office:string-value="" calcext:value-type="error">
            <text:p>#VALUE!</text:p>
          </table:table-cell>
          <table:table-cell table:style-name="ce17" table:formula="of:=[.E247]/[.D247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3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87 individual models</text:p>
          </table:table-cell>
          <table:table-cell table:number-columns-repeated="7"/>
        </table:table-row>
        <table:table-row table:style-name="ro2" table:number-rows-repeated="104832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15" table:style-name="ta1">
        <table:table-column table:style-name="co20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4" table:default-cell-style-name="ce17"/>
        <table:table-column table:style-name="co21" table:number-columns-repeated="3" table:default-cell-style-name="ce17"/>
        <table:table-row table:style-name="ro25">
          <table:table-cell table:style-name="ce1" office:value-type="string" calcext:value-type="string">
            <text:p>Morse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14 Round Drum Dolly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currency" office:currency="USD" office:value="97" calcext:value-type="currency">
            <text:p>$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30</text:p>
          </table:table-cell>
          <table:table-cell office:value-type="currency" office:currency="USD" office:value="95" calcext:value-type="currency">
            <text:p>$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SS</text:p>
          </table:table-cell>
          <table:table-cell office:value-type="currency" office:currency="USD" office:value="216" calcext:value-type="currency">
            <text:p>$2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30SS</text:p>
          </table:table-cell>
          <table:table-cell office:value-type="currency" office:currency="USD" office:value="217" calcext:value-type="currency">
            <text:p>$2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-SSC</text:p>
          </table:table-cell>
          <table:table-cell office:value-type="currency" office:currency="USD" office:value="332" calcext:value-type="currency">
            <text:p>$33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M</text:p>
          </table:table-cell>
          <table:table-cell office:value-type="currency" office:currency="USD" office:value="745" calcext:value-type="currency">
            <text:p>$7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34 Square Drum Doll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4-5</text:p>
          </table:table-cell>
          <table:table-cell office:value-type="currency" office:currency="USD" office:value="78" calcext:value-type="currency">
            <text:p>$78.00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currency" office:currency="USD" office:value="110" calcext:value-type="currency">
            <text:p>$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30</text:p>
          </table:table-cell>
          <table:table-cell office:value-type="currency" office:currency="USD" office:value="88" calcext:value-type="currency">
            <text:p>$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5SS</text:p>
          </table:table-cell>
          <table:table-cell office:value-type="currency" office:currency="USD" office:value="143" calcext:value-type="currency">
            <text:p>$1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SS</text:p>
          </table:table-cell>
          <table:table-cell office:value-type="currency" office:currency="USD" office:value="239" calcext:value-type="currency">
            <text:p>$2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4-30SS</text:p>
          </table:table-cell>
          <table:table-cell office:value-type="currency" office:currency="USD" office:value="235" calcext:value-type="currency">
            <text:p>$2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Duty Forklift-Karrier - 8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</text:p>
          </table:table-cell>
          <table:table-cell office:value-type="currency" office:currency="USD" office:value="760" calcext:value-type="currency">
            <text:p>$7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G</text:p>
          </table:table-cell>
          <table:table-cell office:value-type="currency" office:currency="USD" office:value="960" calcext:value-type="currency">
            <text:p>$9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S-OC</text:p>
          </table:table-cell>
          <table:table-cell office:value-type="currency" office:currency="USD" office:value="1290" calcext:value-type="currency">
            <text:p>$1,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AM</text:p>
          </table:table-cell>
          <table:table-cell office:value-type="currency" office:currency="USD" office:value="1598" calcext:value-type="currency">
            <text:p>$1,5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-Duty Forklift-Karrier - 15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-HD</text:p>
          </table:table-cell>
          <table:table-cell office:value-type="currency" office:currency="USD" office:value="795" calcext:value-type="currency">
            <text:p>$7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AM-HD</text:p>
          </table:table-cell>
          <table:table-cell office:value-type="currency" office:currency="USD" office:value="1719" calcext:value-type="currency">
            <text:p>$1,7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G-HD</text:p>
          </table:table-cell>
          <table:table-cell office:value-type="currency" office:currency="USD" office:value="1025" calcext:value-type="currency">
            <text:p>$1,0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Extra Heavy-Duty and Super Duty Forklift-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-GR</text:p>
          </table:table-cell>
          <table:table-cell office:value-type="currency" office:currency="USD" office:value="1969" calcext:value-type="currency">
            <text:p>$1,9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XGR</text:p>
          </table:table-cell>
          <table:table-cell office:value-type="currency" office:currency="USD" office:value="2365" calcext:value-type="currency">
            <text:p>$2,3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XMGR</text:p>
          </table:table-cell>
          <table:table-cell office:value-type="currency" office:currency="USD" office:value="3789" calcext:value-type="currency">
            <text:p>$3,7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Forklift-Karrier with Battery Power Til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5A-BP</text:p>
          </table:table-cell>
          <table:table-cell office:value-type="currency" office:currency="USD" office:value="2990" calcext:value-type="currency">
            <text:p>$2,9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5XBP</text:p>
          </table:table-cell>
          <table:table-cell office:value-type="currency" office:currency="USD" office:value="4389" calcext:value-type="currency">
            <text:p>$4,3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288-1 MORSpeed Forklift Attachments - One Dru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8-1</text:p>
          </table:table-cell>
          <table:table-cell office:value-type="currency" office:currency="USD" office:value="1279" calcext:value-type="currency">
            <text:p>$1,2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8-1-2H</text:p>
          </table:table-cell>
          <table:table-cell office:value-type="currency" office:currency="USD" office:value="1998" calcext:value-type="currency">
            <text:p>$1,9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8-0</text:p>
          </table:table-cell>
          <table:table-cell office:value-type="currency" office:currency="USD" office:value="459" calcext:value-type="currency">
            <text:p>$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23-P</text:p>
          </table:table-cell>
          <table:table-cell office:value-type="currency" office:currency="USD" office:value="131" calcext:value-type="currency">
            <text:p>$1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288-2 MORSpeed Forklift Attachments - Two Dru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8-2</text:p>
          </table:table-cell>
          <table:table-cell office:value-type="currency" office:currency="USD" office:value="2212" calcext:value-type="currency">
            <text:p>$2,2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8-2-2H</text:p>
          </table:table-cell>
          <table:table-cell office:value-type="currency" office:currency="USD" office:value="3689" calcext:value-type="currency">
            <text:p>$3,6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287 Carriage-Mount Drum Hand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currency" office:currency="USD" office:value="979" calcext:value-type="currency">
            <text:p>$9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7-2H</text:p>
          </table:table-cell>
          <table:table-cell office:value-type="currency" office:currency="USD" office:value="1742" calcext:value-type="currency">
            <text:p>$1,7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7M</text:p>
          </table:table-cell>
          <table:table-cell office:value-type="currency" office:currency="USD" office:value="3027" calcext:value-type="currency">
            <text:p>$3,0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Fork Hoo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Drum 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5A</text:p>
          </table:table-cell>
          <table:table-cell office:value-type="currency" office:currency="USD" office:value="209" calcext:value-type="currency">
            <text:p>$2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C</text:p>
          </table:table-cell>
          <table:table-cell office:value-type="currency" office:currency="USD" office:value="269" calcext:value-type="currency">
            <text:p>$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i</text:p>
          </table:table-cell>
          <table:table-cell office:value-type="currency" office:currency="USD" office:value="284" calcext:value-type="currency">
            <text:p>$2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G</text:p>
          </table:table-cell>
          <table:table-cell office:value-type="currency" office:currency="USD" office:value="398" calcext:value-type="currency">
            <text:p>$3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AM</text:p>
          </table:table-cell>
          <table:table-cell office:value-type="currency" office:currency="USD" office:value="872" calcext:value-type="currency">
            <text:p>$8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5i-SS</text:p>
          </table:table-cell>
          <table:table-cell office:value-type="currency" office:currency="USD" office:value="1129" calcext:value-type="currency">
            <text:p>$1,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Verti-Karrier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currency" office:currency="USD" office:value="249" calcext:value-type="currency">
            <text:p>$2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-30</text:p>
          </table:table-cell>
          <table:table-cell office:value-type="currency" office:currency="USD" office:value="269" calcext:value-type="currency">
            <text:p>$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-85</text:p>
          </table:table-cell>
          <table:table-cell office:value-type="currency" office:currency="USD" office:value="349" calcext:value-type="currency">
            <text:p>$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-SS</text:p>
          </table:table-cell>
          <table:table-cell office:value-type="currency" office:currency="USD" office:value="716" calcext:value-type="currency">
            <text:p>$7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M</text:p>
          </table:table-cell>
          <table:table-cell office:value-type="currency" office:currency="USD" office:value="758" calcext:value-type="currency">
            <text:p>$7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0S-HD</text:p>
          </table:table-cell>
          <table:table-cell office:value-type="currency" office:currency="USD" office:value="1410" calcext:value-type="currency">
            <text:p>$1,4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91 Drum Lif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currency" office:currency="USD" office:value="127" calcext:value-type="currency">
            <text:p>$1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rum Lifting Hoo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currency" office:currency="USD" office:value="68" calcext:value-type="currency">
            <text:p>$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M</text:p>
          </table:table-cell>
          <table:table-cell office:value-type="currency" office:currency="USD" office:value="139" calcext:value-type="currency">
            <text:p>$1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eavy-Duty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currency" office:currency="USD" office:value="290" calcext:value-type="currency">
            <text:p>$2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-G</text:p>
          </table:table-cell>
          <table:table-cell office:value-type="currency" office:currency="USD" office:value="329" calcext:value-type="currency">
            <text:p>$3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eries 86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currency" office:currency="USD" office:value="323" calcext:value-type="currency">
            <text:p>$32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-SS</text:p>
          </table:table-cell>
          <table:table-cell office:value-type="currency" office:currency="USD" office:value="1759" calcext:value-type="currency">
            <text:p>$1,7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cale-Equipped Vertical-Lift Drum Pour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15M-T-114</text:p>
          </table:table-cell>
          <table:table-cell office:value-type="currency" office:currency="USD" office:value="12799" calcext:value-type="currency">
            <text:p>$12,7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M-T-124</text:p>
          </table:table-cell>
          <table:table-cell office:value-type="currency" office:currency="USD" office:value="10419" calcext:value-type="currency">
            <text:p>$10,4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</text:p>
          </table:table-cell>
          <table:table-cell office:value-type="currency" office:currency="USD" office:value="12425" calcext:value-type="currency">
            <text:p>$12,4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10</text:p>
          </table:table-cell>
          <table:table-cell office:value-type="currency" office:currency="USD" office:value="12425" calcext:value-type="currency">
            <text:p>$12,4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14</text:p>
          </table:table-cell>
          <table:table-cell office:value-type="currency" office:currency="USD" office:value="12270" calcext:value-type="currency">
            <text:p>$12,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15</text:p>
          </table:table-cell>
          <table:table-cell office:value-type="currency" office:currency="USD" office:value="12259" calcext:value-type="currency">
            <text:p>$12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20</text:p>
          </table:table-cell>
          <table:table-cell office:value-type="currency" office:currency="USD" office:value="11259" calcext:value-type="currency">
            <text:p>$11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24</text:p>
          </table:table-cell>
          <table:table-cell office:value-type="currency" office:currency="USD" office:value="10419" calcext:value-type="currency">
            <text:p>$10,4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N-125</text:p>
          </table:table-cell>
          <table:table-cell office:value-type="currency" office:currency="USD" office:value="12270" calcext:value-type="currency">
            <text:p>$12,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T</text:p>
          </table:table-cell>
          <table:table-cell office:value-type="currency" office:currency="USD" office:value="12088" calcext:value-type="currency">
            <text:p>$12,0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T-114</text:p>
          </table:table-cell>
          <table:table-cell office:value-type="currency" office:currency="USD" office:value="13970" calcext:value-type="currency">
            <text:p>$13,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-T-124</text:p>
          </table:table-cell>
          <table:table-cell office:value-type="currency" office:currency="USD" office:value="13890" calcext:value-type="currency">
            <text:p>$13,8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M-T-114</text:p>
          </table:table-cell>
          <table:table-cell office:value-type="currency" office:currency="USD" office:value="15899" calcext:value-type="currency">
            <text:p>$15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M-T-124</text:p>
          </table:table-cell>
          <table:table-cell office:value-type="currency" office:currency="USD" office:value="13619" calcext:value-type="currency">
            <text:p>$13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</text:p>
          </table:table-cell>
          <table:table-cell office:value-type="currency" office:currency="USD" office:value="11559" calcext:value-type="currency">
            <text:p>$11,5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0</text:p>
          </table:table-cell>
          <table:table-cell office:value-type="currency" office:currency="USD" office:value="13390" calcext:value-type="currency">
            <text:p>$13,3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4</text:p>
          </table:table-cell>
          <table:table-cell office:value-type="currency" office:currency="USD" office:value="13419" calcext:value-type="currency">
            <text:p>$13,4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5</text:p>
          </table:table-cell>
          <table:table-cell office:value-type="currency" office:currency="USD" office:value="13405" calcext:value-type="currency">
            <text:p>$13,4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0</text:p>
          </table:table-cell>
          <table:table-cell office:value-type="currency" office:currency="USD" office:value="12429" calcext:value-type="currency">
            <text:p>$12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4</text:p>
          </table:table-cell>
          <table:table-cell office:value-type="currency" office:currency="USD" office:value="12470" calcext:value-type="currency">
            <text:p>$12,4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5</text:p>
          </table:table-cell>
          <table:table-cell office:value-type="currency" office:currency="USD" office:value="13458" calcext:value-type="currency">
            <text:p>$13,4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27</text:p>
          </table:table-cell>
          <table:table-cell office:value-type="currency" office:currency="USD" office:value="12749" calcext:value-type="currency">
            <text:p>$12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T</text:p>
          </table:table-cell>
          <table:table-cell office:value-type="currency" office:currency="USD" office:value="12839" calcext:value-type="currency">
            <text:p>$12,8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T-114</text:p>
          </table:table-cell>
          <table:table-cell office:value-type="currency" office:currency="USD" office:value="14625" calcext:value-type="currency">
            <text:p>$14,6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T-124</text:p>
          </table:table-cell>
          <table:table-cell office:value-type="currency" office:currency="USD" office:value="12829" calcext:value-type="currency">
            <text:p>$12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</text:p>
          </table:table-cell>
          <table:table-cell office:value-type="currency" office:currency="USD" office:value="27699" calcext:value-type="currency">
            <text:p>$27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10</text:p>
          </table:table-cell>
          <table:table-cell office:value-type="currency" office:currency="USD" office:value="30938" calcext:value-type="currency">
            <text:p>$30,9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14</text:p>
          </table:table-cell>
          <table:table-cell office:value-type="currency" office:currency="USD" office:value="30929" calcext:value-type="currency">
            <text:p>$30,9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15</text:p>
          </table:table-cell>
          <table:table-cell office:value-type="currency" office:currency="USD" office:value="30459" calcext:value-type="currency">
            <text:p>$30,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20</text:p>
          </table:table-cell>
          <table:table-cell office:value-type="currency" office:currency="USD" office:value="29950" calcext:value-type="currency">
            <text:p>$29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24</text:p>
          </table:table-cell>
          <table:table-cell office:value-type="currency" office:currency="USD" office:value="29950" calcext:value-type="currency">
            <text:p>$29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N-125</text:p>
          </table:table-cell>
          <table:table-cell office:value-type="currency" office:currency="USD" office:value="29972" calcext:value-type="currency">
            <text:p>$29,9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T</text:p>
          </table:table-cell>
          <table:table-cell office:value-type="currency" office:currency="USD" office:value="29999" calcext:value-type="currency">
            <text:p>$29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T-114</text:p>
          </table:table-cell>
          <table:table-cell office:value-type="currency" office:currency="USD" office:value="32836" calcext:value-type="currency">
            <text:p>$32,8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SS-T-124</text:p>
          </table:table-cell>
          <table:table-cell office:value-type="currency" office:currency="USD" office:value="31899" calcext:value-type="currency">
            <text:p>$31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ydra-Lift Drum 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00A-60</text:p>
          </table:table-cell>
          <table:table-cell office:value-type="currency" office:currency="USD" office:value="1619" calcext:value-type="currency">
            <text:p>$1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0</text:p>
          </table:table-cell>
          <table:table-cell office:value-type="currency" office:currency="USD" office:value="3239" calcext:value-type="currency">
            <text:p>$3,2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1</text:p>
          </table:table-cell>
          <table:table-cell office:value-type="currency" office:currency="USD" office:value="3739" calcext:value-type="currency">
            <text:p>$3,7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2</text:p>
          </table:table-cell>
          <table:table-cell office:value-type="currency" office:currency="USD" office:value="3715" calcext:value-type="currency">
            <text:p>$3,7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3</text:p>
          </table:table-cell>
          <table:table-cell office:value-type="currency" office:currency="USD" office:value="3477" calcext:value-type="currency">
            <text:p>$3,4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4</text:p>
          </table:table-cell>
          <table:table-cell office:value-type="currency" office:currency="USD" office:value="3278" calcext:value-type="currency">
            <text:p>$3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5</text:p>
          </table:table-cell>
          <table:table-cell office:value-type="currency" office:currency="USD" office:value="3259" calcext:value-type="currency">
            <text:p>$3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17</text:p>
          </table:table-cell>
          <table:table-cell office:value-type="currency" office:currency="USD" office:value="3588" calcext:value-type="currency">
            <text:p>$3,5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0</text:p>
          </table:table-cell>
          <table:table-cell office:value-type="currency" office:currency="USD" office:value="2319" calcext:value-type="currency">
            <text:p>$2,3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1</text:p>
          </table:table-cell>
          <table:table-cell office:value-type="currency" office:currency="USD" office:value="2889" calcext:value-type="currency">
            <text:p>$2,8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2</text:p>
          </table:table-cell>
          <table:table-cell office:value-type="currency" office:currency="USD" office:value="2849" calcext:value-type="currency">
            <text:p>$2,8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3</text:p>
          </table:table-cell>
          <table:table-cell office:value-type="currency" office:currency="USD" office:value="2479" calcext:value-type="currency">
            <text:p>$2,4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4</text:p>
          </table:table-cell>
          <table:table-cell office:value-type="currency" office:currency="USD" office:value="2383" calcext:value-type="currency">
            <text:p>$2,38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5</text:p>
          </table:table-cell>
          <table:table-cell office:value-type="currency" office:currency="USD" office:value="2365" calcext:value-type="currency">
            <text:p>$2,3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60-127</text:p>
          </table:table-cell>
          <table:table-cell office:value-type="currency" office:currency="USD" office:value="2743" calcext:value-type="currency">
            <text:p>$2,7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</text:p>
          </table:table-cell>
          <table:table-cell office:value-type="currency" office:currency="USD" office:value="1690" calcext:value-type="currency">
            <text:p>$1,6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0</text:p>
          </table:table-cell>
          <table:table-cell office:value-type="currency" office:currency="USD" office:value="3269" calcext:value-type="currency">
            <text:p>$3,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1</text:p>
          </table:table-cell>
          <table:table-cell office:value-type="currency" office:currency="USD" office:value="3729" calcext:value-type="currency">
            <text:p>$3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2</text:p>
          </table:table-cell>
          <table:table-cell office:value-type="currency" office:currency="USD" office:value="3715" calcext:value-type="currency">
            <text:p>$3,7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3</text:p>
          </table:table-cell>
          <table:table-cell office:value-type="currency" office:currency="USD" office:value="3569" calcext:value-type="currency">
            <text:p>$3,5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4</text:p>
          </table:table-cell>
          <table:table-cell office:value-type="currency" office:currency="USD" office:value="3289" calcext:value-type="currency">
            <text:p>$3,2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5</text:p>
          </table:table-cell>
          <table:table-cell office:value-type="currency" office:currency="USD" office:value="3269" calcext:value-type="currency">
            <text:p>$3,2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17</text:p>
          </table:table-cell>
          <table:table-cell office:value-type="currency" office:currency="USD" office:value="3699" calcext:value-type="currency">
            <text:p>$3,6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0</text:p>
          </table:table-cell>
          <table:table-cell office:value-type="currency" office:currency="USD" office:value="2379" calcext:value-type="currency">
            <text:p>$2,3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1</text:p>
          </table:table-cell>
          <table:table-cell office:value-type="currency" office:currency="USD" office:value="3289" calcext:value-type="currency">
            <text:p>$3,2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2</text:p>
          </table:table-cell>
          <table:table-cell office:value-type="currency" office:currency="USD" office:value="3655" calcext:value-type="currency">
            <text:p>$3,6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3</text:p>
          </table:table-cell>
          <table:table-cell office:value-type="currency" office:currency="USD" office:value="3190" calcext:value-type="currency">
            <text:p>$3,1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4</text:p>
          </table:table-cell>
          <table:table-cell office:value-type="currency" office:currency="USD" office:value="2477" calcext:value-type="currency">
            <text:p>$2,4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5</text:p>
          </table:table-cell>
          <table:table-cell office:value-type="currency" office:currency="USD" office:value="2458" calcext:value-type="currency">
            <text:p>$2,45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-127</text:p>
          </table:table-cell>
          <table:table-cell office:value-type="currency" office:currency="USD" office:value="2752" calcext:value-type="currency">
            <text:p>$2,75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</text:p>
          </table:table-cell>
          <table:table-cell office:value-type="currency" office:currency="USD" office:value="1819" calcext:value-type="currency">
            <text:p>$1,8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0</text:p>
          </table:table-cell>
          <table:table-cell office:value-type="currency" office:currency="USD" office:value="3253" calcext:value-type="currency">
            <text:p>$3,2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1</text:p>
          </table:table-cell>
          <table:table-cell office:value-type="currency" office:currency="USD" office:value="3899" calcext:value-type="currency">
            <text:p>$3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2</text:p>
          </table:table-cell>
          <table:table-cell office:value-type="currency" office:currency="USD" office:value="3884" calcext:value-type="currency">
            <text:p>$3,8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3</text:p>
          </table:table-cell>
          <table:table-cell office:value-type="currency" office:currency="USD" office:value="3749" calcext:value-type="currency">
            <text:p>$3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4</text:p>
          </table:table-cell>
          <table:table-cell office:value-type="currency" office:currency="USD" office:value="3459" calcext:value-type="currency">
            <text:p>$3,4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5</text:p>
          </table:table-cell>
          <table:table-cell office:value-type="currency" office:currency="USD" office:value="3429" calcext:value-type="currency">
            <text:p>$3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17</text:p>
          </table:table-cell>
          <table:table-cell office:value-type="currency" office:currency="USD" office:value="3864" calcext:value-type="currency">
            <text:p>$3,8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0</text:p>
          </table:table-cell>
          <table:table-cell office:value-type="currency" office:currency="USD" office:value="2535" calcext:value-type="currency">
            <text:p>$2,5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1</text:p>
          </table:table-cell>
          <table:table-cell office:value-type="currency" office:currency="USD" office:value="3450" calcext:value-type="currency">
            <text:p>$3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2</text:p>
          </table:table-cell>
          <table:table-cell office:value-type="currency" office:currency="USD" office:value="3750" calcext:value-type="currency">
            <text:p>$3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3</text:p>
          </table:table-cell>
          <table:table-cell office:value-type="currency" office:currency="USD" office:value="2939" calcext:value-type="currency">
            <text:p>$2,9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4</text:p>
          </table:table-cell>
          <table:table-cell office:value-type="currency" office:currency="USD" office:value="2831" calcext:value-type="currency">
            <text:p>$2,8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5</text:p>
          </table:table-cell>
          <table:table-cell office:value-type="currency" office:currency="USD" office:value="2599" calcext:value-type="currency">
            <text:p>$2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-127</text:p>
          </table:table-cell>
          <table:table-cell office:value-type="currency" office:currency="USD" office:value="2915" calcext:value-type="currency">
            <text:p>$2,9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</text:p>
          </table:table-cell>
          <table:table-cell office:value-type="currency" office:currency="USD" office:value="3088" calcext:value-type="currency">
            <text:p>$3,0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11</text:p>
          </table:table-cell>
          <table:table-cell office:value-type="currency" office:currency="USD" office:value="5299" calcext:value-type="currency">
            <text:p>$5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12</text:p>
          </table:table-cell>
          <table:table-cell office:value-type="currency" office:currency="USD" office:value="5278" calcext:value-type="currency">
            <text:p>$5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14</text:p>
          </table:table-cell>
          <table:table-cell office:value-type="currency" office:currency="USD" office:value="4750" calcext:value-type="currency">
            <text:p>$4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21</text:p>
          </table:table-cell>
          <table:table-cell office:value-type="currency" office:currency="USD" office:value="4278" calcext:value-type="currency">
            <text:p>$4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22</text:p>
          </table:table-cell>
          <table:table-cell office:value-type="currency" office:currency="USD" office:value="4033" calcext:value-type="currency">
            <text:p>$4,0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60-124</text:p>
          </table:table-cell>
          <table:table-cell office:value-type="currency" office:currency="USD" office:value="4027" calcext:value-type="currency">
            <text:p>$4,0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</text:p>
          </table:table-cell>
          <table:table-cell office:value-type="currency" office:currency="USD" office:value="3099" calcext:value-type="currency">
            <text:p>$3,0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11</text:p>
          </table:table-cell>
          <table:table-cell office:value-type="currency" office:currency="USD" office:value="5399" calcext:value-type="currency">
            <text:p>$5,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12</text:p>
          </table:table-cell>
          <table:table-cell office:value-type="currency" office:currency="USD" office:value="5599" calcext:value-type="currency">
            <text:p>$5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14</text:p>
          </table:table-cell>
          <table:table-cell office:value-type="currency" office:currency="USD" office:value="4749" calcext:value-type="currency">
            <text:p>$4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21</text:p>
          </table:table-cell>
          <table:table-cell office:value-type="currency" office:currency="USD" office:value="4720" calcext:value-type="currency">
            <text:p>$4,7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22</text:p>
          </table:table-cell>
          <table:table-cell office:value-type="currency" office:currency="USD" office:value="4977" calcext:value-type="currency">
            <text:p>$4,9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72-124</text:p>
          </table:table-cell>
          <table:table-cell office:value-type="currency" office:currency="USD" office:value="4149" calcext:value-type="currency">
            <text:p>$4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</text:p>
          </table:table-cell>
          <table:table-cell office:value-type="currency" office:currency="USD" office:value="3413" calcext:value-type="currency">
            <text:p>$3,4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11</text:p>
          </table:table-cell>
          <table:table-cell office:value-type="currency" office:currency="USD" office:value="5331" calcext:value-type="currency">
            <text:p>$5,3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12</text:p>
          </table:table-cell>
          <table:table-cell office:value-type="currency" office:currency="USD" office:value="5639" calcext:value-type="currency">
            <text:p>$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14</text:p>
          </table:table-cell>
          <table:table-cell office:value-type="currency" office:currency="USD" office:value="4878" calcext:value-type="currency">
            <text:p>$4,8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21</text:p>
          </table:table-cell>
          <table:table-cell office:value-type="currency" office:currency="USD" office:value="4757" calcext:value-type="currency">
            <text:p>$4,7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22</text:p>
          </table:table-cell>
          <table:table-cell office:value-type="currency" office:currency="USD" office:value="4999" calcext:value-type="currency">
            <text:p>$4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M-96-124</text:p>
          </table:table-cell>
          <table:table-cell office:value-type="currency" office:currency="USD" office:value="4299" calcext:value-type="currency">
            <text:p>$4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</text:p>
          </table:table-cell>
          <table:table-cell office:value-type="currency" office:currency="USD" office:value="9527" calcext:value-type="currency">
            <text:p>$9,5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0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1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2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3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4</text:p>
          </table:table-cell>
          <table:table-cell office:value-type="currency" office:currency="USD" office:value="11867" calcext:value-type="currency">
            <text:p>$11,8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5</text:p>
          </table:table-cell>
          <table:table-cell office:value-type="currency" office:currency="USD" office:value="11685" calcext:value-type="currency">
            <text:p>$11,6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17</text:p>
          </table:table-cell>
          <table:table-cell office:value-type="currency" office:currency="USD" office:value="13042" calcext:value-type="currency">
            <text:p>$13,0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0</text:p>
          </table:table-cell>
          <table:table-cell office:value-type="currency" office:currency="USD" office:value="10987" calcext:value-type="currency">
            <text:p>$10,9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1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2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3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4</text:p>
          </table:table-cell>
          <table:table-cell office:value-type="currency" office:currency="USD" office:value="9999" calcext:value-type="currency">
            <text:p>$9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5</text:p>
          </table:table-cell>
          <table:table-cell office:value-type="currency" office:currency="USD" office:value="11027" calcext:value-type="currency">
            <text:p>$11,0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72SS-127</text:p>
          </table:table-cell>
          <table:table-cell office:value-type="currency" office:currency="USD" office:value="11882" calcext:value-type="currency">
            <text:p>$11,8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</text:p>
          </table:table-cell>
          <table:table-cell office:value-type="currency" office:currency="USD" office:value="11322" calcext:value-type="currency">
            <text:p>$11,3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0</text:p>
          </table:table-cell>
          <table:table-cell office:value-type="currency" office:currency="USD" office:value="12901" calcext:value-type="currency">
            <text:p>$12,9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1</text:p>
          </table:table-cell>
          <table:table-cell office:value-type="currency" office:currency="USD" office:value="14149" calcext:value-type="currency">
            <text:p>$14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2</text:p>
          </table:table-cell>
          <table:table-cell office:value-type="currency" office:currency="USD" office:value="14149" calcext:value-type="currency">
            <text:p>$14,1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3</text:p>
          </table:table-cell>
          <table:table-cell office:value-type="currency" office:currency="USD" office:value="13980" calcext:value-type="currency">
            <text:p>$13,9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4</text:p>
          </table:table-cell>
          <table:table-cell office:value-type="currency" office:currency="USD" office:value="12951" calcext:value-type="currency">
            <text:p>$12,9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5</text:p>
          </table:table-cell>
          <table:table-cell office:value-type="currency" office:currency="USD" office:value="12925" calcext:value-type="currency">
            <text:p>$12,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17</text:p>
          </table:table-cell>
          <table:table-cell office:value-type="currency" office:currency="USD" office:value="14109" calcext:value-type="currency">
            <text:p>$14,1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0</text:p>
          </table:table-cell>
          <table:table-cell office:value-type="currency" office:currency="USD" office:value="12062" calcext:value-type="currency">
            <text:p>$12,06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1</text:p>
          </table:table-cell>
          <table:table-cell office:value-type="currency" office:currency="USD" office:value="12987" calcext:value-type="currency">
            <text:p>$12,98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2</text:p>
          </table:table-cell>
          <table:table-cell office:value-type="currency" office:currency="USD" office:value="12970" calcext:value-type="currency">
            <text:p>$12,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3</text:p>
          </table:table-cell>
          <table:table-cell office:value-type="currency" office:currency="USD" office:value="11650" calcext:value-type="currency">
            <text:p>$11,6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4</text:p>
          </table:table-cell>
          <table:table-cell office:value-type="currency" office:currency="USD" office:value="11088" calcext:value-type="currency">
            <text:p>$11,0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5</text:p>
          </table:table-cell>
          <table:table-cell office:value-type="currency" office:currency="USD" office:value="12122" calcext:value-type="currency">
            <text:p>$12,1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A-96SS-127</text:p>
          </table:table-cell>
          <table:table-cell office:value-type="currency" office:currency="USD" office:value="11950" calcext:value-type="currency">
            <text:p>$11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Drum Spot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currency" office:currency="USD" office:value="860" calcext:value-type="currency">
            <text:p>$8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1M</text:p>
          </table:table-cell>
          <table:table-cell office:value-type="currency" office:currency="USD" office:value="1275" calcext:value-type="currency">
            <text:p>$1,2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1-SS</text:p>
          </table:table-cell>
          <table:table-cell office:value-type="currency" office:currency="USD" office:value="3150" calcext:value-type="currency">
            <text:p>$3,1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82A Series Drum Palletiz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A</text:p>
          </table:table-cell>
          <table:table-cell office:value-type="currency" office:currency="USD" office:value="2039" calcext:value-type="currency">
            <text:p>$2,0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0</text:p>
          </table:table-cell>
          <table:table-cell office:value-type="currency" office:currency="USD" office:value="2750" calcext:value-type="currency">
            <text:p>$2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4</text:p>
          </table:table-cell>
          <table:table-cell office:value-type="currency" office:currency="USD" office:value="2750" calcext:value-type="currency">
            <text:p>$2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5</text:p>
          </table:table-cell>
          <table:table-cell office:value-type="currency" office:currency="USD" office:value="2750" calcext:value-type="currency">
            <text:p>$2,7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127</text:p>
          </table:table-cell>
          <table:table-cell office:value-type="currency" office:currency="USD" office:value="3399" calcext:value-type="currency">
            <text:p>$3,3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M-GT</text:p>
          </table:table-cell>
          <table:table-cell office:value-type="currency" office:currency="USD" office:value="3450" calcext:value-type="currency">
            <text:p>$3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M-GT-124</text:p>
          </table:table-cell>
          <table:table-cell office:value-type="currency" office:currency="USD" office:value="3599" calcext:value-type="currency">
            <text:p>$3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</text:p>
          </table:table-cell>
          <table:table-cell office:value-type="currency" office:currency="USD" office:value="10450" calcext:value-type="currency">
            <text:p>$10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-120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-124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SS-125</text:p>
          </table:table-cell>
          <table:table-cell office:value-type="currency" office:currency="USD" office:value="11400" calcext:value-type="currency">
            <text:p>$11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82H Series Drum Palletiz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H</text:p>
          </table:table-cell>
          <table:table-cell office:value-type="currency" office:currency="USD" office:value="2048" calcext:value-type="currency">
            <text:p>$2,0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120</text:p>
          </table:table-cell>
          <table:table-cell office:value-type="currency" office:currency="USD" office:value="2779" calcext:value-type="currency">
            <text:p>$2,7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124</text:p>
          </table:table-cell>
          <table:table-cell office:value-type="currency" office:currency="USD" office:value="2779" calcext:value-type="currency">
            <text:p>$2,7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125</text:p>
          </table:table-cell>
          <table:table-cell office:value-type="currency" office:currency="USD" office:value="2779" calcext:value-type="currency">
            <text:p>$2,7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M</text:p>
          </table:table-cell>
          <table:table-cell office:value-type="currency" office:currency="USD" office:value="3212" calcext:value-type="currency">
            <text:p>$3,2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M-124</text:p>
          </table:table-cell>
          <table:table-cell office:value-type="currency" office:currency="USD" office:value="3335" calcext:value-type="currency">
            <text:p>$3,3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</text:p>
          </table:table-cell>
          <table:table-cell office:value-type="currency" office:currency="USD" office:value="10550" calcext:value-type="currency">
            <text:p>$10,5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-120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-124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H-SS-125</text:p>
          </table:table-cell>
          <table:table-cell office:value-type="currency" office:currency="USD" office:value="11300" calcext:value-type="currency">
            <text:p>$11,3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Omni-Lift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currency" office:currency="USD" office:value="2350" calcext:value-type="currency">
            <text:p>$2,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</text:p>
          </table:table-cell>
          <table:table-cell office:value-type="currency" office:currency="USD" office:value="4475" calcext:value-type="currency">
            <text:p>$4,4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0</text:p>
          </table:table-cell>
          <table:table-cell office:value-type="currency" office:currency="USD" office:value="3665" calcext:value-type="currency">
            <text:p>$3,6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1</text:p>
          </table:table-cell>
          <table:table-cell office:value-type="currency" office:currency="USD" office:value="4540" calcext:value-type="currency">
            <text:p>$4,5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2</text:p>
          </table:table-cell>
          <table:table-cell office:value-type="currency" office:currency="USD" office:value="4540" calcext:value-type="currency">
            <text:p>$4,5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3</text:p>
          </table:table-cell>
          <table:table-cell office:value-type="currency" office:currency="USD" office:value="3989" calcext:value-type="currency">
            <text:p>$3,9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4</text:p>
          </table:table-cell>
          <table:table-cell office:value-type="currency" office:currency="USD" office:value="3990" calcext:value-type="currency">
            <text:p>$3,9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5</text:p>
          </table:table-cell>
          <table:table-cell office:value-type="currency" office:currency="USD" office:value="3689" calcext:value-type="currency">
            <text:p>$3,6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17</text:p>
          </table:table-cell>
          <table:table-cell office:value-type="currency" office:currency="USD" office:value="3998" calcext:value-type="currency">
            <text:p>$3,9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0</text:p>
          </table:table-cell>
          <table:table-cell office:value-type="currency" office:currency="USD" office:value="2749" calcext:value-type="currency">
            <text:p>$2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1</text:p>
          </table:table-cell>
          <table:table-cell office:value-type="currency" office:currency="USD" office:value="4299" calcext:value-type="currency">
            <text:p>$4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2</text:p>
          </table:table-cell>
          <table:table-cell office:value-type="currency" office:currency="USD" office:value="3999" calcext:value-type="currency">
            <text:p>$3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3</text:p>
          </table:table-cell>
          <table:table-cell office:value-type="currency" office:currency="USD" office:value="3729" calcext:value-type="currency">
            <text:p>$3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4</text:p>
          </table:table-cell>
          <table:table-cell office:value-type="currency" office:currency="USD" office:value="2845" calcext:value-type="currency">
            <text:p>$2,8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5</text:p>
          </table:table-cell>
          <table:table-cell office:value-type="currency" office:currency="USD" office:value="2829" calcext:value-type="currency">
            <text:p>$2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-127</text:p>
          </table:table-cell>
          <table:table-cell office:value-type="currency" office:currency="USD" office:value="3112" calcext:value-type="currency">
            <text:p>$3,1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11</text:p>
          </table:table-cell>
          <table:table-cell office:value-type="currency" office:currency="USD" office:value="5852" calcext:value-type="currency">
            <text:p>$5,85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14</text:p>
          </table:table-cell>
          <table:table-cell office:value-type="currency" office:currency="USD" office:value="5599" calcext:value-type="currency">
            <text:p>$5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24</text:p>
          </table:table-cell>
          <table:table-cell office:value-type="currency" office:currency="USD" office:value="4429" calcext:value-type="currency">
            <text:p>$4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5M-121</text:p>
          </table:table-cell>
          <table:table-cell office:value-type="currency" office:currency="USD" office:value="5480" calcext:value-type="currency">
            <text:p>$5,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ingle-Stage MORStak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11-110</text:p>
          </table:table-cell>
          <table:table-cell office:value-type="currency" office:currency="USD" office:value="7190" calcext:value-type="currency">
            <text:p>$7,1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-114</text:p>
          </table:table-cell>
          <table:table-cell office:value-type="currency" office:currency="USD" office:value="10376" calcext:value-type="currency">
            <text:p>$10,3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-115</text:p>
          </table:table-cell>
          <table:table-cell office:value-type="currency" office:currency="USD" office:value="7761" calcext:value-type="currency">
            <text:p>$7,7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-117</text:p>
          </table:table-cell>
          <table:table-cell office:value-type="currency" office:currency="USD" office:value="7695" calcext:value-type="currency">
            <text:p>$7,6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1M-114</text:p>
          </table:table-cell>
          <table:table-cell office:value-type="currency" office:currency="USD" office:value="12999" calcext:value-type="currency">
            <text:p>$12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Morse</text:p>
          </table:table-cell>
          <table:table-cell office:value-type="currency" office:currency="USD" office:value="3626" calcext:value-type="currency">
            <text:p>$3,6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120</text:p>
          </table:table-cell>
          <table:table-cell office:value-type="currency" office:currency="USD" office:value="4389" calcext:value-type="currency">
            <text:p>$4,3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124</text:p>
          </table:table-cell>
          <table:table-cell office:value-type="currency" office:currency="USD" office:value="4501" calcext:value-type="currency">
            <text:p>$4,5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12-125</text:p>
          </table:table-cell>
          <table:table-cell office:value-type="currency" office:currency="USD" office:value="4501" calcext:value-type="currency">
            <text:p>$4,501.00</text:p>
          </table:table-cell>
          <table:table-cell table:number-columns-repeated="6"/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currency" office:currency="USD" office:value="4501" calcext:value-type="currency">
            <text:p>$4,5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2-120</text:p>
          </table:table-cell>
          <table:table-cell office:value-type="currency" office:currency="USD" office:value="5360" calcext:value-type="currency">
            <text:p>$5,3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2-124</text:p>
          </table:table-cell>
          <table:table-cell office:value-type="currency" office:currency="USD" office:value="5426" calcext:value-type="currency">
            <text:p>$5,42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2-125</text:p>
          </table:table-cell>
          <table:table-cell office:value-type="currency" office:currency="USD" office:value="5278" calcext:value-type="currency">
            <text:p>$5,2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Two-Stage MORStak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20-110</text:p>
          </table:table-cell>
          <table:table-cell office:value-type="currency" office:currency="USD" office:value="8129" calcext:value-type="currency">
            <text:p>$8,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-115</text:p>
          </table:table-cell>
          <table:table-cell office:value-type="currency" office:currency="USD" office:value="8129" calcext:value-type="currency">
            <text:p>$8,1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-117</text:p>
          </table:table-cell>
          <table:table-cell office:value-type="currency" office:currency="USD" office:value="8763" calcext:value-type="currency">
            <text:p>$8,76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-114</text:p>
          </table:table-cell>
          <table:table-cell office:value-type="currency" office:currency="USD" office:value="10680" calcext:value-type="currency">
            <text:p>$10,6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20M-114</text:p>
          </table:table-cell>
          <table:table-cell office:value-type="currency" office:currency="USD" office:value="13707" calcext:value-type="currency">
            <text:p>$13,7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Adjusto-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currency" office:currency="USD" office:value="1085" calcext:value-type="currency">
            <text:p>$1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6M</text:p>
          </table:table-cell>
          <table:table-cell office:value-type="currency" office:currency="USD" office:value="1729" calcext:value-type="currency">
            <text:p>$1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Standard Duty Kontrol-Karrier - 8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A</text:p>
          </table:table-cell>
          <table:table-cell office:value-type="currency" office:currency="USD" office:value="559" calcext:value-type="currency">
            <text:p>$5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G</text:p>
          </table:table-cell>
          <table:table-cell office:value-type="currency" office:currency="USD" office:value="759" calcext:value-type="currency">
            <text:p>$7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AM</text:p>
          </table:table-cell>
          <table:table-cell office:value-type="currency" office:currency="USD" office:value="1548" calcext:value-type="currency">
            <text:p>$1,5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Extra Heavy-Duty Kontrol-Karrier - 20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A-GR</text:p>
          </table:table-cell>
          <table:table-cell office:value-type="currency" office:currency="USD" office:value="1490" calcext:value-type="currency">
            <text:p>$1,4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ower-Tilt Kontrol-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95A-1-115</text:p>
          </table:table-cell>
          <table:table-cell office:value-type="currency" office:currency="USD" office:value="4649" calcext:value-type="currency">
            <text:p>$4,6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1-220-50</text:p>
          </table:table-cell>
          <table:table-cell office:value-type="currency" office:currency="USD" office:value="5580" calcext:value-type="currency">
            <text:p>$5,5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3-230</text:p>
          </table:table-cell>
          <table:table-cell office:value-type="currency" office:currency="USD" office:value="6549" calcext:value-type="currency">
            <text:p>$6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3-460</text:p>
          </table:table-cell>
          <table:table-cell office:value-type="currency" office:currency="USD" office:value="4749" calcext:value-type="currency">
            <text:p>$4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A-A</text:p>
          </table:table-cell>
          <table:table-cell office:value-type="currency" office:currency="USD" office:value="4120" calcext:value-type="currency">
            <text:p>$4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1-115</text:p>
          </table:table-cell>
          <table:table-cell office:value-type="currency" office:currency="USD" office:value="5240" calcext:value-type="currency">
            <text:p>$5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3-230</text:p>
          </table:table-cell>
          <table:table-cell office:value-type="currency" office:currency="USD" office:value="5240" calcext:value-type="currency">
            <text:p>$5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3-460</text:p>
          </table:table-cell>
          <table:table-cell office:value-type="currency" office:currency="USD" office:value="5240" calcext:value-type="currency">
            <text:p>$5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-A</text:p>
          </table:table-cell>
          <table:table-cell office:value-type="currency" office:currency="USD" office:value="4450" calcext:value-type="currency">
            <text:p>$4,4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5GM-A</text:p>
          </table:table-cell>
          <table:table-cell office:value-type="currency" office:currency="USD" office:value="5739" calcext:value-type="currency">
            <text:p>$5,7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Can Tipp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currency" office:currency="USD" office:value="66" calcext:value-type="currency">
            <text:p>$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-SS</text:p>
          </table:table-cell>
          <table:table-cell office:value-type="currency" office:currency="USD" office:value="162" calcext:value-type="currency">
            <text:p>$16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15</text:p>
          </table:table-cell>
          <table:table-cell office:value-type="currency" office:currency="USD" office:value="115" calcext:value-type="currency">
            <text:p>$1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40 Drum Cradle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currency" office:currency="USD" office:value="144" calcext:value-type="currency">
            <text:p>$1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-30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currency" office:currency="USD" office:value="49" calcext:value-type="currency">
            <text:p>$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36 Cradle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currency" office:currency="USD" office:value="178" calcext:value-type="currency">
            <text:p>$1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6-SS</text:p>
          </table:table-cell>
          <table:table-cell office:value-type="currency" office:currency="USD" office:value="643" calcext:value-type="currency">
            <text:p>$6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46 Drum Cradle Truck for 15-Gallon Drum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currency" office:currency="USD" office:value="92" calcext:value-type="currency">
            <text:p>$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Mobile-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0i</text:p>
          </table:table-cell>
          <table:table-cell office:value-type="currency" office:currency="USD" office:value="619" calcext:value-type="currency">
            <text:p>$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i-SS</text:p>
          </table:table-cell>
          <table:table-cell office:value-type="currency" office:currency="USD" office:value="2619" calcext:value-type="currency">
            <text:p>$2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A</text:p>
          </table:table-cell>
          <table:table-cell office:value-type="currency" office:currency="USD" office:value="525" calcext:value-type="currency">
            <text:p>$5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AM</text:p>
          </table:table-cell>
          <table:table-cell office:value-type="currency" office:currency="USD" office:value="1029" calcext:value-type="currency">
            <text:p>$1,0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APS</text:p>
          </table:table-cell>
          <table:table-cell office:value-type="currency" office:currency="USD" office:value="555" calcext:value-type="currency">
            <text:p>$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C</text:p>
          </table:table-cell>
          <table:table-cell office:value-type="currency" office:currency="USD" office:value="619" calcext:value-type="currency">
            <text:p>$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0G</text:p>
          </table:table-cell>
          <table:table-cell office:value-type="currency" office:currency="USD" office:value="744" calcext:value-type="currency">
            <text:p>$7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lasses Gate Drum Fauce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5-20</text:p>
          </table:table-cell>
          <table:table-cell office:value-type="currency" office:currency="USD" office:value="39.6" calcext:value-type="currency">
            <text:p>$39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75</text:p>
          </table:table-cell>
          <table:table-cell office:value-type="currency" office:currency="USD" office:value="42.6" calcext:value-type="currency">
            <text:p>$42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10</text:p>
          </table:table-cell>
          <table:table-cell office:value-type="currency" office:currency="USD" office:value="24.6" calcext:value-type="currency">
            <text:p>$24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15</text:p>
          </table:table-cell>
          <table:table-cell office:value-type="currency" office:currency="USD" office:value="44.6" calcext:value-type="currency">
            <text:p>$44.6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5-30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olyethylene Fauce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68-75</text:p>
          </table:table-cell>
          <table:table-cell office:value-type="currency" office:currency="USD" office:value="5" calcext:value-type="currency">
            <text:p>$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8-20</text:p>
          </table:table-cell>
          <table:table-cell office:value-type="currency" office:currency="USD" office:value="32.5" calcext:value-type="currency">
            <text:p>$32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59 MORplug Drum Bung Wrench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currency" office:currency="USD" office:value="24" calcext:value-type="currency">
            <text:p>$2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Rplug Spark Resistant Bronze Drum Wrench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9SRM</text:p>
          </table:table-cell>
          <table:table-cell office:value-type="currency" office:currency="USD" office:value="77.5" calcext:value-type="currency">
            <text:p>$77.5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9">
          <table:table-cell office:value-type="string" calcext:value-type="string">
            <text:p>Model 59SRZ MORplug Spark Resistant Z-A Alloy Drum Wrench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9SRZ</text:p>
          </table:table-cell>
          <table:table-cell office:value-type="currency" office:currency="USD" office:value="38.35" calcext:value-type="currency">
            <text:p>$38.3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32 Drum Upend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currency" office:currency="USD" office:value="57" calcext:value-type="currency">
            <text:p>$5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2M</text:p>
          </table:table-cell>
          <table:table-cell office:value-type="currency" office:currency="USD" office:value="202" calcext:value-type="currency">
            <text:p>$2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rum Hand Pump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currency" office:currency="USD" office:value="229" calcext:value-type="currency">
            <text:p>$2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-1AE</text:p>
          </table:table-cell>
          <table:table-cell office:value-type="currency" office:currency="USD" office:value="179" calcext:value-type="currency">
            <text:p>$1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-4AV</text:p>
          </table:table-cell>
          <table:table-cell office:value-type="currency" office:currency="USD" office:value="216" calcext:value-type="currency">
            <text:p>$21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-6BE</text:p>
          </table:table-cell>
          <table:table-cell office:value-type="currency" office:currency="USD" office:value="385" calcext:value-type="currency">
            <text:p>$3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-5BV</text:p>
          </table:table-cell>
          <table:table-cell office:value-type="currency" office:currency="USD" office:value="430" calcext:value-type="currency">
            <text:p>$4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Steel Drum Hea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710-55-115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55-230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30-115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30-230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15-115</text:p>
          </table:table-cell>
          <table:table-cell office:value-type="currency" office:currency="USD" office:value="210" calcext:value-type="currency">
            <text:p>$2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Non-Metallic Drum Heat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711-55-115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55-230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30-115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15-115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15-230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30-230</text:p>
          </table:table-cell>
          <table:table-cell office:value-type="currency" office:currency="USD" office:value="211" calcext:value-type="currency">
            <text:p>$2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5-Gallon Pail Hea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710-5-115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0-5-230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5-115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11-5-230</text:p>
          </table:table-cell>
          <table:table-cell office:value-type="currency" office:currency="USD" office:value="205" calcext:value-type="currency">
            <text:p>$2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125 No-Spill Dru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currency" office:currency="USD" office:value="177" calcext:value-type="currency">
            <text:p>$17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del 152 and 153 Drum Truc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currency" office:currency="USD" office:value="219" calcext:value-type="currency">
            <text:p>$2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2-MORSE</text:p>
          </table:table-cell>
          <table:table-cell office:value-type="currency" office:currency="USD" office:value="238" calcext:value-type="currency">
            <text:p>$23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155 Handstand Dru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currency" office:currency="USD" office:value="302" calcext:value-type="currency">
            <text:p>$30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eries 92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currency" office:currency="USD" office:value="207" calcext:value-type="currency">
            <text:p>$2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5</text:p>
          </table:table-cell>
          <table:table-cell office:value-type="currency" office:currency="USD" office:value="192" calcext:value-type="currency">
            <text:p>$1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30</text:p>
          </table:table-cell>
          <table:table-cell office:value-type="currency" office:currency="USD" office:value="196" calcext:value-type="currency">
            <text:p>$1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SS</text:p>
          </table:table-cell>
          <table:table-cell office:value-type="currency" office:currency="USD" office:value="372" calcext:value-type="currency">
            <text:p>$3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-30SS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2M</text:p>
          </table:table-cell>
          <table:table-cell office:value-type="currency" office:currency="USD" office:value="1350" calcext:value-type="currency">
            <text:p>$1,3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4-Wheel Drum Truck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currency" office:currency="USD" office:value="279" calcext:value-type="currency">
            <text:p>$2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-WP</text:p>
          </table:table-cell>
          <table:table-cell office:value-type="currency" office:currency="USD" office:value="449" calcext:value-type="currency">
            <text:p>$4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-SS</text:p>
          </table:table-cell>
          <table:table-cell office:value-type="currency" office:currency="USD" office:value="729" calcext:value-type="currency">
            <text:p>$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M</text:p>
          </table:table-cell>
          <table:table-cell office:value-type="currency" office:currency="USD" office:value="889" calcext:value-type="currency">
            <text:p>$8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0-WP-SS</text:p>
          </table:table-cell>
          <table:table-cell office:value-type="currency" office:currency="USD" office:value="939" calcext:value-type="currency">
            <text:p>$9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ingle Stationary Drum Rol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5154-3</text:p>
          </table:table-cell>
          <table:table-cell office:value-type="currency" office:currency="USD" office:value="2188" calcext:value-type="currency">
            <text:p>$2,1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1</text:p>
          </table:table-cell>
          <table:table-cell office:value-type="currency" office:currency="USD" office:value="2295" calcext:value-type="currency">
            <text:p>$2,2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1-50</text:p>
          </table:table-cell>
          <table:table-cell office:value-type="currency" office:currency="USD" office:value="2549" calcext:value-type="currency">
            <text:p>$2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3</text:p>
          </table:table-cell>
          <table:table-cell office:value-type="currency" office:currency="USD" office:value="2412" calcext:value-type="currency">
            <text:p>$2,4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3-50</text:p>
          </table:table-cell>
          <table:table-cell office:value-type="currency" office:currency="USD" office:value="2549" calcext:value-type="currency">
            <text:p>$2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E3-575</text:p>
          </table:table-cell>
          <table:table-cell office:value-type="currency" office:currency="USD" office:value="2259" calcext:value-type="currency">
            <text:p>$2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5154-A</text:p>
          </table:table-cell>
          <table:table-cell office:value-type="currency" office:currency="USD" office:value="2189" calcext:value-type="currency">
            <text:p>$2,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5-Gallon Can Tumb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305-1</text:p>
          </table:table-cell>
          <table:table-cell office:value-type="currency" office:currency="USD" office:value="1329" calcext:value-type="currency">
            <text:p>$1,3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1-50</text:p>
          </table:table-cell>
          <table:table-cell office:value-type="currency" office:currency="USD" office:value="1469" calcext:value-type="currency">
            <text:p>$1,4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1-230</text:p>
          </table:table-cell>
          <table:table-cell office:value-type="currency" office:currency="USD" office:value="1272" calcext:value-type="currency">
            <text:p>$1,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3</text:p>
          </table:table-cell>
          <table:table-cell office:value-type="currency" office:currency="USD" office:value="1295" calcext:value-type="currency">
            <text:p>$1,2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3-50</text:p>
          </table:table-cell>
          <table:table-cell office:value-type="currency" office:currency="USD" office:value="1418" calcext:value-type="currency">
            <text:p>$1,4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575</text:p>
          </table:table-cell>
          <table:table-cell office:value-type="currency" office:currency="USD" office:value="1418" calcext:value-type="currency">
            <text:p>$1,4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A</text:p>
          </table:table-cell>
          <table:table-cell office:value-type="currency" office:currency="USD" office:value="1595" calcext:value-type="currency">
            <text:p>$1,5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1</text:p>
          </table:table-cell>
          <table:table-cell office:value-type="currency" office:currency="USD" office:value="1455" calcext:value-type="currency">
            <text:p>$1,4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1-50</text:p>
          </table:table-cell>
          <table:table-cell office:value-type="currency" office:currency="USD" office:value="1839" calcext:value-type="currency">
            <text:p>$1,8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3</text:p>
          </table:table-cell>
          <table:table-cell office:value-type="currency" office:currency="USD" office:value="1498" calcext:value-type="currency">
            <text:p>$1,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3-50</text:p>
          </table:table-cell>
          <table:table-cell office:value-type="currency" office:currency="USD" office:value="1841" calcext:value-type="currency">
            <text:p>$1,84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-305-E575</text:p>
          </table:table-cell>
          <table:table-cell office:value-type="currency" office:currency="USD" office:value="1848" calcext:value-type="currency">
            <text:p>$1,8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1</text:p>
          </table:table-cell>
          <table:table-cell office:value-type="currency" office:currency="USD" office:value="1184" calcext:value-type="currency">
            <text:p>$1,18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1-50</text:p>
          </table:table-cell>
          <table:table-cell office:value-type="currency" office:currency="USD" office:value="1319" calcext:value-type="currency">
            <text:p>$1,3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1-230</text:p>
          </table:table-cell>
          <table:table-cell office:value-type="currency" office:currency="USD" office:value="1079" calcext:value-type="currency">
            <text:p>$1,0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3</text:p>
          </table:table-cell>
          <table:table-cell office:value-type="currency" office:currency="USD" office:value="1154" calcext:value-type="currency">
            <text:p>$1,15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3-50</text:p>
          </table:table-cell>
          <table:table-cell office:value-type="currency" office:currency="USD" office:value="1309" calcext:value-type="currency">
            <text:p>$1,3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575</text:p>
          </table:table-cell>
          <table:table-cell office:value-type="currency" office:currency="USD" office:value="1213" calcext:value-type="currency">
            <text:p>$1,2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A</text:p>
          </table:table-cell>
          <table:table-cell office:value-type="currency" office:currency="USD" office:value="1317" calcext:value-type="currency">
            <text:p>$1,3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1</text:p>
          </table:table-cell>
          <table:table-cell office:value-type="currency" office:currency="USD" office:value="1310" calcext:value-type="currency">
            <text:p>$1,3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1-50</text:p>
          </table:table-cell>
          <table:table-cell office:value-type="currency" office:currency="USD" office:value="1698" calcext:value-type="currency">
            <text:p>$1,6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3</text:p>
          </table:table-cell>
          <table:table-cell office:value-type="currency" office:currency="USD" office:value="1349" calcext:value-type="currency">
            <text:p>$1,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3-50</text:p>
          </table:table-cell>
          <table:table-cell office:value-type="currency" office:currency="USD" office:value="1739" calcext:value-type="currency">
            <text:p>$1,7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-305-E575</text:p>
          </table:table-cell>
          <table:table-cell office:value-type="currency" office:currency="USD" office:value="1409" calcext:value-type="currency">
            <text:p>$1,4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ortable Drum Rol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01/20-1</text:p>
          </table:table-cell>
          <table:table-cell office:value-type="currency" office:currency="USD" office:value="1339" calcext:value-type="currency">
            <text:p>$1,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1-50</text:p>
          </table:table-cell>
          <table:table-cell office:value-type="currency" office:currency="USD" office:value="1507" calcext:value-type="currency">
            <text:p>$1,50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3</text:p>
          </table:table-cell>
          <table:table-cell office:value-type="currency" office:currency="USD" office:value="1329" calcext:value-type="currency">
            <text:p>$1,3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3-50</text:p>
          </table:table-cell>
          <table:table-cell office:value-type="currency" office:currency="USD" office:value="1498" calcext:value-type="currency">
            <text:p>$1,4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575</text:p>
          </table:table-cell>
          <table:table-cell office:value-type="currency" office:currency="USD" office:value="1445" calcext:value-type="currency">
            <text:p>$1,4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1</text:p>
          </table:table-cell>
          <table:table-cell office:value-type="currency" office:currency="USD" office:value="1550" calcext:value-type="currency">
            <text:p>$1,5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1-50</text:p>
          </table:table-cell>
          <table:table-cell office:value-type="currency" office:currency="USD" office:value="1855" calcext:value-type="currency">
            <text:p>$1,8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3</text:p>
          </table:table-cell>
          <table:table-cell office:value-type="currency" office:currency="USD" office:value="1549" calcext:value-type="currency">
            <text:p>$1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3-50</text:p>
          </table:table-cell>
          <table:table-cell office:value-type="currency" office:currency="USD" office:value="1995" calcext:value-type="currency">
            <text:p>$1,9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E575</text:p>
          </table:table-cell>
          <table:table-cell office:value-type="currency" office:currency="USD" office:value="1879" calcext:value-type="currency">
            <text:p>$1,87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/20-A</text:p>
          </table:table-cell>
          <table:table-cell office:value-type="currency" office:currency="USD" office:value="1369" calcext:value-type="currency">
            <text:p>$1,3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1</text:p>
          </table:table-cell>
          <table:table-cell office:value-type="currency" office:currency="USD" office:value="1642" calcext:value-type="currency">
            <text:p>$1,6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1-50</text:p>
          </table:table-cell>
          <table:table-cell office:value-type="currency" office:currency="USD" office:value="1798" calcext:value-type="currency">
            <text:p>$1,7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3</text:p>
          </table:table-cell>
          <table:table-cell office:value-type="currency" office:currency="USD" office:value="1639" calcext:value-type="currency">
            <text:p>$1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3-50</text:p>
          </table:table-cell>
          <table:table-cell office:value-type="currency" office:currency="USD" office:value="1839" calcext:value-type="currency">
            <text:p>$1,8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575</text:p>
          </table:table-cell>
          <table:table-cell office:value-type="currency" office:currency="USD" office:value="1856" calcext:value-type="currency">
            <text:p>$1,8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1</text:p>
          </table:table-cell>
          <table:table-cell office:value-type="currency" office:currency="USD" office:value="1919" calcext:value-type="currency">
            <text:p>$1,9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1-50</text:p>
          </table:table-cell>
          <table:table-cell office:value-type="currency" office:currency="USD" office:value="2430" calcext:value-type="currency">
            <text:p>$2,4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3</text:p>
          </table:table-cell>
          <table:table-cell office:value-type="currency" office:currency="USD" office:value="1639" calcext:value-type="currency">
            <text:p>$1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3-50</text:p>
          </table:table-cell>
          <table:table-cell office:value-type="currency" office:currency="USD" office:value="2367" calcext:value-type="currency">
            <text:p>$2,3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E575</text:p>
          </table:table-cell>
          <table:table-cell office:value-type="currency" office:currency="USD" office:value="2328" calcext:value-type="currency">
            <text:p>$2,3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VS-A</text:p>
          </table:table-cell>
          <table:table-cell office:value-type="currency" office:currency="USD" office:value="1712" calcext:value-type="currency">
            <text:p>$1,71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1</text:p>
          </table:table-cell>
          <table:table-cell office:value-type="currency" office:currency="USD" office:value="2199" calcext:value-type="currency">
            <text:p>$2,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1-50</text:p>
          </table:table-cell>
          <table:table-cell office:value-type="currency" office:currency="USD" office:value="2135" calcext:value-type="currency">
            <text:p>$2,1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3</text:p>
          </table:table-cell>
          <table:table-cell office:value-type="currency" office:currency="USD" office:value="2197" calcext:value-type="currency">
            <text:p>$2,19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3-50</text:p>
          </table:table-cell>
          <table:table-cell office:value-type="currency" office:currency="USD" office:value="2185" calcext:value-type="currency">
            <text:p>$2,1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575</text:p>
          </table:table-cell>
          <table:table-cell office:value-type="currency" office:currency="USD" office:value="2043" calcext:value-type="currency">
            <text:p>$2,0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1</text:p>
          </table:table-cell>
          <table:table-cell office:value-type="currency" office:currency="USD" office:value="2253" calcext:value-type="currency">
            <text:p>$2,2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1-50</text:p>
          </table:table-cell>
          <table:table-cell office:value-type="currency" office:currency="USD" office:value="2555" calcext:value-type="currency">
            <text:p>$2,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3</text:p>
          </table:table-cell>
          <table:table-cell office:value-type="currency" office:currency="USD" office:value="2248" calcext:value-type="currency">
            <text:p>$2,24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3-50</text:p>
          </table:table-cell>
          <table:table-cell office:value-type="currency" office:currency="USD" office:value="2727" calcext:value-type="currency">
            <text:p>$2,7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E575</text:p>
          </table:table-cell>
          <table:table-cell office:value-type="currency" office:currency="USD" office:value="2718" calcext:value-type="currency">
            <text:p>$2,71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/20-A</text:p>
          </table:table-cell>
          <table:table-cell office:value-type="currency" office:currency="USD" office:value="2015" calcext:value-type="currency">
            <text:p>$2,0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1</text:p>
          </table:table-cell>
          <table:table-cell office:value-type="currency" office:currency="USD" office:value="2509" calcext:value-type="currency">
            <text:p>$2,5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1-50</text:p>
          </table:table-cell>
          <table:table-cell office:value-type="currency" office:currency="USD" office:value="2798" calcext:value-type="currency">
            <text:p>$2,7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3</text:p>
          </table:table-cell>
          <table:table-cell office:value-type="currency" office:currency="USD" office:value="2499" calcext:value-type="currency">
            <text:p>$2,4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3-50</text:p>
          </table:table-cell>
          <table:table-cell office:value-type="currency" office:currency="USD" office:value="2792" calcext:value-type="currency">
            <text:p>$2,7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575</text:p>
          </table:table-cell>
          <table:table-cell office:value-type="currency" office:currency="USD" office:value="2729" calcext:value-type="currency">
            <text:p>$2,7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1</text:p>
          </table:table-cell>
          <table:table-cell office:value-type="currency" office:currency="USD" office:value="2843" calcext:value-type="currency">
            <text:p>$2,8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1-50</text:p>
          </table:table-cell>
          <table:table-cell office:value-type="currency" office:currency="USD" office:value="3219" calcext:value-type="currency">
            <text:p>$3,2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3</text:p>
          </table:table-cell>
          <table:table-cell office:value-type="currency" office:currency="USD" office:value="2835" calcext:value-type="currency">
            <text:p>$2,8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3-50</text:p>
          </table:table-cell>
          <table:table-cell office:value-type="currency" office:currency="USD" office:value="3347" calcext:value-type="currency">
            <text:p>$3,3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E575</text:p>
          </table:table-cell>
          <table:table-cell office:value-type="currency" office:currency="USD" office:value="3298" calcext:value-type="currency">
            <text:p>$3,2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1BVS-A</text:p>
          </table:table-cell>
          <table:table-cell office:value-type="currency" office:currency="USD" office:value="2549" calcext:value-type="currency">
            <text:p>$2,5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ilt-To-Load Drum Tumbl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09-3</text:p>
          </table:table-cell>
          <table:table-cell office:value-type="currency" office:currency="USD" office:value="4599" calcext:value-type="currency">
            <text:p>$4,5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3-575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A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1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3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1-50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9-E3-50</text:p>
          </table:table-cell>
          <table:table-cell office:value-type="currency" office:currency="USD" office:value="4865" calcext:value-type="currency">
            <text:p>$4,8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0-3-575</text:p>
          </table:table-cell>
          <table:table-cell office:value-type="currency" office:currency="USD" office:value="8749" calcext:value-type="currency">
            <text:p>$8,7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0-A</text:p>
          </table:table-cell>
          <table:table-cell office:value-type="currency" office:currency="USD" office:value="8815" calcext:value-type="currency">
            <text:p>$8,81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5-Gallon Pail Handl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currency" office:currency="USD" office:value="1439" calcext:value-type="currency">
            <text:p>$1,4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930-P</text:p>
          </table:table-cell>
          <table:table-cell office:value-type="currency" office:currency="USD" office:value="310" calcext:value-type="currency">
            <text:p>$3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Below-Hook Can Tipp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5-5</text:p>
          </table:table-cell>
          <table:table-cell office:value-type="currency" office:currency="USD" office:value="342" calcext:value-type="currency">
            <text:p>$34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Super-Duty Kontrol-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XGR</text:p>
          </table:table-cell>
          <table:table-cell office:value-type="currency" office:currency="USD" office:value="2339" calcext:value-type="currency">
            <text:p>$2,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XMGR</text:p>
          </table:table-cell>
          <table:table-cell office:value-type="currency" office:currency="USD" office:value="4098" calcext:value-type="currency">
            <text:p>$4,09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Diameter Adapto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5/30-22</text:p>
          </table:table-cell>
          <table:table-cell office:value-type="currency" office:currency="USD" office:value="73" calcext:value-type="currency">
            <text:p>$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20.5</text:p>
          </table:table-cell>
          <table:table-cell office:value-type="currency" office:currency="USD" office:value="127" calcext:value-type="currency">
            <text:p>$12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9</text:p>
          </table:table-cell>
          <table:table-cell office:value-type="currency" office:currency="USD" office:value="119" calcext:value-type="currency">
            <text:p>$1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7.5</text:p>
          </table:table-cell>
          <table:table-cell office:value-type="currency" office:currency="USD" office:value="156" calcext:value-type="currency">
            <text:p>$1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6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4.5</text:p>
          </table:table-cell>
          <table:table-cell office:value-type="currency" office:currency="USD" office:value="156" calcext:value-type="currency">
            <text:p>$1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-19GR</text:p>
          </table:table-cell>
          <table:table-cell office:value-type="currency" office:currency="USD" office:value="192" calcext:value-type="currency">
            <text:p>$1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9</text:p>
          </table:table-cell>
          <table:table-cell office:value-type="currency" office:currency="USD" office:value="271" calcext:value-type="currency">
            <text:p>$2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22</text:p>
          </table:table-cell>
          <table:table-cell office:value-type="currency" office:currency="USD" office:value="233" calcext:value-type="currency">
            <text:p>$23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20.5</text:p>
          </table:table-cell>
          <table:table-cell office:value-type="currency" office:currency="USD" office:value="313" calcext:value-type="currency">
            <text:p>$3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4.5</text:p>
          </table:table-cell>
          <table:table-cell office:value-type="currency" office:currency="USD" office:value="345" calcext:value-type="currency">
            <text:p>$3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6</text:p>
          </table:table-cell>
          <table:table-cell office:value-type="currency" office:currency="USD" office:value="380" calcext:value-type="currency">
            <text:p>$3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SS-17.5</text:p>
          </table:table-cell>
          <table:table-cell office:value-type="currency" office:currency="USD" office:value="389" calcext:value-type="currency">
            <text:p>$3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22</text:p>
          </table:table-cell>
          <table:table-cell office:value-type="currency" office:currency="USD" office:value="355" calcext:value-type="currency">
            <text:p>$3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9</text:p>
          </table:table-cell>
          <table:table-cell office:value-type="currency" office:currency="USD" office:value="465" calcext:value-type="currency">
            <text:p>$46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4.5</text:p>
          </table:table-cell>
          <table:table-cell office:value-type="currency" office:currency="USD" office:value="480" calcext:value-type="currency">
            <text:p>$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6</text:p>
          </table:table-cell>
          <table:table-cell office:value-type="currency" office:currency="USD" office:value="480" calcext:value-type="currency">
            <text:p>$4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20.5</text:p>
          </table:table-cell>
          <table:table-cell office:value-type="currency" office:currency="USD" office:value="485" calcext:value-type="currency">
            <text:p>$4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5/30M-17.5</text:p>
          </table:table-cell>
          <table:table-cell office:value-type="currency" office:currency="USD" office:value="505" calcext:value-type="currency">
            <text:p>$5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Hydra-Lift Drum Roll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56-3-575</text:p>
          </table:table-cell>
          <table:table-cell office:value-type="currency" office:currency="USD" office:value="4110" calcext:value-type="currency">
            <text:p>$4,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6-A</text:p>
          </table:table-cell>
          <table:table-cell office:value-type="currency" office:currency="USD" office:value="4339" calcext:value-type="currency">
            <text:p>$4,3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56-E3-575</text:p>
          </table:table-cell>
          <table:table-cell office:value-type="currency" office:currency="USD" office:value="4659" calcext:value-type="currency">
            <text:p>$4,6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rse Drum Cone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-90-15.5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17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18.5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19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20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21.5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90-23</text:p>
          </table:table-cell>
          <table:table-cell office:value-type="currency" office:currency="USD" office:value="988" calcext:value-type="currency">
            <text:p>$9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5.5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7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8.5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19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20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21.5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90-23</text:p>
          </table:table-cell>
          <table:table-cell office:value-type="currency" office:currency="USD" office:value="1013" calcext:value-type="currency">
            <text:p>$1,01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5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7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8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19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20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21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90-23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5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7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8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19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20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21.5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90-23</text:p>
          </table:table-cell>
          <table:table-cell office:value-type="currency" office:currency="USD" office:value="1590" calcext:value-type="currency">
            <text:p>$1,5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5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7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8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19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20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21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45-23</text:p>
          </table:table-cell>
          <table:table-cell office:value-type="currency" office:currency="USD" office:value="308" calcext:value-type="currency">
            <text:p>$3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5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7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8.5</text:p>
          </table:table-cell>
          <table:table-cell office:value-type="currency" office:currency="USD" office:value="374" calcext:value-type="currency">
            <text:p>$3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19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20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21.5</text:p>
          </table:table-cell>
          <table:table-cell office:value-type="currency" office:currency="USD" office:value="373" calcext:value-type="currency">
            <text:p>$3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60-23</text:p>
          </table:table-cell>
          <table:table-cell office:value-type="currency" office:currency="USD" office:value="308" calcext:value-type="currency">
            <text:p>$30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5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7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8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19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20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21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45-23</text:p>
          </table:table-cell>
          <table:table-cell office:value-type="currency" office:currency="USD" office:value="328" calcext:value-type="currency">
            <text:p>$3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5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7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8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19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20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21.5</text:p>
          </table:table-cell>
          <table:table-cell office:value-type="currency" office:currency="USD" office:value="422" calcext:value-type="currency">
            <text:p>$42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VF-60-23</text:p>
          </table:table-cell>
          <table:table-cell office:value-type="currency" office:currency="USD" office:value="328" calcext:value-type="currency">
            <text:p>$32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5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7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8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19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20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21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45-23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5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7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8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19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20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21.5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VF-60-23</text:p>
          </table:table-cell>
          <table:table-cell office:value-type="currency" office:currency="USD" office:value="925" calcext:value-type="currency">
            <text:p>$9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5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7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8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19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20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21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45-23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5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7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8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19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20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21.5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60-23</text:p>
          </table:table-cell>
          <table:table-cell office:value-type="currency" office:currency="USD" office:value="788" calcext:value-type="currency">
            <text:p>$78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RStak Forklift Mounted Drum Rack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9C</text:p>
          </table:table-cell>
          <table:table-cell office:value-type="currency" office:currency="USD" office:value="5189" calcext:value-type="currency">
            <text:p>$5,1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9F</text:p>
          </table:table-cell>
          <table:table-cell office:value-type="currency" office:currency="USD" office:value="5259" calcext:value-type="currency">
            <text:p>$5,2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lamp and Go Dolly Handl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currency" office:currency="USD" office:value="159" calcext:value-type="currency">
            <text:p>$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-SS</text:p>
          </table:table-cell>
          <table:table-cell office:value-type="currency" office:currency="USD" office:value="439" calcext:value-type="currency">
            <text:p>$4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ailPRO 5-Gallon Pail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52-5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-Duty Hydra-Lift Karri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10-110</text:p>
          </table:table-cell>
          <table:table-cell office:value-type="currency" office:currency="USD" office:value="3995" calcext:value-type="currency">
            <text:p>$3,9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14</text:p>
          </table:table-cell>
          <table:table-cell office:value-type="currency" office:currency="USD" office:value="4075" calcext:value-type="currency">
            <text:p>$4,0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15</text:p>
          </table:table-cell>
          <table:table-cell office:value-type="currency" office:currency="USD" office:value="4059" calcext:value-type="currency">
            <text:p>$4,0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20</text:p>
          </table:table-cell>
          <table:table-cell office:value-type="currency" office:currency="USD" office:value="3529" calcext:value-type="currency">
            <text:p>$3,5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24</text:p>
          </table:table-cell>
          <table:table-cell office:value-type="currency" office:currency="USD" office:value="3629" calcext:value-type="currency">
            <text:p>$3,6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-125</text:p>
          </table:table-cell>
          <table:table-cell office:value-type="currency" office:currency="USD" office:value="3449" calcext:value-type="currency">
            <text:p>$3,449.00</text:p>
          </table:table-cell>
          <table:table-cell table:number-columns-repeated="6"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currency" office:currency="USD" office:value="2747" calcext:value-type="currency">
            <text:p>$2,74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M-114</text:p>
          </table:table-cell>
          <table:table-cell office:value-type="currency" office:currency="USD" office:value="5545" calcext:value-type="currency">
            <text:p>$5,5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M-124</text:p>
          </table:table-cell>
          <table:table-cell office:value-type="currency" office:currency="USD" office:value="5160" calcext:value-type="currency">
            <text:p>$5,1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10M</text:p>
          </table:table-cell>
          <table:table-cell office:value-type="currency" office:currency="USD" office:value="4240" calcext:value-type="currency">
            <text:p>$4,2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Vertical-Lift Drum Pour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currency" office:currency="USD" office:value="3829" calcext:value-type="currency">
            <text:p>$3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0</text:p>
          </table:table-cell>
          <table:table-cell office:value-type="currency" office:currency="USD" office:value="5575" calcext:value-type="currency">
            <text:p>$5,5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3</text:p>
          </table:table-cell>
          <table:table-cell office:value-type="currency" office:currency="USD" office:value="5860" calcext:value-type="currency">
            <text:p>$5,8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4</text:p>
          </table:table-cell>
          <table:table-cell office:value-type="currency" office:currency="USD" office:value="5936" calcext:value-type="currency">
            <text:p>$5,93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5</text:p>
          </table:table-cell>
          <table:table-cell office:value-type="currency" office:currency="USD" office:value="5619" calcext:value-type="currency">
            <text:p>$5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17</text:p>
          </table:table-cell>
          <table:table-cell office:value-type="currency" office:currency="USD" office:value="5980" calcext:value-type="currency">
            <text:p>$5,9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0</text:p>
          </table:table-cell>
          <table:table-cell office:value-type="currency" office:currency="USD" office:value="4619" calcext:value-type="currency">
            <text:p>$4,61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4</text:p>
          </table:table-cell>
          <table:table-cell office:value-type="currency" office:currency="USD" office:value="4671" calcext:value-type="currency">
            <text:p>$4,6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5</text:p>
          </table:table-cell>
          <table:table-cell office:value-type="currency" office:currency="USD" office:value="4644" calcext:value-type="currency">
            <text:p>$4,64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-127</text:p>
          </table:table-cell>
          <table:table-cell office:value-type="currency" office:currency="USD" office:value="4880" calcext:value-type="currency">
            <text:p>$4,8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M</text:p>
          </table:table-cell>
          <table:table-cell office:value-type="currency" office:currency="USD" office:value="5349" calcext:value-type="currency">
            <text:p>$5,3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M-114</text:p>
          </table:table-cell>
          <table:table-cell office:value-type="currency" office:currency="USD" office:value="7489" calcext:value-type="currency">
            <text:p>$7,4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M-124</text:p>
          </table:table-cell>
          <table:table-cell office:value-type="currency" office:currency="USD" office:value="6725" calcext:value-type="currency">
            <text:p>$6,7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</text:p>
          </table:table-cell>
          <table:table-cell office:value-type="currency" office:currency="USD" office:value="19999" calcext:value-type="currency">
            <text:p>$19,9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10</text:p>
          </table:table-cell>
          <table:table-cell office:value-type="currency" office:currency="USD" office:value="21921" calcext:value-type="currency">
            <text:p>$21,9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14</text:p>
          </table:table-cell>
          <table:table-cell office:value-type="currency" office:currency="USD" office:value="22601" calcext:value-type="currency">
            <text:p>$22,60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15</text:p>
          </table:table-cell>
          <table:table-cell office:value-type="currency" office:currency="USD" office:value="22421" calcext:value-type="currency">
            <text:p>$22,4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20</text:p>
          </table:table-cell>
          <table:table-cell office:value-type="currency" office:currency="USD" office:value="21600" calcext:value-type="currency">
            <text:p>$21,6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24</text:p>
          </table:table-cell>
          <table:table-cell office:value-type="currency" office:currency="USD" office:value="21500" calcext:value-type="currency">
            <text:p>$21,5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S-125</text:p>
          </table:table-cell>
          <table:table-cell office:value-type="currency" office:currency="USD" office:value="21500" calcext:value-type="currency">
            <text:p>$21,5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</text:p>
          </table:table-cell>
          <table:table-cell office:value-type="currency" office:currency="USD" office:value="7621" calcext:value-type="currency">
            <text:p>$7,6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10</text:p>
          </table:table-cell>
          <table:table-cell office:value-type="currency" office:currency="USD" office:value="8031" calcext:value-type="currency">
            <text:p>$8,03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14</text:p>
          </table:table-cell>
          <table:table-cell office:value-type="currency" office:currency="USD" office:value="8071" calcext:value-type="currency">
            <text:p>$8,0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15</text:p>
          </table:table-cell>
          <table:table-cell office:value-type="currency" office:currency="USD" office:value="8151" calcext:value-type="currency">
            <text:p>$8,1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20</text:p>
          </table:table-cell>
          <table:table-cell office:value-type="currency" office:currency="USD" office:value="6756" calcext:value-type="currency">
            <text:p>$6,75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24</text:p>
          </table:table-cell>
          <table:table-cell office:value-type="currency" office:currency="USD" office:value="6851" calcext:value-type="currency">
            <text:p>$6,8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0S-XR-125</text:p>
          </table:table-cell>
          <table:table-cell office:value-type="currency" office:currency="USD" office:value="6831" calcext:value-type="currency">
            <text:p>$6,831.00</text:p>
          </table:table-cell>
          <table:table-cell table:number-columns-repeated="6"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currency" office:currency="USD" office:value="4250" calcext:value-type="currency">
            <text:p>$4,2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-120</text:p>
          </table:table-cell>
          <table:table-cell office:value-type="currency" office:currency="USD" office:value="4746" calcext:value-type="currency">
            <text:p>$4,74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-124</text:p>
          </table:table-cell>
          <table:table-cell office:value-type="currency" office:currency="USD" office:value="4899" calcext:value-type="currency">
            <text:p>$4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2-125</text:p>
          </table:table-cell>
          <table:table-cell office:value-type="currency" office:currency="USD" office:value="4899" calcext:value-type="currency">
            <text:p>$4,8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M-T</text:p>
          </table:table-cell>
          <table:table-cell office:value-type="currency" office:currency="USD" office:value="12090" calcext:value-type="currency">
            <text:p>$12,0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</text:p>
          </table:table-cell>
          <table:table-cell office:value-type="currency" office:currency="USD" office:value="25864" calcext:value-type="currency">
            <text:p>$25,86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10</text:p>
          </table:table-cell>
          <table:table-cell office:value-type="currency" office:currency="USD" office:value="26660" calcext:value-type="currency">
            <text:p>$26,6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14</text:p>
          </table:table-cell>
          <table:table-cell office:value-type="currency" office:currency="USD" office:value="25740" calcext:value-type="currency">
            <text:p>$25,74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15</text:p>
          </table:table-cell>
          <table:table-cell office:value-type="currency" office:currency="USD" office:value="26578" calcext:value-type="currency">
            <text:p>$26,57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20</text:p>
          </table:table-cell>
          <table:table-cell office:value-type="currency" office:currency="USD" office:value="25629" calcext:value-type="currency">
            <text:p>$25,6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24</text:p>
          </table:table-cell>
          <table:table-cell office:value-type="currency" office:currency="USD" office:value="25800" calcext:value-type="currency">
            <text:p>$25,8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N-125</text:p>
          </table:table-cell>
          <table:table-cell office:value-type="currency" office:currency="USD" office:value="25630" calcext:value-type="currency">
            <text:p>$25,6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T</text:p>
          </table:table-cell>
          <table:table-cell office:value-type="currency" office:currency="USD" office:value="26530" calcext:value-type="currency">
            <text:p>$26,53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T-114</text:p>
          </table:table-cell>
          <table:table-cell office:value-type="currency" office:currency="USD" office:value="28414" calcext:value-type="currency">
            <text:p>$28,41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15SS-T-124</text:p>
          </table:table-cell>
          <table:table-cell office:value-type="currency" office:currency="USD" office:value="27470" calcext:value-type="currency">
            <text:p>$27,470.00</text:p>
          </table:table-cell>
          <table:table-cell table:number-columns-repeated="6"/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currency" office:currency="USD" office:value="4990" calcext:value-type="currency">
            <text:p>$4,9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0</text:p>
          </table:table-cell>
          <table:table-cell office:value-type="currency" office:currency="USD" office:value="6435" calcext:value-type="currency">
            <text:p>$6,43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4</text:p>
          </table:table-cell>
          <table:table-cell office:value-type="currency" office:currency="USD" office:value="6490" calcext:value-type="currency">
            <text:p>$6,4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5</text:p>
          </table:table-cell>
          <table:table-cell office:value-type="currency" office:currency="USD" office:value="6470" calcext:value-type="currency">
            <text:p>$6,4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17</text:p>
          </table:table-cell>
          <table:table-cell office:value-type="currency" office:currency="USD" office:value="6829" calcext:value-type="currency">
            <text:p>$6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0</text:p>
          </table:table-cell>
          <table:table-cell office:value-type="currency" office:currency="USD" office:value="5492" calcext:value-type="currency">
            <text:p>$5,49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4</text:p>
          </table:table-cell>
          <table:table-cell office:value-type="currency" office:currency="USD" office:value="5575" calcext:value-type="currency">
            <text:p>$5,5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5</text:p>
          </table:table-cell>
          <table:table-cell office:value-type="currency" office:currency="USD" office:value="5429" calcext:value-type="currency">
            <text:p>$5,4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-127</text:p>
          </table:table-cell>
          <table:table-cell office:value-type="currency" office:currency="USD" office:value="5725" calcext:value-type="currency">
            <text:p>$5,72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M</text:p>
          </table:table-cell>
          <table:table-cell office:value-type="currency" office:currency="USD" office:value="7020" calcext:value-type="currency">
            <text:p>$7,0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M-114</text:p>
          </table:table-cell>
          <table:table-cell office:value-type="currency" office:currency="USD" office:value="8505" calcext:value-type="currency">
            <text:p>$8,5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M-124</text:p>
          </table:table-cell>
          <table:table-cell office:value-type="currency" office:currency="USD" office:value="7910" calcext:value-type="currency">
            <text:p>$7,9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10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14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15</text:p>
          </table:table-cell>
          <table:table-cell office:value-type="currency" office:currency="USD" office:value="23721" calcext:value-type="currency">
            <text:p>$23,7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20</text:p>
          </table:table-cell>
          <table:table-cell office:value-type="currency" office:currency="USD" office:value="22953" calcext:value-type="currency">
            <text:p>$22,95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24</text:p>
          </table:table-cell>
          <table:table-cell office:value-type="currency" office:currency="USD" office:value="22780" calcext:value-type="currency">
            <text:p>$22,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0SS-125</text:p>
          </table:table-cell>
          <table:table-cell office:value-type="currency" office:currency="USD" office:value="22780" calcext:value-type="currency">
            <text:p>$22,78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-N-117</text:p>
          </table:table-cell>
          <table:table-cell office:value-type="currency" office:currency="USD" office:value="13794" calcext:value-type="currency">
            <text:p>$13,794.00</text:p>
          </table:table-cell>
          <table:table-cell table:number-columns-repeated="6"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currency" office:currency="USD" office:value="4951" calcext:value-type="currency">
            <text:p>$4,95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-120</text:p>
          </table:table-cell>
          <table:table-cell office:value-type="currency" office:currency="USD" office:value="5711" calcext:value-type="currency">
            <text:p>$5,71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-124</text:p>
          </table:table-cell>
          <table:table-cell office:value-type="currency" office:currency="USD" office:value="5776" calcext:value-type="currency">
            <text:p>$5,77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2-125</text:p>
          </table:table-cell>
          <table:table-cell office:value-type="currency" office:currency="USD" office:value="5639" calcext:value-type="currency">
            <text:p>$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25M-T</text:p>
          </table:table-cell>
          <table:table-cell office:value-type="currency" office:currency="USD" office:value="14510" calcext:value-type="currency">
            <text:p>$14,5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Tilt-To-Load Drum Tumbler with Automated Control Packag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11-1-115</text:p>
          </table:table-cell>
          <table:table-cell office:value-type="currency" office:currency="USD" office:value="16199" calcext:value-type="currency">
            <text:p>$16,1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1-230</text:p>
          </table:table-cell>
          <table:table-cell office:value-type="currency" office:currency="USD" office:value="15639" calcext:value-type="currency">
            <text:p>$1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230</text:p>
          </table:table-cell>
          <table:table-cell office:value-type="currency" office:currency="USD" office:value="15639" calcext:value-type="currency">
            <text:p>$1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460</text:p>
          </table:table-cell>
          <table:table-cell office:value-type="currency" office:currency="USD" office:value="15639" calcext:value-type="currency">
            <text:p>$15,6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575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1-22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23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44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1-3-400-50</text:p>
          </table:table-cell>
          <table:table-cell office:value-type="currency" office:currency="USD" office:value="16299" calcext:value-type="currency">
            <text:p>$16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Drum Lift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6S-2D</text:p>
          </table:table-cell>
          <table:table-cell office:value-type="currency" office:currency="USD" office:value="1409" calcext:value-type="currency">
            <text:p>$1,4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S-2LP</text:p>
          </table:table-cell>
          <table:table-cell office:value-type="currency" office:currency="USD" office:value="560" calcext:value-type="currency">
            <text:p>$56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6S-NDT</text:p>
          </table:table-cell>
          <table:table-cell office:value-type="currency" office:currency="USD" office:value="1810" calcext:value-type="currency">
            <text:p>$1,8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ustom Below-Hook Drum Lifter with Fork Pocke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6S-FP</text:p>
          </table:table-cell>
          <table:table-cell office:value-type="currency" office:currency="USD" office:value="809" calcext:value-type="currency">
            <text:p>$80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Custom Heavy-Duty Below-Hook Drum Lifter with Fork Pocket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6S-FPHD</text:p>
          </table:table-cell>
          <table:table-cell office:value-type="currency" office:currency="USD" office:value="1785" calcext:value-type="currency">
            <text:p>$1,7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ustom Kontrol-Karrier Drum C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S-LA</text:p>
          </table:table-cell>
          <table:table-cell office:value-type="currency" office:currency="USD" office:value="1110" calcext:value-type="currency">
            <text:p>$1,11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4-Wheel Drum Truck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DT</text:p>
          </table:table-cell>
          <table:table-cell table:style-name="ce2" office:value-type="string" calcext:value-type="string">
            <text:p>Call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Custom Stainless Steel Below-Hook Drum C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KF-185S2-HD</text:p>
          </table:table-cell>
          <table:table-cell office:value-type="currency" office:currency="USD" office:value="6889" calcext:value-type="currency">
            <text:p>$6,8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5-Gallon Pail 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S-5</text:p>
          </table:table-cell>
          <table:table-cell office:value-type="currency" office:currency="USD" office:value="1085" calcext:value-type="currency">
            <text:p>$1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Custom Hydra-Lift Drum Karri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00S-XR</text:p>
          </table:table-cell>
          <table:table-cell office:value-type="currency" office:currency="USD" office:value="3400" calcext:value-type="currency">
            <text:p>$3,4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10</text:p>
          </table:table-cell>
          <table:table-cell office:value-type="currency" office:currency="USD" office:value="4950" calcext:value-type="currency">
            <text:p>$4,9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14</text:p>
          </table:table-cell>
          <table:table-cell office:value-type="currency" office:currency="USD" office:value="4985" calcext:value-type="currency">
            <text:p>$4,9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15</text:p>
          </table:table-cell>
          <table:table-cell office:value-type="currency" office:currency="USD" office:value="4970" calcext:value-type="currency">
            <text:p>$4,9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20</text:p>
          </table:table-cell>
          <table:table-cell office:value-type="currency" office:currency="USD" office:value="4045" calcext:value-type="currency">
            <text:p>$4,0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24</text:p>
          </table:table-cell>
          <table:table-cell office:value-type="currency" office:currency="USD" office:value="4085" calcext:value-type="currency">
            <text:p>$4,0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00S-XR-125</text:p>
          </table:table-cell>
          <table:table-cell office:value-type="currency" office:currency="USD" office:value="4075" calcext:value-type="currency">
            <text:p>$4,07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Custom Fork Mounted Drum Handl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S-HD-FP</text:p>
          </table:table-cell>
          <table:table-cell office:value-type="currency" office:currency="USD" office:value="1555" calcext:value-type="currency">
            <text:p>$1,55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Custom Heavy-Duty MORSpeed Forklift Attachmen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88-1S-HD</text:p>
          </table:table-cell>
          <table:table-cell office:value-type="currency" office:currency="USD" office:value="3395" calcext:value-type="currency">
            <text:p>$3,39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MORStop Tilt-Brake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900i-P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900-P</text:p>
          </table:table-cell>
          <table:table-cell office:value-type="currency" office:currency="USD" office:value="161" calcext:value-type="currency">
            <text:p>$16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900SSI-P</text:p>
          </table:table-cell>
          <table:table-cell office:value-type="currency" office:currency="USD" office:value="445" calcext:value-type="currency">
            <text:p>$44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PILOT Drum Pourer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currency" office:currency="USD" office:value="21500" calcext:value-type="currency">
            <text:p>$21,500.00</text:p>
          </table:table-cell>
          <table:table-cell table:number-columns-repeated="6"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currency" office:currency="USD" office:value="27900" calcext:value-type="currency">
            <text:p>$27,90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PILOT Power-Propelled MORStak Drum Rack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currency" office:currency="USD" office:value="22890" calcext:value-type="currency">
            <text:p>$22,8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PILOT Power-Propelled MORSpeed Drum Mover Stacker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currency" office:currency="USD" office:value="20850" calcext:value-type="currency">
            <text:p>$20,85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Wireless Control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804i-P</text:p>
          </table:table-cell>
          <table:table-cell office:value-type="currency" office:currency="USD" office:value="637" calcext:value-type="currency">
            <text:p>$6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804-P</text:p>
          </table:table-cell>
          <table:table-cell office:value-type="currency" office:currency="USD" office:value="849" calcext:value-type="currency">
            <text:p>$84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Heavy-Duty Kontrol-Karrier - 1500 lb. Capacity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85A-HD</text:p>
          </table:table-cell>
          <table:table-cell office:value-type="currency" office:currency="USD" office:value="705" calcext:value-type="currency">
            <text:p>$70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AM-HD</text:p>
          </table:table-cell>
          <table:table-cell office:value-type="currency" office:currency="USD" office:value="1869" calcext:value-type="currency">
            <text:p>$1,8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A-HDSS</text:p>
          </table:table-cell>
          <table:table-cell office:value-type="currency" office:currency="USD" office:value="2090" calcext:value-type="currency">
            <text:p>$2,09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5G-HD</text:p>
          </table:table-cell>
          <table:table-cell office:value-type="currency" office:currency="USD" office:value="869" calcext:value-type="currency">
            <text:p>$86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82A Series Drum Palletizers - Geared Tilt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82A-GT</text:p>
          </table:table-cell>
          <table:table-cell office:value-type="currency" office:currency="USD" office:value="2367" calcext:value-type="currency">
            <text:p>$2,36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GT-120</text:p>
          </table:table-cell>
          <table:table-cell office:value-type="currency" office:currency="USD" office:value="3120" calcext:value-type="currency">
            <text:p>$3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GT-124</text:p>
          </table:table-cell>
          <table:table-cell office:value-type="currency" office:currency="USD" office:value="3120" calcext:value-type="currency">
            <text:p>$3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2A-GT-125</text:p>
          </table:table-cell>
          <table:table-cell office:value-type="currency" office:currency="USD" office:value="3120" calcext:value-type="currency">
            <text:p>$3,1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Model 14 Galvanized 55 Gallon Drum Dolly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14-GALV-SURPLUS</text:p>
          </table:table-cell>
          <table:table-cell office:value-type="currency" office:currency="USD" office:value="39" calcext:value-type="currency">
            <text:p>$3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6">
          <table:table-cell office:value-type="string" calcext:value-type="string">
            <text:p>Model 14 Stainless Steel 55 Gallon Drum Dolly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4-SS-SURPLUS</text:p>
          </table:table-cell>
          <table:table-cell office:value-type="currency" office:currency="USD" office:value="89" calcext:value-type="currency">
            <text:p>$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Model 153 Drum Trucks - SURPLU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53-SURPLUS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Drum Cone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5-SG-45-23</text:p>
          </table:table-cell>
          <table:table-cell office:value-type="currency" office:currency="USD" office:value="489" calcext:value-type="currency">
            <text:p>$48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-IV-45-23</text:p>
          </table:table-cell>
          <table:table-cell office:value-type="currency" office:currency="USD" office:value="1299" calcext:value-type="currency">
            <text:p>$1,2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SG-45-23</text:p>
          </table:table-cell>
          <table:table-cell office:value-type="currency" office:currency="USD" office:value="1159" calcext:value-type="currency">
            <text:p>$1,15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SS-IV-45-23</text:p>
          </table:table-cell>
          <table:table-cell office:value-type="currency" office:currency="USD" office:value="1829" calcext:value-type="currency">
            <text:p>$1,82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-23</text:p>
          </table:table-cell>
          <table:table-cell office:value-type="currency" office:currency="USD" office:value="162" calcext:value-type="currency">
            <text:p>$162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7SS-23</text:p>
          </table:table-cell>
          <table:table-cell office:value-type="currency" office:currency="USD" office:value="405" calcext:value-type="currency">
            <text:p>$405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85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655 individual models</text:p>
          </table:table-cell>
          <table:table-cell table:style-name="Default" table:number-columns-repeated="7"/>
        </table:table-row>
      </table:table>
      <table:table table:name="Dutro" table:style-name="ta2">
        <table:table-column table:style-name="co5" table:default-cell-style-name="Default"/>
        <table:table-column table:style-name="co2" table:default-cell-style-name="ce113"/>
        <table:table-column table:style-name="co22" table:default-cell-style-name="ce113"/>
        <table:table-column table:style-name="co2" table:number-columns-repeated="2" table:default-cell-style-name="ce113"/>
        <table:table-column table:style-name="co5" table:default-cell-style-name="ce113"/>
        <table:table-column table:style-name="co14" table:default-cell-style-name="ce113"/>
        <table:table-column table:style-name="co14" table:number-columns-repeated="2" table:default-cell-style-name="Default"/>
        <table:table-row table:style-name="ro25">
          <table:table-cell table:style-name="ce1" office:value-type="string" calcext:value-type="string">
            <text:p>Dutro PRICE LIST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Dutro Basic Service Cart</text:p>
          </table:table-cell>
          <table:table-cell table:number-columns-repeated="8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6x30HD</text:p>
          </table:table-cell>
          <table:table-cell table:number-columns-repeated="2" table:style-name="ce8" office:value-type="currency" office:currency="USD" office:value="207" calcext:value-type="currency">
            <text:p>$207.00</text:p>
          </table:table-cell>
          <table:table-cell table:style-name="ce64" office:value-type="currency" office:currency="USD" office:value="239.57" calcext:value-type="currency">
            <text:p>$239.57</text:p>
          </table:table-cell>
          <table:table-cell table:style-name="ce64" office:value-type="currency" office:currency="USD" office:value="143.38" calcext:value-type="currency">
            <text:p>$143.38</text:p>
          </table:table-cell>
          <table:table-cell table:style-name="ce64" office:value-type="currency" office:currency="USD" office:value="220.58" calcext:value-type="currency">
            <text:p>$220.58</text:p>
          </table:table-cell>
          <table:table-cell table:style-name="ce64" table:formula="of:=[.F5]-[.B5]" office:value-type="currency" office:currency="USD" office:value="13.58" calcext:value-type="currency">
            <text:p>$13.58</text:p>
          </table:table-cell>
          <table:table-cell table:style-name="ce17" table:formula="of:=[.F5]/[.E5]" office:value-type="float" office:value="1.53842934858418" calcext:value-type="float">
            <text:p>1.53842934858418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16x30LD</text:p>
          </table:table-cell>
          <table:table-cell table:number-columns-repeated="2" table:style-name="ce8" office:value-type="currency" office:currency="USD" office:value="131" calcext:value-type="currency">
            <text:p>$131.00</text:p>
          </table:table-cell>
          <table:table-cell table:style-name="ce64" office:value-type="currency" office:currency="USD" office:value="156.23" calcext:value-type="currency">
            <text:p>$156.23</text:p>
          </table:table-cell>
          <table:table-cell table:style-name="ce64" office:value-type="currency" office:currency="USD" office:value="93.51" calcext:value-type="currency">
            <text:p>$93.51</text:p>
          </table:table-cell>
          <table:table-cell table:style-name="ce64" office:value-type="currency" office:currency="USD" office:value="143.86" calcext:value-type="currency">
            <text:p>$143.86</text:p>
          </table:table-cell>
          <table:table-cell table:style-name="ce64" table:formula="of:=[.F6]-[.B6]" office:value-type="currency" office:currency="USD" office:value="12.86" calcext:value-type="currency">
            <text:p>$12.86</text:p>
          </table:table-cell>
          <table:table-cell table:style-name="ce17" table:formula="of:=[.F6]/[.E6]" office:value-type="float" office:value="1.53844508608705" calcext:value-type="float">
            <text:p>1.53844508608705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18x30HD</text:p>
          </table:table-cell>
          <table:table-cell table:number-columns-repeated="2" table:style-name="ce8" office:value-type="currency" office:currency="USD" office:value="217" calcext:value-type="currency">
            <text:p>$217.00</text:p>
          </table:table-cell>
          <table:table-cell table:style-name="ce64" office:value-type="currency" office:currency="USD" office:value="248.92" calcext:value-type="currency">
            <text:p>$248.92</text:p>
          </table:table-cell>
          <table:table-cell table:style-name="ce64" office:value-type="currency" office:currency="USD" office:value="148.98" calcext:value-type="currency">
            <text:p>$148.98</text:p>
          </table:table-cell>
          <table:table-cell table:style-name="ce64" office:value-type="currency" office:currency="USD" office:value="229.2" calcext:value-type="currency">
            <text:p>$229.20</text:p>
          </table:table-cell>
          <table:table-cell table:style-name="ce64" table:formula="of:=[.F7]-[.B7]" office:value-type="currency" office:currency="USD" office:value="12.2" calcext:value-type="currency">
            <text:p>$12.20</text:p>
          </table:table-cell>
          <table:table-cell table:style-name="ce17" table:formula="of:=[.F7]/[.E7]" office:value-type="float" office:value="1.53846153846154" calcext:value-type="float">
            <text:p>1.53846153846154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18x30LD</text:p>
          </table:table-cell>
          <table:table-cell table:number-columns-repeated="2" table:style-name="ce8" office:value-type="currency" office:currency="USD" office:value="138" calcext:value-type="currency">
            <text:p>$138.00</text:p>
          </table:table-cell>
          <table:table-cell table:style-name="ce64" office:value-type="currency" office:currency="USD" office:value="163.96" calcext:value-type="currency">
            <text:p>$163.96</text:p>
          </table:table-cell>
          <table:table-cell table:style-name="ce64" office:value-type="currency" office:currency="USD" office:value="98.13" calcext:value-type="currency">
            <text:p>$98.13</text:p>
          </table:table-cell>
          <table:table-cell table:style-name="ce64" office:value-type="currency" office:currency="USD" office:value="150.97" calcext:value-type="currency">
            <text:p>$150.97</text:p>
          </table:table-cell>
          <table:table-cell table:style-name="ce64" table:formula="of:=[.F8]-[.B8]" office:value-type="currency" office:currency="USD" office:value="12.97" calcext:value-type="currency">
            <text:p>$12.97</text:p>
          </table:table-cell>
          <table:table-cell table:style-name="ce17" table:formula="of:=[.F8]/[.E8]" office:value-type="float" office:value="1.53846937735657" calcext:value-type="float">
            <text:p>1.5384693773565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Heavy Duty Service Carts - 2 Shelve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4x36HD</text:p>
          </table:table-cell>
          <table:table-cell table:number-columns-repeated="2" table:style-name="ce8" office:value-type="currency" office:currency="USD" office:value="207" calcext:value-type="currency">
            <text:p>$207.00</text:p>
          </table:table-cell>
          <table:table-cell table:style-name="ce64" office:value-type="currency" office:currency="USD" office:value="248.44" calcext:value-type="currency">
            <text:p>$248.44</text:p>
          </table:table-cell>
          <table:table-cell table:style-name="ce64" office:value-type="currency" office:currency="USD" office:value="148.69" calcext:value-type="currency">
            <text:p>$148.69</text:p>
          </table:table-cell>
          <table:table-cell table:style-name="ce64" office:value-type="currency" office:currency="USD" office:value="228.75" calcext:value-type="currency">
            <text:p>$228.75</text:p>
          </table:table-cell>
          <table:table-cell table:style-name="ce64" table:formula="of:=[.F12]-[.B12]" office:value-type="currency" office:currency="USD" office:value="21.75" calcext:value-type="currency">
            <text:p>$21.75</text:p>
          </table:table-cell>
          <table:table-cell table:style-name="ce17" table:formula="of:=[.F12]/[.E12]" office:value-type="float" office:value="1.53843567153137" calcext:value-type="float">
            <text:p>1.5384356715313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24x48HD</text:p>
          </table:table-cell>
          <table:table-cell table:number-columns-repeated="2" table:style-name="ce8" office:value-type="currency" office:currency="USD" office:value="242" calcext:value-type="currency">
            <text:p>$242.00</text:p>
          </table:table-cell>
          <table:table-cell table:style-name="ce64" office:value-type="currency" office:currency="USD" office:value="290.64" calcext:value-type="currency">
            <text:p>$290.64</text:p>
          </table:table-cell>
          <table:table-cell table:style-name="ce64" office:value-type="currency" office:currency="USD" office:value="173.95" calcext:value-type="currency">
            <text:p>$173.95</text:p>
          </table:table-cell>
          <table:table-cell table:style-name="ce64" office:value-type="currency" office:currency="USD" office:value="267.62" calcext:value-type="currency">
            <text:p>$267.62</text:p>
          </table:table-cell>
          <table:table-cell table:style-name="ce64" table:formula="of:=[.F13]-[.B13]" office:value-type="currency" office:currency="USD" office:value="25.62" calcext:value-type="currency">
            <text:p>$25.62</text:p>
          </table:table-cell>
          <table:table-cell table:style-name="ce17" table:formula="of:=[.F13]/[.E13]" office:value-type="float" office:value="1.53848807128485" calcext:value-type="float">
            <text:p>1.53848807128485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Heavy Duty Service Carts - 3 Shelve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24x36HD-3SHELF</text:p>
          </table:table-cell>
          <table:table-cell table:number-columns-repeated="2" table:style-name="ce8" office:value-type="currency" office:currency="USD" office:value="249" calcext:value-type="currency">
            <text:p>$249.00</text:p>
          </table:table-cell>
          <table:table-cell table:style-name="ce64" office:value-type="currency" office:currency="USD" office:value="306.87" calcext:value-type="currency">
            <text:p>$306.87</text:p>
          </table:table-cell>
          <table:table-cell table:style-name="ce64" office:value-type="currency" office:currency="USD" office:value="183.66" calcext:value-type="currency">
            <text:p>$183.66</text:p>
          </table:table-cell>
          <table:table-cell table:style-name="ce64" office:value-type="currency" office:currency="USD" office:value="282.55" calcext:value-type="currency">
            <text:p>$282.55</text:p>
          </table:table-cell>
          <table:table-cell table:style-name="ce64" table:formula="of:=[.F17]-[.B17]" office:value-type="currency" office:currency="USD" office:value="33.55" calcext:value-type="currency">
            <text:p>$33.55</text:p>
          </table:table-cell>
          <table:table-cell table:style-name="ce17" table:formula="of:=[.F17]/[.E17]" office:value-type="float" office:value="1.53844059675487" calcext:value-type="float">
            <text:p>1.5384405967548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3">
          <table:table-cell table:style-name="ce2" office:value-type="string" calcext:value-type="string">
            <text:p>24x48HD-3SHELF</text:p>
          </table:table-cell>
          <table:table-cell table:number-columns-repeated="2" table:style-name="ce8" office:value-type="currency" office:currency="USD" office:value="283" calcext:value-type="currency">
            <text:p>$283.00</text:p>
          </table:table-cell>
          <table:table-cell table:style-name="ce64" office:value-type="currency" office:currency="USD" office:value="354.95" calcext:value-type="currency">
            <text:p>$354.95</text:p>
          </table:table-cell>
          <table:table-cell table:style-name="ce64" office:value-type="currency" office:currency="USD" office:value="212.44" calcext:value-type="currency">
            <text:p>$212.44</text:p>
          </table:table-cell>
          <table:table-cell table:style-name="ce64"/>
          <table:table-cell table:style-name="ce64" table:formula="of:=[.F18]-[.B18]" office:value-type="currency" office:currency="USD" office:value="-283" calcext:value-type="currency">
            <text:p>-$283.00</text:p>
          </table:table-cell>
          <table:table-cell table:style-name="ce17" table:formula="of:=[.F18]/[.E1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Dutro Piano Dolly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350" calcext:value-type="float">
            <text:p>1350</text:p>
          </table:table-cell>
          <table:table-cell table:style-name="ce8" office:value-type="currency" office:currency="USD" office:value="109" calcext:value-type="currency">
            <text:p>$109.00</text:p>
          </table:table-cell>
          <table:table-cell table:style-name="ce8" office:value-type="currency" office:currency="USD" office:value="104" calcext:value-type="currency">
            <text:p>$104.00</text:p>
          </table:table-cell>
          <table:table-cell table:style-name="ce64" office:value-type="currency" office:currency="USD" office:value="129.52" calcext:value-type="currency">
            <text:p>$129.52</text:p>
          </table:table-cell>
          <table:table-cell table:style-name="ce64" office:value-type="currency" office:currency="USD" office:value="77.52" calcext:value-type="currency">
            <text:p>$77.52</text:p>
          </table:table-cell>
          <table:table-cell table:style-name="ce64" office:value-type="currency" office:currency="USD" office:value="129.2" calcext:value-type="currency">
            <text:p>$129.20</text:p>
          </table:table-cell>
          <table:table-cell table:style-name="ce64" table:formula="of:=[.F22]-[.B22]" office:value-type="currency" office:currency="USD" office:value="20.2" calcext:value-type="currency">
            <text:p>$20.20</text:p>
          </table:table-cell>
          <table:table-cell table:style-name="ce17" table:formula="of:=[.F22]/[.E22]" office:value-type="float" office:value="1.66666666666667" calcext:value-type="float">
            <text:p>1.6666666666666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Piano and Furniture 4 Wheel Swivel Dolly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354" calcext:value-type="float">
            <text:p>1354</text:p>
          </table:table-cell>
          <table:table-cell table:number-columns-repeated="2" table:style-name="ce8" office:value-type="currency" office:currency="USD" office:value="110" calcext:value-type="currency">
            <text:p>$110.00</text:p>
          </table:table-cell>
          <table:table-cell table:style-name="ce64" office:value-type="currency" office:currency="USD" office:value="134.05" calcext:value-type="currency">
            <text:p>$134.05</text:p>
          </table:table-cell>
          <table:table-cell table:style-name="ce64" office:value-type="currency" office:currency="USD" office:value="80.23" calcext:value-type="currency">
            <text:p>$80.23</text:p>
          </table:table-cell>
          <table:table-cell table:style-name="ce64" office:value-type="currency" office:currency="USD" office:value="123.47" calcext:value-type="currency">
            <text:p>$123.47</text:p>
          </table:table-cell>
          <table:table-cell table:style-name="ce64" table:formula="of:=[.F26]-[.B26]" office:value-type="currency" office:currency="USD" office:value="13.47" calcext:value-type="currency">
            <text:p>$13.47</text:p>
          </table:table-cell>
          <table:table-cell table:style-name="ce17" table:formula="of:=[.F26]/[.E26]" office:value-type="float" office:value="1.53895051726287" calcext:value-type="float">
            <text:p>1.53895051726287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Self-Steering Moving Dolly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355" calcext:value-type="float">
            <text:p>1355</text:p>
          </table:table-cell>
          <table:table-cell table:number-columns-repeated="2" table:style-name="ce8" office:value-type="currency" office:currency="USD" office:value="108" calcext:value-type="currency">
            <text:p>$108.00</text:p>
          </table:table-cell>
          <table:table-cell table:style-name="ce64" office:value-type="currency" office:currency="USD" office:value="131.51" calcext:value-type="currency">
            <text:p>$131.51</text:p>
          </table:table-cell>
          <table:table-cell table:style-name="ce64" office:value-type="currency" office:currency="USD" office:value="78.71" calcext:value-type="currency">
            <text:p>$78.71</text:p>
          </table:table-cell>
          <table:table-cell table:style-name="ce64" office:value-type="currency" office:currency="USD" office:value="121.25" calcext:value-type="currency">
            <text:p>$121.25</text:p>
          </table:table-cell>
          <table:table-cell table:style-name="ce64" table:formula="of:=[.F30]-[.B30]" office:value-type="currency" office:currency="USD" office:value="13.25" calcext:value-type="currency">
            <text:p>$13.25</text:p>
          </table:table-cell>
          <table:table-cell table:style-name="ce17" table:formula="of:=[.F30]/[.E30]" office:value-type="float" office:value="1.54046499809427" calcext:value-type="float">
            <text:p>1.54046499809427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Low Profile Furniture and Piano Dolly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360" calcext:value-type="float">
            <text:p>1360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8" office:value-type="currency" office:currency="USD" office:value="63" calcext:value-type="currency">
            <text:p>$63.00</text:p>
          </table:table-cell>
          <table:table-cell table:style-name="ce64" office:value-type="currency" office:currency="USD" office:value="81.39" calcext:value-type="currency">
            <text:p>$81.39</text:p>
          </table:table-cell>
          <table:table-cell table:style-name="ce64" office:value-type="currency" office:currency="USD" office:value="48.71" calcext:value-type="currency">
            <text:p>$48.71</text:p>
          </table:table-cell>
          <table:table-cell table:style-name="ce64" office:value-type="currency" office:currency="USD" office:value="74.97" calcext:value-type="currency">
            <text:p>$74.97</text:p>
          </table:table-cell>
          <table:table-cell table:style-name="ce64" table:formula="of:=[.F34]-[.B34]" office:value-type="currency" office:currency="USD" office:value="8.97" calcext:value-type="currency">
            <text:p>$8.97</text:p>
          </table:table-cell>
          <table:table-cell table:style-name="ce17" table:formula="of:=[.F34]/[.E34]" office:value-type="float" office:value="1.5391090125231" calcext:value-type="float">
            <text:p>1.5391090125231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6-Wheel Heavy-Duty Tubular 55 Inch Long Stocking Cart SM18-53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M18-53</text:p>
          </table:table-cell>
          <table:table-cell table:number-columns-repeated="2" table:style-name="ce8" office:value-type="currency" office:currency="USD" office:value="238" calcext:value-type="currency">
            <text:p>$238.00</text:p>
          </table:table-cell>
          <table:table-cell table:style-name="ce64" office:value-type="currency" office:currency="USD" office:value="285.91" calcext:value-type="currency">
            <text:p>$285.91</text:p>
          </table:table-cell>
          <table:table-cell table:style-name="ce64" office:value-type="currency" office:currency="USD" office:value="171.12" calcext:value-type="currency">
            <text:p>$171.12</text:p>
          </table:table-cell>
          <table:table-cell table:style-name="ce64" office:value-type="currency" office:currency="USD" office:value="263.26" calcext:value-type="currency">
            <text:p>$263.26</text:p>
          </table:table-cell>
          <table:table-cell table:style-name="ce64" table:formula="of:=[.F38]-[.B38]" office:value-type="currency" office:currency="USD" office:value="25.26" calcext:value-type="currency">
            <text:p>$25.26</text:p>
          </table:table-cell>
          <table:table-cell table:style-name="ce17" table:formula="of:=[.F38]/[.E38]" office:value-type="float" office:value="1.53845254791959" calcext:value-type="float">
            <text:p>1.5384525479195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6-Wheel Stocking Hand Cart SM22-41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M22-41</text:p>
          </table:table-cell>
          <table:table-cell table:number-columns-repeated="2" table:style-name="ce8" office:value-type="currency" office:currency="USD" office:value="247" calcext:value-type="currency">
            <text:p>$247.00</text:p>
          </table:table-cell>
          <table:table-cell table:style-name="ce64" office:value-type="currency" office:currency="USD" office:value="293.04" calcext:value-type="currency">
            <text:p>$293.04</text:p>
          </table:table-cell>
          <table:table-cell table:style-name="ce64" office:value-type="currency" office:currency="USD" office:value="175.38" calcext:value-type="currency">
            <text:p>$175.38</text:p>
          </table:table-cell>
          <table:table-cell table:style-name="ce64" office:value-type="currency" office:currency="USD" office:value="269.82" calcext:value-type="currency">
            <text:p>$269.82</text:p>
          </table:table-cell>
          <table:table-cell table:style-name="ce64" table:formula="of:=[.F42]-[.B42]" office:value-type="currency" office:currency="USD" office:value="22.82" calcext:value-type="currency">
            <text:p>$22.82</text:p>
          </table:table-cell>
          <table:table-cell table:style-name="ce17" table:formula="of:=[.F42]/[.E42]" office:value-type="float" office:value="1.53848785494355" calcext:value-type="float">
            <text:p>1.53848785494355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6-Wheel Heavy-Duty Tubular 75 Inch Long Stocking Cart SM18-75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M18-75</text:p>
          </table:table-cell>
          <table:table-cell table:number-columns-repeated="2" table:style-name="ce8" office:value-type="currency" office:currency="USD" office:value="318" calcext:value-type="currency">
            <text:p>$318.00</text:p>
          </table:table-cell>
          <table:table-cell table:style-name="ce64" office:value-type="currency" office:currency="USD" office:value="381.45" calcext:value-type="currency">
            <text:p>$381.45</text:p>
          </table:table-cell>
          <table:table-cell table:style-name="ce64" office:value-type="currency" office:currency="USD" office:value="228.3" calcext:value-type="currency">
            <text:p>$228.30</text:p>
          </table:table-cell>
          <table:table-cell table:style-name="ce64" office:value-type="currency" office:currency="USD" office:value="351.23" calcext:value-type="currency">
            <text:p>$351.23</text:p>
          </table:table-cell>
          <table:table-cell table:style-name="ce64" table:formula="of:=[.F46]-[.B46]" office:value-type="currency" office:currency="USD" office:value="33.23" calcext:value-type="currency">
            <text:p>$33.23</text:p>
          </table:table-cell>
          <table:table-cell table:style-name="ce17" table:formula="of:=[.F46]/[.E46]" office:value-type="float" office:value="1.53845816907578" calcext:value-type="float">
            <text:p>1.53845816907578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4-Wheel Heavy-Duty 43 Inch Long Stocking Cart SM5B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M5B</text:p>
          </table:table-cell>
          <table:table-cell table:style-name="ce8" office:value-type="currency" office:currency="USD" office:value="159" calcext:value-type="currency">
            <text:p>$159.00</text:p>
          </table:table-cell>
          <table:table-cell table:style-name="ce8" office:value-type="currency" office:currency="USD" office:value="152" calcext:value-type="currency">
            <text:p>$152.00</text:p>
          </table:table-cell>
          <table:table-cell table:style-name="ce64" office:value-type="currency" office:currency="USD" office:value="189.93" calcext:value-type="currency">
            <text:p>$189.93</text:p>
          </table:table-cell>
          <table:table-cell table:style-name="ce64" office:value-type="currency" office:currency="USD" office:value="113.67" calcext:value-type="currency">
            <text:p>$113.67</text:p>
          </table:table-cell>
          <table:table-cell table:style-name="ce64" office:value-type="currency" office:currency="USD" office:value="174.88" calcext:value-type="currency">
            <text:p>$174.88</text:p>
          </table:table-cell>
          <table:table-cell table:style-name="ce64" table:formula="of:=[.F50]-[.B50]" office:value-type="currency" office:currency="USD" office:value="15.88" calcext:value-type="currency">
            <text:p>$15.88</text:p>
          </table:table-cell>
          <table:table-cell table:style-name="ce17" table:formula="of:=[.F50]/[.E50]" office:value-type="float" office:value="1.53848860737222" calcext:value-type="float">
            <text:p>1.53848860737222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6-Wheel Steel Stocking Cart SM58B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SM58B</text:p>
          </table:table-cell>
          <table:table-cell table:number-columns-repeated="2" table:style-name="ce8" office:value-type="currency" office:currency="USD" office:value="227" calcext:value-type="currency">
            <text:p>$227.00</text:p>
          </table:table-cell>
          <table:table-cell table:style-name="ce64" office:value-type="currency" office:currency="USD" office:value="271.48" calcext:value-type="currency">
            <text:p>$271.48</text:p>
          </table:table-cell>
          <table:table-cell table:style-name="ce64" office:value-type="currency" office:currency="USD" office:value="162.48" calcext:value-type="currency">
            <text:p>$162.48</text:p>
          </table:table-cell>
          <table:table-cell table:style-name="ce64" office:value-type="currency" office:currency="USD" office:value="249.97" calcext:value-type="currency">
            <text:p>$249.97</text:p>
          </table:table-cell>
          <table:table-cell table:style-name="ce64" table:formula="of:=[.F54]-[.B54]" office:value-type="currency" office:currency="USD" office:value="22.97" calcext:value-type="currency">
            <text:p>$22.97</text:p>
          </table:table-cell>
          <table:table-cell table:style-name="ce17" table:formula="of:=[.F54]/[.E54]" office:value-type="float" office:value="1.53846627277203" calcext:value-type="float">
            <text:p>1.5384662727720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Dutro Drywall &amp; Panel Truck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WC2X4-FRM</text:p>
          </table:table-cell>
          <table:table-cell table:style-name="ce8" office:value-type="currency" office:currency="USD" office:value="219" calcext:value-type="currency">
            <text:p>$219.00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64" office:value-type="currency" office:currency="USD" office:value="236.31" calcext:value-type="currency">
            <text:p>$236.31</text:p>
          </table:table-cell>
          <table:table-cell table:style-name="ce64" office:value-type="currency" office:currency="USD" office:value="141.43" calcext:value-type="currency">
            <text:p>$141.43</text:p>
          </table:table-cell>
          <table:table-cell table:style-name="ce64"/>
          <table:table-cell table:style-name="ce64" table:formula="of:=[.F58]-[.B58]" office:value-type="currency" office:currency="USD" office:value="-219" calcext:value-type="currency">
            <text:p>-$219.00</text:p>
          </table:table-cell>
          <table:table-cell table:style-name="ce17" table:formula="of:=[.F58]/[.E58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DWC2X4</text:p>
          </table:table-cell>
          <table:table-cell table:style-name="ce8" office:value-type="currency" office:currency="USD" office:value="319" calcext:value-type="currency">
            <text:p>$319.00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64" office:value-type="currency" office:currency="USD" office:value="388.59" calcext:value-type="currency">
            <text:p>$388.59</text:p>
          </table:table-cell>
          <table:table-cell table:style-name="ce64" office:value-type="currency" office:currency="USD" office:value="232.57" calcext:value-type="currency">
            <text:p>$232.57</text:p>
          </table:table-cell>
          <table:table-cell table:style-name="ce64" office:value-type="currency" office:currency="USD" office:value="357.8" calcext:value-type="currency">
            <text:p>$357.80</text:p>
          </table:table-cell>
          <table:table-cell table:style-name="ce64" table:formula="of:=[.F59]-[.B59]" office:value-type="currency" office:currency="USD" office:value="38.8" calcext:value-type="currency">
            <text:p>$38.80</text:p>
          </table:table-cell>
          <table:table-cell table:style-name="ce17" table:formula="of:=[.F59]/[.E59]" office:value-type="float" office:value="1.53846153846154" calcext:value-type="float">
            <text:p>1.53846153846154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tandard Mattress Cart with Center Divide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2040" calcext:value-type="float">
            <text:p>2040</text:p>
          </table:table-cell>
          <table:table-cell table:number-columns-repeated="2" table:style-name="ce8" office:value-type="currency" office:currency="USD" office:value="175" calcext:value-type="currency">
            <text:p>$175.00</text:p>
          </table:table-cell>
          <table:table-cell table:style-name="ce64" office:value-type="currency" office:currency="USD" office:value="216.1" calcext:value-type="currency">
            <text:p>$216.10</text:p>
          </table:table-cell>
          <table:table-cell table:style-name="ce64" office:value-type="currency" office:currency="USD" office:value="129.34" calcext:value-type="currency">
            <text:p>$129.34</text:p>
          </table:table-cell>
          <table:table-cell table:style-name="ce64" office:value-type="currency" office:currency="USD" office:value="198.97" calcext:value-type="currency">
            <text:p>$198.97</text:p>
          </table:table-cell>
          <table:table-cell table:style-name="ce64" table:formula="of:=[.F63]-[.B63]" office:value-type="currency" office:currency="USD" office:value="23.97" calcext:value-type="currency">
            <text:p>$23.97</text:p>
          </table:table-cell>
          <table:table-cell table:style-name="ce17" table:formula="of:=[.F63]/[.E63]" office:value-type="float" office:value="1.53834853873512" calcext:value-type="float">
            <text:p>1.53834853873512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Pillow Top Mattress Cart with Center Divide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041-PT</text:p>
          </table:table-cell>
          <table:table-cell table:number-columns-repeated="2" table:style-name="ce8" office:value-type="currency" office:currency="USD" office:value="181" calcext:value-type="currency">
            <text:p>$181.00</text:p>
          </table:table-cell>
          <table:table-cell table:style-name="ce64" office:value-type="currency" office:currency="USD" office:value="223.94" calcext:value-type="currency">
            <text:p>$223.94</text:p>
          </table:table-cell>
          <table:table-cell table:style-name="ce64" office:value-type="currency" office:currency="USD" office:value="134.03" calcext:value-type="currency">
            <text:p>$134.03</text:p>
          </table:table-cell>
          <table:table-cell table:style-name="ce64" office:value-type="currency" office:currency="USD" office:value="206.25" calcext:value-type="currency">
            <text:p>$206.25</text:p>
          </table:table-cell>
          <table:table-cell table:style-name="ce64" table:formula="of:=[.F67]-[.B67]" office:value-type="currency" office:currency="USD" office:value="25.25" calcext:value-type="currency">
            <text:p>$25.25</text:p>
          </table:table-cell>
          <table:table-cell table:style-name="ce17" table:formula="of:=[.F67]/[.E67]" office:value-type="float" office:value="1.53883458927106" calcext:value-type="float">
            <text:p>1.53883458927106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Dutro Drum Dolly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3019" calcext:value-type="float">
            <text:p>3019</text:p>
          </table:table-cell>
          <table:table-cell table:number-columns-repeated="2" table:style-name="ce8" office:value-type="currency" office:currency="USD" office:value="63" calcext:value-type="currency">
            <text:p>$63.00</text:p>
          </table:table-cell>
          <table:table-cell table:style-name="ce64" office:value-type="currency" office:currency="USD" office:value="76.98" calcext:value-type="currency">
            <text:p>$76.98</text:p>
          </table:table-cell>
          <table:table-cell table:style-name="ce64" office:value-type="currency" office:currency="USD" office:value="46.08" calcext:value-type="currency">
            <text:p>$46.08</text:p>
          </table:table-cell>
          <table:table-cell table:style-name="ce64" office:value-type="currency" office:currency="USD" office:value="70.89" calcext:value-type="currency">
            <text:p>$70.89</text:p>
          </table:table-cell>
          <table:table-cell table:style-name="ce64" table:formula="of:=[.F71]-[.B71]" office:value-type="currency" office:currency="USD" office:value="7.89" calcext:value-type="currency">
            <text:p>$7.89</text:p>
          </table:table-cell>
          <table:table-cell table:style-name="ce17" table:formula="of:=[.F71]/[.E71]" office:value-type="float" office:value="1.53841145833333" calcext:value-type="float">
            <text:p>1.53841145833333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float" office:value="3024" calcext:value-type="float">
            <text:p>3024</text:p>
          </table:table-cell>
          <table:table-cell table:number-columns-repeated="2" table:style-name="ce8" office:value-type="currency" office:currency="USD" office:value="65" calcext:value-type="currency">
            <text:p>$65.00</text:p>
          </table:table-cell>
          <table:table-cell table:style-name="ce64" office:value-type="currency" office:currency="USD" office:value="78.56" calcext:value-type="currency">
            <text:p>$78.56</text:p>
          </table:table-cell>
          <table:table-cell table:style-name="ce64" office:value-type="currency" office:currency="USD" office:value="47.02" calcext:value-type="currency">
            <text:p>$47.02</text:p>
          </table:table-cell>
          <table:table-cell table:style-name="ce64" office:value-type="currency" office:currency="USD" office:value="72.47" calcext:value-type="currency">
            <text:p>$72.47</text:p>
          </table:table-cell>
          <table:table-cell table:style-name="ce64" table:formula="of:=[.F72]-[.B72]" office:value-type="currency" office:currency="USD" office:value="7.47" calcext:value-type="currency">
            <text:p>$7.47</text:p>
          </table:table-cell>
          <table:table-cell table:style-name="ce17" table:formula="of:=[.F72]/[.E72]" office:value-type="float" office:value="1.54125903870693" calcext:value-type="float">
            <text:p>1.54125903870693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Dutro Drum Cradle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3034W</text:p>
          </table:table-cell>
          <table:table-cell table:number-columns-repeated="2" table:style-name="ce8" office:value-type="currency" office:currency="USD" office:value="119" calcext:value-type="currency">
            <text:p>$119.00</text:p>
          </table:table-cell>
          <table:table-cell table:style-name="ce64" office:value-type="currency" office:currency="USD" office:value="144.65" calcext:value-type="currency">
            <text:p>$144.65</text:p>
          </table:table-cell>
          <table:table-cell table:style-name="ce64" office:value-type="currency" office:currency="USD" office:value="86.57" calcext:value-type="currency">
            <text:p>$86.57</text:p>
          </table:table-cell>
          <table:table-cell table:style-name="ce64" office:value-type="currency" office:currency="USD" office:value="133.25" calcext:value-type="currency">
            <text:p>$133.25</text:p>
          </table:table-cell>
          <table:table-cell table:style-name="ce64" table:formula="of:=[.F76]-[.B76]" office:value-type="currency" office:currency="USD" office:value="14.25" calcext:value-type="currency">
            <text:p>$14.25</text:p>
          </table:table-cell>
          <table:table-cell table:style-name="ce17" table:formula="of:=[.F76]/[.E76]" office:value-type="float" office:value="1.53921681875939" calcext:value-type="float">
            <text:p>1.53921681875939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Lowboy Triangular Drum Dolly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3023" calcext:value-type="float">
            <text:p>3023</text:p>
          </table:table-cell>
          <table:table-cell table:number-columns-repeated="2" table:style-name="ce8" office:value-type="currency" office:currency="USD" office:value="63" calcext:value-type="currency">
            <text:p>$63.00</text:p>
          </table:table-cell>
          <table:table-cell table:style-name="ce64" office:value-type="currency" office:currency="USD" office:value="78.49" calcext:value-type="currency">
            <text:p>$78.49</text:p>
          </table:table-cell>
          <table:table-cell table:style-name="ce64" office:value-type="currency" office:currency="USD" office:value="46.98" calcext:value-type="currency">
            <text:p>$46.98</text:p>
          </table:table-cell>
          <table:table-cell table:style-name="ce64" office:value-type="currency" office:currency="USD" office:value="72.47" calcext:value-type="currency">
            <text:p>$72.47</text:p>
          </table:table-cell>
          <table:table-cell table:style-name="ce64" table:formula="of:=[.F80]-[.B80]" office:value-type="currency" office:currency="USD" office:value="9.47" calcext:value-type="currency">
            <text:p>$9.47</text:p>
          </table:table-cell>
          <table:table-cell table:style-name="ce17" table:formula="of:=[.F80]/[.E80]" office:value-type="float" office:value="1.54257130693912" calcext:value-type="float">
            <text:p>1.54257130693912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44 Inch Single-Pin Aluminum Hand Truck A48P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48PMP</text:p>
          </table:table-cell>
          <table:table-cell table:style-name="ce8" office:value-type="currency" office:currency="USD" office:value="133" calcext:value-type="currency">
            <text:p>$133.00</text:p>
          </table:table-cell>
          <table:table-cell table:style-name="ce8" office:value-type="currency" office:currency="USD" office:value="131" calcext:value-type="currency">
            <text:p>$131.00</text:p>
          </table:table-cell>
          <table:table-cell table:style-name="ce64" office:value-type="currency" office:currency="USD" office:value="167.19" calcext:value-type="currency">
            <text:p>$167.19</text:p>
          </table:table-cell>
          <table:table-cell table:style-name="ce64" office:value-type="currency" office:currency="USD" office:value="100.06" calcext:value-type="currency">
            <text:p>$100.06</text:p>
          </table:table-cell>
          <table:table-cell table:style-name="ce64" office:value-type="currency" office:currency="USD" office:value="142.94" calcext:value-type="currency">
            <text:p>$142.94</text:p>
          </table:table-cell>
          <table:table-cell table:style-name="ce64" table:formula="of:=[.F84]-[.B84]" office:value-type="currency" office:currency="USD" office:value="9.94" calcext:value-type="currency">
            <text:p>$9.94</text:p>
          </table:table-cell>
          <table:table-cell table:style-name="ce17" table:formula="of:=[.F84]/[.E84]" office:value-type="float" office:value="1.42854287427543" calcext:value-type="float">
            <text:p>1.4285428742754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48PNP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8" office:value-type="currency" office:currency="USD" office:value="153" calcext:value-type="currency">
            <text:p>$153.00</text:p>
          </table:table-cell>
          <table:table-cell table:style-name="ce64" office:value-type="currency" office:currency="USD" office:value="195.65" calcext:value-type="currency">
            <text:p>$195.65</text:p>
          </table:table-cell>
          <table:table-cell table:style-name="ce64" office:value-type="currency" office:currency="USD" office:value="117.1" calcext:value-type="currency">
            <text:p>$117.10</text:p>
          </table:table-cell>
          <table:table-cell table:style-name="ce64" office:value-type="currency" office:currency="USD" office:value="167.29" calcext:value-type="currency">
            <text:p>$167.29</text:p>
          </table:table-cell>
          <table:table-cell table:style-name="ce64" table:formula="of:=[.F85]-[.B85]" office:value-type="currency" office:currency="USD" office:value="11.29" calcext:value-type="currency">
            <text:p>$11.29</text:p>
          </table:table-cell>
          <table:table-cell table:style-name="ce17" table:formula="of:=[.F85]/[.E85]" office:value-type="float" office:value="1.42860802732707" calcext:value-type="float">
            <text:p>1.4286080273270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48PSP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style-name="ce64" office:value-type="currency" office:currency="USD" office:value="162.54" calcext:value-type="currency">
            <text:p>$162.54</text:p>
          </table:table-cell>
          <table:table-cell table:style-name="ce64" office:value-type="currency" office:currency="USD" office:value="97.28" calcext:value-type="currency">
            <text:p>$97.28</text:p>
          </table:table-cell>
          <table:table-cell table:style-name="ce64" office:value-type="currency" office:currency="USD" office:value="138.97" calcext:value-type="currency">
            <text:p>$138.97</text:p>
          </table:table-cell>
          <table:table-cell table:style-name="ce64" table:formula="of:=[.F86]-[.B86]" office:value-type="currency" office:currency="USD" office:value="9.97" calcext:value-type="currency">
            <text:p>$9.97</text:p>
          </table:table-cell>
          <table:table-cell table:style-name="ce17" table:formula="of:=[.F86]/[.E86]" office:value-type="float" office:value="1.42855674342105" calcext:value-type="float">
            <text:p>1.42855674342105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Aluminum Single-Pin Open-Plate 8-Inch-Wheel Hand Truck A48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48RSP</text:p>
          </table:table-cell>
          <table:table-cell table:style-name="ce8" office:value-type="currency" office:currency="USD" office:value="133" calcext:value-type="currency">
            <text:p>$133.00</text:p>
          </table:table-cell>
          <table:table-cell table:style-name="ce8" office:value-type="currency" office:currency="USD" office:value="131" calcext:value-type="currency">
            <text:p>$131.00</text:p>
          </table:table-cell>
          <table:table-cell table:style-name="ce64" office:value-type="currency" office:currency="USD" office:value="170.09" calcext:value-type="currency">
            <text:p>$170.09</text:p>
          </table:table-cell>
          <table:table-cell table:style-name="ce64" office:value-type="currency" office:currency="USD" office:value="101.8" calcext:value-type="currency">
            <text:p>$101.80</text:p>
          </table:table-cell>
          <table:table-cell table:style-name="ce64" office:value-type="currency" office:currency="USD" office:value="145.43" calcext:value-type="currency">
            <text:p>$145.43</text:p>
          </table:table-cell>
          <table:table-cell table:style-name="ce64" table:formula="of:=[.F90]-[.B90]" office:value-type="currency" office:currency="USD" office:value="12.43" calcext:value-type="currency">
            <text:p>$12.43</text:p>
          </table:table-cell>
          <table:table-cell table:style-name="ce17" table:formula="of:=[.F90]/[.E90]" office:value-type="float" office:value="1.42858546168959" calcext:value-type="float">
            <text:p>1.4285854616895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48RMP</text:p>
          </table:table-cell>
          <table:table-cell table:number-columns-repeated="2" table:style-name="ce8" office:value-type="currency" office:currency="USD" office:value="136" calcext:value-type="currency">
            <text:p>$136.00</text:p>
          </table:table-cell>
          <table:table-cell table:style-name="ce64" office:value-type="currency" office:currency="USD" office:value="174.96" calcext:value-type="currency">
            <text:p>$174.96</text:p>
          </table:table-cell>
          <table:table-cell table:style-name="ce64" office:value-type="currency" office:currency="USD" office:value="104.71" calcext:value-type="currency">
            <text:p>$104.71</text:p>
          </table:table-cell>
          <table:table-cell table:style-name="ce64" office:value-type="currency" office:currency="USD" office:value="149.59" calcext:value-type="currency">
            <text:p>$149.59</text:p>
          </table:table-cell>
          <table:table-cell table:style-name="ce64" table:formula="of:=[.F91]-[.B91]" office:value-type="currency" office:currency="USD" office:value="13.59" calcext:value-type="currency">
            <text:p>$13.59</text:p>
          </table:table-cell>
          <table:table-cell table:style-name="ce17" table:formula="of:=[.F91]/[.E91]" office:value-type="float" office:value="1.42861235794098" calcext:value-type="float">
            <text:p>1.42861235794098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48RNP</text:p>
          </table:table-cell>
          <table:table-cell table:number-columns-repeated="2" table:style-name="ce8" office:value-type="currency" office:currency="USD" office:value="167" calcext:value-type="currency">
            <text:p>$167.00</text:p>
          </table:table-cell>
          <table:table-cell table:style-name="ce64" office:value-type="currency" office:currency="USD" office:value="212.12" calcext:value-type="currency">
            <text:p>$212.12</text:p>
          </table:table-cell>
          <table:table-cell table:style-name="ce64" office:value-type="currency" office:currency="USD" office:value="126.95" calcext:value-type="currency">
            <text:p>$126.95</text:p>
          </table:table-cell>
          <table:table-cell table:style-name="ce64" office:value-type="currency" office:currency="USD" office:value="181.36" calcext:value-type="currency">
            <text:p>$181.36</text:p>
          </table:table-cell>
          <table:table-cell table:style-name="ce64" table:formula="of:=[.F92]-[.B92]" office:value-type="currency" office:currency="USD" office:value="14.36" calcext:value-type="currency">
            <text:p>$14.36</text:p>
          </table:table-cell>
          <table:table-cell table:style-name="ce17" table:formula="of:=[.F92]/[.E92]" office:value-type="float" office:value="1.42859393461993" calcext:value-type="float">
            <text:p>1.4285939346199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54 Inch Single-Pin Aluminum Hand Truck A58P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58PMP</text:p>
          </table:table-cell>
          <table:table-cell table:number-columns-repeated="2" table:style-name="ce8" office:value-type="currency" office:currency="USD" office:value="132" calcext:value-type="currency">
            <text:p>$132.00</text:p>
          </table:table-cell>
          <table:table-cell table:style-name="ce64" office:value-type="currency" office:currency="USD" office:value="167.68" calcext:value-type="currency">
            <text:p>$167.68</text:p>
          </table:table-cell>
          <table:table-cell table:style-name="ce64" office:value-type="currency" office:currency="USD" office:value="100.36" calcext:value-type="currency">
            <text:p>$100.36</text:p>
          </table:table-cell>
          <table:table-cell table:style-name="ce64" office:value-type="currency" office:currency="USD" office:value="143.37" calcext:value-type="currency">
            <text:p>$143.37</text:p>
          </table:table-cell>
          <table:table-cell table:style-name="ce64" table:formula="of:=[.F96]-[.B96]" office:value-type="currency" office:currency="USD" office:value="11.37" calcext:value-type="currency">
            <text:p>$11.37</text:p>
          </table:table-cell>
          <table:table-cell table:style-name="ce17" table:formula="of:=[.F96]/[.E96]" office:value-type="float" office:value="1.42855719410124" calcext:value-type="float">
            <text:p>1.42855719410124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8PNP</text:p>
          </table:table-cell>
          <table:table-cell table:number-columns-repeated="2" table:style-name="ce8" office:value-type="currency" office:currency="USD" office:value="162" calcext:value-type="currency">
            <text:p>$162.00</text:p>
          </table:table-cell>
          <table:table-cell table:style-name="ce64" office:value-type="currency" office:currency="USD" office:value="202.02" calcext:value-type="currency">
            <text:p>$202.02</text:p>
          </table:table-cell>
          <table:table-cell table:style-name="ce64" office:value-type="currency" office:currency="USD" office:value="120.91" calcext:value-type="currency">
            <text:p>$120.91</text:p>
          </table:table-cell>
          <table:table-cell table:style-name="ce64" office:value-type="currency" office:currency="USD" office:value="172.73" calcext:value-type="currency">
            <text:p>$172.73</text:p>
          </table:table-cell>
          <table:table-cell table:style-name="ce64" table:formula="of:=[.F97]-[.B97]" office:value-type="currency" office:currency="USD" office:value="10.73" calcext:value-type="currency">
            <text:p>$10.73</text:p>
          </table:table-cell>
          <table:table-cell table:style-name="ce17" table:formula="of:=[.F97]/[.E97]" office:value-type="float" office:value="1.42858324373501" calcext:value-type="float">
            <text:p>1.42858324373501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8PSP</text:p>
          </table:table-cell>
          <table:table-cell table:number-columns-repeated="2" table:style-name="ce8" office:value-type="currency" office:currency="USD" office:value="131" calcext:value-type="currency">
            <text:p>$131.00</text:p>
          </table:table-cell>
          <table:table-cell table:style-name="ce64" office:value-type="currency" office:currency="USD" office:value="165.23" calcext:value-type="currency">
            <text:p>$165.23</text:p>
          </table:table-cell>
          <table:table-cell table:style-name="ce64" office:value-type="currency" office:currency="USD" office:value="98.89" calcext:value-type="currency">
            <text:p>$98.89</text:p>
          </table:table-cell>
          <table:table-cell table:style-name="ce64" office:value-type="currency" office:currency="USD" office:value="141.27" calcext:value-type="currency">
            <text:p>$141.27</text:p>
          </table:table-cell>
          <table:table-cell table:style-name="ce64" table:formula="of:=[.F98]-[.B98]" office:value-type="currency" office:currency="USD" office:value="10.27" calcext:value-type="currency">
            <text:p>$10.27</text:p>
          </table:table-cell>
          <table:table-cell table:style-name="ce17" table:formula="of:=[.F98]/[.E98]" office:value-type="float" office:value="1.42855698250581" calcext:value-type="float">
            <text:p>1.42855698250581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54 Inch Single-Pin Aluminum Hand Truck A58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58RMP</text:p>
          </table:table-cell>
          <table:table-cell table:number-columns-repeated="2" table:style-name="ce8" office:value-type="currency" office:currency="USD" office:value="137" calcext:value-type="currency">
            <text:p>$137.00</text:p>
          </table:table-cell>
          <table:table-cell table:style-name="ce64" office:value-type="currency" office:currency="USD" office:value="180.31" calcext:value-type="currency">
            <text:p>$180.31</text:p>
          </table:table-cell>
          <table:table-cell table:style-name="ce64" office:value-type="currency" office:currency="USD" office:value="107.91" calcext:value-type="currency">
            <text:p>$107.91</text:p>
          </table:table-cell>
          <table:table-cell table:style-name="ce64" office:value-type="currency" office:currency="USD" office:value="154.16" calcext:value-type="currency">
            <text:p>$154.16</text:p>
          </table:table-cell>
          <table:table-cell table:style-name="ce64" table:formula="of:=[.F102]-[.B102]" office:value-type="currency" office:currency="USD" office:value="17.16" calcext:value-type="currency">
            <text:p>$17.16</text:p>
          </table:table-cell>
          <table:table-cell table:style-name="ce17" table:formula="of:=[.F102]/[.E102]" office:value-type="float" office:value="1.42859790566213" calcext:value-type="float">
            <text:p>1.4285979056621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8RNP</text:p>
          </table:table-cell>
          <table:table-cell table:number-columns-repeated="2" table:style-name="ce8" office:value-type="currency" office:currency="USD" office:value="157" calcext:value-type="currency">
            <text:p>$157.00</text:p>
          </table:table-cell>
          <table:table-cell table:style-name="ce64" office:value-type="currency" office:currency="USD" office:value="216.11" calcext:value-type="currency">
            <text:p>$216.11</text:p>
          </table:table-cell>
          <table:table-cell table:style-name="ce64" office:value-type="currency" office:currency="USD" office:value="129.34" calcext:value-type="currency">
            <text:p>$129.34</text:p>
          </table:table-cell>
          <table:table-cell table:style-name="ce64" office:value-type="currency" office:currency="USD" office:value="184.77" calcext:value-type="currency">
            <text:p>$184.77</text:p>
          </table:table-cell>
          <table:table-cell table:style-name="ce64" table:formula="of:=[.F103]-[.B103]" office:value-type="currency" office:currency="USD" office:value="27.77" calcext:value-type="currency">
            <text:p>$27.77</text:p>
          </table:table-cell>
          <table:table-cell table:style-name="ce17" table:formula="of:=[.F103]/[.E103]" office:value-type="float" office:value="1.42856038348539" calcext:value-type="float">
            <text:p>1.4285603834853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8RSP</text:p>
          </table:table-cell>
          <table:table-cell table:number-columns-repeated="2" table:style-name="ce8" office:value-type="currency" office:currency="USD" office:value="138" calcext:value-type="currency">
            <text:p>$138.00</text:p>
          </table:table-cell>
          <table:table-cell table:style-name="ce64" office:value-type="currency" office:currency="USD" office:value="175.3" calcext:value-type="currency">
            <text:p>$175.30</text:p>
          </table:table-cell>
          <table:table-cell table:style-name="ce64" office:value-type="currency" office:currency="USD" office:value="104.92" calcext:value-type="currency">
            <text:p>$104.92</text:p>
          </table:table-cell>
          <table:table-cell table:style-name="ce64" office:value-type="currency" office:currency="USD" office:value="149.89" calcext:value-type="currency">
            <text:p>$149.89</text:p>
          </table:table-cell>
          <table:table-cell table:style-name="ce64" table:formula="of:=[.F104]-[.B104]" office:value-type="currency" office:currency="USD" office:value="11.89" calcext:value-type="currency">
            <text:p>$11.89</text:p>
          </table:table-cell>
          <table:table-cell table:style-name="ce17" table:formula="of:=[.F104]/[.E104]" office:value-type="float" office:value="1.42861227601982" calcext:value-type="float">
            <text:p>1.42861227601982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54 Inch Double-Loop Aluminum Hand Truck A58P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58PMDL</text:p>
          </table:table-cell>
          <table:table-cell table:number-columns-repeated="2" table:style-name="ce8" office:value-type="currency" office:currency="USD" office:value="148" calcext:value-type="currency">
            <text:p>$148.00</text:p>
          </table:table-cell>
          <table:table-cell table:style-name="ce64" office:value-type="currency" office:currency="USD" office:value="189.29" calcext:value-type="currency">
            <text:p>$189.29</text:p>
          </table:table-cell>
          <table:table-cell table:style-name="ce64" office:value-type="currency" office:currency="USD" office:value="113.29" calcext:value-type="currency">
            <text:p>$113.29</text:p>
          </table:table-cell>
          <table:table-cell table:style-name="ce64" office:value-type="currency" office:currency="USD" office:value="161.84" calcext:value-type="currency">
            <text:p>$161.84</text:p>
          </table:table-cell>
          <table:table-cell table:style-name="ce64" table:formula="of:=[.F108]-[.B108]" office:value-type="currency" office:currency="USD" office:value="13.84" calcext:value-type="currency">
            <text:p>$13.84</text:p>
          </table:table-cell>
          <table:table-cell table:style-name="ce17" table:formula="of:=[.F108]/[.E108]" office:value-type="float" office:value="1.42854620884456" calcext:value-type="float">
            <text:p>1.42854620884456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8PNDL</text:p>
          </table:table-cell>
          <table:table-cell table:number-columns-repeated="2" table:style-name="ce8" office:value-type="currency" office:currency="USD" office:value="169" calcext:value-type="currency">
            <text:p>$169.00</text:p>
          </table:table-cell>
          <table:table-cell table:style-name="ce64" office:value-type="currency" office:currency="USD" office:value="213.08" calcext:value-type="currency">
            <text:p>$213.08</text:p>
          </table:table-cell>
          <table:table-cell table:style-name="ce64" office:value-type="currency" office:currency="USD" office:value="127.53" calcext:value-type="currency">
            <text:p>$127.53</text:p>
          </table:table-cell>
          <table:table-cell table:style-name="ce64" office:value-type="currency" office:currency="USD" office:value="182.19" calcext:value-type="currency">
            <text:p>$182.19</text:p>
          </table:table-cell>
          <table:table-cell table:style-name="ce64" table:formula="of:=[.F109]-[.B109]" office:value-type="currency" office:currency="USD" office:value="13.19" calcext:value-type="currency">
            <text:p>$13.19</text:p>
          </table:table-cell>
          <table:table-cell table:style-name="ce17" table:formula="of:=[.F109]/[.E109]" office:value-type="float" office:value="1.42860503410962" calcext:value-type="float">
            <text:p>1.42860503410962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8PSDL</text:p>
          </table:table-cell>
          <table:table-cell table:number-columns-repeated="2" table:style-name="ce8" office:value-type="currency" office:currency="USD" office:value="143" calcext:value-type="currency">
            <text:p>$143.00</text:p>
          </table:table-cell>
          <table:table-cell table:style-name="ce64" office:value-type="currency" office:currency="USD" office:value="184.03" calcext:value-type="currency">
            <text:p>$184.03</text:p>
          </table:table-cell>
          <table:table-cell table:style-name="ce64" office:value-type="currency" office:currency="USD" office:value="110.14" calcext:value-type="currency">
            <text:p>$110.14</text:p>
          </table:table-cell>
          <table:table-cell table:style-name="ce64" office:value-type="currency" office:currency="USD" office:value="157.34" calcext:value-type="currency">
            <text:p>$157.34</text:p>
          </table:table-cell>
          <table:table-cell table:style-name="ce64" table:formula="of:=[.F110]-[.B110]" office:value-type="currency" office:currency="USD" office:value="14.34" calcext:value-type="currency">
            <text:p>$14.34</text:p>
          </table:table-cell>
          <table:table-cell table:style-name="ce17" table:formula="of:=[.F110]/[.E110]" office:value-type="float" office:value="1.42854548756129" calcext:value-type="float">
            <text:p>1.4285454875612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A510P Aluminum Single-Pin Standard-Plate 10-inch-Wheel Hand Truck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510PSP</text:p>
          </table:table-cell>
          <table:table-cell table:style-name="ce8" office:value-type="currency" office:currency="USD" office:value="149" calcext:value-type="currency">
            <text:p>$149.00</text:p>
          </table:table-cell>
          <table:table-cell table:style-name="ce8" office:value-type="currency" office:currency="USD" office:value="144" calcext:value-type="currency">
            <text:p>$144.00</text:p>
          </table:table-cell>
          <table:table-cell table:style-name="ce64" office:value-type="currency" office:currency="USD" office:value="184.29" calcext:value-type="currency">
            <text:p>$184.29</text:p>
          </table:table-cell>
          <table:table-cell table:style-name="ce64" office:value-type="currency" office:currency="USD" office:value="110.29" calcext:value-type="currency">
            <text:p>$110.29</text:p>
          </table:table-cell>
          <table:table-cell table:style-name="ce64" office:value-type="currency" office:currency="USD" office:value="157.56" calcext:value-type="currency">
            <text:p>$157.56</text:p>
          </table:table-cell>
          <table:table-cell table:style-name="ce64" table:formula="of:=[.F114]-[.B114]" office:value-type="currency" office:currency="USD" office:value="8.56" calcext:value-type="currency">
            <text:p>$8.56</text:p>
          </table:table-cell>
          <table:table-cell table:style-name="ce17" table:formula="of:=[.F114]/[.E114]" office:value-type="float" office:value="1.42859733430048" calcext:value-type="float">
            <text:p>1.42859733430048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10PBP</text:p>
          </table:table-cell>
          <table:table-cell table:style-name="ce8" office:value-type="currency" office:currency="USD" office:value="162" calcext:value-type="currency">
            <text:p>$162.00</text:p>
          </table:table-cell>
          <table:table-cell table:style-name="ce8" office:value-type="currency" office:currency="USD" office:value="157" calcext:value-type="currency">
            <text:p>$157.00</text:p>
          </table:table-cell>
          <table:table-cell table:style-name="ce64" office:value-type="currency" office:currency="USD" office:value="206.92" calcext:value-type="currency">
            <text:p>$206.92</text:p>
          </table:table-cell>
          <table:table-cell table:style-name="ce64" office:value-type="currency" office:currency="USD" office:value="123.84" calcext:value-type="currency">
            <text:p>$123.84</text:p>
          </table:table-cell>
          <table:table-cell table:style-name="ce64" office:value-type="currency" office:currency="USD" office:value="176.91" calcext:value-type="currency">
            <text:p>$176.91</text:p>
          </table:table-cell>
          <table:table-cell table:style-name="ce64" table:formula="of:=[.F115]-[.B115]" office:value-type="currency" office:currency="USD" office:value="14.91" calcext:value-type="currency">
            <text:p>$14.91</text:p>
          </table:table-cell>
          <table:table-cell table:style-name="ce17" table:formula="of:=[.F115]/[.E115]" office:value-type="float" office:value="1.42853682170543" calcext:value-type="float">
            <text:p>1.4285368217054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10PNP</text:p>
          </table:table-cell>
          <table:table-cell table:style-name="ce8" office:value-type="currency" office:currency="USD" office:value="162" calcext:value-type="currency">
            <text:p>$162.00</text:p>
          </table:table-cell>
          <table:table-cell table:style-name="ce8" office:value-type="currency" office:currency="USD" office:value="157" calcext:value-type="currency">
            <text:p>$157.00</text:p>
          </table:table-cell>
          <table:table-cell table:style-name="ce64" office:value-type="currency" office:currency="USD" office:value="206.92" calcext:value-type="currency">
            <text:p>$206.92</text:p>
          </table:table-cell>
          <table:table-cell table:style-name="ce64" office:value-type="currency" office:currency="USD" office:value="123.84" calcext:value-type="currency">
            <text:p>$123.84</text:p>
          </table:table-cell>
          <table:table-cell table:style-name="ce64" office:value-type="currency" office:currency="USD" office:value="172.73" calcext:value-type="currency">
            <text:p>$172.73</text:p>
          </table:table-cell>
          <table:table-cell table:style-name="ce64" table:formula="of:=[.F116]-[.B116]" office:value-type="currency" office:currency="USD" office:value="10.73" calcext:value-type="currency">
            <text:p>$10.73</text:p>
          </table:table-cell>
          <table:table-cell table:style-name="ce17" table:formula="of:=[.F116]/[.E116]" office:value-type="float" office:value="1.39478359173127" calcext:value-type="float">
            <text:p>1.3947835917312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Dutro Aluminum Double-Loop Standard-Plate 10-Inch Wheel Hand Truck A510P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510PSDL</text:p>
          </table:table-cell>
          <table:table-cell table:style-name="ce8" office:value-type="currency" office:currency="USD" office:value="149" calcext:value-type="currency">
            <text:p>$149.00</text:p>
          </table:table-cell>
          <table:table-cell table:style-name="ce8" office:value-type="currency" office:currency="USD" office:value="145" calcext:value-type="currency">
            <text:p>$145.00</text:p>
          </table:table-cell>
          <table:table-cell table:style-name="ce64" office:value-type="currency" office:currency="USD" office:value="196.36" calcext:value-type="currency">
            <text:p>$196.36</text:p>
          </table:table-cell>
          <table:table-cell table:style-name="ce64" office:value-type="currency" office:currency="USD" office:value="117.52" calcext:value-type="currency">
            <text:p>$117.52</text:p>
          </table:table-cell>
          <table:table-cell table:style-name="ce64" office:value-type="currency" office:currency="USD" office:value="157.34" calcext:value-type="currency">
            <text:p>$157.34</text:p>
          </table:table-cell>
          <table:table-cell table:style-name="ce64" table:formula="of:=[.F120]-[.B120]" office:value-type="currency" office:currency="USD" office:value="8.34" calcext:value-type="currency">
            <text:p>$8.34</text:p>
          </table:table-cell>
          <table:table-cell table:style-name="ce17" table:formula="of:=[.F120]/[.E120]" office:value-type="float" office:value="1.33883594281824" calcext:value-type="float">
            <text:p>1.33883594281824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10PNDL</text:p>
          </table:table-cell>
          <table:table-cell table:style-name="ce8" office:value-type="currency" office:currency="USD" office:value="169" calcext:value-type="currency">
            <text:p>$169.00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64" office:value-type="currency" office:currency="USD" office:value="217.61" calcext:value-type="currency">
            <text:p>$217.61</text:p>
          </table:table-cell>
          <table:table-cell table:style-name="ce64" office:value-type="currency" office:currency="USD" office:value="130.24" calcext:value-type="currency">
            <text:p>$130.24</text:p>
          </table:table-cell>
          <table:table-cell table:style-name="ce64" office:value-type="currency" office:currency="USD" office:value="182.19" calcext:value-type="currency">
            <text:p>$182.19</text:p>
          </table:table-cell>
          <table:table-cell table:style-name="ce64" table:formula="of:=[.F121]-[.B121]" office:value-type="currency" office:currency="USD" office:value="13.19" calcext:value-type="currency">
            <text:p>$13.19</text:p>
          </table:table-cell>
          <table:table-cell table:style-name="ce17" table:formula="of:=[.F121]/[.E121]" office:value-type="float" office:value="1.39887899262899" calcext:value-type="float">
            <text:p>1.3988789926289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10PBDL</text:p>
          </table:table-cell>
          <table:table-cell table:style-name="ce8" office:value-type="currency" office:currency="USD" office:value="173" calcext:value-type="currency">
            <text:p>$173.00</text:p>
          </table:table-cell>
          <table:table-cell table:style-name="ce8" office:value-type="currency" office:currency="USD" office:value="168" calcext:value-type="currency">
            <text:p>$168.00</text:p>
          </table:table-cell>
          <table:table-cell table:style-name="ce64" office:value-type="currency" office:currency="USD" office:value="218.64" calcext:value-type="currency">
            <text:p>$218.64</text:p>
          </table:table-cell>
          <table:table-cell table:style-name="ce64" office:value-type="currency" office:currency="USD" office:value="130.86" calcext:value-type="currency">
            <text:p>$130.86</text:p>
          </table:table-cell>
          <table:table-cell table:style-name="ce64" office:value-type="currency" office:currency="USD" office:value="186.94" calcext:value-type="currency">
            <text:p>$186.94</text:p>
          </table:table-cell>
          <table:table-cell table:style-name="ce64" table:formula="of:=[.F122]-[.B122]" office:value-type="currency" office:currency="USD" office:value="13.94" calcext:value-type="currency">
            <text:p>$13.94</text:p>
          </table:table-cell>
          <table:table-cell table:style-name="ce17" table:formula="of:=[.F122]/[.E122]" office:value-type="float" office:value="1.42854959498701" calcext:value-type="float">
            <text:p>1.42854959498701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Dutro Aluminum Double-Loop Open-Plate 10-Inch Wheel Hand Truck A510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A510RSDL</text:p>
          </table:table-cell>
          <table:table-cell table:style-name="ce8" office:value-type="currency" office:currency="USD" office:value="169" calcext:value-type="currency">
            <text:p>$169.00</text:p>
          </table:table-cell>
          <table:table-cell table:style-name="ce8" office:value-type="currency" office:currency="USD" office:value="168" calcext:value-type="currency">
            <text:p>$168.00</text:p>
          </table:table-cell>
          <table:table-cell table:style-name="ce64" office:value-type="currency" office:currency="USD" office:value="213.47" calcext:value-type="currency">
            <text:p>$213.47</text:p>
          </table:table-cell>
          <table:table-cell table:style-name="ce64" office:value-type="currency" office:currency="USD" office:value="127.76" calcext:value-type="currency">
            <text:p>$127.76</text:p>
          </table:table-cell>
          <table:table-cell table:style-name="ce64" office:value-type="currency" office:currency="USD" office:value="182.51" calcext:value-type="currency">
            <text:p>$182.51</text:p>
          </table:table-cell>
          <table:table-cell table:style-name="ce64" table:formula="of:=[.F126]-[.B126]" office:value-type="currency" office:currency="USD" office:value="13.51" calcext:value-type="currency">
            <text:p>$13.51</text:p>
          </table:table-cell>
          <table:table-cell table:style-name="ce17" table:formula="of:=[.F126]/[.E126]" office:value-type="float" office:value="1.42853788353162" calcext:value-type="float">
            <text:p>1.42853788353162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10RBDL</text:p>
          </table:table-cell>
          <table:table-cell table:style-name="ce8" office:value-type="currency" office:currency="USD" office:value="179" calcext:value-type="currency">
            <text:p>$179.00</text:p>
          </table:table-cell>
          <table:table-cell table:style-name="ce8" office:value-type="currency" office:currency="USD" office:value="178" calcext:value-type="currency">
            <text:p>$178.00</text:p>
          </table:table-cell>
          <table:table-cell table:style-name="ce64" office:value-type="currency" office:currency="USD" office:value="224.09" calcext:value-type="currency">
            <text:p>$224.09</text:p>
          </table:table-cell>
          <table:table-cell table:style-name="ce64" office:value-type="currency" office:currency="USD" office:value="134.12" calcext:value-type="currency">
            <text:p>$134.12</text:p>
          </table:table-cell>
          <table:table-cell table:style-name="ce64" office:value-type="currency" office:currency="USD" office:value="191.6" calcext:value-type="currency">
            <text:p>$191.60</text:p>
          </table:table-cell>
          <table:table-cell table:style-name="ce64" table:formula="of:=[.F127]-[.B127]" office:value-type="currency" office:currency="USD" office:value="12.6" calcext:value-type="currency">
            <text:p>$12.60</text:p>
          </table:table-cell>
          <table:table-cell table:style-name="ce17" table:formula="of:=[.F127]/[.E127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A510RNDL</text:p>
          </table:table-cell>
          <table:table-cell table:style-name="ce8" office:value-type="currency" office:currency="USD" office:value="179" calcext:value-type="currency">
            <text:p>$179.00</text:p>
          </table:table-cell>
          <table:table-cell table:style-name="ce8" office:value-type="currency" office:currency="USD" office:value="178" calcext:value-type="currency">
            <text:p>$178.00</text:p>
          </table:table-cell>
          <table:table-cell table:style-name="ce64" office:value-type="currency" office:currency="USD" office:value="224.09" calcext:value-type="currency">
            <text:p>$224.09</text:p>
          </table:table-cell>
          <table:table-cell table:style-name="ce64" office:value-type="currency" office:currency="USD" office:value="134.12" calcext:value-type="currency">
            <text:p>$134.12</text:p>
          </table:table-cell>
          <table:table-cell table:style-name="ce64" office:value-type="currency" office:currency="USD" office:value="191.6" calcext:value-type="currency">
            <text:p>$191.60</text:p>
          </table:table-cell>
          <table:table-cell table:style-name="ce64" table:formula="of:=[.F128]-[.B128]" office:value-type="currency" office:currency="USD" office:value="12.6" calcext:value-type="currency">
            <text:p>$12.60</text:p>
          </table:table-cell>
          <table:table-cell table:style-name="ce17" table:formula="of:=[.F128]/[.E128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Continuous Loop Handle Hand Truck RET5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RET50N</text:p>
          </table:table-cell>
          <table:table-cell table:style-name="ce8" office:value-type="currency" office:currency="USD" office:value="79" calcext:value-type="currency">
            <text:p>$79.00</text:p>
          </table:table-cell>
          <table:table-cell table:style-name="ce8"/>
          <table:table-cell table:style-name="ce64" table:number-columns-repeated="3"/>
          <table:table-cell table:style-name="ce64" table:formula="of:=[.F132]-[.B132]" office:value-type="currency" office:currency="USD" office:value="-79" calcext:value-type="currency">
            <text:p>-$79.00</text:p>
          </table:table-cell>
          <table:table-cell table:style-name="ce17" table:formula="of:=[.F132]/[.E13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43" office:value-type="string" calcext:value-type="string">
            <text:p>RET50S</text:p>
          </table:table-cell>
          <table:table-cell table:style-name="ce8" office:value-type="currency" office:currency="USD" office:value="79" calcext:value-type="currency">
            <text:p>$79.00</text:p>
          </table:table-cell>
          <table:table-cell table:style-name="ce8"/>
          <table:table-cell table:style-name="ce64" table:number-columns-repeated="3"/>
          <table:table-cell table:style-name="ce64" table:formula="of:=[.F133]-[.B133]" office:value-type="currency" office:currency="USD" office:value="-79" calcext:value-type="currency">
            <text:p>-$79.00</text:p>
          </table:table-cell>
          <table:table-cell table:style-name="ce17" table:formula="of:=[.F133]/[.E1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ingle Loop Handle Steel Hand Truck RET51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RET51N</text:p>
          </table:table-cell>
          <table:table-cell table:style-name="ce8" office:value-type="currency" office:currency="USD" office:value="79" calcext:value-type="currency">
            <text:p>$79.00</text:p>
          </table:table-cell>
          <table:table-cell table:style-name="ce8"/>
          <table:table-cell table:style-name="ce64" table:number-columns-repeated="3"/>
          <table:table-cell table:style-name="ce64" table:formula="of:=[.F137]-[.B137]" office:value-type="currency" office:currency="USD" office:value="-79" calcext:value-type="currency">
            <text:p>-$79.00</text:p>
          </table:table-cell>
          <table:table-cell table:style-name="ce17" table:formula="of:=[.F137]/[.E1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43" office:value-type="string" calcext:value-type="string">
            <text:p>RET51S</text:p>
          </table:table-cell>
          <table:table-cell table:style-name="ce8" office:value-type="currency" office:currency="USD" office:value="79" calcext:value-type="currency">
            <text:p>$79.00</text:p>
          </table:table-cell>
          <table:table-cell table:style-name="ce8"/>
          <table:table-cell table:style-name="ce64" table:number-columns-repeated="3"/>
          <table:table-cell table:style-name="ce64" table:formula="of:=[.F138]-[.B138]" office:value-type="currency" office:currency="USD" office:value="-79" calcext:value-type="currency">
            <text:p>-$79.00</text:p>
          </table:table-cell>
          <table:table-cell table:style-name="ce17" table:formula="of:=[.F138]/[.E1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Double Pin Handle Steel Hand Truck RET52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RET52N</text:p>
          </table:table-cell>
          <table:table-cell table:style-name="ce8" office:value-type="currency" office:currency="USD" office:value="79" calcext:value-type="currency">
            <text:p>$79.00</text:p>
          </table:table-cell>
          <table:table-cell table:style-name="ce8"/>
          <table:table-cell table:style-name="ce64" table:number-columns-repeated="3"/>
          <table:table-cell table:style-name="ce64" table:formula="of:=[.F142]-[.B142]" office:value-type="currency" office:currency="USD" office:value="-79" calcext:value-type="currency">
            <text:p>-$79.00</text:p>
          </table:table-cell>
          <table:table-cell table:style-name="ce17" table:formula="of:=[.F142]/[.E14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43" office:value-type="string" calcext:value-type="string">
            <text:p>RET52S</text:p>
          </table:table-cell>
          <table:table-cell table:style-name="ce8" office:value-type="currency" office:currency="USD" office:value="79" calcext:value-type="currency">
            <text:p>$79.00</text:p>
          </table:table-cell>
          <table:table-cell table:style-name="ce8"/>
          <table:table-cell table:style-name="ce64" table:number-columns-repeated="3"/>
          <table:table-cell table:style-name="ce64" table:formula="of:=[.F143]-[.B143]" office:value-type="currency" office:currency="USD" office:value="-79" calcext:value-type="currency">
            <text:p>-$79.00</text:p>
          </table:table-cell>
          <table:table-cell table:style-name="ce17" table:formula="of:=[.F143]/[.E1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Double Pin Handle Steel Utility Hand Truck 521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210S</text:p>
          </table:table-cell>
          <table:table-cell table:style-name="ce8" office:value-type="currency" office:currency="USD" office:value="99" calcext:value-type="currency">
            <text:p>$99.00</text:p>
          </table:table-cell>
          <table:table-cell table:style-name="ce8" office:value-type="currency" office:currency="USD" office:value="98" calcext:value-type="currency">
            <text:p>$98.00</text:p>
          </table:table-cell>
          <table:table-cell table:style-name="ce64" office:value-type="currency" office:currency="USD" office:value="108.96" calcext:value-type="currency">
            <text:p>$108.96</text:p>
          </table:table-cell>
          <table:table-cell table:style-name="ce64" office:value-type="currency" office:currency="USD" office:value="65.21" calcext:value-type="currency">
            <text:p>$65.21</text:p>
          </table:table-cell>
          <table:table-cell table:style-name="ce64"/>
          <table:table-cell table:style-name="ce64" table:formula="of:=[.F147]-[.B147]" office:value-type="currency" office:currency="USD" office:value="-99" calcext:value-type="currency">
            <text:p>-$99.00</text:p>
          </table:table-cell>
          <table:table-cell table:style-name="ce17" table:formula="of:=[.F147]/[.E14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5210N</text:p>
          </table:table-cell>
          <table:table-cell table:style-name="ce8" office:value-type="currency" office:currency="USD" office:value="95" calcext:value-type="currency">
            <text:p>$95.00</text:p>
          </table:table-cell>
          <table:table-cell table:style-name="ce8" office:value-type="currency" office:currency="USD" office:value="93" calcext:value-type="currency">
            <text:p>$93.00</text:p>
          </table:table-cell>
          <table:table-cell table:style-name="ce64" office:value-type="currency" office:currency="USD" office:value="120.78" calcext:value-type="currency">
            <text:p>$120.78</text:p>
          </table:table-cell>
          <table:table-cell table:style-name="ce64" office:value-type="currency" office:currency="USD" office:value="72.29" calcext:value-type="currency">
            <text:p>$72.29</text:p>
          </table:table-cell>
          <table:table-cell table:style-name="ce64" office:value-type="currency" office:currency="USD" office:value="105.92" calcext:value-type="currency">
            <text:p>$105.92</text:p>
          </table:table-cell>
          <table:table-cell table:style-name="ce64" table:formula="of:=[.F148]-[.B148]" office:value-type="currency" office:currency="USD" office:value="10.92" calcext:value-type="currency">
            <text:p>$10.92</text:p>
          </table:table-cell>
          <table:table-cell table:style-name="ce17" table:formula="of:=[.F148]/[.E148]" office:value-type="float" office:value="1.46520957255499" calcext:value-type="float">
            <text:p>1.46520957255499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5210B</text:p>
          </table:table-cell>
          <table:table-cell table:style-name="ce8" office:value-type="currency" office:currency="USD" office:value="113" calcext:value-type="currency">
            <text:p>$113.00</text:p>
          </table:table-cell>
          <table:table-cell table:style-name="ce8" office:value-type="currency" office:currency="USD" office:value="108" calcext:value-type="currency">
            <text:p>$108.00</text:p>
          </table:table-cell>
          <table:table-cell table:style-name="ce64" office:value-type="currency" office:currency="USD" office:value="133.9" calcext:value-type="currency">
            <text:p>$133.90</text:p>
          </table:table-cell>
          <table:table-cell table:style-name="ce64" office:value-type="currency" office:currency="USD" office:value="80.14" calcext:value-type="currency">
            <text:p>$80.14</text:p>
          </table:table-cell>
          <table:table-cell table:style-name="ce64"/>
          <table:table-cell table:style-name="ce64" table:formula="of:=[.F149]-[.B149]" office:value-type="currency" office:currency="USD" office:value="-113" calcext:value-type="currency">
            <text:p>-$113.00</text:p>
          </table:table-cell>
          <table:table-cell table:style-name="ce17" table:formula="of:=[.F149]/[.E14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ingle Loop Handle Steel Utility Hand Truck 511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110B</text:p>
          </table:table-cell>
          <table:table-cell table:style-name="ce8" office:value-type="currency" office:currency="USD" office:value="112" calcext:value-type="currency">
            <text:p>$112.00</text:p>
          </table:table-cell>
          <table:table-cell table:style-name="ce8" office:value-type="currency" office:currency="USD" office:value="102" calcext:value-type="currency">
            <text:p>$102.00</text:p>
          </table:table-cell>
          <table:table-cell table:style-name="ce64" office:value-type="currency" office:currency="USD" office:value="133.9" calcext:value-type="currency">
            <text:p>$133.90</text:p>
          </table:table-cell>
          <table:table-cell table:style-name="ce64" office:value-type="currency" office:currency="USD" office:value="80.14" calcext:value-type="currency">
            <text:p>$80.14</text:p>
          </table:table-cell>
          <table:table-cell table:style-name="ce64"/>
          <table:table-cell table:style-name="ce64" table:formula="of:=[.F153]-[.B153]" office:value-type="currency" office:currency="USD" office:value="-112" calcext:value-type="currency">
            <text:p>-$112.00</text:p>
          </table:table-cell>
          <table:table-cell table:style-name="ce17" table:formula="of:=[.F153]/[.E15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5110N</text:p>
          </table:table-cell>
          <table:table-cell table:style-name="ce8" office:value-type="currency" office:currency="USD" office:value="102" calcext:value-type="currency">
            <text:p>$102.00</text:p>
          </table:table-cell>
          <table:table-cell table:style-name="ce8" office:value-type="currency" office:currency="USD" office:value="92" calcext:value-type="currency">
            <text:p>$92.00</text:p>
          </table:table-cell>
          <table:table-cell table:style-name="ce64" office:value-type="currency" office:currency="USD" office:value="120.78" calcext:value-type="currency">
            <text:p>$120.78</text:p>
          </table:table-cell>
          <table:table-cell table:style-name="ce64" office:value-type="currency" office:currency="USD" office:value="72.29" calcext:value-type="currency">
            <text:p>$72.29</text:p>
          </table:table-cell>
          <table:table-cell table:style-name="ce64"/>
          <table:table-cell table:style-name="ce64" table:formula="of:=[.F154]-[.B154]" office:value-type="currency" office:currency="USD" office:value="-102" calcext:value-type="currency">
            <text:p>-$102.00</text:p>
          </table:table-cell>
          <table:table-cell table:style-name="ce17" table:formula="of:=[.F154]/[.E15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5110S</text:p>
          </table:table-cell>
          <table:table-cell table:style-name="ce8" office:value-type="currency" office:currency="USD" office:value="97" calcext:value-type="currency">
            <text:p>$97.00</text:p>
          </table:table-cell>
          <table:table-cell table:style-name="ce8" office:value-type="currency" office:currency="USD" office:value="87" calcext:value-type="currency">
            <text:p>$87.00</text:p>
          </table:table-cell>
          <table:table-cell table:style-name="ce64" office:value-type="currency" office:currency="USD" office:value="108.96" calcext:value-type="currency">
            <text:p>$108.96</text:p>
          </table:table-cell>
          <table:table-cell table:style-name="ce64" office:value-type="currency" office:currency="USD" office:value="65.21" calcext:value-type="currency">
            <text:p>$65.21</text:p>
          </table:table-cell>
          <table:table-cell table:style-name="ce64"/>
          <table:table-cell table:style-name="ce64" table:formula="of:=[.F155]-[.B155]" office:value-type="currency" office:currency="USD" office:value="-97" calcext:value-type="currency">
            <text:p>-$97.00</text:p>
          </table:table-cell>
          <table:table-cell table:style-name="ce17" table:formula="of:=[.F155]/[.E15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Light Duty Steel Hand Truck 137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37" calcext:value-type="float">
            <text:p>137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8" office:value-type="currency" office:currency="USD" office:value="63" calcext:value-type="currency">
            <text:p>$63.00</text:p>
          </table:table-cell>
          <table:table-cell table:style-name="ce64" office:value-type="currency" office:currency="USD" office:value="78.38" calcext:value-type="currency">
            <text:p>$78.38</text:p>
          </table:table-cell>
          <table:table-cell table:style-name="ce64" office:value-type="currency" office:currency="USD" office:value="46.91" calcext:value-type="currency">
            <text:p>$46.91</text:p>
          </table:table-cell>
          <table:table-cell table:style-name="ce64" office:value-type="currency" office:currency="USD" office:value="72.25" calcext:value-type="currency">
            <text:p>$72.25</text:p>
          </table:table-cell>
          <table:table-cell table:style-name="ce64" table:formula="of:=[.F159]-[.B159]" office:value-type="currency" office:currency="USD" office:value="7.25" calcext:value-type="currency">
            <text:p>$7.25</text:p>
          </table:table-cell>
          <table:table-cell table:style-name="ce17" table:formula="of:=[.F159]/[.E159]" office:value-type="float" office:value="1.54018332978043" calcext:value-type="float">
            <text:p>1.54018332978043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Dutro Continuous Loop Handle Steel Utility Hand Truck 501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010B</text:p>
          </table:table-cell>
          <table:table-cell table:style-name="ce8" office:value-type="currency" office:currency="USD" office:value="107" calcext:value-type="currency">
            <text:p>$107.00</text:p>
          </table:table-cell>
          <table:table-cell table:style-name="ce8" office:value-type="currency" office:currency="USD" office:value="102" calcext:value-type="currency">
            <text:p>$102.00</text:p>
          </table:table-cell>
          <table:table-cell table:style-name="ce64" office:value-type="currency" office:currency="USD" office:value="133.9" calcext:value-type="currency">
            <text:p>$133.90</text:p>
          </table:table-cell>
          <table:table-cell table:style-name="ce64" office:value-type="currency" office:currency="USD" office:value="80.14" calcext:value-type="currency">
            <text:p>$80.14</text:p>
          </table:table-cell>
          <table:table-cell table:style-name="ce64"/>
          <table:table-cell table:style-name="ce64" table:formula="of:=[.F163]-[.B163]" office:value-type="currency" office:currency="USD" office:value="-107" calcext:value-type="currency">
            <text:p>-$107.00</text:p>
          </table:table-cell>
          <table:table-cell table:style-name="ce17" table:formula="of:=[.F163]/[.E16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5010N</text:p>
          </table:table-cell>
          <table:table-cell table:style-name="ce8" office:value-type="currency" office:currency="USD" office:value="100" calcext:value-type="currency">
            <text:p>$100.00</text:p>
          </table:table-cell>
          <table:table-cell table:style-name="ce8" office:value-type="currency" office:currency="USD" office:value="95" calcext:value-type="currency">
            <text:p>$95.00</text:p>
          </table:table-cell>
          <table:table-cell table:style-name="ce64" office:value-type="currency" office:currency="USD" office:value="118.16" calcext:value-type="currency">
            <text:p>$118.16</text:p>
          </table:table-cell>
          <table:table-cell table:style-name="ce64" office:value-type="currency" office:currency="USD" office:value="70.72" calcext:value-type="currency">
            <text:p>$70.72</text:p>
          </table:table-cell>
          <table:table-cell table:style-name="ce64"/>
          <table:table-cell table:style-name="ce64" table:formula="of:=[.F164]-[.B164]" office:value-type="currency" office:currency="USD" office:value="-100" calcext:value-type="currency">
            <text:p>-$100.00</text:p>
          </table:table-cell>
          <table:table-cell table:style-name="ce17" table:formula="of:=[.F164]/[.E16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5010S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style-name="ce64" office:value-type="currency" office:currency="USD" office:value="105.02" calcext:value-type="currency">
            <text:p>$105.02</text:p>
          </table:table-cell>
          <table:table-cell table:style-name="ce64" office:value-type="currency" office:currency="USD" office:value="62.85" calcext:value-type="currency">
            <text:p>$62.85</text:p>
          </table:table-cell>
          <table:table-cell table:style-name="ce64"/>
          <table:table-cell table:style-name="ce64" table:formula="of:=[.F165]-[.B165]" office:value-type="currency" office:currency="USD" office:value="-90" calcext:value-type="currency">
            <text:p>-$90.00</text:p>
          </table:table-cell>
          <table:table-cell table:style-name="ce17" table:formula="of:=[.F165]/[.E16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teel Double-Loop Delivery Hand Truck with 10 Inch Wheel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10PNDL</text:p>
          </table:table-cell>
          <table:table-cell table:style-name="ce8" office:value-type="currency" office:currency="USD" office:value="131" calcext:value-type="currency">
            <text:p>$131.00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64" office:value-type="currency" office:currency="USD" office:value="161.84" calcext:value-type="currency">
            <text:p>$161.84</text:p>
          </table:table-cell>
          <table:table-cell table:style-name="ce64" office:value-type="currency" office:currency="USD" office:value="96.86" calcext:value-type="currency">
            <text:p>$96.86</text:p>
          </table:table-cell>
          <table:table-cell table:style-name="ce64" office:value-type="currency" office:currency="USD" office:value="138.37" calcext:value-type="currency">
            <text:p>$138.37</text:p>
          </table:table-cell>
          <table:table-cell table:style-name="ce64" table:formula="of:=[.F169]-[.B169]" office:value-type="currency" office:currency="USD" office:value="7.37" calcext:value-type="currency">
            <text:p>$7.37</text:p>
          </table:table-cell>
          <table:table-cell table:style-name="ce17" table:formula="of:=[.F169]/[.E169]" office:value-type="float" office:value="1.42855667974396" calcext:value-type="float">
            <text:p>1.42855667974396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10PBDL</text:p>
          </table:table-cell>
          <table:table-cell table:style-name="ce8" office:value-type="currency" office:currency="USD" office:value="131" calcext:value-type="currency">
            <text:p>$131.00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64" office:value-type="currency" office:currency="USD" office:value="164.47" calcext:value-type="currency">
            <text:p>$164.47</text:p>
          </table:table-cell>
          <table:table-cell table:style-name="ce64" office:value-type="currency" office:currency="USD" office:value="98.43" calcext:value-type="currency">
            <text:p>$98.43</text:p>
          </table:table-cell>
          <table:table-cell table:style-name="ce64" office:value-type="currency" office:currency="USD" office:value="140.61" calcext:value-type="currency">
            <text:p>$140.61</text:p>
          </table:table-cell>
          <table:table-cell table:style-name="ce64" table:formula="of:=[.F170]-[.B170]" office:value-type="currency" office:currency="USD" office:value="9.61000000000001" calcext:value-type="currency">
            <text:p>$9.61</text:p>
          </table:table-cell>
          <table:table-cell table:style-name="ce17" table:formula="of:=[.F170]/[.E170]" office:value-type="float" office:value="1.42852788783907" calcext:value-type="float">
            <text:p>1.4285278878390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10PSDL</text:p>
          </table:table-cell>
          <table:table-cell table:style-name="ce8" office:value-type="currency" office:currency="USD" office:value="107" calcext:value-type="currency">
            <text:p>$107.00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64" office:value-type="currency" office:currency="USD" office:value="136.56" calcext:value-type="currency">
            <text:p>$136.56</text:p>
          </table:table-cell>
          <table:table-cell table:style-name="ce64" office:value-type="currency" office:currency="USD" office:value="81.73" calcext:value-type="currency">
            <text:p>$81.73</text:p>
          </table:table-cell>
          <table:table-cell table:style-name="ce64" office:value-type="currency" office:currency="USD" office:value="116.76" calcext:value-type="currency">
            <text:p>$116.76</text:p>
          </table:table-cell>
          <table:table-cell table:style-name="ce64" table:formula="of:=[.F171]-[.B171]" office:value-type="currency" office:currency="USD" office:value="9.76000000000001" calcext:value-type="currency">
            <text:p>$9.76</text:p>
          </table:table-cell>
          <table:table-cell table:style-name="ce17" table:formula="of:=[.F171]/[.E171]" office:value-type="float" office:value="1.42860638688364" calcext:value-type="float">
            <text:p>1.42860638688364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Dutro Steel Single-Pin Delivery Hand Truck with 10 Inch Wheels 510P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10PNP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style-name="ce8" office:value-type="currency" office:currency="USD" office:value="125" calcext:value-type="currency">
            <text:p>$125.00</text:p>
          </table:table-cell>
          <table:table-cell table:style-name="ce64" office:value-type="currency" office:currency="USD" office:value="157.22" calcext:value-type="currency">
            <text:p>$157.22</text:p>
          </table:table-cell>
          <table:table-cell table:style-name="ce64" office:value-type="currency" office:currency="USD" office:value="94.1" calcext:value-type="currency">
            <text:p>$94.10</text:p>
          </table:table-cell>
          <table:table-cell table:style-name="ce64" office:value-type="currency" office:currency="USD" office:value="134.43" calcext:value-type="currency">
            <text:p>$134.43</text:p>
          </table:table-cell>
          <table:table-cell table:style-name="ce64" table:formula="of:=[.F175]-[.B175]" office:value-type="currency" office:currency="USD" office:value="7.43000000000001" calcext:value-type="currency">
            <text:p>$7.43</text:p>
          </table:table-cell>
          <table:table-cell table:style-name="ce17" table:formula="of:=[.F175]/[.E175]" office:value-type="float" office:value="1.42858660998937" calcext:value-type="float">
            <text:p>1.4285866099893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10PBP</text:p>
          </table:table-cell>
          <table:table-cell table:style-name="ce8" office:value-type="currency" office:currency="USD" office:value="133" calcext:value-type="currency">
            <text:p>$133.00</text:p>
          </table:table-cell>
          <table:table-cell table:style-name="ce8" office:value-type="currency" office:currency="USD" office:value="128" calcext:value-type="currency">
            <text:p>$128.00</text:p>
          </table:table-cell>
          <table:table-cell table:style-name="ce64" office:value-type="currency" office:currency="USD" office:value="160.77" calcext:value-type="currency">
            <text:p>$160.77</text:p>
          </table:table-cell>
          <table:table-cell table:style-name="ce64" office:value-type="currency" office:currency="USD" office:value="96.22" calcext:value-type="currency">
            <text:p>$96.22</text:p>
          </table:table-cell>
          <table:table-cell table:style-name="ce64" office:value-type="currency" office:currency="USD" office:value="137.46" calcext:value-type="currency">
            <text:p>$137.46</text:p>
          </table:table-cell>
          <table:table-cell table:style-name="ce64" table:formula="of:=[.F176]-[.B176]" office:value-type="currency" office:currency="USD" office:value="4.46000000000001" calcext:value-type="currency">
            <text:p>$4.46</text:p>
          </table:table-cell>
          <table:table-cell table:style-name="ce17" table:formula="of:=[.F176]/[.E176]" office:value-type="float" office:value="1.42860112242777" calcext:value-type="float">
            <text:p>1.4286011224277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10PSP</text:p>
          </table:table-cell>
          <table:table-cell table:style-name="ce8" office:value-type="currency" office:currency="USD" office:value="103" calcext:value-type="currency">
            <text:p>$103.00</text:p>
          </table:table-cell>
          <table:table-cell table:style-name="ce8" office:value-type="currency" office:currency="USD" office:value="101" calcext:value-type="currency">
            <text:p>$101.00</text:p>
          </table:table-cell>
          <table:table-cell table:style-name="ce64" office:value-type="currency" office:currency="USD" office:value="131.18" calcext:value-type="currency">
            <text:p>$131.18</text:p>
          </table:table-cell>
          <table:table-cell table:style-name="ce64" office:value-type="currency" office:currency="USD" office:value="78.51" calcext:value-type="currency">
            <text:p>$78.51</text:p>
          </table:table-cell>
          <table:table-cell table:style-name="ce64" office:value-type="currency" office:currency="USD" office:value="112.16" calcext:value-type="currency">
            <text:p>$112.16</text:p>
          </table:table-cell>
          <table:table-cell table:style-name="ce64" table:formula="of:=[.F177]-[.B177]" office:value-type="currency" office:currency="USD" office:value="9.16" calcext:value-type="currency">
            <text:p>$9.16</text:p>
          </table:table-cell>
          <table:table-cell table:style-name="ce17" table:formula="of:=[.F177]/[.E177]" office:value-type="float" office:value="1.42860782065979" calcext:value-type="float">
            <text:p>1.4286078206597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teel Single-Loop Hand Truck with 8 Inch Wheel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8PNL</text:p>
          </table:table-cell>
          <table:table-cell table:style-name="ce8" office:value-type="currency" office:currency="USD" office:value="131" calcext:value-type="currency">
            <text:p>$131.00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64" office:value-type="currency" office:currency="USD" office:value="162.86" calcext:value-type="currency">
            <text:p>$162.86</text:p>
          </table:table-cell>
          <table:table-cell table:style-name="ce64" office:value-type="currency" office:currency="USD" office:value="97.47" calcext:value-type="currency">
            <text:p>$97.47</text:p>
          </table:table-cell>
          <table:table-cell table:style-name="ce64" office:value-type="currency" office:currency="USD" office:value="139.24" calcext:value-type="currency">
            <text:p>$139.24</text:p>
          </table:table-cell>
          <table:table-cell table:style-name="ce64" table:formula="of:=[.F181]-[.B181]" office:value-type="currency" office:currency="USD" office:value="8.24000000000001" calcext:value-type="currency">
            <text:p>$8.24</text:p>
          </table:table-cell>
          <table:table-cell table:style-name="ce17" table:formula="of:=[.F181]/[.E181]" office:value-type="float" office:value="1.42854211552273" calcext:value-type="float">
            <text:p>1.4285421155227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8PML</text:p>
          </table:table-cell>
          <table:table-cell table:style-name="ce8" office:value-type="currency" office:currency="USD" office:value="99" calcext:value-type="currency">
            <text:p>$99.00</text:p>
          </table:table-cell>
          <table:table-cell table:style-name="ce8" office:value-type="currency" office:currency="USD" office:value="98" calcext:value-type="currency">
            <text:p>$98.00</text:p>
          </table:table-cell>
          <table:table-cell table:style-name="ce64" office:value-type="currency" office:currency="USD" office:value="127.65" calcext:value-type="currency">
            <text:p>$127.65</text:p>
          </table:table-cell>
          <table:table-cell table:style-name="ce64" office:value-type="currency" office:currency="USD" office:value="76.4" calcext:value-type="currency">
            <text:p>$76.40</text:p>
          </table:table-cell>
          <table:table-cell table:style-name="ce64" office:value-type="currency" office:currency="USD" office:value="109.14" calcext:value-type="currency">
            <text:p>$109.14</text:p>
          </table:table-cell>
          <table:table-cell table:style-name="ce64" table:formula="of:=[.F182]-[.B182]" office:value-type="currency" office:currency="USD" office:value="10.14" calcext:value-type="currency">
            <text:p>$10.14</text:p>
          </table:table-cell>
          <table:table-cell table:style-name="ce17" table:formula="of:=[.F182]/[.E182]" office:value-type="float" office:value="1.42853403141361" calcext:value-type="float">
            <text:p>1.42853403141361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8PSL</text:p>
          </table:table-cell>
          <table:table-cell table:style-name="ce8" office:value-type="currency" office:currency="USD" office:value="99" calcext:value-type="currency">
            <text:p>$99.00</text:p>
          </table:table-cell>
          <table:table-cell table:style-name="ce8" office:value-type="currency" office:currency="USD" office:value="98" calcext:value-type="currency">
            <text:p>$98.00</text:p>
          </table:table-cell>
          <table:table-cell table:style-name="ce64" office:value-type="currency" office:currency="USD" office:value="126.53" calcext:value-type="currency">
            <text:p>$126.53</text:p>
          </table:table-cell>
          <table:table-cell table:style-name="ce64" office:value-type="currency" office:currency="USD" office:value="75.73" calcext:value-type="currency">
            <text:p>$75.73</text:p>
          </table:table-cell>
          <table:table-cell table:style-name="ce64" office:value-type="currency" office:currency="USD" office:value="108.19" calcext:value-type="currency">
            <text:p>$108.19</text:p>
          </table:table-cell>
          <table:table-cell table:style-name="ce64" table:formula="of:=[.F183]-[.B183]" office:value-type="currency" office:currency="USD" office:value="9.19" calcext:value-type="currency">
            <text:p>$9.19</text:p>
          </table:table-cell>
          <table:table-cell table:style-name="ce17" table:formula="of:=[.F183]/[.E183]" office:value-type="float" office:value="1.4286280205995" calcext:value-type="float">
            <text:p>1.4286280205995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Double Loop Steel Delivery Hand Truck with 8 Inch Wheel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8PMDL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8" office:value-type="currency" office:currency="USD" office:value="103" calcext:value-type="currency">
            <text:p>$103.00</text:p>
          </table:table-cell>
          <table:table-cell table:style-name="ce64" office:value-type="currency" office:currency="USD" office:value="131.28" calcext:value-type="currency">
            <text:p>$131.28</text:p>
          </table:table-cell>
          <table:table-cell table:style-name="ce64" office:value-type="currency" office:currency="USD" office:value="78.57" calcext:value-type="currency">
            <text:p>$78.57</text:p>
          </table:table-cell>
          <table:table-cell table:style-name="ce64" office:value-type="currency" office:currency="USD" office:value="112.24" calcext:value-type="currency">
            <text:p>$112.24</text:p>
          </table:table-cell>
          <table:table-cell table:style-name="ce64" table:formula="of:=[.F187]-[.B187]" office:value-type="currency" office:currency="USD" office:value="7.24" calcext:value-type="currency">
            <text:p>$7.24</text:p>
          </table:table-cell>
          <table:table-cell table:style-name="ce17" table:formula="of:=[.F187]/[.E187]" office:value-type="float" office:value="1.4285350642739" calcext:value-type="float">
            <text:p>1.428535064273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8PNDL</text:p>
          </table:table-cell>
          <table:table-cell table:style-name="ce8" office:value-type="currency" office:currency="USD" office:value="131" calcext:value-type="currency">
            <text:p>$131.00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64" office:value-type="currency" office:currency="USD" office:value="165.76" calcext:value-type="currency">
            <text:p>$165.76</text:p>
          </table:table-cell>
          <table:table-cell table:style-name="ce64" office:value-type="currency" office:currency="USD" office:value="99.21" calcext:value-type="currency">
            <text:p>$99.21</text:p>
          </table:table-cell>
          <table:table-cell table:style-name="ce64" office:value-type="currency" office:currency="USD" office:value="141.73" calcext:value-type="currency">
            <text:p>$141.73</text:p>
          </table:table-cell>
          <table:table-cell table:style-name="ce64" table:formula="of:=[.F188]-[.B188]" office:value-type="currency" office:currency="USD" office:value="10.73" calcext:value-type="currency">
            <text:p>$10.73</text:p>
          </table:table-cell>
          <table:table-cell table:style-name="ce17" table:formula="of:=[.F188]/[.E188]" office:value-type="float" office:value="1.42858582804153" calcext:value-type="float">
            <text:p>1.4285858280415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8PSDL</text:p>
          </table:table-cell>
          <table:table-cell table:style-name="ce8" office:value-type="currency" office:currency="USD" office:value="104" calcext:value-type="currency">
            <text:p>$104.00</text:p>
          </table:table-cell>
          <table:table-cell table:style-name="ce8" office:value-type="currency" office:currency="USD" office:value="101" calcext:value-type="currency">
            <text:p>$101.00</text:p>
          </table:table-cell>
          <table:table-cell table:style-name="ce64" office:value-type="currency" office:currency="USD" office:value="129.99" calcext:value-type="currency">
            <text:p>$129.99</text:p>
          </table:table-cell>
          <table:table-cell table:style-name="ce64" office:value-type="currency" office:currency="USD" office:value="77.8" calcext:value-type="currency">
            <text:p>$77.80</text:p>
          </table:table-cell>
          <table:table-cell table:style-name="ce64" office:value-type="currency" office:currency="USD" office:value="111.14" calcext:value-type="currency">
            <text:p>$111.14</text:p>
          </table:table-cell>
          <table:table-cell table:style-name="ce64" table:formula="of:=[.F189]-[.B189]" office:value-type="currency" office:currency="USD" office:value="7.14" calcext:value-type="currency">
            <text:p>$7.14</text:p>
          </table:table-cell>
          <table:table-cell table:style-name="ce17" table:formula="of:=[.F189]/[.E189]" office:value-type="float" office:value="1.42853470437018" calcext:value-type="float">
            <text:p>1.42853470437018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ingle Pin Steel Delivery Hand Truck with 8 Inch Wheel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8PMP</text:p>
          </table:table-cell>
          <table:table-cell table:style-name="ce8" office:value-type="currency" office:currency="USD" office:value="98" calcext:value-type="currency">
            <text:p>$98.00</text:p>
          </table:table-cell>
          <table:table-cell table:style-name="ce8" office:value-type="currency" office:currency="USD" office:value="95" calcext:value-type="currency">
            <text:p>$95.00</text:p>
          </table:table-cell>
          <table:table-cell table:style-name="ce64" office:value-type="currency" office:currency="USD" office:value="124.58" calcext:value-type="currency">
            <text:p>$124.58</text:p>
          </table:table-cell>
          <table:table-cell table:style-name="ce64" office:value-type="currency" office:currency="USD" office:value="74.56" calcext:value-type="currency">
            <text:p>$74.56</text:p>
          </table:table-cell>
          <table:table-cell table:style-name="ce64" office:value-type="currency" office:currency="USD" office:value="106.51" calcext:value-type="currency">
            <text:p>$106.51</text:p>
          </table:table-cell>
          <table:table-cell table:style-name="ce64" table:formula="of:=[.F193]-[.B193]" office:value-type="currency" office:currency="USD" office:value="8.51000000000001" calcext:value-type="currency">
            <text:p>$8.51</text:p>
          </table:table-cell>
          <table:table-cell table:style-name="ce17" table:formula="of:=[.F193]/[.E193]" office:value-type="float" office:value="1.42851394849785" calcext:value-type="float">
            <text:p>1.42851394849785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8PNP</text:p>
          </table:table-cell>
          <table:table-cell table:style-name="ce8" office:value-type="currency" office:currency="USD" office:value="134" calcext:value-type="currency">
            <text:p>$134.00</text:p>
          </table:table-cell>
          <table:table-cell table:style-name="ce8" office:value-type="currency" office:currency="USD" office:value="132" calcext:value-type="currency">
            <text:p>$132.00</text:p>
          </table:table-cell>
          <table:table-cell table:style-name="ce64" office:value-type="currency" office:currency="USD" office:value="169.35" calcext:value-type="currency">
            <text:p>$169.35</text:p>
          </table:table-cell>
          <table:table-cell table:style-name="ce64" office:value-type="currency" office:currency="USD" office:value="101.36" calcext:value-type="currency">
            <text:p>$101.36</text:p>
          </table:table-cell>
          <table:table-cell table:style-name="ce64" office:value-type="currency" office:currency="USD" office:value="144.8" calcext:value-type="currency">
            <text:p>$144.80</text:p>
          </table:table-cell>
          <table:table-cell table:style-name="ce64" table:formula="of:=[.F194]-[.B194]" office:value-type="currency" office:currency="USD" office:value="10.8" calcext:value-type="currency">
            <text:p>$10.80</text:p>
          </table:table-cell>
          <table:table-cell table:style-name="ce17" table:formula="of:=[.F194]/[.E194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58PSP</text:p>
          </table:table-cell>
          <table:table-cell table:style-name="ce8" office:value-type="currency" office:currency="USD" office:value="100" calcext:value-type="currency">
            <text:p>$100.00</text:p>
          </table:table-cell>
          <table:table-cell table:style-name="ce8" office:value-type="currency" office:currency="USD" office:value="98" calcext:value-type="currency">
            <text:p>$98.00</text:p>
          </table:table-cell>
          <table:table-cell table:style-name="ce64" office:value-type="currency" office:currency="USD" office:value="123.48" calcext:value-type="currency">
            <text:p>$123.48</text:p>
          </table:table-cell>
          <table:table-cell table:style-name="ce64" office:value-type="currency" office:currency="USD" office:value="73.9" calcext:value-type="currency">
            <text:p>$73.90</text:p>
          </table:table-cell>
          <table:table-cell table:style-name="ce64" office:value-type="currency" office:currency="USD" office:value="105.57" calcext:value-type="currency">
            <text:p>$105.57</text:p>
          </table:table-cell>
          <table:table-cell table:style-name="ce64" table:formula="of:=[.F195]-[.B195]" office:value-type="currency" office:currency="USD" office:value="5.56999999999999" calcext:value-type="currency">
            <text:p>$5.57</text:p>
          </table:table-cell>
          <table:table-cell table:style-name="ce17" table:formula="of:=[.F195]/[.E195]" office:value-type="float" office:value="1.42855209742896" calcext:value-type="float">
            <text:p>1.42855209742896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Dutro Steel Single-Pin Deluxe Hand Truck with 8 Inch Wheels 58P-DLX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8PMP-DLX</text:p>
          </table:table-cell>
          <table:table-cell table:style-name="ce8" office:value-type="currency" office:currency="USD" office:value="139" calcext:value-type="currency">
            <text:p>$139.00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181.52" calcext:value-type="currency">
            <text:p>$181.52</text:p>
          </table:table-cell>
          <table:table-cell table:style-name="ce64" office:value-type="currency" office:currency="USD" office:value="108.64" calcext:value-type="currency">
            <text:p>$108.64</text:p>
          </table:table-cell>
          <table:table-cell table:style-name="ce64" office:value-type="currency" office:currency="USD" office:value="147.81" calcext:value-type="currency">
            <text:p>$147.81</text:p>
          </table:table-cell>
          <table:table-cell table:style-name="ce64" table:formula="of:=[.F199]-[.B199]" office:value-type="currency" office:currency="USD" office:value="8.81" calcext:value-type="currency">
            <text:p>$8.81</text:p>
          </table:table-cell>
          <table:table-cell table:style-name="ce17" table:formula="of:=[.F199]/[.E199]" office:value-type="float" office:value="1.36054860088365" calcext:value-type="float">
            <text:p>1.36054860088365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Dutro Heavy-Duty Single-Pin Steel Hand Truck with 8 Inch Wheels 58PMP-HD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8PMP-HD</text:p>
          </table:table-cell>
          <table:table-cell table:style-name="ce8" office:value-type="currency" office:currency="USD" office:value="123" calcext:value-type="currency">
            <text:p>$123.00</text:p>
          </table:table-cell>
          <table:table-cell table:style-name="ce8" office:value-type="currency" office:currency="USD" office:value="121" calcext:value-type="currency">
            <text:p>$121.00</text:p>
          </table:table-cell>
          <table:table-cell table:style-name="ce64" office:value-type="currency" office:currency="USD" office:value="155.98" calcext:value-type="currency">
            <text:p>$155.98</text:p>
          </table:table-cell>
          <table:table-cell table:style-name="ce64" office:value-type="currency" office:currency="USD" office:value="93.35" calcext:value-type="currency">
            <text:p>$93.35</text:p>
          </table:table-cell>
          <table:table-cell table:style-name="ce64" office:value-type="currency" office:currency="USD" office:value="133.36" calcext:value-type="currency">
            <text:p>$133.36</text:p>
          </table:table-cell>
          <table:table-cell table:style-name="ce64" table:formula="of:=[.F203]-[.B203]" office:value-type="currency" office:currency="USD" office:value="10.36" calcext:value-type="currency">
            <text:p>$10.36</text:p>
          </table:table-cell>
          <table:table-cell table:style-name="ce17" table:formula="of:=[.F203]/[.E203]" office:value-type="float" office:value="1.42860203535083" calcext:value-type="float">
            <text:p>1.4286020353508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ingle Pin Steel Delivery Hand Truck with 8 Inch Wheel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8PMP</text:p>
          </table:table-cell>
          <table:table-cell table:style-name="ce8" office:value-type="currency" office:currency="USD" office:value="94" calcext:value-type="currency">
            <text:p>$94.00</text:p>
          </table:table-cell>
          <table:table-cell table:style-name="ce8" office:value-type="currency" office:currency="USD" office:value="92" calcext:value-type="currency">
            <text:p>$92.00</text:p>
          </table:table-cell>
          <table:table-cell table:style-name="ce64" office:value-type="currency" office:currency="USD" office:value="119.23" calcext:value-type="currency">
            <text:p>$119.23</text:p>
          </table:table-cell>
          <table:table-cell table:style-name="ce64" office:value-type="currency" office:currency="USD" office:value="71.36" calcext:value-type="currency">
            <text:p>$71.36</text:p>
          </table:table-cell>
          <table:table-cell table:style-name="ce64" office:value-type="currency" office:currency="USD" office:value="101.94" calcext:value-type="currency">
            <text:p>$101.94</text:p>
          </table:table-cell>
          <table:table-cell table:style-name="ce64" table:formula="of:=[.F207]-[.B207]" office:value-type="currency" office:currency="USD" office:value="7.94" calcext:value-type="currency">
            <text:p>$7.94</text:p>
          </table:table-cell>
          <table:table-cell table:style-name="ce17" table:formula="of:=[.F207]/[.E207]" office:value-type="float" office:value="1.42853139013453" calcext:value-type="float">
            <text:p>1.4285313901345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48PNP</text:p>
          </table:table-cell>
          <table:table-cell table:style-name="ce8" office:value-type="currency" office:currency="USD" office:value="126" calcext:value-type="currency">
            <text:p>$126.00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64" office:value-type="currency" office:currency="USD" office:value="195.65" calcext:value-type="currency">
            <text:p>$195.65</text:p>
          </table:table-cell>
          <table:table-cell table:style-name="ce64" office:value-type="currency" office:currency="USD" office:value="117.1" calcext:value-type="currency">
            <text:p>$117.10</text:p>
          </table:table-cell>
          <table:table-cell table:style-name="ce64" office:value-type="currency" office:currency="USD" office:value="135.71" calcext:value-type="currency">
            <text:p>$135.71</text:p>
          </table:table-cell>
          <table:table-cell table:style-name="ce64" table:formula="of:=[.F208]-[.B208]" office:value-type="currency" office:currency="USD" office:value="9.71000000000001" calcext:value-type="currency">
            <text:p>$9.71</text:p>
          </table:table-cell>
          <table:table-cell table:style-name="ce17" table:formula="of:=[.F208]/[.E208]" office:value-type="float" office:value="1.15892399658412" calcext:value-type="float">
            <text:p>1.15892399658412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48PSP</text:p>
          </table:table-cell>
          <table:table-cell table:style-name="ce8" office:value-type="currency" office:currency="USD" office:value="93" calcext:value-type="currency">
            <text:p>$93.00</text:p>
          </table:table-cell>
          <table:table-cell table:style-name="ce8" office:value-type="currency" office:currency="USD" office:value="89" calcext:value-type="currency">
            <text:p>$89.00</text:p>
          </table:table-cell>
          <table:table-cell table:style-name="ce64" office:value-type="currency" office:currency="USD" office:value="116.92" calcext:value-type="currency">
            <text:p>$116.92</text:p>
          </table:table-cell>
          <table:table-cell table:style-name="ce64" office:value-type="currency" office:currency="USD" office:value="69.97" calcext:value-type="currency">
            <text:p>$69.97</text:p>
          </table:table-cell>
          <table:table-cell table:style-name="ce64" office:value-type="currency" office:currency="USD" office:value="99.96" calcext:value-type="currency">
            <text:p>$99.96</text:p>
          </table:table-cell>
          <table:table-cell table:style-name="ce64" table:formula="of:=[.F209]-[.B209]" office:value-type="currency" office:currency="USD" office:value="6.95999999999999" calcext:value-type="currency">
            <text:p>$6.96</text:p>
          </table:table-cell>
          <table:table-cell table:style-name="ce17" table:formula="of:=[.F209]/[.E209]" office:value-type="float" office:value="1.42861226239817" calcext:value-type="float">
            <text:p>1.42861226239817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Dutro Heavy-Duty Single-Pin Steel Delivery Hand Truck with 8 Inch Wheels 48PMP-HD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8PMP-HD</text:p>
          </table:table-cell>
          <table:table-cell table:style-name="ce8" office:value-type="currency" office:currency="USD" office:value="116" calcext:value-type="currency">
            <text:p>$116.00</text:p>
          </table:table-cell>
          <table:table-cell table:style-name="ce8" office:value-type="currency" office:currency="USD" office:value="112" calcext:value-type="currency">
            <text:p>$112.00</text:p>
          </table:table-cell>
          <table:table-cell table:style-name="ce64" office:value-type="currency" office:currency="USD" office:value="147.26" calcext:value-type="currency">
            <text:p>$147.26</text:p>
          </table:table-cell>
          <table:table-cell table:style-name="ce64" office:value-type="currency" office:currency="USD" office:value="88.13" calcext:value-type="currency">
            <text:p>$88.13</text:p>
          </table:table-cell>
          <table:table-cell table:style-name="ce64" office:value-type="currency" office:currency="USD" office:value="125.9" calcext:value-type="currency">
            <text:p>$125.90</text:p>
          </table:table-cell>
          <table:table-cell table:style-name="ce64" table:formula="of:=[.F213]-[.B213]" office:value-type="currency" office:currency="USD" office:value="9.90000000000001" calcext:value-type="currency">
            <text:p>$9.90</text:p>
          </table:table-cell>
          <table:table-cell table:style-name="ce17" table:formula="of:=[.F213]/[.E213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2-Way Convertible Steel Hand Truck 122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table:number-columns-repeated="2" table:style-name="ce8" office:value-type="currency" office:currency="USD" office:value="235" calcext:value-type="currency">
            <text:p>$235.00</text:p>
          </table:table-cell>
          <table:table-cell table:style-name="ce64" office:value-type="currency" office:currency="USD" office:value="275.78" calcext:value-type="currency">
            <text:p>$275.78</text:p>
          </table:table-cell>
          <table:table-cell table:style-name="ce64" office:value-type="currency" office:currency="USD" office:value="165.05" calcext:value-type="currency">
            <text:p>$165.05</text:p>
          </table:table-cell>
          <table:table-cell table:style-name="ce64"/>
          <table:table-cell table:style-name="ce64" table:formula="of:=[.F217]-[.B217]" office:value-type="currency" office:currency="USD" office:value="-235" calcext:value-type="currency">
            <text:p>-$235.00</text:p>
          </table:table-cell>
          <table:table-cell table:style-name="ce17" table:formula="of:=[.F217]/[.E21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122-8N</text:p>
          </table:table-cell>
          <table:table-cell table:number-columns-repeated="2" table:style-name="ce8" office:value-type="currency" office:currency="USD" office:value="234" calcext:value-type="currency">
            <text:p>$234.00</text:p>
          </table:table-cell>
          <table:table-cell table:style-name="ce64" office:value-type="currency" office:currency="USD" office:value="306.79" calcext:value-type="currency">
            <text:p>$306.79</text:p>
          </table:table-cell>
          <table:table-cell table:style-name="ce64" office:value-type="currency" office:currency="USD" office:value="183.61" calcext:value-type="currency">
            <text:p>$183.61</text:p>
          </table:table-cell>
          <table:table-cell table:style-name="ce64" office:value-type="currency" office:currency="USD" office:value="246.75" calcext:value-type="currency">
            <text:p>$246.75</text:p>
          </table:table-cell>
          <table:table-cell table:style-name="ce64" table:formula="of:=[.F218]-[.B218]" office:value-type="currency" office:currency="USD" office:value="12.75" calcext:value-type="currency">
            <text:p>$12.75</text:p>
          </table:table-cell>
          <table:table-cell table:style-name="ce17" table:formula="of:=[.F218]/[.E218]" office:value-type="float" office:value="1.34388105223027" calcext:value-type="float">
            <text:p>1.34388105223027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3-Way Convertible Steel Hand Truck 12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8" office:value-type="currency" office:currency="USD" office:value="279" calcext:value-type="currency">
            <text:p>$279.00</text:p>
          </table:table-cell>
          <table:table-cell table:style-name="ce8" office:value-type="currency" office:currency="USD" office:value="274" calcext:value-type="currency">
            <text:p>$274.00</text:p>
          </table:table-cell>
          <table:table-cell table:style-name="ce64" office:value-type="currency" office:currency="USD" office:value="323.49" calcext:value-type="currency">
            <text:p>$323.49</text:p>
          </table:table-cell>
          <table:table-cell table:style-name="ce64" office:value-type="currency" office:currency="USD" office:value="193.61" calcext:value-type="currency">
            <text:p>$193.61</text:p>
          </table:table-cell>
          <table:table-cell table:style-name="ce64" office:value-type="currency" office:currency="USD" office:value="297.97" calcext:value-type="currency">
            <text:p>$297.97</text:p>
          </table:table-cell>
          <table:table-cell table:style-name="ce64" table:formula="of:=[.F222]-[.B222]" office:value-type="currency" office:currency="USD" office:value="18.97" calcext:value-type="currency">
            <text:p>$18.97</text:p>
          </table:table-cell>
          <table:table-cell table:style-name="ce17" table:formula="of:=[.F222]/[.E222]" office:value-type="float" office:value="1.53902174474459" calcext:value-type="float">
            <text:p>1.53902174474459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120-8N</text:p>
          </table:table-cell>
          <table:table-cell table:style-name="ce8" office:value-type="currency" office:currency="USD" office:value="310" calcext:value-type="currency">
            <text:p>$310.00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64" office:value-type="currency" office:currency="USD" office:value="353.11" calcext:value-type="currency">
            <text:p>$353.11</text:p>
          </table:table-cell>
          <table:table-cell table:style-name="ce64" office:value-type="currency" office:currency="USD" office:value="211.34" calcext:value-type="currency">
            <text:p>$211.34</text:p>
          </table:table-cell>
          <table:table-cell table:style-name="ce64"/>
          <table:table-cell table:style-name="ce64" table:formula="of:=[.F223]-[.B223]" office:value-type="currency" office:currency="USD" office:value="-310" calcext:value-type="currency">
            <text:p>-$310.00</text:p>
          </table:table-cell>
          <table:table-cell table:style-name="ce17" table:formula="of:=[.F223]/[.E2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120-8S</text:p>
          </table:table-cell>
          <table:table-cell table:style-name="ce8" office:value-type="currency" office:currency="USD" office:value="262" calcext:value-type="currency">
            <text:p>$262.00</text:p>
          </table:table-cell>
          <table:table-cell table:style-name="ce8" office:value-type="currency" office:currency="USD" office:value="252" calcext:value-type="currency">
            <text:p>$252.00</text:p>
          </table:table-cell>
          <table:table-cell table:style-name="ce64" office:value-type="currency" office:currency="USD" office:value="314.06" calcext:value-type="currency">
            <text:p>$314.06</text:p>
          </table:table-cell>
          <table:table-cell table:style-name="ce64" office:value-type="currency" office:currency="USD" office:value="187.97" calcext:value-type="currency">
            <text:p>$187.97</text:p>
          </table:table-cell>
          <table:table-cell table:style-name="ce64" office:value-type="currency" office:currency="USD" office:value="289.18" calcext:value-type="currency">
            <text:p>$289.18</text:p>
          </table:table-cell>
          <table:table-cell table:style-name="ce64" table:formula="of:=[.F224]-[.B224]" office:value-type="currency" office:currency="USD" office:value="27.18" calcext:value-type="currency">
            <text:p>$27.18</text:p>
          </table:table-cell>
          <table:table-cell table:style-name="ce17" table:formula="of:=[.F224]/[.E224]" office:value-type="float" office:value="1.53843698462521" calcext:value-type="float">
            <text:p>1.53843698462521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Dutro Appliance Truck AHT8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AHT8S-A</text:p>
          </table:table-cell>
          <table:table-cell table:style-name="ce8" office:value-type="currency" office:currency="USD" office:value="189" calcext:value-type="currency">
            <text:p>$189.00</text:p>
          </table:table-cell>
          <table:table-cell table:style-name="ce8"/>
          <table:table-cell table:style-name="ce64" table:number-columns-repeated="3"/>
          <table:table-cell table:style-name="ce64" table:formula="of:=[.F228]-[.B228]" office:value-type="currency" office:currency="USD" office:value="-189" calcext:value-type="currency">
            <text:p>-$189.00</text:p>
          </table:table-cell>
          <table:table-cell table:style-name="ce17" table:formula="of:=[.F228]/[.E22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Double Loop Handle Appliance Hand Truck 1404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404" calcext:value-type="float">
            <text:p>1404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8" office:value-type="currency" office:currency="USD" office:value="227" calcext:value-type="currency">
            <text:p>$227.00</text:p>
          </table:table-cell>
          <table:table-cell table:style-name="ce64" office:value-type="currency" office:currency="USD" office:value="277.49" calcext:value-type="currency">
            <text:p>$277.49</text:p>
          </table:table-cell>
          <table:table-cell table:style-name="ce64" office:value-type="currency" office:currency="USD" office:value="166.08" calcext:value-type="currency">
            <text:p>$166.08</text:p>
          </table:table-cell>
          <table:table-cell table:style-name="ce64" office:value-type="currency" office:currency="USD" office:value="255.75" calcext:value-type="currency">
            <text:p>$255.75</text:p>
          </table:table-cell>
          <table:table-cell table:style-name="ce64" table:formula="of:=[.F232]-[.B232]" office:value-type="currency" office:currency="USD" office:value="20.75" calcext:value-type="currency">
            <text:p>$20.75</text:p>
          </table:table-cell>
          <table:table-cell table:style-name="ce17" table:formula="of:=[.F232]/[.E232]" office:value-type="float" office:value="1.53992052023121" calcext:value-type="float">
            <text:p>1.53992052023121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wing-Out Double Loop Handle Appliance Hand Truck 1404SO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1404SO</text:p>
          </table:table-cell>
          <table:table-cell table:style-name="ce8" office:value-type="currency" office:currency="USD" office:value="314" calcext:value-type="currency">
            <text:p>$314.00</text:p>
          </table:table-cell>
          <table:table-cell table:style-name="ce8"/>
          <table:table-cell table:style-name="ce64" table:number-columns-repeated="3"/>
          <table:table-cell table:style-name="ce64" table:formula="of:=[.F236]-[.B236]" office:value-type="currency" office:currency="USD" office:value="-314" calcext:value-type="currency">
            <text:p>-$314.00</text:p>
          </table:table-cell>
          <table:table-cell table:style-name="ce17" table:formula="of:=[.F236]/[.E23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Double Loop Handle Appliance Hand Truck 142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420" calcext:value-type="float">
            <text:p>1420</text:p>
          </table:table-cell>
          <table:table-cell table:style-name="ce8" office:value-type="currency" office:currency="USD" office:value="271" calcext:value-type="currency">
            <text:p>$271.00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64" office:value-type="currency" office:currency="USD" office:value="331.55" calcext:value-type="currency">
            <text:p>$331.55</text:p>
          </table:table-cell>
          <table:table-cell table:style-name="ce64" office:value-type="currency" office:currency="USD" office:value="198.43" calcext:value-type="currency">
            <text:p>$198.43</text:p>
          </table:table-cell>
          <table:table-cell table:style-name="ce64" office:value-type="currency" office:currency="USD" office:value="283.47" calcext:value-type="currency">
            <text:p>$283.47</text:p>
          </table:table-cell>
          <table:table-cell table:style-name="ce64" table:formula="of:=[.F240]-[.B240]" office:value-type="currency" office:currency="USD" office:value="12.47" calcext:value-type="currency">
            <text:p>$12.47</text:p>
          </table:table-cell>
          <table:table-cell table:style-name="ce17" table:formula="of:=[.F240]/[.E240]" office:value-type="float" office:value="1.42856422919921" calcext:value-type="float">
            <text:p>1.42856422919921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wing-Out Double Loop Handle Appliance Hand Truck 1420SO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420SO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8" office:value-type="currency" office:currency="USD" office:value="323" calcext:value-type="currency">
            <text:p>$323.00</text:p>
          </table:table-cell>
          <table:table-cell table:style-name="ce64" office:value-type="currency" office:currency="USD" office:value="434.99" calcext:value-type="currency">
            <text:p>$434.99</text:p>
          </table:table-cell>
          <table:table-cell table:style-name="ce64" office:value-type="currency" office:currency="USD" office:value="260.34" calcext:value-type="currency">
            <text:p>$260.34</text:p>
          </table:table-cell>
          <table:table-cell table:style-name="ce64" office:value-type="currency" office:currency="USD" office:value="371.91" calcext:value-type="currency">
            <text:p>$371.91</text:p>
          </table:table-cell>
          <table:table-cell table:style-name="ce64" table:formula="of:=[.F244]-[.B244]" office:value-type="currency" office:currency="USD" office:value="32.91" calcext:value-type="currency">
            <text:p>$32.91</text:p>
          </table:table-cell>
          <table:table-cell table:style-name="ce17" table:formula="of:=[.F244]/[.E244]" office:value-type="float" office:value="1.42855496658216" calcext:value-type="float">
            <text:p>1.42855496658216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Dutro Small Wheel Appliance Hand Truck with Geared Ratchet 1504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504" calcext:value-type="float">
            <text:p>1504</text:p>
          </table:table-cell>
          <table:table-cell table:style-name="ce8" office:value-type="currency" office:currency="USD" office:value="221" calcext:value-type="currency">
            <text:p>$221.00</text:p>
          </table:table-cell>
          <table:table-cell table:style-name="ce8" office:value-type="currency" office:currency="USD" office:value="218" calcext:value-type="currency">
            <text:p>$218.00</text:p>
          </table:table-cell>
          <table:table-cell table:style-name="ce64" office:value-type="currency" office:currency="USD" office:value="269.99" calcext:value-type="currency">
            <text:p>$269.99</text:p>
          </table:table-cell>
          <table:table-cell table:style-name="ce64" office:value-type="currency" office:currency="USD" office:value="161.59" calcext:value-type="currency">
            <text:p>$161.59</text:p>
          </table:table-cell>
          <table:table-cell table:style-name="ce64" office:value-type="currency" office:currency="USD" office:value="230.84" calcext:value-type="currency">
            <text:p>$230.84</text:p>
          </table:table-cell>
          <table:table-cell table:style-name="ce64" table:formula="of:=[.F248]-[.B248]" office:value-type="currency" office:currency="USD" office:value="9.84" calcext:value-type="currency">
            <text:p>$9.84</text:p>
          </table:table-cell>
          <table:table-cell table:style-name="ce17" table:formula="of:=[.F248]/[.E248]" office:value-type="float" office:value="1.42855374713782" calcext:value-type="float">
            <text:p>1.42855374713782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mall Wheel Appliance Hand Truck with Offset Handle 1509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509" calcext:value-type="float">
            <text:p>1509</text:p>
          </table:table-cell>
          <table:table-cell table:number-columns-repeated="2" table:style-name="ce8" office:value-type="currency" office:currency="USD" office:value="198" calcext:value-type="currency">
            <text:p>$198.00</text:p>
          </table:table-cell>
          <table:table-cell table:style-name="ce64" office:value-type="currency" office:currency="USD" office:value="253.57" calcext:value-type="currency">
            <text:p>$253.57</text:p>
          </table:table-cell>
          <table:table-cell table:style-name="ce64" office:value-type="currency" office:currency="USD" office:value="151.76" calcext:value-type="currency">
            <text:p>$151.76</text:p>
          </table:table-cell>
          <table:table-cell table:style-name="ce64" office:value-type="currency" office:currency="USD" office:value="216.8" calcext:value-type="currency">
            <text:p>$216.80</text:p>
          </table:table-cell>
          <table:table-cell table:style-name="ce64" table:formula="of:=[.F252]-[.B252]" office:value-type="currency" office:currency="USD" office:value="18.8" calcext:value-type="currency">
            <text:p>$18.80</text:p>
          </table:table-cell>
          <table:table-cell table:style-name="ce17" table:formula="of:=[.F252]/[.E252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All Terrain Appliance Hand Truck 190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900N</text:p>
          </table:table-cell>
          <table:table-cell table:number-columns-repeated="2" table:style-name="ce8" office:value-type="currency" office:currency="USD" office:value="258" calcext:value-type="currency">
            <text:p>$258.00</text:p>
          </table:table-cell>
          <table:table-cell table:style-name="ce64" office:value-type="currency" office:currency="USD" office:value="316.04" calcext:value-type="currency">
            <text:p>$316.04</text:p>
          </table:table-cell>
          <table:table-cell table:style-name="ce64" office:value-type="currency" office:currency="USD" office:value="189.15" calcext:value-type="currency">
            <text:p>$189.15</text:p>
          </table:table-cell>
          <table:table-cell table:style-name="ce64" office:value-type="currency" office:currency="USD" office:value="270.21" calcext:value-type="currency">
            <text:p>$270.21</text:p>
          </table:table-cell>
          <table:table-cell table:style-name="ce64" table:formula="of:=[.F256]-[.B256]" office:value-type="currency" office:currency="USD" office:value="12.21" calcext:value-type="currency">
            <text:p>$12.21</text:p>
          </table:table-cell>
          <table:table-cell table:style-name="ce17" table:formula="of:=[.F256]/[.E256]" office:value-type="float" office:value="1.42854877081681" calcext:value-type="float">
            <text:p>1.42854877081681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1900P</text:p>
          </table:table-cell>
          <table:table-cell table:number-columns-repeated="2" table:style-name="ce8" office:value-type="currency" office:currency="USD" office:value="266" calcext:value-type="currency">
            <text:p>$266.00</text:p>
          </table:table-cell>
          <table:table-cell table:style-name="ce64" office:value-type="currency" office:currency="USD" office:value="327.28" calcext:value-type="currency">
            <text:p>$327.28</text:p>
          </table:table-cell>
          <table:table-cell table:style-name="ce64" office:value-type="currency" office:currency="USD" office:value="195.88" calcext:value-type="currency">
            <text:p>$195.88</text:p>
          </table:table-cell>
          <table:table-cell table:style-name="ce64" office:value-type="currency" office:currency="USD" office:value="279.83" calcext:value-type="currency">
            <text:p>$279.83</text:p>
          </table:table-cell>
          <table:table-cell table:style-name="ce64" table:formula="of:=[.F257]-[.B257]" office:value-type="currency" office:currency="USD" office:value="13.83" calcext:value-type="currency">
            <text:p>$13.83</text:p>
          </table:table-cell>
          <table:table-cell table:style-name="ce17" table:formula="of:=[.F257]/[.E257]" office:value-type="float" office:value="1.42857872166633" calcext:value-type="float">
            <text:p>1.4285787216663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alesman Hand Truck with 5 inch Wheels 903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903" calcext:value-type="float">
            <text:p>903</text:p>
          </table:table-cell>
          <table:table-cell table:number-columns-repeated="2" table:style-name="ce8" office:value-type="currency" office:currency="USD" office:value="104" calcext:value-type="currency">
            <text:p>$104.00</text:p>
          </table:table-cell>
          <table:table-cell table:style-name="ce64" office:value-type="currency" office:currency="USD" office:value="127.71" calcext:value-type="currency">
            <text:p>$127.71</text:p>
          </table:table-cell>
          <table:table-cell table:style-name="ce64" office:value-type="currency" office:currency="USD" office:value="76.43" calcext:value-type="currency">
            <text:p>$76.43</text:p>
          </table:table-cell>
          <table:table-cell table:style-name="ce64" office:value-type="currency" office:currency="USD" office:value="117.75" calcext:value-type="currency">
            <text:p>$117.75</text:p>
          </table:table-cell>
          <table:table-cell table:style-name="ce64" table:formula="of:=[.F261]-[.B261]" office:value-type="currency" office:currency="USD" office:value="13.75" calcext:value-type="currency">
            <text:p>$13.75</text:p>
          </table:table-cell>
          <table:table-cell table:style-name="ce17" table:formula="of:=[.F261]/[.E261]" office:value-type="float" office:value="1.54062540887086" calcext:value-type="float">
            <text:p>1.54062540887086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alesman Hand Truck with Folding Nose and 5 inch Wheels 904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904" calcext:value-type="float">
            <text:p>904</text:p>
          </table:table-cell>
          <table:table-cell table:number-columns-repeated="2" table:style-name="ce8" office:value-type="currency" office:currency="USD" office:value="121" calcext:value-type="currency">
            <text:p>$121.00</text:p>
          </table:table-cell>
          <table:table-cell table:style-name="ce64" office:value-type="currency" office:currency="USD" office:value="143.49" calcext:value-type="currency">
            <text:p>$143.49</text:p>
          </table:table-cell>
          <table:table-cell table:style-name="ce64" office:value-type="currency" office:currency="USD" office:value="85.88" calcext:value-type="currency">
            <text:p>$85.88</text:p>
          </table:table-cell>
          <table:table-cell table:style-name="ce64" office:value-type="currency" office:currency="USD" office:value="132.12" calcext:value-type="currency">
            <text:p>$132.12</text:p>
          </table:table-cell>
          <table:table-cell table:style-name="ce64" table:formula="of:=[.F265]-[.B265]" office:value-type="currency" office:currency="USD" office:value="11.12" calcext:value-type="currency">
            <text:p>$11.12</text:p>
          </table:table-cell>
          <table:table-cell table:style-name="ce17" table:formula="of:=[.F265]/[.E265]" office:value-type="float" office:value="1.53842571029343" calcext:value-type="float">
            <text:p>1.53842571029343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alesman Hand Truck with Folding Nose and 8 inch Wheels 908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908M</text:p>
          </table:table-cell>
          <table:table-cell table:style-name="ce8" office:value-type="currency" office:currency="USD" office:value="149" calcext:value-type="currency">
            <text:p>$149.00</text:p>
          </table:table-cell>
          <table:table-cell table:style-name="ce8" office:value-type="currency" office:currency="USD" office:value="139" calcext:value-type="currency">
            <text:p>$139.00</text:p>
          </table:table-cell>
          <table:table-cell table:style-name="ce64" office:value-type="currency" office:currency="USD" office:value="177.74" calcext:value-type="currency">
            <text:p>$177.74</text:p>
          </table:table-cell>
          <table:table-cell table:style-name="ce64" office:value-type="currency" office:currency="USD" office:value="106.38" calcext:value-type="currency">
            <text:p>$106.38</text:p>
          </table:table-cell>
          <table:table-cell table:style-name="ce64" office:value-type="currency" office:currency="USD" office:value="163.75" calcext:value-type="currency">
            <text:p>$163.75</text:p>
          </table:table-cell>
          <table:table-cell table:style-name="ce64" table:formula="of:=[.F269]-[.B269]" office:value-type="currency" office:currency="USD" office:value="14.75" calcext:value-type="currency">
            <text:p>$14.75</text:p>
          </table:table-cell>
          <table:table-cell table:style-name="ce17" table:formula="of:=[.F269]/[.E269]" office:value-type="float" office:value="1.53929310020681" calcext:value-type="float">
            <text:p>1.53929310020681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908N</text:p>
          </table:table-cell>
          <table:table-cell table:style-name="ce8" office:value-type="currency" office:currency="USD" office:value="183" calcext:value-type="currency">
            <text:p>$183.00</text:p>
          </table:table-cell>
          <table:table-cell table:style-name="ce8" office:value-type="currency" office:currency="USD" office:value="173" calcext:value-type="currency">
            <text:p>$173.00</text:p>
          </table:table-cell>
          <table:table-cell table:style-name="ce64" office:value-type="currency" office:currency="USD" office:value="199.26" calcext:value-type="currency">
            <text:p>$199.26</text:p>
          </table:table-cell>
          <table:table-cell table:style-name="ce64" office:value-type="currency" office:currency="USD" office:value="119.26" calcext:value-type="currency">
            <text:p>$119.26</text:p>
          </table:table-cell>
          <table:table-cell table:style-name="ce64" office:value-type="currency" office:currency="USD" office:value="208.95" calcext:value-type="currency">
            <text:p>$208.95</text:p>
          </table:table-cell>
          <table:table-cell table:style-name="ce64" table:formula="of:=[.F270]-[.B270]" office:value-type="currency" office:currency="USD" office:value="25.95" calcext:value-type="currency">
            <text:p>$25.95</text:p>
          </table:table-cell>
          <table:table-cell table:style-name="ce17" table:formula="of:=[.F270]/[.E270]" office:value-type="float" office:value="1.75205433506624" calcext:value-type="float">
            <text:p>1.75205433506624</text:p>
          </table:table-cell>
          <table:table-cell table:style-name="ce17" office:value-type="string" calcext:value-type="string">
            <text:p>globalindustrial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5-Gallon Pail Hand Truck 960-8M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960" calcext:value-type="float">
            <text:p>960</text:p>
          </table:table-cell>
          <table:table-cell table:style-name="ce8" office:value-type="currency" office:currency="USD" office:value="139" calcext:value-type="currency">
            <text:p>$139.00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style-name="ce64" office:value-type="currency" office:currency="USD" office:value="165.66" calcext:value-type="currency">
            <text:p>$165.66</text:p>
          </table:table-cell>
          <table:table-cell table:style-name="ce64" office:value-type="currency" office:currency="USD" office:value="99.15" calcext:value-type="currency">
            <text:p>$99.15</text:p>
          </table:table-cell>
          <table:table-cell table:style-name="ce64" office:value-type="currency" office:currency="USD" office:value="152.75" calcext:value-type="currency">
            <text:p>$152.75</text:p>
          </table:table-cell>
          <table:table-cell table:style-name="ce64" table:formula="of:=[.F274]-[.B274]" office:value-type="currency" office:currency="USD" office:value="13.75" calcext:value-type="currency">
            <text:p>$13.75</text:p>
          </table:table-cell>
          <table:table-cell table:style-name="ce17" table:formula="of:=[.F274]/[.E274]" office:value-type="float" office:value="1.54059505799294" calcext:value-type="float">
            <text:p>1.54059505799294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2-Wheel Cylinder Hand Truck 95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8" office:value-type="currency" office:currency="USD" office:value="149" calcext:value-type="currency">
            <text:p>$149.0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64" office:value-type="currency" office:currency="USD" office:value="178.91" calcext:value-type="currency">
            <text:p>$178.91</text:p>
          </table:table-cell>
          <table:table-cell table:style-name="ce64" office:value-type="currency" office:currency="USD" office:value="107.08" calcext:value-type="currency">
            <text:p>$107.08</text:p>
          </table:table-cell>
          <table:table-cell table:style-name="ce64" office:value-type="currency" office:currency="USD" office:value="164.75" calcext:value-type="currency">
            <text:p>$164.75</text:p>
          </table:table-cell>
          <table:table-cell table:style-name="ce64" table:formula="of:=[.F278]-[.B278]" office:value-type="currency" office:currency="USD" office:value="15.75" calcext:value-type="currency">
            <text:p>$15.75</text:p>
          </table:table-cell>
          <table:table-cell table:style-name="ce17" table:formula="of:=[.F278]/[.E278]" office:value-type="float" office:value="1.53856929398581" calcext:value-type="float">
            <text:p>1.53856929398581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2-Wheel Drum Truck 300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3000" calcext:value-type="float">
            <text:p>3000</text:p>
          </table:table-cell>
          <table:table-cell table:style-name="ce8" office:value-type="currency" office:currency="USD" office:value="319" calcext:value-type="currency">
            <text:p>$319.00</text:p>
          </table:table-cell>
          <table:table-cell table:style-name="ce8" office:value-type="currency" office:currency="USD" office:value="314" calcext:value-type="currency">
            <text:p>$314.00</text:p>
          </table:table-cell>
          <table:table-cell table:style-name="ce64" office:value-type="currency" office:currency="USD" office:value="365.89" calcext:value-type="currency">
            <text:p>$365.89</text:p>
          </table:table-cell>
          <table:table-cell table:style-name="ce64" office:value-type="currency" office:currency="USD" office:value="218.99" calcext:value-type="currency">
            <text:p>$218.99</text:p>
          </table:table-cell>
          <table:table-cell table:style-name="ce64" office:value-type="currency" office:currency="USD" office:value="336.91" calcext:value-type="currency">
            <text:p>$336.91</text:p>
          </table:table-cell>
          <table:table-cell table:style-name="ce64" table:formula="of:=[.F282]-[.B282]" office:value-type="currency" office:currency="USD" office:value="17.91" calcext:value-type="currency">
            <text:p>$17.91</text:p>
          </table:table-cell>
          <table:table-cell table:style-name="ce17" table:formula="of:=[.F282]/[.E282]" office:value-type="float" office:value="1.53847207635052" calcext:value-type="float">
            <text:p>1.53847207635052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All-Purpose Drum Dolly 3002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3002" calcext:value-type="float">
            <text:p>3002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64" office:value-type="currency" office:currency="USD" office:value="338.32" calcext:value-type="currency">
            <text:p>$338.32</text:p>
          </table:table-cell>
          <table:table-cell table:style-name="ce64" office:value-type="currency" office:currency="USD" office:value="202.49" calcext:value-type="currency">
            <text:p>$202.49</text:p>
          </table:table-cell>
          <table:table-cell table:style-name="ce64" office:value-type="currency" office:currency="USD" office:value="311.75" calcext:value-type="currency">
            <text:p>$311.75</text:p>
          </table:table-cell>
          <table:table-cell table:style-name="ce64" table:formula="of:=[.F286]-[.B286]" office:value-type="currency" office:currency="USD" office:value="15.75" calcext:value-type="currency">
            <text:p>$15.75</text:p>
          </table:table-cell>
          <table:table-cell table:style-name="ce17" table:formula="of:=[.F286]/[.E286]" office:value-type="float" office:value="1.5395822015902" calcext:value-type="float">
            <text:p>1.5395822015902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4-Wheel Drum Truck 3004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3004" calcext:value-type="float">
            <text:p>3004</text:p>
          </table:table-cell>
          <table:table-cell table:style-name="ce8" office:value-type="currency" office:currency="USD" office:value="359" calcext:value-type="currency">
            <text:p>$359.00</text:p>
          </table:table-cell>
          <table:table-cell table:style-name="ce8" office:value-type="currency" office:currency="USD" office:value="352" calcext:value-type="currency">
            <text:p>$352.00</text:p>
          </table:table-cell>
          <table:table-cell table:style-name="ce64" office:value-type="currency" office:currency="USD" office:value="434.46" calcext:value-type="currency">
            <text:p>$434.46</text:p>
          </table:table-cell>
          <table:table-cell table:style-name="ce64" office:value-type="currency" office:currency="USD" office:value="260.02" calcext:value-type="currency">
            <text:p>$260.02</text:p>
          </table:table-cell>
          <table:table-cell table:style-name="ce64" office:value-type="currency" office:currency="USD" office:value="399.97" calcext:value-type="currency">
            <text:p>$399.97</text:p>
          </table:table-cell>
          <table:table-cell table:style-name="ce64" table:formula="of:=[.F290]-[.B290]" office:value-type="currency" office:currency="USD" office:value="40.97" calcext:value-type="currency">
            <text:p>$40.97</text:p>
          </table:table-cell>
          <table:table-cell table:style-name="ce17" table:formula="of:=[.F290]/[.E290]" office:value-type="float" office:value="1.53822782862857" calcext:value-type="float">
            <text:p>1.53822782862857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ingle Bottle Swing Out Hand Truck D-SBSO-M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D-SBSO-M</text:p>
          </table:table-cell>
          <table:table-cell table:style-name="ce8" office:value-type="currency" office:currency="USD" office:value="219" calcext:value-type="currency">
            <text:p>$219.00</text:p>
          </table:table-cell>
          <table:table-cell table:style-name="ce8" office:value-type="currency" office:currency="USD" office:value="208" calcext:value-type="currency">
            <text:p>$208.00</text:p>
          </table:table-cell>
          <table:table-cell table:style-name="ce64" office:value-type="currency" office:currency="USD" office:value="256.39" calcext:value-type="currency">
            <text:p>$256.39</text:p>
          </table:table-cell>
          <table:table-cell table:style-name="ce64" office:value-type="currency" office:currency="USD" office:value="121.78" calcext:value-type="currency">
            <text:p>$121.78</text:p>
          </table:table-cell>
          <table:table-cell table:style-name="ce64"/>
          <table:table-cell table:style-name="ce64" table:formula="of:=[.F294]-[.B294]" office:value-type="currency" office:currency="USD" office:value="-219" calcext:value-type="currency">
            <text:p>-$219.00</text:p>
          </table:table-cell>
          <table:table-cell table:style-name="ce17" table:formula="of:=[.F294]/[.E29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Beverage Hand Trucks BEV58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BEV-58B</text:p>
          </table:table-cell>
          <table:table-cell table:style-name="ce8" office:value-type="currency" office:currency="USD" office:value="115" calcext:value-type="currency">
            <text:p>$115.00</text:p>
          </table:table-cell>
          <table:table-cell table:style-name="ce8" office:value-type="currency" office:currency="USD" office:value="111" calcext:value-type="currency">
            <text:p>$111.00</text:p>
          </table:table-cell>
          <table:table-cell table:style-name="ce64" office:value-type="currency" office:currency="USD" office:value="142.02" calcext:value-type="currency">
            <text:p>$142.02</text:p>
          </table:table-cell>
          <table:table-cell table:style-name="ce64" office:value-type="currency" office:currency="USD" office:value="85" calcext:value-type="currency">
            <text:p>$85.00</text:p>
          </table:table-cell>
          <table:table-cell table:style-name="ce64" office:value-type="currency" office:currency="USD" office:value="130.97" calcext:value-type="currency">
            <text:p>$130.97</text:p>
          </table:table-cell>
          <table:table-cell table:style-name="ce64" table:formula="of:=[.F298]-[.B298]" office:value-type="currency" office:currency="USD" office:value="15.97" calcext:value-type="currency">
            <text:p>$15.97</text:p>
          </table:table-cell>
          <table:table-cell table:style-name="ce17" table:formula="of:=[.F298]/[.E298]" office:value-type="float" office:value="1.54082352941176" calcext:value-type="float">
            <text:p>1.54082352941176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BEV-58S</text:p>
          </table:table-cell>
          <table:table-cell table:style-name="ce8" office:value-type="currency" office:currency="USD" office:value="112" calcext:value-type="currency">
            <text:p>$112.00</text:p>
          </table:table-cell>
          <table:table-cell table:style-name="ce8" office:value-type="currency" office:currency="USD" office:value="108" calcext:value-type="currency">
            <text:p>$108.00</text:p>
          </table:table-cell>
          <table:table-cell table:style-name="ce64" office:value-type="currency" office:currency="USD" office:value="137.96" calcext:value-type="currency">
            <text:p>$137.96</text:p>
          </table:table-cell>
          <table:table-cell table:style-name="ce64" office:value-type="currency" office:currency="USD" office:value="82.57" calcext:value-type="currency">
            <text:p>$82.57</text:p>
          </table:table-cell>
          <table:table-cell table:style-name="ce64" office:value-type="currency" office:currency="USD" office:value="130.97" calcext:value-type="currency">
            <text:p>$130.97</text:p>
          </table:table-cell>
          <table:table-cell table:style-name="ce64" table:formula="of:=[.F299]-[.B299]" office:value-type="currency" office:currency="USD" office:value="18.97" calcext:value-type="currency">
            <text:p>$18.97</text:p>
          </table:table-cell>
          <table:table-cell table:style-name="ce17" table:formula="of:=[.F299]/[.E299]" office:value-type="float" office:value="1.58616931088773" calcext:value-type="float">
            <text:p>1.58616931088773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Brute Vending Machine Hand Truck 1866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866" calcext:value-type="float">
            <text:p>1866</text:p>
          </table:table-cell>
          <table:table-cell table:style-name="ce8" office:value-type="currency" office:currency="USD" office:value="499" calcext:value-type="currency">
            <text:p>$499.00</text:p>
          </table:table-cell>
          <table:table-cell table:style-name="ce8" office:value-type="currency" office:currency="USD" office:value="489" calcext:value-type="currency">
            <text:p>$489.00</text:p>
          </table:table-cell>
          <table:table-cell table:style-name="ce64" office:value-type="currency" office:currency="USD" office:value="626.19" calcext:value-type="currency">
            <text:p>$626.19</text:p>
          </table:table-cell>
          <table:table-cell table:style-name="ce64" office:value-type="currency" office:currency="USD" office:value="374.77" calcext:value-type="currency">
            <text:p>$374.77</text:p>
          </table:table-cell>
          <table:table-cell table:style-name="ce64" office:value-type="currency" office:currency="USD" office:value="576.75" calcext:value-type="currency">
            <text:p>$576.75</text:p>
          </table:table-cell>
          <table:table-cell table:style-name="ce64" table:formula="of:=[.F303]-[.B303]" office:value-type="currency" office:currency="USD" office:value="77.75" calcext:value-type="currency">
            <text:p>$77.75</text:p>
          </table:table-cell>
          <table:table-cell table:style-name="ce17" table:formula="of:=[.F303]/[.E303]" office:value-type="float" office:value="1.53894388558316" calcext:value-type="float">
            <text:p>1.53894388558316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Brute Vending Machine Hand Truck 1872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1872-BRUTE</text:p>
          </table:table-cell>
          <table:table-cell table:style-name="ce8" office:value-type="currency" office:currency="USD" office:value="509" calcext:value-type="currency">
            <text:p>$509.00</text:p>
          </table:table-cell>
          <table:table-cell table:style-name="ce8" office:value-type="currency" office:currency="USD" office:value="498" calcext:value-type="currency">
            <text:p>$498.00</text:p>
          </table:table-cell>
          <table:table-cell table:style-name="ce64" office:value-type="currency" office:currency="USD" office:value="631.41" calcext:value-type="currency">
            <text:p>$631.41</text:p>
          </table:table-cell>
          <table:table-cell table:style-name="ce64" office:value-type="currency" office:currency="USD" office:value="377.9" calcext:value-type="currency">
            <text:p>$377.90</text:p>
          </table:table-cell>
          <table:table-cell table:style-name="ce64" office:value-type="currency" office:currency="USD" office:value="581.47" calcext:value-type="currency">
            <text:p>$581.47</text:p>
          </table:table-cell>
          <table:table-cell table:style-name="ce64" table:formula="of:=[.F307]-[.B307]" office:value-type="currency" office:currency="USD" office:value="72.47" calcext:value-type="currency">
            <text:p>$72.47</text:p>
          </table:table-cell>
          <table:table-cell table:style-name="ce17" table:formula="of:=[.F307]/[.E307]" office:value-type="float" office:value="1.53868748346123" calcext:value-type="float">
            <text:p>1.53868748346123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1872-SB</text:p>
          </table:table-cell>
          <table:table-cell table:style-name="ce8" office:value-type="currency" office:currency="USD" office:value="569" calcext:value-type="currency">
            <text:p>$569.00</text:p>
          </table:table-cell>
          <table:table-cell table:style-name="ce8" office:value-type="currency" office:currency="USD" office:value="558" calcext:value-type="currency">
            <text:p>$558.00</text:p>
          </table:table-cell>
          <table:table-cell table:style-name="ce64" office:value-type="currency" office:currency="USD" office:value="803.7" calcext:value-type="currency">
            <text:p>$803.70</text:p>
          </table:table-cell>
          <table:table-cell table:style-name="ce64" office:value-type="currency" office:currency="USD" office:value="481.02" calcext:value-type="currency">
            <text:p>$481.02</text:p>
          </table:table-cell>
          <table:table-cell table:style-name="ce64" office:value-type="currency" office:currency="USD" office:value="631.36" calcext:value-type="currency">
            <text:p>$631.36</text:p>
          </table:table-cell>
          <table:table-cell table:style-name="ce64" table:formula="of:=[.F308]-[.B308]" office:value-type="currency" office:currency="USD" office:value="62.36" calcext:value-type="currency">
            <text:p>$62.36</text:p>
          </table:table-cell>
          <table:table-cell table:style-name="ce17" table:formula="of:=[.F308]/[.E308]" office:value-type="float" office:value="1.3125441769573" calcext:value-type="float">
            <text:p>1.312544176957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Brute Vending Machine Hand Truck 1878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878" calcext:value-type="float">
            <text:p>1878</text:p>
          </table:table-cell>
          <table:table-cell table:style-name="ce8" office:value-type="currency" office:currency="USD" office:value="527" calcext:value-type="currency">
            <text:p>$527.00</text:p>
          </table:table-cell>
          <table:table-cell table:style-name="ce8" office:value-type="currency" office:currency="USD" office:value="517" calcext:value-type="currency">
            <text:p>$517.00</text:p>
          </table:table-cell>
          <table:table-cell table:style-name="ce64" office:value-type="currency" office:currency="USD" office:value="649.85" calcext:value-type="currency">
            <text:p>$649.85</text:p>
          </table:table-cell>
          <table:table-cell table:style-name="ce64" office:value-type="currency" office:currency="USD" office:value="388.93" calcext:value-type="currency">
            <text:p>$388.93</text:p>
          </table:table-cell>
          <table:table-cell table:style-name="ce64" office:value-type="currency" office:currency="USD" office:value="598.47" calcext:value-type="currency">
            <text:p>$598.47</text:p>
          </table:table-cell>
          <table:table-cell table:style-name="ce64" table:formula="of:=[.F312]-[.B312]" office:value-type="currency" office:currency="USD" office:value="71.47" calcext:value-type="currency">
            <text:p>$71.47</text:p>
          </table:table-cell>
          <table:table-cell table:style-name="ce17" table:formula="of:=[.F312]/[.E312]" office:value-type="float" office:value="1.53876018820868" calcext:value-type="float">
            <text:p>1.53876018820868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1878-SB</text:p>
          </table:table-cell>
          <table:table-cell table:style-name="ce8" office:value-type="currency" office:currency="USD" office:value="562" calcext:value-type="currency">
            <text:p>$562.00</text:p>
          </table:table-cell>
          <table:table-cell table:style-name="ce8" office:value-type="currency" office:currency="USD" office:value="552" calcext:value-type="currency">
            <text:p>$552.00</text:p>
          </table:table-cell>
          <table:table-cell table:style-name="ce64" office:value-type="currency" office:currency="USD" office:value="821.88" calcext:value-type="currency">
            <text:p>$821.88</text:p>
          </table:table-cell>
          <table:table-cell table:style-name="ce64" office:value-type="currency" office:currency="USD" office:value="491.89" calcext:value-type="currency">
            <text:p>$491.89</text:p>
          </table:table-cell>
          <table:table-cell table:style-name="ce64" office:value-type="currency" office:currency="USD" office:value="655.85" calcext:value-type="currency">
            <text:p>$655.85</text:p>
          </table:table-cell>
          <table:table-cell table:style-name="ce64" table:formula="of:=[.F313]-[.B313]" office:value-type="currency" office:currency="USD" office:value="93.85" calcext:value-type="currency">
            <text:p>$93.85</text:p>
          </table:table-cell>
          <table:table-cell table:style-name="ce17" table:formula="of:=[.F313]/[.E313]" office:value-type="float" office:value="1.33332655675049" calcext:value-type="float">
            <text:p>1.3333265567504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Brawny Brute Vending Machine Hand Truck 1888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888" calcext:value-type="float">
            <text:p>1888</text:p>
          </table:table-cell>
          <table:table-cell table:style-name="ce8" office:value-type="currency" office:currency="USD" office:value="609" calcext:value-type="currency">
            <text:p>$609.00</text:p>
          </table:table-cell>
          <table:table-cell table:style-name="ce8" office:value-type="currency" office:currency="USD" office:value="597" calcext:value-type="currency">
            <text:p>$597.00</text:p>
          </table:table-cell>
          <table:table-cell table:style-name="ce64" office:value-type="currency" office:currency="USD" office:value="760.29" calcext:value-type="currency">
            <text:p>$760.29</text:p>
          </table:table-cell>
          <table:table-cell table:style-name="ce64" office:value-type="currency" office:currency="USD" office:value="455.04" calcext:value-type="currency">
            <text:p>$455.04</text:p>
          </table:table-cell>
          <table:table-cell table:style-name="ce64" office:value-type="currency" office:currency="USD" office:value="699.97" calcext:value-type="currency">
            <text:p>$699.97</text:p>
          </table:table-cell>
          <table:table-cell table:style-name="ce64" table:formula="of:=[.F317]-[.B317]" office:value-type="currency" office:currency="USD" office:value="90.97" calcext:value-type="currency">
            <text:p>$90.97</text:p>
          </table:table-cell>
          <table:table-cell table:style-name="ce17" table:formula="of:=[.F317]/[.E317]" office:value-type="float" office:value="1.53826037271449" calcext:value-type="float">
            <text:p>1.53826037271449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Brawny Brute Vending Machine Hand Truck 1888-78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888-78"TALL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8" office:value-type="currency" office:currency="USD" office:value="623" calcext:value-type="currency">
            <text:p>$623.00</text:p>
          </table:table-cell>
          <table:table-cell table:style-name="ce64" office:value-type="currency" office:currency="USD" office:value="808.03" calcext:value-type="currency">
            <text:p>$808.03</text:p>
          </table:table-cell>
          <table:table-cell table:style-name="ce64" office:value-type="currency" office:currency="USD" office:value="483.6" calcext:value-type="currency">
            <text:p>$483.60</text:p>
          </table:table-cell>
          <table:table-cell table:style-name="ce64" office:value-type="currency" office:currency="USD" office:value="644.8" calcext:value-type="currency">
            <text:p>$644.80</text:p>
          </table:table-cell>
          <table:table-cell table:style-name="ce64" table:formula="of:=[.F321]-[.B321]" office:value-type="currency" office:currency="USD" office:value="15.8" calcext:value-type="currency">
            <text:p>$15.80</text:p>
          </table:table-cell>
          <table:table-cell table:style-name="ce17" table:formula="of:=[.F321]/[.E321]" office:value-type="float" office:value="1.33333333333333" calcext:value-type="float">
            <text:p>1.3333333333333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Light Duty Steel Hand Truck with Folding Nose 138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38" calcext:value-type="float">
            <text:p>138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64" office:value-type="currency" office:currency="USD" office:value="103.16" calcext:value-type="currency">
            <text:p>$103.16</text:p>
          </table:table-cell>
          <table:table-cell table:style-name="ce64" office:value-type="currency" office:currency="USD" office:value="61.74" calcext:value-type="currency">
            <text:p>$61.74</text:p>
          </table:table-cell>
          <table:table-cell table:style-name="ce64" office:value-type="currency" office:currency="USD" office:value="94.97" calcext:value-type="currency">
            <text:p>$94.97</text:p>
          </table:table-cell>
          <table:table-cell table:style-name="ce64" table:formula="of:=[.F325]-[.B325]" office:value-type="currency" office:currency="USD" office:value="6.97" calcext:value-type="currency">
            <text:p>$6.97</text:p>
          </table:table-cell>
          <table:table-cell table:style-name="ce17" table:formula="of:=[.F325]/[.E325]" office:value-type="float" office:value="1.53822481373502" calcext:value-type="float">
            <text:p>1.53822481373502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hovel Nose Hand Truck with Continuous Handle 808 &amp; 81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08B</text:p>
          </table:table-cell>
          <table:table-cell table:number-columns-repeated="2" table:style-name="ce8" office:value-type="currency" office:currency="USD" office:value="185" calcext:value-type="currency">
            <text:p>$185.00</text:p>
          </table:table-cell>
          <table:table-cell table:style-name="ce64" office:value-type="currency" office:currency="USD" office:value="218.91" calcext:value-type="currency">
            <text:p>$218.91</text:p>
          </table:table-cell>
          <table:table-cell table:style-name="ce64" office:value-type="currency" office:currency="USD" office:value="131.02" calcext:value-type="currency">
            <text:p>$131.02</text:p>
          </table:table-cell>
          <table:table-cell table:style-name="ce64" office:value-type="currency" office:currency="USD" office:value="201.75" calcext:value-type="currency">
            <text:p>$201.75</text:p>
          </table:table-cell>
          <table:table-cell table:style-name="ce64" table:formula="of:=[.F329]-[.B329]" office:value-type="currency" office:currency="USD" office:value="16.75" calcext:value-type="currency">
            <text:p>$16.75</text:p>
          </table:table-cell>
          <table:table-cell table:style-name="ce17" table:formula="of:=[.F329]/[.E329]" office:value-type="float" office:value="1.53984124561136" calcext:value-type="float">
            <text:p>1.53984124561136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808S</text:p>
          </table:table-cell>
          <table:table-cell table:style-name="ce8" office:value-type="currency" office:currency="USD" office:value="163" calcext:value-type="currency">
            <text:p>$163.00</text:p>
          </table:table-cell>
          <table:table-cell table:style-name="ce8" office:value-type="currency" office:currency="USD" office:value="161" calcext:value-type="currency">
            <text:p>$161.00</text:p>
          </table:table-cell>
          <table:table-cell table:style-name="ce64" office:value-type="currency" office:currency="USD" office:value="213.23" calcext:value-type="currency">
            <text:p>$213.23</text:p>
          </table:table-cell>
          <table:table-cell table:style-name="ce64" office:value-type="currency" office:currency="USD" office:value="127.62" calcext:value-type="currency">
            <text:p>$127.62</text:p>
          </table:table-cell>
          <table:table-cell table:style-name="ce64" office:value-type="currency" office:currency="USD" office:value="173.62" calcext:value-type="currency">
            <text:p>$173.62</text:p>
          </table:table-cell>
          <table:table-cell table:style-name="ce64" table:formula="of:=[.F330]-[.B330]" office:value-type="currency" office:currency="USD" office:value="10.62" calcext:value-type="currency">
            <text:p>$10.62</text:p>
          </table:table-cell>
          <table:table-cell table:style-name="ce17" table:formula="of:=[.F330]/[.E330]" office:value-type="float" office:value="1.36044507130544" calcext:value-type="float">
            <text:p>1.36044507130544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810S</text:p>
          </table:table-cell>
          <table:table-cell table:style-name="ce8" office:value-type="currency" office:currency="USD" office:value="166" calcext:value-type="currency">
            <text:p>$166.00</text:p>
          </table:table-cell>
          <table:table-cell table:style-name="ce8" office:value-type="currency" office:currency="USD" office:value="163" calcext:value-type="currency">
            <text:p>$163.00</text:p>
          </table:table-cell>
          <table:table-cell table:style-name="ce64" office:value-type="currency" office:currency="USD" office:value="216.61" calcext:value-type="currency">
            <text:p>$216.61</text:p>
          </table:table-cell>
          <table:table-cell table:style-name="ce64" office:value-type="currency" office:currency="USD" office:value="129.64" calcext:value-type="currency">
            <text:p>$129.64</text:p>
          </table:table-cell>
          <table:table-cell table:style-name="ce64" office:value-type="currency" office:currency="USD" office:value="176.38" calcext:value-type="currency">
            <text:p>$176.38</text:p>
          </table:table-cell>
          <table:table-cell table:style-name="ce64" table:formula="of:=[.F331]-[.B331]" office:value-type="currency" office:currency="USD" office:value="10.38" calcext:value-type="currency">
            <text:p>$10.38</text:p>
          </table:table-cell>
          <table:table-cell table:style-name="ce17" table:formula="of:=[.F331]/[.E331]" office:value-type="float" office:value="1.36053687133601" calcext:value-type="float">
            <text:p>1.36053687133601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810B</text:p>
          </table:table-cell>
          <table:table-cell table:number-columns-repeated="2" table:style-name="ce8" office:value-type="currency" office:currency="USD" office:value="186" calcext:value-type="currency">
            <text:p>$186.00</text:p>
          </table:table-cell>
          <table:table-cell table:style-name="ce64" office:value-type="currency" office:currency="USD" office:value="243.69" calcext:value-type="currency">
            <text:p>$243.69</text:p>
          </table:table-cell>
          <table:table-cell table:style-name="ce64" office:value-type="currency" office:currency="USD" office:value="145.85" calcext:value-type="currency">
            <text:p>$145.85</text:p>
          </table:table-cell>
          <table:table-cell table:style-name="ce64" office:value-type="currency" office:currency="USD" office:value="198.42" calcext:value-type="currency">
            <text:p>$198.42</text:p>
          </table:table-cell>
          <table:table-cell table:style-name="ce64" table:formula="of:=[.F332]-[.B332]" office:value-type="currency" office:currency="USD" office:value="12.42" calcext:value-type="currency">
            <text:p>$12.42</text:p>
          </table:table-cell>
          <table:table-cell table:style-name="ce17" table:formula="of:=[.F332]/[.E332]" office:value-type="float" office:value="1.36043880699349" calcext:value-type="float">
            <text:p>1.3604388069934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hovel Nose Hand Truck with Extended Handle 820 &amp; 828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828B</text:p>
          </table:table-cell>
          <table:table-cell table:style-name="ce8" office:value-type="currency" office:currency="USD" office:value="199" calcext:value-type="currency">
            <text:p>$199.00</text:p>
          </table:table-cell>
          <table:table-cell table:style-name="ce8" office:value-type="currency" office:currency="USD" office:value="198" calcext:value-type="currency">
            <text:p>$198.00</text:p>
          </table:table-cell>
          <table:table-cell table:style-name="ce64" office:value-type="currency" office:currency="USD" office:value="240.24" calcext:value-type="currency">
            <text:p>$240.24</text:p>
          </table:table-cell>
          <table:table-cell table:style-name="ce64" office:value-type="currency" office:currency="USD" office:value="143.78" calcext:value-type="currency">
            <text:p>$143.78</text:p>
          </table:table-cell>
          <table:table-cell table:style-name="ce64" office:value-type="currency" office:currency="USD" office:value="210.75" calcext:value-type="currency">
            <text:p>$210.75</text:p>
          </table:table-cell>
          <table:table-cell table:style-name="ce64" table:formula="of:=[.F336]-[.B336]" office:value-type="currency" office:currency="USD" office:value="11.75" calcext:value-type="currency">
            <text:p>$11.75</text:p>
          </table:table-cell>
          <table:table-cell table:style-name="ce17" table:formula="of:=[.F336]/[.E336]" office:value-type="float" office:value="1.46578105438865" calcext:value-type="float">
            <text:p>1.46578105438865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828S</text:p>
          </table:table-cell>
          <table:table-cell table:number-columns-repeated="2" table:style-name="ce8" office:value-type="currency" office:currency="USD" office:value="188" calcext:value-type="currency">
            <text:p>$188.00</text:p>
          </table:table-cell>
          <table:table-cell table:style-name="ce64" office:value-type="currency" office:currency="USD" office:value="244.51" calcext:value-type="currency">
            <text:p>$244.51</text:p>
          </table:table-cell>
          <table:table-cell table:style-name="ce64" office:value-type="currency" office:currency="USD" office:value="146.34" calcext:value-type="currency">
            <text:p>$146.34</text:p>
          </table:table-cell>
          <table:table-cell table:style-name="ce64" office:value-type="currency" office:currency="USD" office:value="199.1" calcext:value-type="currency">
            <text:p>$199.10</text:p>
          </table:table-cell>
          <table:table-cell table:style-name="ce64" table:formula="of:=[.F337]-[.B337]" office:value-type="currency" office:currency="USD" office:value="11.1" calcext:value-type="currency">
            <text:p>$11.10</text:p>
          </table:table-cell>
          <table:table-cell table:style-name="ce17" table:formula="of:=[.F337]/[.E337]" office:value-type="float" office:value="1.36053027196939" calcext:value-type="float">
            <text:p>1.3605302719693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820S</text:p>
          </table:table-cell>
          <table:table-cell table:number-columns-repeated="2" table:style-name="ce8" office:value-type="currency" office:currency="USD" office:value="196" calcext:value-type="currency">
            <text:p>$196.00</text:p>
          </table:table-cell>
          <table:table-cell table:style-name="ce64" office:value-type="currency" office:currency="USD" office:value="255.47" calcext:value-type="currency">
            <text:p>$255.47</text:p>
          </table:table-cell>
          <table:table-cell table:style-name="ce64" office:value-type="currency" office:currency="USD" office:value="152.9" calcext:value-type="currency">
            <text:p>$152.90</text:p>
          </table:table-cell>
          <table:table-cell table:style-name="ce64" office:value-type="currency" office:currency="USD" office:value="208.02" calcext:value-type="currency">
            <text:p>$208.02</text:p>
          </table:table-cell>
          <table:table-cell table:style-name="ce64" table:formula="of:=[.F338]-[.B338]" office:value-type="currency" office:currency="USD" office:value="12.02" calcext:value-type="currency">
            <text:p>$12.02</text:p>
          </table:table-cell>
          <table:table-cell table:style-name="ce17" table:formula="of:=[.F338]/[.E338]" office:value-type="float" office:value="1.36049705689993" calcext:value-type="float">
            <text:p>1.3604970568999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820B</text:p>
          </table:table-cell>
          <table:table-cell table:number-columns-repeated="2" table:style-name="ce8" office:value-type="currency" office:currency="USD" office:value="219" calcext:value-type="currency">
            <text:p>$219.00</text:p>
          </table:table-cell>
          <table:table-cell table:style-name="ce64" office:value-type="currency" office:currency="USD" office:value="284.31" calcext:value-type="currency">
            <text:p>$284.31</text:p>
          </table:table-cell>
          <table:table-cell table:style-name="ce64" office:value-type="currency" office:currency="USD" office:value="170.16" calcext:value-type="currency">
            <text:p>$170.16</text:p>
          </table:table-cell>
          <table:table-cell table:style-name="ce64" office:value-type="currency" office:currency="USD" office:value="231.5" calcext:value-type="currency">
            <text:p>$231.50</text:p>
          </table:table-cell>
          <table:table-cell table:style-name="ce64" table:formula="of:=[.F339]-[.B339]" office:value-type="currency" office:currency="USD" office:value="12.5" calcext:value-type="currency">
            <text:p>$12.50</text:p>
          </table:table-cell>
          <table:table-cell table:style-name="ce17" table:formula="of:=[.F339]/[.E339]" office:value-type="float" office:value="1.36048425011754" calcext:value-type="float">
            <text:p>1.36048425011754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EZE-OFF Steel Delivery Truck 10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number-columns-repeated="2" table:style-name="ce8" office:value-type="currency" office:currency="USD" office:value="133" calcext:value-type="currency">
            <text:p>$133.00</text:p>
          </table:table-cell>
          <table:table-cell table:style-name="ce64" office:value-type="currency" office:currency="USD" office:value="169.97" calcext:value-type="currency">
            <text:p>$169.97</text:p>
          </table:table-cell>
          <table:table-cell table:style-name="ce64" office:value-type="currency" office:currency="USD" office:value="101.73" calcext:value-type="currency">
            <text:p>$101.73</text:p>
          </table:table-cell>
          <table:table-cell table:style-name="ce64" office:value-type="currency" office:currency="USD" office:value="145.33" calcext:value-type="currency">
            <text:p>$145.33</text:p>
          </table:table-cell>
          <table:table-cell table:style-name="ce64" table:formula="of:=[.F343]-[.B343]" office:value-type="currency" office:currency="USD" office:value="12.33" calcext:value-type="currency">
            <text:p>$12.33</text:p>
          </table:table-cell>
          <table:table-cell table:style-name="ce17" table:formula="of:=[.F343]/[.E343]" office:value-type="float" office:value="1.42858547134572" calcext:value-type="float">
            <text:p>1.42858547134572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100-8S</text:p>
          </table:table-cell>
          <table:table-cell table:number-columns-repeated="2" table:style-name="ce8" office:value-type="currency" office:currency="USD" office:value="134" calcext:value-type="currency">
            <text:p>$134.00</text:p>
          </table:table-cell>
          <table:table-cell table:style-name="ce64" office:value-type="currency" office:currency="USD" office:value="169.97" calcext:value-type="currency">
            <text:p>$169.97</text:p>
          </table:table-cell>
          <table:table-cell table:style-name="ce64" office:value-type="currency" office:currency="USD" office:value="101.73" calcext:value-type="currency">
            <text:p>$101.73</text:p>
          </table:table-cell>
          <table:table-cell table:style-name="ce64" office:value-type="currency" office:currency="USD" office:value="156.47" calcext:value-type="currency">
            <text:p>$156.47</text:p>
          </table:table-cell>
          <table:table-cell table:style-name="ce64" table:formula="of:=[.F344]-[.B344]" office:value-type="currency" office:currency="USD" office:value="22.47" calcext:value-type="currency">
            <text:p>$22.47</text:p>
          </table:table-cell>
          <table:table-cell table:style-name="ce17" table:formula="of:=[.F344]/[.E344]" office:value-type="float" office:value="1.53809102526295" calcext:value-type="float">
            <text:p>1.53809102526295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100-8P</text:p>
          </table:table-cell>
          <table:table-cell table:number-columns-repeated="2" table:style-name="ce8" office:value-type="currency" office:currency="USD" office:value="168" calcext:value-type="currency">
            <text:p>$168.00</text:p>
          </table:table-cell>
          <table:table-cell table:style-name="ce64" office:value-type="currency" office:currency="USD" office:value="215.4" calcext:value-type="currency">
            <text:p>$215.40</text:p>
          </table:table-cell>
          <table:table-cell table:style-name="ce64" office:value-type="currency" office:currency="USD" office:value="128.92" calcext:value-type="currency">
            <text:p>$128.92</text:p>
          </table:table-cell>
          <table:table-cell table:style-name="ce64"/>
          <table:table-cell table:style-name="ce64" table:formula="of:=[.F345]-[.B345]" office:value-type="currency" office:currency="USD" office:value="-168" calcext:value-type="currency">
            <text:p>-$168.00</text:p>
          </table:table-cell>
          <table:table-cell table:style-name="ce17" table:formula="of:=[.F345]/[.E34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EZE-OFF Steel Delivery Truck 100-DLX6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100-DLX-60</text:p>
          </table:table-cell>
          <table:table-cell table:style-name="ce8" office:value-type="currency" office:currency="USD" office:value="199" calcext:value-type="currency">
            <text:p>$199.00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64" office:value-type="currency" office:currency="USD" office:value="242.88" calcext:value-type="currency">
            <text:p>$242.88</text:p>
          </table:table-cell>
          <table:table-cell table:style-name="ce64" office:value-type="currency" office:currency="USD" office:value="145.37" calcext:value-type="currency">
            <text:p>$145.37</text:p>
          </table:table-cell>
          <table:table-cell table:style-name="ce64" office:value-type="currency" office:currency="USD" office:value="207.67" calcext:value-type="currency">
            <text:p>$207.67</text:p>
          </table:table-cell>
          <table:table-cell table:style-name="ce64" table:formula="of:=[.F349]-[.B349]" office:value-type="currency" office:currency="USD" office:value="8.66999999999999" calcext:value-type="currency">
            <text:p>$8.67</text:p>
          </table:table-cell>
          <table:table-cell table:style-name="ce17" table:formula="of:=[.F349]/[.E349]" office:value-type="float" office:value="1.42856160143083" calcext:value-type="float">
            <text:p>1.4285616014308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Deluxe Torch Truck R-DTT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R-DTT8S</text:p>
          </table:table-cell>
          <table:table-cell table:number-columns-repeated="2" table:style-name="ce8" office:value-type="currency" office:currency="USD" office:value="97" calcext:value-type="currency">
            <text:p>$97.00</text:p>
          </table:table-cell>
          <table:table-cell table:style-name="ce64" office:value-type="currency" office:currency="USD" office:value="151.27" calcext:value-type="currency">
            <text:p>$151.27</text:p>
          </table:table-cell>
          <table:table-cell table:style-name="ce64" office:value-type="currency" office:currency="USD" office:value="71.85" calcext:value-type="currency">
            <text:p>$71.85</text:p>
          </table:table-cell>
          <table:table-cell table:style-name="ce64" office:value-type="currency" office:currency="USD" office:value="110.75" calcext:value-type="currency">
            <text:p>$110.75</text:p>
          </table:table-cell>
          <table:table-cell table:style-name="ce64" table:formula="of:=[.F353]-[.B353]" office:value-type="currency" office:currency="USD" office:value="13.75" calcext:value-type="currency">
            <text:p>$13.75</text:p>
          </table:table-cell>
          <table:table-cell table:style-name="ce17" table:formula="of:=[.F353]/[.E353]" office:value-type="float" office:value="1.54140570633264" calcext:value-type="float">
            <text:p>1.54140570633264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43" office:value-type="string" calcext:value-type="string">
            <text:p>R-DTT10S</text:p>
          </table:table-cell>
          <table:table-cell table:number-columns-repeated="2" table:style-name="ce8" office:value-type="currency" office:currency="USD" office:value="116" calcext:value-type="currency">
            <text:p>$116.00</text:p>
          </table:table-cell>
          <table:table-cell table:style-name="ce64" office:value-type="currency" office:currency="USD" office:value="176.5" calcext:value-type="currency">
            <text:p>$176.50</text:p>
          </table:table-cell>
          <table:table-cell table:style-name="ce64" office:value-type="currency" office:currency="USD" office:value="83.84" calcext:value-type="currency">
            <text:p>$83.84</text:p>
          </table:table-cell>
          <table:table-cell table:style-name="ce64" office:value-type="currency" office:currency="USD" office:value="128.97" calcext:value-type="currency">
            <text:p>$128.97</text:p>
          </table:table-cell>
          <table:table-cell table:style-name="ce64" table:formula="of:=[.F354]-[.B354]" office:value-type="currency" office:currency="USD" office:value="12.97" calcext:value-type="currency">
            <text:p>$12.97</text:p>
          </table:table-cell>
          <table:table-cell table:style-name="ce17" table:formula="of:=[.F354]/[.E354]" office:value-type="float" office:value="1.53828721374046" calcext:value-type="float">
            <text:p>1.53828721374046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43" office:value-type="string" calcext:value-type="string">
            <text:p>R-DTT10N</text:p>
          </table:table-cell>
          <table:table-cell table:number-columns-repeated="2" table:style-name="ce8" office:value-type="currency" office:currency="USD" office:value="134" calcext:value-type="currency">
            <text:p>$134.00</text:p>
          </table:table-cell>
          <table:table-cell table:style-name="ce64" office:value-type="currency" office:currency="USD" office:value="193.31" calcext:value-type="currency">
            <text:p>$193.31</text:p>
          </table:table-cell>
          <table:table-cell table:style-name="ce64" office:value-type="currency" office:currency="USD" office:value="91.82" calcext:value-type="currency">
            <text:p>$91.82</text:p>
          </table:table-cell>
          <table:table-cell table:style-name="ce64"/>
          <table:table-cell table:style-name="ce64" table:formula="of:=[.F355]-[.B355]" office:value-type="currency" office:currency="USD" office:value="-134" calcext:value-type="currency">
            <text:p>-$134.00</text:p>
          </table:table-cell>
          <table:table-cell table:style-name="ce17" table:formula="of:=[.F355]/[.E35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Dual Cylinder Truck D-CYKO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D-CYKO-10N</text:p>
          </table:table-cell>
          <table:table-cell table:style-name="ce8" office:value-type="currency" office:currency="USD" office:value="219" calcext:value-type="currency">
            <text:p>$219.00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64" office:value-type="currency" office:currency="USD" office:value="287.95" calcext:value-type="currency">
            <text:p>$287.95</text:p>
          </table:table-cell>
          <table:table-cell table:style-name="ce64" office:value-type="currency" office:currency="USD" office:value="136.77" calcext:value-type="currency">
            <text:p>$136.77</text:p>
          </table:table-cell>
          <table:table-cell table:style-name="ce64"/>
          <table:table-cell table:style-name="ce64" table:formula="of:=[.F359]-[.B359]" office:value-type="currency" office:currency="USD" office:value="-219" calcext:value-type="currency">
            <text:p>-$219.00</text:p>
          </table:table-cell>
          <table:table-cell table:style-name="ce17" table:formula="of:=[.F359]/[.E35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43" office:value-type="string" calcext:value-type="string">
            <text:p>D-CYKO-10S</text:p>
          </table:table-cell>
          <table:table-cell table:style-name="ce8" office:value-type="currency" office:currency="USD" office:value="189" calcext:value-type="currency">
            <text:p>$189.00</text:p>
          </table:table-cell>
          <table:table-cell table:style-name="ce8"/>
          <table:table-cell table:style-name="ce64" table:number-columns-repeated="3"/>
          <table:table-cell table:style-name="ce64" table:formula="of:=[.F360]-[.B360]" office:value-type="currency" office:currency="USD" office:value="-189" calcext:value-type="currency">
            <text:p>-$189.00</text:p>
          </table:table-cell>
          <table:table-cell table:style-name="ce17" table:formula="of:=[.F360]/[.E36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43" office:value-type="string" calcext:value-type="string">
            <text:p>D-CYKO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8" office:value-type="currency" office:currency="USD" office:value="230" calcext:value-type="currency">
            <text:p>$230.00</text:p>
          </table:table-cell>
          <table:table-cell table:style-name="ce64" office:value-type="currency" office:currency="USD" office:value="350.21" calcext:value-type="currency">
            <text:p>$350.21</text:p>
          </table:table-cell>
          <table:table-cell table:style-name="ce64" office:value-type="currency" office:currency="USD" office:value="166.35" calcext:value-type="currency">
            <text:p>$166.35</text:p>
          </table:table-cell>
          <table:table-cell table:style-name="ce64"/>
          <table:table-cell table:style-name="ce64" table:formula="of:=[.F361]-[.B361]" office:value-type="currency" office:currency="USD" office:value="-245" calcext:value-type="currency">
            <text:p>-$245.00</text:p>
          </table:table-cell>
          <table:table-cell table:style-name="ce17" table:formula="of:=[.F361]/[.E36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4-Wheel Cylinder Hand Trucks D-4WS-CYKO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D-4WS-CYKO</text:p>
          </table:table-cell>
          <table:table-cell table:number-columns-repeated="2" table:style-name="ce8" office:value-type="currency" office:currency="USD" office:value="353" calcext:value-type="currency">
            <text:p>$353.00</text:p>
          </table:table-cell>
          <table:table-cell table:style-name="ce64" office:value-type="currency" office:currency="USD" office:value="500.99" calcext:value-type="currency">
            <text:p>$500.99</text:p>
          </table:table-cell>
          <table:table-cell table:style-name="ce64" office:value-type="currency" office:currency="USD" office:value="237.97" calcext:value-type="currency">
            <text:p>$237.97</text:p>
          </table:table-cell>
          <table:table-cell table:style-name="ce64" office:value-type="currency" office:currency="USD" office:value="366.25" calcext:value-type="currency">
            <text:p>$366.25</text:p>
          </table:table-cell>
          <table:table-cell table:style-name="ce64" table:formula="of:=[.F365]-[.B365]" office:value-type="currency" office:currency="USD" office:value="13.25" calcext:value-type="currency">
            <text:p>$13.25</text:p>
          </table:table-cell>
          <table:table-cell table:style-name="ce17" table:formula="of:=[.F365]/[.E365]" office:value-type="float" office:value="1.53905954532084" calcext:value-type="float">
            <text:p>1.53905954532084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3">
          <table:table-cell table:style-name="ce43" office:value-type="string" calcext:value-type="string">
            <text:p>D-4WS-CYKO-10N</text:p>
          </table:table-cell>
          <table:table-cell table:number-columns-repeated="2" table:style-name="ce8" office:value-type="currency" office:currency="USD" office:value="377" calcext:value-type="currency">
            <text:p>$377.00</text:p>
          </table:table-cell>
          <table:table-cell table:style-name="ce64" office:value-type="currency" office:currency="USD" office:value="462.45" calcext:value-type="currency">
            <text:p>$462.45</text:p>
          </table:table-cell>
          <table:table-cell table:style-name="ce64" office:value-type="currency" office:currency="USD" office:value="219.66" calcext:value-type="currency">
            <text:p>$219.66</text:p>
          </table:table-cell>
          <table:table-cell table:style-name="Default"/>
          <table:table-cell table:style-name="ce64" table:formula="of:=[.F365]-[.B366]" office:value-type="currency" office:currency="USD" office:value="-10.75" calcext:value-type="currency">
            <text:p>-$10.75</text:p>
          </table:table-cell>
          <table:table-cell table:style-name="ce17" table:formula="of:=[.F365]/[.E366]" office:value-type="float" office:value="1.66734954019849" calcext:value-type="float">
            <text:p>1.66734954019849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4">
          <table:table-cell table:style-name="ce43" office:value-type="string" calcext:value-type="string">
            <text:p>D-4WS-CYKO-10S</text:p>
          </table:table-cell>
          <table:table-cell table:style-name="ce8" office:value-type="currency" office:currency="USD" office:value="356" calcext:value-type="currency">
            <text:p>$356.00</text:p>
          </table:table-cell>
          <table:table-cell table:style-name="ce8"/>
          <table:table-cell table:style-name="ce64" table:number-columns-repeated="3"/>
          <table:table-cell table:style-name="ce64" table:formula="of:=[.F367]-[.B367]" office:value-type="currency" office:currency="USD" office:value="-356" calcext:value-type="currency">
            <text:p>-$356.00</text:p>
          </table:table-cell>
          <table:table-cell table:style-name="ce17" table:formula="of:=[.F367]/[.E36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Liquid Cylinder Hand Trucks D-LCA126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D-LCA126-N</text:p>
          </table:table-cell>
          <table:table-cell table:style-name="ce8" office:value-type="currency" office:currency="USD" office:value="509" calcext:value-type="currency">
            <text:p>$509.00</text:p>
          </table:table-cell>
          <table:table-cell table:style-name="ce8" office:value-type="currency" office:currency="USD" office:value="530" calcext:value-type="currency">
            <text:p>$530.00</text:p>
          </table:table-cell>
          <table:table-cell table:style-name="ce64" office:value-type="currency" office:currency="USD" office:value="838.1" calcext:value-type="currency">
            <text:p>$838.10</text:p>
          </table:table-cell>
          <table:table-cell table:style-name="ce64" office:value-type="currency" office:currency="USD" office:value="398.1" calcext:value-type="currency">
            <text:p>$398.10</text:p>
          </table:table-cell>
          <table:table-cell table:style-name="ce64"/>
          <table:table-cell table:style-name="ce64" table:formula="of:=[.F371]-[.B371]" office:value-type="currency" office:currency="USD" office:value="-509" calcext:value-type="currency">
            <text:p>-$509.00</text:p>
          </table:table-cell>
          <table:table-cell table:style-name="ce17" table:formula="of:=[.F371]/[.E37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43" office:value-type="string" calcext:value-type="string">
            <text:p>D-LCA126</text:p>
          </table:table-cell>
          <table:table-cell table:style-name="ce8" office:value-type="currency" office:currency="USD" office:value="498" calcext:value-type="currency">
            <text:p>$498.00</text:p>
          </table:table-cell>
          <table:table-cell table:style-name="ce8" office:value-type="currency" office:currency="USD" office:value="512" calcext:value-type="currency">
            <text:p>$512.00</text:p>
          </table:table-cell>
          <table:table-cell table:style-name="ce64" office:value-type="currency" office:currency="USD" office:value="868.03" calcext:value-type="currency">
            <text:p>$868.03</text:p>
          </table:table-cell>
          <table:table-cell table:style-name="ce64" office:value-type="currency" office:currency="USD" office:value="412.31" calcext:value-type="currency">
            <text:p>$412.31</text:p>
          </table:table-cell>
          <table:table-cell table:style-name="ce64"/>
          <table:table-cell table:style-name="ce64" table:formula="of:=[.F372]-[.B372]" office:value-type="currency" office:currency="USD" office:value="-498" calcext:value-type="currency">
            <text:p>-$498.00</text:p>
          </table:table-cell>
          <table:table-cell table:style-name="ce17" table:formula="of:=[.F372]/[.E37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Tubular Stocking Hand Cart HB5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H5B</text:p>
          </table:table-cell>
          <table:table-cell table:style-name="ce8" office:value-type="currency" office:currency="USD" office:value="153" calcext:value-type="currency">
            <text:p>$153.00</text:p>
          </table:table-cell>
          <table:table-cell table:style-name="ce8" office:value-type="currency" office:currency="USD" office:value="149" calcext:value-type="currency">
            <text:p>$149.00</text:p>
          </table:table-cell>
          <table:table-cell table:style-name="ce64" office:value-type="currency" office:currency="USD" office:value="184.91" calcext:value-type="currency">
            <text:p>$184.91</text:p>
          </table:table-cell>
          <table:table-cell table:style-name="ce64" office:value-type="currency" office:currency="USD" office:value="110.67" calcext:value-type="currency">
            <text:p>$110.67</text:p>
          </table:table-cell>
          <table:table-cell table:style-name="ce64" office:value-type="currency" office:currency="USD" office:value="170.26" calcext:value-type="currency">
            <text:p>$170.26</text:p>
          </table:table-cell>
          <table:table-cell table:style-name="ce64" table:formula="of:=[.F376]-[.B376]" office:value-type="currency" office:currency="USD" office:value="17.26" calcext:value-type="currency">
            <text:p>$17.26</text:p>
          </table:table-cell>
          <table:table-cell table:style-name="ce17" table:formula="of:=[.F376]/[.E376]" office:value-type="float" office:value="1.53844763711936" calcext:value-type="float">
            <text:p>1.53844763711936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H5B-SOLID</text:p>
          </table:table-cell>
          <table:table-cell table:style-name="ce8" office:value-type="currency" office:currency="USD" office:value="193" calcext:value-type="currency">
            <text:p>$193.00</text:p>
          </table:table-cell>
          <table:table-cell table:style-name="ce8" office:value-type="currency" office:currency="USD" office:value="189" calcext:value-type="currency">
            <text:p>$189.00</text:p>
          </table:table-cell>
          <table:table-cell table:style-name="ce64" office:value-type="currency" office:currency="USD" office:value="222" calcext:value-type="currency">
            <text:p>$222.00</text:p>
          </table:table-cell>
          <table:table-cell table:style-name="ce64" office:value-type="currency" office:currency="USD" office:value="132.87" calcext:value-type="currency">
            <text:p>$132.87</text:p>
          </table:table-cell>
          <table:table-cell table:style-name="ce64" office:value-type="currency" office:currency="USD" office:value="204.47" calcext:value-type="currency">
            <text:p>$204.47</text:p>
          </table:table-cell>
          <table:table-cell table:style-name="ce64" table:formula="of:=[.F377]-[.B377]" office:value-type="currency" office:currency="USD" office:value="11.47" calcext:value-type="currency">
            <text:p>$11.47</text:p>
          </table:table-cell>
          <table:table-cell table:style-name="ce17" table:formula="of:=[.F377]/[.E377]" office:value-type="float" office:value="1.53887258222323" calcext:value-type="float">
            <text:p>1.53887258222323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olid Top Tubular Stocking Cart LT5B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LT5B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8" office:value-type="currency" office:currency="USD" office:value="159" calcext:value-type="currency">
            <text:p>$159.00</text:p>
          </table:table-cell>
          <table:table-cell table:style-name="ce64" office:value-type="currency" office:currency="USD" office:value="196.09" calcext:value-type="currency">
            <text:p>$196.09</text:p>
          </table:table-cell>
          <table:table-cell table:style-name="ce64" office:value-type="currency" office:currency="USD" office:value="117.36" calcext:value-type="currency">
            <text:p>$117.36</text:p>
          </table:table-cell>
          <table:table-cell table:style-name="ce64" office:value-type="currency" office:currency="USD" office:value="180.55" calcext:value-type="currency">
            <text:p>$180.55</text:p>
          </table:table-cell>
          <table:table-cell table:style-name="ce64" table:formula="of:=[.F381]-[.B381]" office:value-type="currency" office:currency="USD" office:value="16.55" calcext:value-type="currency">
            <text:p>$16.55</text:p>
          </table:table-cell>
          <table:table-cell table:style-name="ce17" table:formula="of:=[.F381]/[.E381]" office:value-type="float" office:value="1.5384287661895" calcext:value-type="float">
            <text:p>1.5384287661895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All-Purpose Platform Truck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4X36PT</text:p>
          </table:table-cell>
          <table:table-cell table:number-columns-repeated="2" table:style-name="ce8" office:value-type="currency" office:currency="USD" office:value="201" calcext:value-type="currency">
            <text:p>$201.00</text:p>
          </table:table-cell>
          <table:table-cell table:style-name="ce64" office:value-type="currency" office:currency="USD" office:value="249.68" calcext:value-type="currency">
            <text:p>$249.68</text:p>
          </table:table-cell>
          <table:table-cell table:style-name="ce64" office:value-type="currency" office:currency="USD" office:value="149.43" calcext:value-type="currency">
            <text:p>$149.43</text:p>
          </table:table-cell>
          <table:table-cell table:style-name="ce64" office:value-type="currency" office:currency="USD" office:value="229.89" calcext:value-type="currency">
            <text:p>$229.89</text:p>
          </table:table-cell>
          <table:table-cell table:style-name="ce64" table:formula="of:=[.F385]-[.B385]" office:value-type="currency" office:currency="USD" office:value="28.89" calcext:value-type="currency">
            <text:p>$28.89</text:p>
          </table:table-cell>
          <table:table-cell table:style-name="ce17" table:formula="of:=[.F385]/[.E385]" office:value-type="float" office:value="1.53844609516161" calcext:value-type="float">
            <text:p>1.53844609516161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24X48PT</text:p>
          </table:table-cell>
          <table:table-cell table:number-columns-repeated="2" table:style-name="ce8" office:value-type="currency" office:currency="USD" office:value="206" calcext:value-type="currency">
            <text:p>$206.00</text:p>
          </table:table-cell>
          <table:table-cell table:style-name="ce64" office:value-type="currency" office:currency="USD" office:value="258.04" calcext:value-type="currency">
            <text:p>$258.04</text:p>
          </table:table-cell>
          <table:table-cell table:style-name="ce64" office:value-type="currency" office:currency="USD" office:value="154.44" calcext:value-type="currency">
            <text:p>$154.44</text:p>
          </table:table-cell>
          <table:table-cell table:style-name="ce64" office:value-type="currency" office:currency="USD" office:value="237.6" calcext:value-type="currency">
            <text:p>$237.60</text:p>
          </table:table-cell>
          <table:table-cell table:style-name="ce64" table:formula="of:=[.F386]-[.B386]" office:value-type="currency" office:currency="USD" office:value="31.6" calcext:value-type="currency">
            <text:p>$31.60</text:p>
          </table:table-cell>
          <table:table-cell table:style-name="ce17" table:formula="of:=[.F386]/[.E386]" office:value-type="float" office:value="1.53846153846154" calcext:value-type="float">
            <text:p>1.53846153846154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Narrow Aisle U-Boat Cart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6016-UBT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8" office:value-type="currency" office:currency="USD" office:value="244" calcext:value-type="currency">
            <text:p>$244.00</text:p>
          </table:table-cell>
          <table:table-cell table:style-name="ce64" office:value-type="currency" office:currency="USD" office:value="288.81" calcext:value-type="currency">
            <text:p>$288.81</text:p>
          </table:table-cell>
          <table:table-cell table:style-name="ce64" office:value-type="currency" office:currency="USD" office:value="172.86" calcext:value-type="currency">
            <text:p>$172.86</text:p>
          </table:table-cell>
          <table:table-cell table:style-name="ce64" office:value-type="currency" office:currency="USD" office:value="265.97" calcext:value-type="currency">
            <text:p>$265.97</text:p>
          </table:table-cell>
          <table:table-cell table:style-name="ce64" table:formula="of:=[.F390]-[.B390]" office:value-type="currency" office:currency="USD" office:value="16.97" calcext:value-type="currency">
            <text:p>$16.97</text:p>
          </table:table-cell>
          <table:table-cell table:style-name="ce17" table:formula="of:=[.F390]/[.E390]" office:value-type="float" office:value="1.53864398935555" calcext:value-type="float">
            <text:p>1.53864398935555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6018-UBT</text:p>
          </table:table-cell>
          <table:table-cell table:style-name="ce8" office:value-type="currency" office:currency="USD" office:value="272" calcext:value-type="currency">
            <text:p>$272.00</text:p>
          </table:table-cell>
          <table:table-cell table:style-name="ce8" office:value-type="currency" office:currency="USD" office:value="268" calcext:value-type="currency">
            <text:p>$268.00</text:p>
          </table:table-cell>
          <table:table-cell table:style-name="ce64" office:value-type="currency" office:currency="USD" office:value="315.07" calcext:value-type="currency">
            <text:p>$315.07</text:p>
          </table:table-cell>
          <table:table-cell table:style-name="ce64" office:value-type="currency" office:currency="USD" office:value="188.57" calcext:value-type="currency">
            <text:p>$188.57</text:p>
          </table:table-cell>
          <table:table-cell table:style-name="ce64" office:value-type="currency" office:currency="USD" office:value="290.25" calcext:value-type="currency">
            <text:p>$290.25</text:p>
          </table:table-cell>
          <table:table-cell table:style-name="ce64" table:formula="of:=[.F391]-[.B391]" office:value-type="currency" office:currency="USD" office:value="18.25" calcext:value-type="currency">
            <text:p>$18.25</text:p>
          </table:table-cell>
          <table:table-cell table:style-name="ce17" table:formula="of:=[.F391]/[.E391]" office:value-type="float" office:value="1.53921620618338" calcext:value-type="float">
            <text:p>1.53921620618338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Lumber &amp; Panel Hand Truck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5" office:value-type="string" calcext:value-type="string">
            <text:p>LUM-8X2-6MRR</text:p>
          </table:table-cell>
          <table:table-cell table:style-name="ce8" office:value-type="currency" office:currency="USD" office:value="336" calcext:value-type="currency">
            <text:p>$336.00</text:p>
          </table:table-cell>
          <table:table-cell table:style-name="ce8"/>
          <table:table-cell table:style-name="ce64" table:number-columns-repeated="3"/>
          <table:table-cell table:style-name="ce64" table:formula="of:=[.F395]-[.B395]" office:value-type="currency" office:currency="USD" office:value="-336" calcext:value-type="currency">
            <text:p>-$336.00</text:p>
          </table:table-cell>
          <table:table-cell table:style-name="ce17" table:formula="of:=[.F395]/[.E39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LUM-8X2-8POR</text:p>
          </table:table-cell>
          <table:table-cell table:style-name="ce8" office:value-type="currency" office:currency="USD" office:value="346" calcext:value-type="currency">
            <text:p>$346.00</text:p>
          </table:table-cell>
          <table:table-cell table:style-name="ce8"/>
          <table:table-cell table:style-name="ce64" table:number-columns-repeated="3"/>
          <table:table-cell table:style-name="ce64" table:formula="of:=[.F396]-[.B396]" office:value-type="currency" office:currency="USD" office:value="-346" calcext:value-type="currency">
            <text:p>-$346.00</text:p>
          </table:table-cell>
          <table:table-cell table:style-name="ce17" table:formula="of:=[.F396]/[.E39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800 Series Parts Breakdown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5" office:value-type="string" calcext:value-type="string">
            <text:p>P-18C</text:p>
          </table:table-cell>
          <table:table-cell table:style-name="ce8" office:value-type="currency" office:currency="USD" office:value="9.13" calcext:value-type="currency">
            <text:p>$9.13</text:p>
          </table:table-cell>
          <table:table-cell table:style-name="ce8"/>
          <table:table-cell table:style-name="ce64" table:number-columns-repeated="3"/>
          <table:table-cell table:style-name="ce64" table:formula="of:=[.F400]-[.B400]" office:value-type="currency" office:currency="USD" office:value="-9.13" calcext:value-type="currency">
            <text:p>-$9.13</text:p>
          </table:table-cell>
          <table:table-cell table:style-name="ce17" table:formula="of:=[.F400]/[.E40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L</text:p>
          </table:table-cell>
          <table:table-cell table:style-name="ce8" office:value-type="currency" office:currency="USD" office:value="26.4" calcext:value-type="currency">
            <text:p>$26.40</text:p>
          </table:table-cell>
          <table:table-cell table:style-name="ce8"/>
          <table:table-cell table:style-name="ce64" table:number-columns-repeated="3"/>
          <table:table-cell table:style-name="ce64" table:formula="of:=[.F401]-[.B401]" office:value-type="currency" office:currency="USD" office:value="-26.4" calcext:value-type="currency">
            <text:p>-$26.40</text:p>
          </table:table-cell>
          <table:table-cell table:style-name="ce17" table:formula="of:=[.F401]/[.E4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D</text:p>
          </table:table-cell>
          <table:table-cell table:style-name="ce8" office:value-type="currency" office:currency="USD" office:value="3.52" calcext:value-type="currency">
            <text:p>$3.52</text:p>
          </table:table-cell>
          <table:table-cell table:style-name="ce8"/>
          <table:table-cell table:style-name="ce64" table:number-columns-repeated="3"/>
          <table:table-cell table:style-name="ce64" table:formula="of:=[.F402]-[.B402]" office:value-type="currency" office:currency="USD" office:value="-3.52" calcext:value-type="currency">
            <text:p>-$3.52</text:p>
          </table:table-cell>
          <table:table-cell table:style-name="ce17" table:formula="of:=[.F402]/[.E40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F</text:p>
          </table:table-cell>
          <table:table-cell table:style-name="ce8" office:value-type="currency" office:currency="USD" office:value="84.37" calcext:value-type="currency">
            <text:p>$84.37</text:p>
          </table:table-cell>
          <table:table-cell table:style-name="ce8"/>
          <table:table-cell table:style-name="ce64" table:number-columns-repeated="3"/>
          <table:table-cell table:style-name="ce64" table:formula="of:=[.F403]-[.B403]" office:value-type="currency" office:currency="USD" office:value="-84.37" calcext:value-type="currency">
            <text:p>-$84.37</text:p>
          </table:table-cell>
          <table:table-cell table:style-name="ce17" table:formula="of:=[.F403]/[.E40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6E</text:p>
          </table:table-cell>
          <table:table-cell table:style-name="ce8" office:value-type="currency" office:currency="USD" office:value="24.97" calcext:value-type="currency">
            <text:p>$24.97</text:p>
          </table:table-cell>
          <table:table-cell table:style-name="ce8"/>
          <table:table-cell table:style-name="ce64" table:number-columns-repeated="3"/>
          <table:table-cell table:style-name="ce64" table:formula="of:=[.F404]-[.B404]" office:value-type="currency" office:currency="USD" office:value="-24.97" calcext:value-type="currency">
            <text:p>-$24.97</text:p>
          </table:table-cell>
          <table:table-cell table:style-name="ce17" table:formula="of:=[.F404]/[.E40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Y</text:p>
          </table:table-cell>
          <table:table-cell table:style-name="ce8" office:value-type="currency" office:currency="USD" office:value="4.84" calcext:value-type="currency">
            <text:p>$4.84</text:p>
          </table:table-cell>
          <table:table-cell table:style-name="ce8"/>
          <table:table-cell table:style-name="ce64" table:number-columns-repeated="3"/>
          <table:table-cell table:style-name="ce64" table:formula="of:=[.F405]-[.B405]" office:value-type="currency" office:currency="USD" office:value="-4.84" calcext:value-type="currency">
            <text:p>-$4.84</text:p>
          </table:table-cell>
          <table:table-cell table:style-name="ce17" table:formula="of:=[.F405]/[.E40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6CD</text:p>
          </table:table-cell>
          <table:table-cell table:style-name="ce8" office:value-type="string" calcext:value-type="string">
            <text:p>CALL</text:p>
          </table:table-cell>
          <table:table-cell table:style-name="ce8"/>
          <table:table-cell table:style-name="ce64" table:number-columns-repeated="3"/>
          <table:table-cell table:style-name="ce64" table:formula="of:=[.F406]-[.B406]" office:value-type="string" office:string-value="" calcext:value-type="error">
            <text:p>#VALUE!</text:p>
          </table:table-cell>
          <table:table-cell table:style-name="ce17" table:formula="of:=[.F406]/[.E40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5D</text:p>
          </table:table-cell>
          <table:table-cell table:style-name="ce8" office:value-type="currency" office:currency="USD" office:value="20.79" calcext:value-type="currency">
            <text:p>$20.79</text:p>
          </table:table-cell>
          <table:table-cell table:style-name="ce8"/>
          <table:table-cell table:style-name="ce64" table:number-columns-repeated="3"/>
          <table:table-cell table:style-name="ce64" table:formula="of:=[.F407]-[.B407]" office:value-type="currency" office:currency="USD" office:value="-20.79" calcext:value-type="currency">
            <text:p>-$20.79</text:p>
          </table:table-cell>
          <table:table-cell table:style-name="ce17" table:formula="of:=[.F407]/[.E40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H</text:p>
          </table:table-cell>
          <table:table-cell table:style-name="ce8" office:value-type="currency" office:currency="USD" office:value="61.49" calcext:value-type="currency">
            <text:p>$61.49</text:p>
          </table:table-cell>
          <table:table-cell table:style-name="ce8"/>
          <table:table-cell table:style-name="ce64" table:number-columns-repeated="3"/>
          <table:table-cell table:style-name="ce64" table:formula="of:=[.F408]-[.B408]" office:value-type="currency" office:currency="USD" office:value="-61.49" calcext:value-type="currency">
            <text:p>-$61.49</text:p>
          </table:table-cell>
          <table:table-cell table:style-name="ce17" table:formula="of:=[.F408]/[.E40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Ratchet Replacement Part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5" office:value-type="string" calcext:value-type="string">
            <text:p>P-35D</text:p>
          </table:table-cell>
          <table:table-cell table:style-name="ce8" office:value-type="currency" office:currency="USD" office:value="14" calcext:value-type="currency">
            <text:p>$14.00</text:p>
          </table:table-cell>
          <table:table-cell table:style-name="ce8"/>
          <table:table-cell table:style-name="ce64" table:number-columns-repeated="3"/>
          <table:table-cell table:style-name="ce64" table:formula="of:=[.F412]-[.B412]" office:value-type="currency" office:currency="USD" office:value="-14" calcext:value-type="currency">
            <text:p>-$14.00</text:p>
          </table:table-cell>
          <table:table-cell table:style-name="ce17" table:formula="of:=[.F412]/[.E41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32D</text:p>
          </table:table-cell>
          <table:table-cell table:style-name="ce8" office:value-type="currency" office:currency="USD" office:value="15" calcext:value-type="currency">
            <text:p>$15.00</text:p>
          </table:table-cell>
          <table:table-cell table:style-name="ce8"/>
          <table:table-cell table:style-name="ce64" table:number-columns-repeated="3"/>
          <table:table-cell table:style-name="ce64" table:formula="of:=[.F413]-[.B413]" office:value-type="currency" office:currency="USD" office:value="-15" calcext:value-type="currency">
            <text:p>-$15.00</text:p>
          </table:table-cell>
          <table:table-cell table:style-name="ce17" table:formula="of:=[.F413]/[.E41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30D</text:p>
          </table:table-cell>
          <table:table-cell table:style-name="ce8" office:value-type="currency" office:currency="USD" office:value="16" calcext:value-type="currency">
            <text:p>$16.00</text:p>
          </table:table-cell>
          <table:table-cell table:style-name="ce8"/>
          <table:table-cell table:style-name="ce64" table:number-columns-repeated="3"/>
          <table:table-cell table:style-name="ce64" table:formula="of:=[.F414]-[.B414]" office:value-type="currency" office:currency="USD" office:value="-16" calcext:value-type="currency">
            <text:p>-$16.00</text:p>
          </table:table-cell>
          <table:table-cell table:style-name="ce17" table:formula="of:=[.F414]/[.E41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31D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8"/>
          <table:table-cell table:style-name="ce64" table:number-columns-repeated="3"/>
          <table:table-cell table:style-name="ce64" table:formula="of:=[.F415]-[.B415]" office:value-type="currency" office:currency="USD" office:value="-2.99" calcext:value-type="currency">
            <text:p>-$2.99</text:p>
          </table:table-cell>
          <table:table-cell table:style-name="ce17" table:formula="of:=[.F415]/[.E4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4D</text:p>
          </table:table-cell>
          <table:table-cell table:style-name="ce8" office:value-type="string" calcext:value-type="string">
            <text:p>CALL</text:p>
          </table:table-cell>
          <table:table-cell table:style-name="ce8"/>
          <table:table-cell table:style-name="ce64" table:number-columns-repeated="3"/>
          <table:table-cell table:style-name="ce64" table:formula="of:=[.F416]-[.B416]" office:value-type="string" office:string-value="" calcext:value-type="error">
            <text:p>#VALUE!</text:p>
          </table:table-cell>
          <table:table-cell table:style-name="ce17" table:formula="of:=[.F416]/[.E4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40D</text:p>
          </table:table-cell>
          <table:table-cell table:style-name="ce8" office:value-type="string" calcext:value-type="string">
            <text:p>CALL</text:p>
          </table:table-cell>
          <table:table-cell table:style-name="ce8"/>
          <table:table-cell table:style-name="ce64" table:number-columns-repeated="3"/>
          <table:table-cell table:style-name="ce64" table:formula="of:=[.F417]-[.B417]" office:value-type="string" office:string-value="" calcext:value-type="error">
            <text:p>#VALUE!</text:p>
          </table:table-cell>
          <table:table-cell table:style-name="ce17" table:formula="of:=[.F417]/[.E4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40D-1</text:p>
          </table:table-cell>
          <table:table-cell table:style-name="ce8" office:value-type="string" calcext:value-type="string">
            <text:p>CALL</text:p>
          </table:table-cell>
          <table:table-cell table:style-name="ce8"/>
          <table:table-cell table:style-name="ce64" table:number-columns-repeated="3"/>
          <table:table-cell table:style-name="ce64" table:formula="of:=[.F418]-[.B418]" office:value-type="string" office:string-value="" calcext:value-type="error">
            <text:p>#VALUE!</text:p>
          </table:table-cell>
          <table:table-cell table:style-name="ce17" table:formula="of:=[.F418]/[.E41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Dutro Hand Truck Part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5" office:value-type="string" calcext:value-type="string">
            <text:p>P-15A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8"/>
          <table:table-cell table:style-name="ce64" table:number-columns-repeated="3"/>
          <table:table-cell table:style-name="ce64" table:formula="of:=[.F422]-[.B422]" office:value-type="currency" office:currency="USD" office:value="-17" calcext:value-type="currency">
            <text:p>-$17.00</text:p>
          </table:table-cell>
          <table:table-cell table:style-name="ce17" table:formula="of:=[.F422]/[.E42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5B</text:p>
          </table:table-cell>
          <table:table-cell table:style-name="ce8" office:value-type="currency" office:currency="USD" office:value="23" calcext:value-type="currency">
            <text:p>$23.00</text:p>
          </table:table-cell>
          <table:table-cell table:style-name="ce8"/>
          <table:table-cell table:style-name="ce64" table:number-columns-repeated="3"/>
          <table:table-cell table:style-name="ce64" table:formula="of:=[.F423]-[.B423]" office:value-type="currency" office:currency="USD" office:value="-23" calcext:value-type="currency">
            <text:p>-$23.00</text:p>
          </table:table-cell>
          <table:table-cell table:style-name="ce17" table:formula="of:=[.F423]/[.E42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5C</text:p>
          </table:table-cell>
          <table:table-cell table:style-name="ce8" office:value-type="currency" office:currency="USD" office:value="4" calcext:value-type="currency">
            <text:p>$4.00</text:p>
          </table:table-cell>
          <table:table-cell table:style-name="ce8"/>
          <table:table-cell table:style-name="ce64" table:number-columns-repeated="3"/>
          <table:table-cell table:style-name="ce64" table:formula="of:=[.F424]-[.B424]" office:value-type="currency" office:currency="USD" office:value="-4" calcext:value-type="currency">
            <text:p>-$4.00</text:p>
          </table:table-cell>
          <table:table-cell table:style-name="ce17" table:formula="of:=[.F424]/[.E42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5D</text:p>
          </table:table-cell>
          <table:table-cell table:style-name="ce8" office:value-type="currency" office:currency="USD" office:value="18" calcext:value-type="currency">
            <text:p>$18.00</text:p>
          </table:table-cell>
          <table:table-cell table:style-name="ce8"/>
          <table:table-cell table:style-name="ce64" table:number-columns-repeated="3"/>
          <table:table-cell table:style-name="ce64" table:formula="of:=[.F425]-[.B425]" office:value-type="currency" office:currency="USD" office:value="-18" calcext:value-type="currency">
            <text:p>-$18.00</text:p>
          </table:table-cell>
          <table:table-cell table:style-name="ce17" table:formula="of:=[.F425]/[.E42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5E</text:p>
          </table:table-cell>
          <table:table-cell table:style-name="ce8" office:value-type="currency" office:currency="USD" office:value="21" calcext:value-type="currency">
            <text:p>$21.00</text:p>
          </table:table-cell>
          <table:table-cell table:style-name="ce8"/>
          <table:table-cell table:style-name="ce64" table:number-columns-repeated="3"/>
          <table:table-cell table:style-name="ce64" table:formula="of:=[.F426]-[.B426]" office:value-type="currency" office:currency="USD" office:value="-21" calcext:value-type="currency">
            <text:p>-$21.00</text:p>
          </table:table-cell>
          <table:table-cell table:style-name="ce17" table:formula="of:=[.F426]/[.E42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5F</text:p>
          </table:table-cell>
          <table:table-cell table:style-name="ce8" office:value-type="currency" office:currency="USD" office:value="1" calcext:value-type="currency">
            <text:p>$1.00</text:p>
          </table:table-cell>
          <table:table-cell table:style-name="ce8"/>
          <table:table-cell table:style-name="ce64" table:number-columns-repeated="3"/>
          <table:table-cell table:style-name="ce64" table:formula="of:=[.F427]-[.B427]" office:value-type="currency" office:currency="USD" office:value="-1" calcext:value-type="currency">
            <text:p>-$1.00</text:p>
          </table:table-cell>
          <table:table-cell table:style-name="ce17" table:formula="of:=[.F427]/[.E42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6A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8"/>
          <table:table-cell table:style-name="ce64" table:number-columns-repeated="3"/>
          <table:table-cell table:style-name="ce64" table:formula="of:=[.F428]-[.B428]" office:value-type="currency" office:currency="USD" office:value="-19" calcext:value-type="currency">
            <text:p>-$19.00</text:p>
          </table:table-cell>
          <table:table-cell table:style-name="ce17" table:formula="of:=[.F428]/[.E42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6C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8"/>
          <table:table-cell table:style-name="ce64" table:number-columns-repeated="3"/>
          <table:table-cell table:style-name="ce64" table:formula="of:=[.F429]-[.B429]" office:value-type="currency" office:currency="USD" office:value="-19" calcext:value-type="currency">
            <text:p>-$19.00</text:p>
          </table:table-cell>
          <table:table-cell table:style-name="ce17" table:formula="of:=[.F429]/[.E42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6E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8"/>
          <table:table-cell table:style-name="ce64" table:number-columns-repeated="3"/>
          <table:table-cell table:style-name="ce64" table:formula="of:=[.F430]-[.B430]" office:value-type="currency" office:currency="USD" office:value="-19" calcext:value-type="currency">
            <text:p>-$19.00</text:p>
          </table:table-cell>
          <table:table-cell table:style-name="ce17" table:formula="of:=[.F430]/[.E43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A</text:p>
          </table:table-cell>
          <table:table-cell table:style-name="ce8" office:value-type="currency" office:currency="USD" office:value="12" calcext:value-type="currency">
            <text:p>$12.00</text:p>
          </table:table-cell>
          <table:table-cell table:style-name="ce8"/>
          <table:table-cell table:style-name="ce64" table:number-columns-repeated="3"/>
          <table:table-cell table:style-name="ce64" table:formula="of:=[.F431]-[.B431]" office:value-type="currency" office:currency="USD" office:value="-12" calcext:value-type="currency">
            <text:p>-$12.00</text:p>
          </table:table-cell>
          <table:table-cell table:style-name="ce17" table:formula="of:=[.F431]/[.E43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B</text:p>
          </table:table-cell>
          <table:table-cell table:style-name="ce8" office:value-type="currency" office:currency="USD" office:value="1.85" calcext:value-type="currency">
            <text:p>$1.85</text:p>
          </table:table-cell>
          <table:table-cell table:style-name="ce8"/>
          <table:table-cell table:style-name="ce64" table:number-columns-repeated="3"/>
          <table:table-cell table:style-name="ce64" table:formula="of:=[.F432]-[.B432]" office:value-type="currency" office:currency="USD" office:value="-1.85" calcext:value-type="currency">
            <text:p>-$1.85</text:p>
          </table:table-cell>
          <table:table-cell table:style-name="ce17" table:formula="of:=[.F432]/[.E43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C</text:p>
          </table:table-cell>
          <table:table-cell table:style-name="ce8" office:value-type="currency" office:currency="USD" office:value="6" calcext:value-type="currency">
            <text:p>$6.00</text:p>
          </table:table-cell>
          <table:table-cell table:style-name="ce8"/>
          <table:table-cell table:style-name="ce64" table:number-columns-repeated="3"/>
          <table:table-cell table:style-name="ce64" table:formula="of:=[.F433]-[.B433]" office:value-type="currency" office:currency="USD" office:value="-6" calcext:value-type="currency">
            <text:p>-$6.00</text:p>
          </table:table-cell>
          <table:table-cell table:style-name="ce17" table:formula="of:=[.F433]/[.E43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D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style-name="ce8"/>
          <table:table-cell table:style-name="ce64" table:number-columns-repeated="3"/>
          <table:table-cell table:style-name="ce64" table:formula="of:=[.F434]-[.B434]" office:value-type="currency" office:currency="USD" office:value="-5" calcext:value-type="currency">
            <text:p>-$5.00</text:p>
          </table:table-cell>
          <table:table-cell table:style-name="ce17" table:formula="of:=[.F434]/[.E43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F</text:p>
          </table:table-cell>
          <table:table-cell table:style-name="ce8" office:value-type="currency" office:currency="USD" office:value="64" calcext:value-type="currency">
            <text:p>$64.00</text:p>
          </table:table-cell>
          <table:table-cell table:style-name="ce8"/>
          <table:table-cell table:style-name="ce64" table:number-columns-repeated="3"/>
          <table:table-cell table:style-name="ce64" table:formula="of:=[.F435]-[.B435]" office:value-type="currency" office:currency="USD" office:value="-64" calcext:value-type="currency">
            <text:p>-$64.00</text:p>
          </table:table-cell>
          <table:table-cell table:style-name="ce17" table:formula="of:=[.F435]/[.E43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G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8"/>
          <table:table-cell table:style-name="ce64" table:number-columns-repeated="3"/>
          <table:table-cell table:style-name="ce64" table:formula="of:=[.F436]-[.B436]" office:value-type="currency" office:currency="USD" office:value="-43" calcext:value-type="currency">
            <text:p>-$43.00</text:p>
          </table:table-cell>
          <table:table-cell table:style-name="ce17" table:formula="of:=[.F436]/[.E43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H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8"/>
          <table:table-cell table:style-name="ce64" table:number-columns-repeated="3"/>
          <table:table-cell table:style-name="ce64" table:formula="of:=[.F437]-[.B437]" office:value-type="currency" office:currency="USD" office:value="-46" calcext:value-type="currency">
            <text:p>-$46.00</text:p>
          </table:table-cell>
          <table:table-cell table:style-name="ce17" table:formula="of:=[.F437]/[.E43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L</text:p>
          </table:table-cell>
          <table:table-cell table:style-name="ce8" office:value-type="currency" office:currency="USD" office:value="20" calcext:value-type="currency">
            <text:p>$20.00</text:p>
          </table:table-cell>
          <table:table-cell table:style-name="ce8"/>
          <table:table-cell table:style-name="ce64" table:number-columns-repeated="3"/>
          <table:table-cell table:style-name="ce64" table:formula="of:=[.F438]-[.B438]" office:value-type="currency" office:currency="USD" office:value="-20" calcext:value-type="currency">
            <text:p>-$20.00</text:p>
          </table:table-cell>
          <table:table-cell table:style-name="ce17" table:formula="of:=[.F438]/[.E4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S</text:p>
          </table:table-cell>
          <table:table-cell table:style-name="ce8" office:value-type="currency" office:currency="USD" office:value="8" calcext:value-type="currency">
            <text:p>$8.00</text:p>
          </table:table-cell>
          <table:table-cell table:style-name="ce8"/>
          <table:table-cell table:style-name="ce64" table:number-columns-repeated="3"/>
          <table:table-cell table:style-name="ce64" table:formula="of:=[.F439]-[.B439]" office:value-type="currency" office:currency="USD" office:value="-8" calcext:value-type="currency">
            <text:p>-$8.00</text:p>
          </table:table-cell>
          <table:table-cell table:style-name="ce17" table:formula="of:=[.F439]/[.E43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TH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style-name="ce8"/>
          <table:table-cell table:style-name="ce64" table:number-columns-repeated="3"/>
          <table:table-cell table:style-name="ce64" table:formula="of:=[.F440]-[.B440]" office:value-type="currency" office:currency="USD" office:value="-25" calcext:value-type="currency">
            <text:p>-$25.00</text:p>
          </table:table-cell>
          <table:table-cell table:style-name="ce17" table:formula="of:=[.F440]/[.E44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18Y</text:p>
          </table:table-cell>
          <table:table-cell table:style-name="ce8" office:value-type="currency" office:currency="USD" office:value="4" calcext:value-type="currency">
            <text:p>$4.00</text:p>
          </table:table-cell>
          <table:table-cell table:style-name="ce8"/>
          <table:table-cell table:style-name="ce64" table:number-columns-repeated="3"/>
          <table:table-cell table:style-name="ce64" table:formula="of:=[.F441]-[.B441]" office:value-type="currency" office:currency="USD" office:value="-4" calcext:value-type="currency">
            <text:p>-$4.00</text:p>
          </table:table-cell>
          <table:table-cell table:style-name="ce17" table:formula="of:=[.F441]/[.E44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21A</text:p>
          </table:table-cell>
          <table:table-cell table:style-name="ce8" office:value-type="currency" office:currency="USD" office:value="21" calcext:value-type="currency">
            <text:p>$21.00</text:p>
          </table:table-cell>
          <table:table-cell table:style-name="ce8"/>
          <table:table-cell table:style-name="ce64" table:number-columns-repeated="3"/>
          <table:table-cell table:style-name="ce64" table:formula="of:=[.F442]-[.B442]" office:value-type="currency" office:currency="USD" office:value="-21" calcext:value-type="currency">
            <text:p>-$21.00</text:p>
          </table:table-cell>
          <table:table-cell table:style-name="ce17" table:formula="of:=[.F442]/[.E44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23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style-name="ce8"/>
          <table:table-cell table:style-name="ce64" table:number-columns-repeated="3"/>
          <table:table-cell table:style-name="ce64" table:formula="of:=[.F443]-[.B443]" office:value-type="currency" office:currency="USD" office:value="-5" calcext:value-type="currency">
            <text:p>-$5.00</text:p>
          </table:table-cell>
          <table:table-cell table:style-name="ce17" table:formula="of:=[.F443]/[.E44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30</text:p>
          </table:table-cell>
          <table:table-cell table:style-name="ce8" office:value-type="currency" office:currency="USD" office:value="11" calcext:value-type="currency">
            <text:p>$11.00</text:p>
          </table:table-cell>
          <table:table-cell table:style-name="ce8"/>
          <table:table-cell table:style-name="ce64" table:number-columns-repeated="3"/>
          <table:table-cell table:style-name="ce64" table:formula="of:=[.F444]-[.B444]" office:value-type="currency" office:currency="USD" office:value="-11" calcext:value-type="currency">
            <text:p>-$11.00</text:p>
          </table:table-cell>
          <table:table-cell table:style-name="ce17" table:formula="of:=[.F444]/[.E44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3000-4</text:p>
          </table:table-cell>
          <table:table-cell table:style-name="ce8" office:value-type="currency" office:currency="USD" office:value="4" calcext:value-type="currency">
            <text:p>$4.00</text:p>
          </table:table-cell>
          <table:table-cell table:style-name="ce8"/>
          <table:table-cell table:style-name="ce64" table:number-columns-repeated="3"/>
          <table:table-cell table:style-name="ce64" table:formula="of:=[.F445]-[.B445]" office:value-type="currency" office:currency="USD" office:value="-4" calcext:value-type="currency">
            <text:p>-$4.00</text:p>
          </table:table-cell>
          <table:table-cell table:style-name="ce17" table:formula="of:=[.F445]/[.E44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1-3000-07L</text:p>
          </table:table-cell>
          <table:table-cell table:style-name="ce8" office:value-type="currency" office:currency="USD" office:value="18" calcext:value-type="currency">
            <text:p>$18.00</text:p>
          </table:table-cell>
          <table:table-cell table:style-name="ce8"/>
          <table:table-cell table:style-name="ce64" table:number-columns-repeated="3"/>
          <table:table-cell table:style-name="ce64" table:formula="of:=[.F446]-[.B446]" office:value-type="currency" office:currency="USD" office:value="-18" calcext:value-type="currency">
            <text:p>-$18.00</text:p>
          </table:table-cell>
          <table:table-cell table:style-name="ce17" table:formula="of:=[.F446]/[.E44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1-3000-07R</text:p>
          </table:table-cell>
          <table:table-cell table:style-name="ce8" office:value-type="currency" office:currency="USD" office:value="18" calcext:value-type="currency">
            <text:p>$18.00</text:p>
          </table:table-cell>
          <table:table-cell table:style-name="ce8"/>
          <table:table-cell table:style-name="ce64" table:number-columns-repeated="3"/>
          <table:table-cell table:style-name="ce64" table:formula="of:=[.F447]-[.B447]" office:value-type="currency" office:currency="USD" office:value="-18" calcext:value-type="currency">
            <text:p>-$18.00</text:p>
          </table:table-cell>
          <table:table-cell table:style-name="ce17" table:formula="of:=[.F447]/[.E44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31</text:p>
          </table:table-cell>
          <table:table-cell table:style-name="ce8" office:value-type="currency" office:currency="USD" office:value="1.75" calcext:value-type="currency">
            <text:p>$1.75</text:p>
          </table:table-cell>
          <table:table-cell table:style-name="ce8"/>
          <table:table-cell table:style-name="ce64" table:number-columns-repeated="3"/>
          <table:table-cell table:style-name="ce64" table:formula="of:=[.F448]-[.B448]" office:value-type="currency" office:currency="USD" office:value="-1.75" calcext:value-type="currency">
            <text:p>-$1.75</text:p>
          </table:table-cell>
          <table:table-cell table:style-name="ce17" table:formula="of:=[.F448]/[.E44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32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8"/>
          <table:table-cell table:style-name="ce64" table:number-columns-repeated="3"/>
          <table:table-cell table:style-name="ce64" table:formula="of:=[.F449]-[.B449]" office:value-type="currency" office:currency="USD" office:value="-10" calcext:value-type="currency">
            <text:p>-$10.00</text:p>
          </table:table-cell>
          <table:table-cell table:style-name="ce17" table:formula="of:=[.F449]/[.E44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35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8"/>
          <table:table-cell table:style-name="ce64" table:number-columns-repeated="3"/>
          <table:table-cell table:style-name="ce64" table:formula="of:=[.F450]-[.B450]" office:value-type="currency" office:currency="USD" office:value="-10" calcext:value-type="currency">
            <text:p>-$10.00</text:p>
          </table:table-cell>
          <table:table-cell table:style-name="ce17" table:formula="of:=[.F450]/[.E45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38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8"/>
          <table:table-cell table:style-name="ce64" table:number-columns-repeated="3"/>
          <table:table-cell table:style-name="ce64" table:formula="of:=[.F451]-[.B451]" office:value-type="currency" office:currency="USD" office:value="-30" calcext:value-type="currency">
            <text:p>-$30.00</text:p>
          </table:table-cell>
          <table:table-cell table:style-name="ce17" table:formula="of:=[.F451]/[.E45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70</text:p>
          </table:table-cell>
          <table:table-cell table:style-name="ce8" office:value-type="currency" office:currency="USD" office:value="7" calcext:value-type="currency">
            <text:p>$7.00</text:p>
          </table:table-cell>
          <table:table-cell table:style-name="ce8"/>
          <table:table-cell table:style-name="ce64" table:number-columns-repeated="3"/>
          <table:table-cell table:style-name="ce64" table:formula="of:=[.F452]-[.B452]" office:value-type="currency" office:currency="USD" office:value="-7" calcext:value-type="currency">
            <text:p>-$7.00</text:p>
          </table:table-cell>
          <table:table-cell table:style-name="ce17" table:formula="of:=[.F452]/[.E45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71</text:p>
          </table:table-cell>
          <table:table-cell table:style-name="ce8" office:value-type="currency" office:currency="USD" office:value="1.85" calcext:value-type="currency">
            <text:p>$1.85</text:p>
          </table:table-cell>
          <table:table-cell table:style-name="ce8"/>
          <table:table-cell table:style-name="ce64" table:number-columns-repeated="3"/>
          <table:table-cell table:style-name="ce64" table:formula="of:=[.F453]-[.B453]" office:value-type="currency" office:currency="USD" office:value="-1.85" calcext:value-type="currency">
            <text:p>-$1.85</text:p>
          </table:table-cell>
          <table:table-cell table:style-name="ce17" table:formula="of:=[.F453]/[.E453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5" office:value-type="string" calcext:value-type="string">
            <text:p>P-AXLE-SLEEVE</text:p>
          </table:table-cell>
          <table:table-cell table:style-name="ce8" office:value-type="currency" office:currency="USD" office:value="14" calcext:value-type="currency">
            <text:p>$14.00</text:p>
          </table:table-cell>
          <table:table-cell table:style-name="ce8"/>
          <table:table-cell table:style-name="ce64" table:number-columns-repeated="3"/>
          <table:table-cell table:style-name="ce64" table:formula="of:=[.F454]-[.B454]" office:value-type="currency" office:currency="USD" office:value="-14" calcext:value-type="currency">
            <text:p>-$14.00</text:p>
          </table:table-cell>
          <table:table-cell table:style-name="ce17" table:formula="of:=[.F454]/[.E45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BB1</text:p>
          </table:table-cell>
          <table:table-cell table:style-name="ce8" office:value-type="currency" office:currency="USD" office:value="3" calcext:value-type="currency">
            <text:p>$3.00</text:p>
          </table:table-cell>
          <table:table-cell table:style-name="ce8"/>
          <table:table-cell table:style-name="ce64" table:number-columns-repeated="3"/>
          <table:table-cell table:style-name="ce64" table:formula="of:=[.F455]-[.B455]" office:value-type="currency" office:currency="USD" office:value="-3" calcext:value-type="currency">
            <text:p>-$3.00</text:p>
          </table:table-cell>
          <table:table-cell table:style-name="ce17" table:formula="of:=[.F455]/[.E45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BB34</text:p>
          </table:table-cell>
          <table:table-cell table:style-name="ce8" office:value-type="currency" office:currency="USD" office:value="1" calcext:value-type="currency">
            <text:p>$1.00</text:p>
          </table:table-cell>
          <table:table-cell table:style-name="ce8"/>
          <table:table-cell table:style-name="ce64" table:number-columns-repeated="3"/>
          <table:table-cell table:style-name="ce64" table:formula="of:=[.F456]-[.B456]" office:value-type="currency" office:currency="USD" office:value="-1" calcext:value-type="currency">
            <text:p>-$1.00</text:p>
          </table:table-cell>
          <table:table-cell table:style-name="ce17" table:formula="of:=[.F456]/[.E45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BB58</text:p>
          </table:table-cell>
          <table:table-cell table:style-name="ce8" office:value-type="currency" office:currency="USD" office:value="1" calcext:value-type="currency">
            <text:p>$1.00</text:p>
          </table:table-cell>
          <table:table-cell table:style-name="ce8"/>
          <table:table-cell table:style-name="ce64" table:number-columns-repeated="3"/>
          <table:table-cell table:style-name="ce64" table:formula="of:=[.F457]-[.B457]" office:value-type="currency" office:currency="USD" office:value="-1" calcext:value-type="currency">
            <text:p>-$1.00</text:p>
          </table:table-cell>
          <table:table-cell table:style-name="ce17" table:formula="of:=[.F457]/[.E4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BS120</text:p>
          </table:table-cell>
          <table:table-cell table:style-name="ce8" office:value-type="currency" office:currency="USD" office:value="5" calcext:value-type="currency">
            <text:p>$5.00</text:p>
          </table:table-cell>
          <table:table-cell table:style-name="ce8"/>
          <table:table-cell table:style-name="ce64" table:number-columns-repeated="3"/>
          <table:table-cell table:style-name="ce64" table:formula="of:=[.F458]-[.B458]" office:value-type="currency" office:currency="USD" office:value="-5" calcext:value-type="currency">
            <text:p>-$5.00</text:p>
          </table:table-cell>
          <table:table-cell table:style-name="ce17" table:formula="of:=[.F458]/[.E45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BUMP-BLK</text:p>
          </table:table-cell>
          <table:table-cell table:style-name="ce8" office:value-type="currency" office:currency="USD" office:value="4" calcext:value-type="currency">
            <text:p>$4.00</text:p>
          </table:table-cell>
          <table:table-cell table:style-name="ce8"/>
          <table:table-cell table:style-name="ce64" table:number-columns-repeated="3"/>
          <table:table-cell table:style-name="ce64" table:formula="of:=[.F459]-[.B459]" office:value-type="currency" office:currency="USD" office:value="-4" calcext:value-type="currency">
            <text:p>-$4.00</text:p>
          </table:table-cell>
          <table:table-cell table:style-name="ce17" table:formula="of:=[.F459]/[.E45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BUMPER</text:p>
          </table:table-cell>
          <table:table-cell table:style-name="ce8" office:value-type="currency" office:currency="USD" office:value="1.75" calcext:value-type="currency">
            <text:p>$1.75</text:p>
          </table:table-cell>
          <table:table-cell table:style-name="ce8"/>
          <table:table-cell table:style-name="ce64" table:number-columns-repeated="3"/>
          <table:table-cell table:style-name="ce64" table:formula="of:=[.F460]-[.B460]" office:value-type="currency" office:currency="USD" office:value="-1.75" calcext:value-type="currency">
            <text:p>-$1.75</text:p>
          </table:table-cell>
          <table:table-cell table:style-name="ce17" table:formula="of:=[.F460]/[.E46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FN</text:p>
          </table:table-cell>
          <table:table-cell table:style-name="ce8" office:value-type="currency" office:currency="USD" office:value="21" calcext:value-type="currency">
            <text:p>$21.00</text:p>
          </table:table-cell>
          <table:table-cell table:style-name="ce8"/>
          <table:table-cell table:style-name="ce64" table:number-columns-repeated="3"/>
          <table:table-cell table:style-name="ce64" table:formula="of:=[.F461]-[.B461]" office:value-type="currency" office:currency="USD" office:value="-21" calcext:value-type="currency">
            <text:p>-$21.00</text:p>
          </table:table-cell>
          <table:table-cell table:style-name="ce17" table:formula="of:=[.F461]/[.E4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1-KH</text:p>
          </table:table-cell>
          <table:table-cell table:style-name="ce8" office:value-type="currency" office:currency="USD" office:value="29" calcext:value-type="currency">
            <text:p>$29.00</text:p>
          </table:table-cell>
          <table:table-cell table:style-name="ce8"/>
          <table:table-cell table:style-name="ce64" table:number-columns-repeated="3"/>
          <table:table-cell table:style-name="ce64" table:formula="of:=[.F462]-[.B462]" office:value-type="currency" office:currency="USD" office:value="-29" calcext:value-type="currency">
            <text:p>-$29.00</text:p>
          </table:table-cell>
          <table:table-cell table:style-name="ce17" table:formula="of:=[.F462]/[.E46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SPRING-100</text:p>
          </table:table-cell>
          <table:table-cell table:style-name="ce8" office:value-type="currency" office:currency="USD" office:value="2" calcext:value-type="currency">
            <text:p>$2.00</text:p>
          </table:table-cell>
          <table:table-cell table:style-name="ce8"/>
          <table:table-cell table:style-name="ce64" table:number-columns-repeated="3"/>
          <table:table-cell table:style-name="ce64" table:formula="of:=[.F463]-[.B463]" office:value-type="currency" office:currency="USD" office:value="-2" calcext:value-type="currency">
            <text:p>-$2.00</text:p>
          </table:table-cell>
          <table:table-cell table:style-name="ce17" table:formula="of:=[.F463]/[.E46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SPRING-120</text:p>
          </table:table-cell>
          <table:table-cell table:style-name="ce8" office:value-type="currency" office:currency="USD" office:value="2" calcext:value-type="currency">
            <text:p>$2.00</text:p>
          </table:table-cell>
          <table:table-cell table:style-name="ce8"/>
          <table:table-cell table:style-name="ce64" table:number-columns-repeated="3"/>
          <table:table-cell table:style-name="ce64" table:formula="of:=[.F464]-[.B464]" office:value-type="currency" office:currency="USD" office:value="-2" calcext:value-type="currency">
            <text:p>-$2.00</text:p>
          </table:table-cell>
          <table:table-cell table:style-name="ce17" table:formula="of:=[.F464]/[.E46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SPRING-1800</text:p>
          </table:table-cell>
          <table:table-cell table:style-name="ce8" office:value-type="currency" office:currency="USD" office:value="1" calcext:value-type="currency">
            <text:p>$1.00</text:p>
          </table:table-cell>
          <table:table-cell table:style-name="ce8"/>
          <table:table-cell table:style-name="ce64" table:number-columns-repeated="3"/>
          <table:table-cell table:style-name="ce64" table:formula="of:=[.F465]-[.B465]" office:value-type="currency" office:currency="USD" office:value="-1" calcext:value-type="currency">
            <text:p>-$1.00</text:p>
          </table:table-cell>
          <table:table-cell table:style-name="ce17" table:formula="of:=[.F465]/[.E4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SW120</text:p>
          </table:table-cell>
          <table:table-cell table:style-name="ce8" office:value-type="currency" office:currency="USD" office:value="81" calcext:value-type="currency">
            <text:p>$81.00</text:p>
          </table:table-cell>
          <table:table-cell table:style-name="ce8"/>
          <table:table-cell table:style-name="ce64" table:number-columns-repeated="3"/>
          <table:table-cell table:style-name="ce64" table:formula="of:=[.F466]-[.B466]" office:value-type="currency" office:currency="USD" office:value="-81" calcext:value-type="currency">
            <text:p>-$81.00</text:p>
          </table:table-cell>
          <table:table-cell table:style-name="ce17" table:formula="of:=[.F466]/[.E46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SW120-W0</text:p>
          </table:table-cell>
          <table:table-cell table:style-name="ce8" office:value-type="currency" office:currency="USD" office:value="37" calcext:value-type="currency">
            <text:p>$37.00</text:p>
          </table:table-cell>
          <table:table-cell table:style-name="ce8"/>
          <table:table-cell table:style-name="ce64" table:number-columns-repeated="3"/>
          <table:table-cell table:style-name="ce64" table:formula="of:=[.F467]-[.B467]" office:value-type="currency" office:currency="USD" office:value="-37" calcext:value-type="currency">
            <text:p>-$37.00</text:p>
          </table:table-cell>
          <table:table-cell table:style-name="ce17" table:formula="of:=[.F467]/[.E46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WASH-1</text:p>
          </table:table-cell>
          <table:table-cell table:style-name="ce8" office:value-type="currency" office:currency="USD" office:value="0.3" calcext:value-type="currency">
            <text:p>$0.30</text:p>
          </table:table-cell>
          <table:table-cell table:style-name="ce8"/>
          <table:table-cell table:style-name="ce64" table:number-columns-repeated="3"/>
          <table:table-cell table:style-name="ce64" table:formula="of:=[.F468]-[.B468]" office:value-type="currency" office:currency="USD" office:value="-0.3" calcext:value-type="currency">
            <text:p>-$0.30</text:p>
          </table:table-cell>
          <table:table-cell table:style-name="ce17" table:formula="of:=[.F468]/[.E46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WASH-34</text:p>
          </table:table-cell>
          <table:table-cell table:style-name="ce8" office:value-type="currency" office:currency="USD" office:value="0.1" calcext:value-type="currency">
            <text:p>$0.10</text:p>
          </table:table-cell>
          <table:table-cell table:style-name="ce8"/>
          <table:table-cell table:style-name="ce64" table:number-columns-repeated="3"/>
          <table:table-cell table:style-name="ce64" table:formula="of:=[.F469]-[.B469]" office:value-type="currency" office:currency="USD" office:value="-0.1" calcext:value-type="currency">
            <text:p>-$0.10</text:p>
          </table:table-cell>
          <table:table-cell table:style-name="ce17" table:formula="of:=[.F469]/[.E46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WASH-58</text:p>
          </table:table-cell>
          <table:table-cell table:style-name="ce8" office:value-type="currency" office:currency="USD" office:value="0.08" calcext:value-type="currency">
            <text:p>$0.08</text:p>
          </table:table-cell>
          <table:table-cell table:style-name="ce8"/>
          <table:table-cell table:style-name="ce64" table:number-columns-repeated="3"/>
          <table:table-cell table:style-name="ce64" table:formula="of:=[.F470]-[.B470]" office:value-type="currency" office:currency="USD" office:value="-0.08" calcext:value-type="currency">
            <text:p>-$0.08</text:p>
          </table:table-cell>
          <table:table-cell table:style-name="ce17" table:formula="of:=[.F470]/[.E47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P-WG</text:p>
          </table:table-cell>
          <table:table-cell table:style-name="ce8" office:value-type="currency" office:currency="USD" office:value="14" calcext:value-type="currency">
            <text:p>$14.00</text:p>
          </table:table-cell>
          <table:table-cell table:style-name="ce8"/>
          <table:table-cell table:style-name="ce64" table:number-columns-repeated="3"/>
          <table:table-cell table:style-name="ce64" table:formula="of:=[.F471]-[.B471]" office:value-type="currency" office:currency="USD" office:value="-14" calcext:value-type="currency">
            <text:p>-$14.00</text:p>
          </table:table-cell>
          <table:table-cell table:style-name="ce17" table:formula="of:=[.F471]/[.E47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Dutro Hand Truck Wheel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5" office:value-type="string" calcext:value-type="string">
            <text:p>W-M10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8"/>
          <table:table-cell table:style-name="ce64" table:number-columns-repeated="3"/>
          <table:table-cell table:style-name="ce64" table:formula="of:=[.F475]-[.B475]" office:value-type="currency" office:currency="USD" office:value="-47" calcext:value-type="currency">
            <text:p>-$47.00</text:p>
          </table:table-cell>
          <table:table-cell table:style-name="ce17" table:formula="of:=[.F475]/[.E47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M52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8"/>
          <table:table-cell table:style-name="ce64" table:number-columns-repeated="3"/>
          <table:table-cell table:style-name="ce64" table:formula="of:=[.F476]-[.B476]" office:value-type="currency" office:currency="USD" office:value="-17" calcext:value-type="currency">
            <text:p>-$17.00</text:p>
          </table:table-cell>
          <table:table-cell table:style-name="ce17" table:formula="of:=[.F476]/[.E47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M62-58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8"/>
          <table:table-cell table:style-name="ce64" table:number-columns-repeated="3"/>
          <table:table-cell table:style-name="ce64" table:formula="of:=[.F477]-[.B477]" office:value-type="currency" office:currency="USD" office:value="-31" calcext:value-type="currency">
            <text:p>-$31.00</text:p>
          </table:table-cell>
          <table:table-cell table:style-name="ce17" table:formula="of:=[.F477]/[.E47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M62-34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style-name="ce8"/>
          <table:table-cell table:style-name="ce64" table:number-columns-repeated="3"/>
          <table:table-cell table:style-name="ce64" table:formula="of:=[.F478]-[.B478]" office:value-type="currency" office:currency="USD" office:value="-25" calcext:value-type="currency">
            <text:p>-$25.00</text:p>
          </table:table-cell>
          <table:table-cell table:style-name="ce17" table:formula="of:=[.F478]/[.E47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M8258-58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style-name="ce8"/>
          <table:table-cell table:style-name="ce64" table:number-columns-repeated="3"/>
          <table:table-cell table:style-name="ce64" table:formula="of:=[.F479]-[.B479]" office:value-type="currency" office:currency="USD" office:value="-26.5" calcext:value-type="currency">
            <text:p>-$26.50</text:p>
          </table:table-cell>
          <table:table-cell table:style-name="ce17" table:formula="of:=[.F479]/[.E47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M-M8234-34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style-name="ce8"/>
          <table:table-cell table:style-name="ce64" table:number-columns-repeated="3"/>
          <table:table-cell table:style-name="ce64" table:formula="of:=[.F480]-[.B480]" office:value-type="currency" office:currency="USD" office:value="-26.5" calcext:value-type="currency">
            <text:p>-$26.50</text:p>
          </table:table-cell>
          <table:table-cell table:style-name="ce17" table:formula="of:=[.F480]/[.E48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N10</text:p>
          </table:table-cell>
          <table:table-cell table:style-name="ce8" office:value-type="currency" office:currency="USD" office:value="23" calcext:value-type="currency">
            <text:p>$23.00</text:p>
          </table:table-cell>
          <table:table-cell table:style-name="ce8"/>
          <table:table-cell table:style-name="ce64" table:number-columns-repeated="3"/>
          <table:table-cell table:style-name="ce64" table:formula="of:=[.F481]-[.B481]" office:value-type="currency" office:currency="USD" office:value="-23" calcext:value-type="currency">
            <text:p>-$23.00</text:p>
          </table:table-cell>
          <table:table-cell table:style-name="ce17" table:formula="of:=[.F481]/[.E48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N12</text:p>
          </table:table-cell>
          <table:table-cell table:style-name="ce8" office:value-type="currency" office:currency="USD" office:value="79" calcext:value-type="currency">
            <text:p>$79.00</text:p>
          </table:table-cell>
          <table:table-cell table:style-name="ce8"/>
          <table:table-cell table:style-name="ce64" table:number-columns-repeated="3"/>
          <table:table-cell table:style-name="ce64" table:formula="of:=[.F482]-[.B482]" office:value-type="currency" office:currency="USD" office:value="-79" calcext:value-type="currency">
            <text:p>-$79.00</text:p>
          </table:table-cell>
          <table:table-cell table:style-name="ce17" table:formula="of:=[.F482]/[.E48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N8</text:p>
          </table:table-cell>
          <table:table-cell table:style-name="ce8" office:value-type="currency" office:currency="USD" office:value="21" calcext:value-type="currency">
            <text:p>$21.00</text:p>
          </table:table-cell>
          <table:table-cell table:style-name="ce8"/>
          <table:table-cell table:style-name="ce64" table:number-columns-repeated="3"/>
          <table:table-cell table:style-name="ce64" table:formula="of:=[.F483]-[.B483]" office:value-type="currency" office:currency="USD" office:value="-21" calcext:value-type="currency">
            <text:p>-$21.00</text:p>
          </table:table-cell>
          <table:table-cell table:style-name="ce17" table:formula="of:=[.F483]/[.E483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S10275-58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8"/>
          <table:table-cell table:style-name="ce64" table:number-columns-repeated="3"/>
          <table:table-cell table:style-name="ce64" table:formula="of:=[.F484]-[.B484]" office:value-type="currency" office:currency="USD" office:value="-19" calcext:value-type="currency">
            <text:p>-$19.00</text:p>
          </table:table-cell>
          <table:table-cell table:style-name="ce17" table:formula="of:=[.F484]/[.E484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S10275-34</text:p>
          </table:table-cell>
          <table:table-cell table:style-name="ce8" office:value-type="currency" office:currency="USD" office:value="18" calcext:value-type="currency">
            <text:p>$18.00</text:p>
          </table:table-cell>
          <table:table-cell table:style-name="ce8"/>
          <table:table-cell table:style-name="ce64" table:number-columns-repeated="3"/>
          <table:table-cell table:style-name="ce64" table:formula="of:=[.F485]-[.B485]" office:value-type="currency" office:currency="USD" office:value="-18" calcext:value-type="currency">
            <text:p>-$18.00</text:p>
          </table:table-cell>
          <table:table-cell table:style-name="ce17" table:formula="of:=[.F485]/[.E48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S8-52-5-58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8"/>
          <table:table-cell table:style-name="ce64" table:number-columns-repeated="3"/>
          <table:table-cell table:style-name="ce64" table:formula="of:=[.F486]-[.B486]" office:value-type="currency" office:currency="USD" office:value="-35" calcext:value-type="currency">
            <text:p>-$35.00</text:p>
          </table:table-cell>
          <table:table-cell table:style-name="ce17" table:formula="of:=[.F486]/[.E48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S-S8-52-5-34</text:p>
          </table:table-cell>
          <table:table-cell table:style-name="ce8" office:value-type="currency" office:currency="USD" office:value="34" calcext:value-type="currency">
            <text:p>$34.00</text:p>
          </table:table-cell>
          <table:table-cell table:style-name="ce8"/>
          <table:table-cell table:style-name="ce64" table:number-columns-repeated="3"/>
          <table:table-cell table:style-name="ce64" table:formula="of:=[.F487]-[.B487]" office:value-type="currency" office:currency="USD" office:value="-34" calcext:value-type="currency">
            <text:p>-$34.00</text:p>
          </table:table-cell>
          <table:table-cell table:style-name="ce17" table:formula="of:=[.F487]/[.E48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S-S82-5-58</text:p>
          </table:table-cell>
          <table:table-cell table:style-name="ce8" office:value-type="currency" office:currency="USD" office:value="13" calcext:value-type="currency">
            <text:p>$13.00</text:p>
          </table:table-cell>
          <table:table-cell table:style-name="ce8"/>
          <table:table-cell table:style-name="ce64" table:number-columns-repeated="3"/>
          <table:table-cell table:style-name="ce64" table:formula="of:=[.F488]-[.B488]" office:value-type="currency" office:currency="USD" office:value="-13" calcext:value-type="currency">
            <text:p>-$13.00</text:p>
          </table:table-cell>
          <table:table-cell table:style-name="ce17" table:formula="of:=[.F488]/[.E48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S-S82-5-34</text:p>
          </table:table-cell>
          <table:table-cell table:style-name="ce8" office:value-type="currency" office:currency="USD" office:value="13" calcext:value-type="currency">
            <text:p>$13.00</text:p>
          </table:table-cell>
          <table:table-cell table:style-name="ce8"/>
          <table:table-cell table:style-name="ce64" table:number-columns-repeated="3"/>
          <table:table-cell table:style-name="ce64" table:formula="of:=[.F489]-[.B489]" office:value-type="currency" office:currency="USD" office:value="-13" calcext:value-type="currency">
            <text:p>-$13.00</text:p>
          </table:table-cell>
          <table:table-cell table:style-name="ce17" table:formula="of:=[.F489]/[.E48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SP8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8"/>
          <table:table-cell table:style-name="ce64" table:number-columns-repeated="3"/>
          <table:table-cell table:style-name="ce64" table:formula="of:=[.F490]-[.B490]" office:value-type="currency" office:currency="USD" office:value="-43" calcext:value-type="currency">
            <text:p>-$43.00</text:p>
          </table:table-cell>
          <table:table-cell table:style-name="ce17" table:formula="of:=[.F490]/[.E49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SP10</text:p>
          </table:table-cell>
          <table:table-cell table:style-name="ce8" office:value-type="currency" office:currency="USD" office:value="63" calcext:value-type="currency">
            <text:p>$63.00</text:p>
          </table:table-cell>
          <table:table-cell table:style-name="ce8"/>
          <table:table-cell table:style-name="ce64" table:number-columns-repeated="3"/>
          <table:table-cell table:style-name="ce64" table:formula="of:=[.F491]-[.B491]" office:value-type="currency" office:currency="USD" office:value="-63" calcext:value-type="currency">
            <text:p>-$63.00</text:p>
          </table:table-cell>
          <table:table-cell table:style-name="ce17" table:formula="of:=[.F491]/[.E49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SP12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8"/>
          <table:table-cell table:style-name="ce64" table:number-columns-repeated="3"/>
          <table:table-cell table:style-name="ce64" table:formula="of:=[.F492]-[.B492]" office:value-type="currency" office:currency="USD" office:value="-77" calcext:value-type="currency">
            <text:p>-$77.00</text:p>
          </table:table-cell>
          <table:table-cell table:style-name="ce17" table:formula="of:=[.F492]/[.E49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Caster and Wheel Sets for Dollies, Hand Carts and Hand Truck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5" office:value-type="string" calcext:value-type="string">
            <text:p>W-C4R</text:p>
          </table:table-cell>
          <table:table-cell table:style-name="ce8" office:value-type="currency" office:currency="USD" office:value="18.36" calcext:value-type="currency">
            <text:p>$18.36</text:p>
          </table:table-cell>
          <table:table-cell table:style-name="ce8"/>
          <table:table-cell table:style-name="ce64" table:number-columns-repeated="3"/>
          <table:table-cell table:style-name="ce64" table:formula="of:=[.F496]-[.B496]" office:value-type="currency" office:currency="USD" office:value="-18.36" calcext:value-type="currency">
            <text:p>-$18.36</text:p>
          </table:table-cell>
          <table:table-cell table:style-name="ce17" table:formula="of:=[.F496]/[.E49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C4S</text:p>
          </table:table-cell>
          <table:table-cell table:style-name="ce8" office:value-type="currency" office:currency="USD" office:value="19.68" calcext:value-type="currency">
            <text:p>$19.68</text:p>
          </table:table-cell>
          <table:table-cell table:style-name="ce8"/>
          <table:table-cell table:style-name="ce64" table:number-columns-repeated="3"/>
          <table:table-cell table:style-name="ce64" table:formula="of:=[.F497]-[.B497]" office:value-type="currency" office:currency="USD" office:value="-19.68" calcext:value-type="currency">
            <text:p>-$19.68</text:p>
          </table:table-cell>
          <table:table-cell table:style-name="ce17" table:formula="of:=[.F497]/[.E49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C4SP</text:p>
          </table:table-cell>
          <table:table-cell table:style-name="ce8" office:value-type="currency" office:currency="USD" office:value="21.39" calcext:value-type="currency">
            <text:p>$21.39</text:p>
          </table:table-cell>
          <table:table-cell table:style-name="ce8"/>
          <table:table-cell table:style-name="ce64" table:number-columns-repeated="3"/>
          <table:table-cell table:style-name="ce64" table:formula="of:=[.F498]-[.B498]" office:value-type="currency" office:currency="USD" office:value="-21.39" calcext:value-type="currency">
            <text:p>-$21.39</text:p>
          </table:table-cell>
          <table:table-cell table:style-name="ce17" table:formula="of:=[.F498]/[.E49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C5R</text:p>
          </table:table-cell>
          <table:table-cell table:style-name="ce8" office:value-type="currency" office:currency="USD" office:value="18.8" calcext:value-type="currency">
            <text:p>$18.80</text:p>
          </table:table-cell>
          <table:table-cell table:style-name="ce8"/>
          <table:table-cell table:style-name="ce64" table:number-columns-repeated="3"/>
          <table:table-cell table:style-name="ce64" table:formula="of:=[.F499]-[.B499]" office:value-type="currency" office:currency="USD" office:value="-18.8" calcext:value-type="currency">
            <text:p>-$18.80</text:p>
          </table:table-cell>
          <table:table-cell table:style-name="ce17" table:formula="of:=[.F499]/[.E49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C5S</text:p>
          </table:table-cell>
          <table:table-cell table:style-name="ce8" office:value-type="currency" office:currency="USD" office:value="21.77" calcext:value-type="currency">
            <text:p>$21.77</text:p>
          </table:table-cell>
          <table:table-cell table:style-name="ce8"/>
          <table:table-cell table:style-name="ce64" table:number-columns-repeated="3"/>
          <table:table-cell table:style-name="ce64" table:formula="of:=[.F500]-[.B500]" office:value-type="currency" office:currency="USD" office:value="-21.77" calcext:value-type="currency">
            <text:p>-$21.77</text:p>
          </table:table-cell>
          <table:table-cell table:style-name="ce17" table:formula="of:=[.F500]/[.E50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W-C5SP</text:p>
          </table:table-cell>
          <table:table-cell table:style-name="ce8" office:value-type="currency" office:currency="USD" office:value="21.66" calcext:value-type="currency">
            <text:p>$21.66</text:p>
          </table:table-cell>
          <table:table-cell table:style-name="ce8"/>
          <table:table-cell table:style-name="ce64" table:number-columns-repeated="3"/>
          <table:table-cell table:style-name="ce64" table:formula="of:=[.F501]-[.B501]" office:value-type="currency" office:currency="USD" office:value="-21.66" calcext:value-type="currency">
            <text:p>-$21.66</text:p>
          </table:table-cell>
          <table:table-cell table:style-name="ce17" table:formula="of:=[.F501]/[.E50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Lumber and Pipe Platform Trucks with Stromberg Caster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5" office:value-type="string" calcext:value-type="string">
            <text:p>DTS-3060-6MRR</text:p>
          </table:table-cell>
          <table:table-cell table:style-name="ce8" office:value-type="currency" office:currency="USD" office:value="259" calcext:value-type="currency">
            <text:p>$259.00</text:p>
          </table:table-cell>
          <table:table-cell table:style-name="ce8"/>
          <table:table-cell table:style-name="ce64" table:number-columns-repeated="3"/>
          <table:table-cell table:style-name="ce64" table:formula="of:=[.F505]-[.B505]" office:value-type="currency" office:currency="USD" office:value="-259" calcext:value-type="currency">
            <text:p>-$259.00</text:p>
          </table:table-cell>
          <table:table-cell table:style-name="ce17" table:formula="of:=[.F505]/[.E505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5" office:value-type="string" calcext:value-type="string">
            <text:p>DTS-3060-8MRR</text:p>
          </table:table-cell>
          <table:table-cell table:style-name="ce8" office:value-type="currency" office:currency="USD" office:value="276" calcext:value-type="currency">
            <text:p>$276.00</text:p>
          </table:table-cell>
          <table:table-cell table:style-name="ce8"/>
          <table:table-cell table:style-name="ce64" table:number-columns-repeated="3"/>
          <table:table-cell table:style-name="ce64" table:formula="of:=[.F506]-[.B506]" office:value-type="currency" office:currency="USD" office:value="-276" calcext:value-type="currency">
            <text:p>-$276.00</text:p>
          </table:table-cell>
          <table:table-cell table:style-name="ce17" table:formula="of:=[.F506]/[.E50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060-6PHR</text:p>
          </table:table-cell>
          <table:table-cell table:style-name="ce8" office:value-type="currency" office:currency="USD" office:value="279" calcext:value-type="currency">
            <text:p>$279.00</text:p>
          </table:table-cell>
          <table:table-cell table:style-name="ce8"/>
          <table:table-cell table:style-name="ce64" table:number-columns-repeated="3"/>
          <table:table-cell table:style-name="ce64" table:formula="of:=[.F507]-[.B507]" office:value-type="currency" office:currency="USD" office:value="-279" calcext:value-type="currency">
            <text:p>-$279.00</text:p>
          </table:table-cell>
          <table:table-cell table:style-name="ce17" table:formula="of:=[.F507]/[.E50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060-8PHR</text:p>
          </table:table-cell>
          <table:table-cell table:style-name="ce8" office:value-type="currency" office:currency="USD" office:value="288" calcext:value-type="currency">
            <text:p>$288.00</text:p>
          </table:table-cell>
          <table:table-cell table:style-name="ce8"/>
          <table:table-cell table:style-name="ce64" table:number-columns-repeated="3"/>
          <table:table-cell table:style-name="ce64" table:formula="of:=[.F508]-[.B508]" office:value-type="currency" office:currency="USD" office:value="-288" calcext:value-type="currency">
            <text:p>-$288.00</text:p>
          </table:table-cell>
          <table:table-cell table:style-name="ce17" table:formula="of:=[.F508]/[.E50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060-6POR</text:p>
          </table:table-cell>
          <table:table-cell table:style-name="ce8" office:value-type="currency" office:currency="USD" office:value="295" calcext:value-type="currency">
            <text:p>$295.00</text:p>
          </table:table-cell>
          <table:table-cell table:style-name="ce8"/>
          <table:table-cell table:style-name="ce64" table:number-columns-repeated="3"/>
          <table:table-cell table:style-name="ce64" table:formula="of:=[.F509]-[.B509]" office:value-type="currency" office:currency="USD" office:value="-295" calcext:value-type="currency">
            <text:p>-$295.00</text:p>
          </table:table-cell>
          <table:table-cell table:style-name="ce17" table:formula="of:=[.F509]/[.E50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060-8POR</text:p>
          </table:table-cell>
          <table:table-cell table:style-name="ce8" office:value-type="currency" office:currency="USD" office:value="306" calcext:value-type="currency">
            <text:p>$306.00</text:p>
          </table:table-cell>
          <table:table-cell table:style-name="ce8"/>
          <table:table-cell table:style-name="ce64" table:number-columns-repeated="3"/>
          <table:table-cell table:style-name="ce64" table:formula="of:=[.F510]-[.B510]" office:value-type="currency" office:currency="USD" office:value="-306" calcext:value-type="currency">
            <text:p>-$306.00</text:p>
          </table:table-cell>
          <table:table-cell table:style-name="ce17" table:formula="of:=[.F510]/[.E51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060-8P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8"/>
          <table:table-cell table:style-name="ce64" table:number-columns-repeated="3"/>
          <table:table-cell table:style-name="ce64" table:formula="of:=[.F511]-[.B511]" office:value-type="currency" office:currency="USD" office:value="-299" calcext:value-type="currency">
            <text:p>-$299.00</text:p>
          </table:table-cell>
          <table:table-cell table:style-name="ce17" table:formula="of:=[.F511]/[.E51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060-10PN</text:p>
          </table:table-cell>
          <table:table-cell table:style-name="ce8" office:value-type="currency" office:currency="USD" office:value="305" calcext:value-type="currency">
            <text:p>$305.00</text:p>
          </table:table-cell>
          <table:table-cell table:style-name="ce8"/>
          <table:table-cell table:style-name="ce64" table:number-columns-repeated="3"/>
          <table:table-cell table:style-name="ce64" table:formula="of:=[.F512]-[.B512]" office:value-type="currency" office:currency="USD" office:value="-305" calcext:value-type="currency">
            <text:p>-$305.00</text:p>
          </table:table-cell>
          <table:table-cell table:style-name="ce17" table:formula="of:=[.F512]/[.E512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060-12P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8"/>
          <table:table-cell table:style-name="ce64" table:number-columns-repeated="3"/>
          <table:table-cell table:style-name="ce64" table:formula="of:=[.F513]-[.B513]" office:value-type="currency" office:currency="USD" office:value="-339" calcext:value-type="currency">
            <text:p>-$339.00</text:p>
          </table:table-cell>
          <table:table-cell table:style-name="ce17" table:formula="of:=[.F513]/[.E513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5" office:value-type="string" calcext:value-type="string">
            <text:p>DTS-3672-6MRR</text:p>
          </table:table-cell>
          <table:table-cell table:style-name="ce8" office:value-type="currency" office:currency="USD" office:value="334" calcext:value-type="currency">
            <text:p>$334.00</text:p>
          </table:table-cell>
          <table:table-cell table:style-name="ce8"/>
          <table:table-cell table:style-name="ce64" table:number-columns-repeated="3"/>
          <table:table-cell table:style-name="ce64" table:formula="of:=[.F514]-[.B514]" office:value-type="currency" office:currency="USD" office:value="-334" calcext:value-type="currency">
            <text:p>-$334.00</text:p>
          </table:table-cell>
          <table:table-cell table:style-name="ce17" table:formula="of:=[.F514]/[.E514]" office:value-type="string" office:string-value="" calcext:value-type="error">
            <text:p>#DIV/0!</text:p>
          </table:table-cell>
          <table:table-cell table:style-name="ce17"/>
        </table:table-row>
        <table:table-row table:style-name="ro3">
          <table:table-cell table:style-name="ce5" office:value-type="string" calcext:value-type="string">
            <text:p>DTS-3672-8MRR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8"/>
          <table:table-cell table:style-name="ce64" table:number-columns-repeated="3"/>
          <table:table-cell table:style-name="ce64" table:formula="of:=[.F515]-[.B515]" office:value-type="currency" office:currency="USD" office:value="-349" calcext:value-type="currency">
            <text:p>-$349.00</text:p>
          </table:table-cell>
          <table:table-cell table:style-name="ce17" table:formula="of:=[.F515]/[.E51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672-6PHR</text:p>
          </table:table-cell>
          <table:table-cell table:style-name="ce8" office:value-type="currency" office:currency="USD" office:value="348" calcext:value-type="currency">
            <text:p>$348.00</text:p>
          </table:table-cell>
          <table:table-cell table:style-name="ce8"/>
          <table:table-cell table:style-name="ce64" table:number-columns-repeated="3"/>
          <table:table-cell table:style-name="ce64" table:formula="of:=[.F516]-[.B516]" office:value-type="currency" office:currency="USD" office:value="-348" calcext:value-type="currency">
            <text:p>-$348.00</text:p>
          </table:table-cell>
          <table:table-cell table:style-name="ce17" table:formula="of:=[.F516]/[.E516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672-8PHR</text:p>
          </table:table-cell>
          <table:table-cell table:style-name="ce8" office:value-type="currency" office:currency="USD" office:value="374" calcext:value-type="currency">
            <text:p>$374.00</text:p>
          </table:table-cell>
          <table:table-cell table:style-name="ce8"/>
          <table:table-cell table:style-name="ce64" table:number-columns-repeated="3"/>
          <table:table-cell table:style-name="ce64" table:formula="of:=[.F517]-[.B517]" office:value-type="currency" office:currency="USD" office:value="-374" calcext:value-type="currency">
            <text:p>-$374.00</text:p>
          </table:table-cell>
          <table:table-cell table:style-name="ce17" table:formula="of:=[.F517]/[.E51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672-6POR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8"/>
          <table:table-cell table:style-name="ce64" table:number-columns-repeated="3"/>
          <table:table-cell table:style-name="ce64" table:formula="of:=[.F518]-[.B518]" office:value-type="currency" office:currency="USD" office:value="-363" calcext:value-type="currency">
            <text:p>-$363.00</text:p>
          </table:table-cell>
          <table:table-cell table:style-name="ce17" table:formula="of:=[.F518]/[.E51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672-8POR</text:p>
          </table:table-cell>
          <table:table-cell table:style-name="ce8" office:value-type="currency" office:currency="USD" office:value="374" calcext:value-type="currency">
            <text:p>$374.00</text:p>
          </table:table-cell>
          <table:table-cell table:style-name="ce8"/>
          <table:table-cell table:style-name="ce64" table:number-columns-repeated="3"/>
          <table:table-cell table:style-name="ce64" table:formula="of:=[.F519]-[.B519]" office:value-type="currency" office:currency="USD" office:value="-374" calcext:value-type="currency">
            <text:p>-$374.00</text:p>
          </table:table-cell>
          <table:table-cell table:style-name="ce17" table:formula="of:=[.F519]/[.E519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672-10PN</text:p>
          </table:table-cell>
          <table:table-cell table:style-name="ce8" office:value-type="currency" office:currency="USD" office:value="373" calcext:value-type="currency">
            <text:p>$373.00</text:p>
          </table:table-cell>
          <table:table-cell table:style-name="ce8"/>
          <table:table-cell table:style-name="ce64" table:number-columns-repeated="3"/>
          <table:table-cell table:style-name="ce64" table:formula="of:=[.F520]-[.B520]" office:value-type="currency" office:currency="USD" office:value="-373" calcext:value-type="currency">
            <text:p>-$373.00</text:p>
          </table:table-cell>
          <table:table-cell table:style-name="ce17" table:formula="of:=[.F520]/[.E520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5" office:value-type="string" calcext:value-type="string">
            <text:p>DTS-3672-12PN</text:p>
          </table:table-cell>
          <table:table-cell table:style-name="ce8" office:value-type="currency" office:currency="USD" office:value="396" calcext:value-type="currency">
            <text:p>$396.00</text:p>
          </table:table-cell>
          <table:table-cell table:style-name="ce8"/>
          <table:table-cell table:style-name="ce64" table:number-columns-repeated="3"/>
          <table:table-cell table:style-name="ce64" table:formula="of:=[.F521]-[.B521]" office:value-type="currency" office:currency="USD" office:value="-396" calcext:value-type="currency">
            <text:p>-$396.00</text:p>
          </table:table-cell>
          <table:table-cell table:style-name="ce17" table:formula="of:=[.F521]/[.E52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teel Single-Pin Open-Plate 8-inch-Wheel Hand Truck 58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8RMP</text:p>
          </table:table-cell>
          <table:table-cell table:number-columns-repeated="2" table:style-name="ce8" office:value-type="currency" office:currency="USD" office:value="102" calcext:value-type="currency">
            <text:p>$102.00</text:p>
          </table:table-cell>
          <table:table-cell table:style-name="ce64" office:value-type="currency" office:currency="USD" office:value="124.58" calcext:value-type="currency">
            <text:p>$124.58</text:p>
          </table:table-cell>
          <table:table-cell table:style-name="ce64" office:value-type="currency" office:currency="USD" office:value="74.56" calcext:value-type="currency">
            <text:p>$74.56</text:p>
          </table:table-cell>
          <table:table-cell table:style-name="ce64" office:value-type="currency" office:currency="USD" office:value="114.75" calcext:value-type="currency">
            <text:p>$114.75</text:p>
          </table:table-cell>
          <table:table-cell table:style-name="ce64" table:formula="of:=[.F525]-[.B525]" office:value-type="currency" office:currency="USD" office:value="12.75" calcext:value-type="currency">
            <text:p>$12.75</text:p>
          </table:table-cell>
          <table:table-cell table:style-name="ce17" table:formula="of:=[.F525]/[.E525]" office:value-type="float" office:value="1.53902896995708" calcext:value-type="float">
            <text:p>1.53902896995708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58RNP</text:p>
          </table:table-cell>
          <table:table-cell table:number-columns-repeated="2" table:style-name="ce8" office:value-type="currency" office:currency="USD" office:value="137" calcext:value-type="currency">
            <text:p>$137.00</text:p>
          </table:table-cell>
          <table:table-cell table:style-name="ce64" office:value-type="currency" office:currency="USD" office:value="161.29" calcext:value-type="currency">
            <text:p>$161.29</text:p>
          </table:table-cell>
          <table:table-cell table:style-name="ce64" office:value-type="currency" office:currency="USD" office:value="96.53" calcext:value-type="currency">
            <text:p>$96.53</text:p>
          </table:table-cell>
          <table:table-cell table:style-name="ce64"/>
          <table:table-cell table:style-name="ce64" table:formula="of:=[.F526]-[.B526]" office:value-type="currency" office:currency="USD" office:value="-137" calcext:value-type="currency">
            <text:p>-$137.00</text:p>
          </table:table-cell>
          <table:table-cell table:style-name="ce17" table:formula="of:=[.F526]/[.E52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58RSP</text:p>
          </table:table-cell>
          <table:table-cell table:number-columns-repeated="2" table:style-name="ce8" office:value-type="currency" office:currency="USD" office:value="101" calcext:value-type="currency">
            <text:p>$101.00</text:p>
          </table:table-cell>
          <table:table-cell table:style-name="ce64" office:value-type="currency" office:currency="USD" office:value="123.48" calcext:value-type="currency">
            <text:p>$123.48</text:p>
          </table:table-cell>
          <table:table-cell table:style-name="ce64" office:value-type="currency" office:currency="USD" office:value="73.9" calcext:value-type="currency">
            <text:p>$73.90</text:p>
          </table:table-cell>
          <table:table-cell table:style-name="ce64"/>
          <table:table-cell table:style-name="ce64" table:formula="of:=[.F527]-[.B527]" office:value-type="currency" office:currency="USD" office:value="-101" calcext:value-type="currency">
            <text:p>-$101.00</text:p>
          </table:table-cell>
          <table:table-cell table:style-name="ce17" table:formula="of:=[.F527]/[.E52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8">
          <table:table-cell table:style-name="ce2" office:value-type="string" calcext:value-type="string">
            <text:p>Dutro Steel Double-Loop Open-Plate 8-inch-Wheel Hand Truck 58RDL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8RMDL</text:p>
          </table:table-cell>
          <table:table-cell table:number-columns-repeated="2" table:style-name="ce8" office:value-type="currency" office:currency="USD" office:value="115" calcext:value-type="currency">
            <text:p>$115.00</text:p>
          </table:table-cell>
          <table:table-cell table:style-name="ce64" office:value-type="currency" office:currency="USD" office:value="131.28" calcext:value-type="currency">
            <text:p>$131.28</text:p>
          </table:table-cell>
          <table:table-cell table:style-name="ce64" office:value-type="currency" office:currency="USD" office:value="78.57" calcext:value-type="currency">
            <text:p>$78.57</text:p>
          </table:table-cell>
          <table:table-cell table:style-name="ce64"/>
          <table:table-cell table:style-name="ce64" table:formula="of:=[.F531]-[.B531]" office:value-type="currency" office:currency="USD" office:value="-115" calcext:value-type="currency">
            <text:p>-$115.00</text:p>
          </table:table-cell>
          <table:table-cell table:style-name="ce17" table:formula="of:=[.F531]/[.E531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58RNDL</text:p>
          </table:table-cell>
          <table:table-cell table:number-columns-repeated="2" table:style-name="ce8" office:value-type="currency" office:currency="USD" office:value="141" calcext:value-type="currency">
            <text:p>$141.00</text:p>
          </table:table-cell>
          <table:table-cell table:style-name="ce64" office:value-type="currency" office:currency="USD" office:value="165.76" calcext:value-type="currency">
            <text:p>$165.76</text:p>
          </table:table-cell>
          <table:table-cell table:style-name="ce64" office:value-type="currency" office:currency="USD" office:value="99.21" calcext:value-type="currency">
            <text:p>$99.21</text:p>
          </table:table-cell>
          <table:table-cell table:style-name="ce64"/>
          <table:table-cell table:style-name="ce64" table:formula="of:=[.F532]-[.B532]" office:value-type="currency" office:currency="USD" office:value="-141" calcext:value-type="currency">
            <text:p>-$141.00</text:p>
          </table:table-cell>
          <table:table-cell table:style-name="ce17" table:formula="of:=[.F532]/[.E53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58RSDL</text:p>
          </table:table-cell>
          <table:table-cell table:number-columns-repeated="2" table:style-name="ce8" office:value-type="currency" office:currency="USD" office:value="117" calcext:value-type="currency">
            <text:p>$117.00</text:p>
          </table:table-cell>
          <table:table-cell table:style-name="ce64" office:value-type="currency" office:currency="USD" office:value="129.99" calcext:value-type="currency">
            <text:p>$129.99</text:p>
          </table:table-cell>
          <table:table-cell table:style-name="ce64" office:value-type="currency" office:currency="USD" office:value="77.8" calcext:value-type="currency">
            <text:p>$77.80</text:p>
          </table:table-cell>
          <table:table-cell table:style-name="ce64"/>
          <table:table-cell table:style-name="ce64" table:formula="of:=[.F533]-[.B533]" office:value-type="currency" office:currency="USD" office:value="-117" calcext:value-type="currency">
            <text:p>-$117.00</text:p>
          </table:table-cell>
          <table:table-cell table:style-name="ce17" table:formula="of:=[.F533]/[.E53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teel Single-Pin Open-Plate 8-inch-Wheel Hand Truck 48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48RMP</text:p>
          </table:table-cell>
          <table:table-cell table:number-columns-repeated="2" table:style-name="ce8" office:value-type="currency" office:currency="USD" office:value="105" calcext:value-type="currency">
            <text:p>$105.00</text:p>
          </table:table-cell>
          <table:table-cell table:style-name="ce64" office:value-type="currency" office:currency="USD" office:value="169.94" calcext:value-type="currency">
            <text:p>$169.94</text:p>
          </table:table-cell>
          <table:table-cell table:style-name="ce64" office:value-type="currency" office:currency="USD" office:value="71.36" calcext:value-type="currency">
            <text:p>$71.36</text:p>
          </table:table-cell>
          <table:table-cell table:style-name="ce64"/>
          <table:table-cell table:style-name="ce64" table:formula="of:=[.F537]-[.B537]" office:value-type="currency" office:currency="USD" office:value="-105" calcext:value-type="currency">
            <text:p>-$105.00</text:p>
          </table:table-cell>
          <table:table-cell table:style-name="ce17" table:formula="of:=[.F537]/[.E537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43" office:value-type="string" calcext:value-type="string">
            <text:p>48RBP</text:p>
          </table:table-cell>
          <table:table-cell table:style-name="ce8" office:value-type="currency" office:currency="USD" office:value="102" calcext:value-type="currency">
            <text:p>$102.00</text:p>
          </table:table-cell>
          <table:table-cell table:style-name="ce8"/>
          <table:table-cell table:style-name="ce64" table:number-columns-repeated="3"/>
          <table:table-cell table:style-name="ce64" table:formula="of:=[.F538]-[.B538]" office:value-type="currency" office:currency="USD" office:value="-102" calcext:value-type="currency">
            <text:p>-$102.00</text:p>
          </table:table-cell>
          <table:table-cell table:style-name="ce17" table:formula="of:=[.F538]/[.E538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48RNP</text:p>
          </table:table-cell>
          <table:table-cell table:number-columns-repeated="2" table:style-name="ce8" office:value-type="currency" office:currency="USD" office:value="139" calcext:value-type="currency">
            <text:p>$139.00</text:p>
          </table:table-cell>
          <table:table-cell table:style-name="ce64" office:value-type="currency" office:currency="USD" office:value="158.73" calcext:value-type="currency">
            <text:p>$158.73</text:p>
          </table:table-cell>
          <table:table-cell table:style-name="ce64" office:value-type="currency" office:currency="USD" office:value="95" calcext:value-type="currency">
            <text:p>$95.00</text:p>
          </table:table-cell>
          <table:table-cell table:style-name="ce64"/>
          <table:table-cell table:style-name="ce64" table:formula="of:=[.F539]-[.B539]" office:value-type="currency" office:currency="USD" office:value="-139" calcext:value-type="currency">
            <text:p>-$139.00</text:p>
          </table:table-cell>
          <table:table-cell table:style-name="ce17" table:formula="of:=[.F539]/[.E53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48RSP</text:p>
          </table:table-cell>
          <table:table-cell table:number-columns-repeated="2" table:style-name="ce8" office:value-type="currency" office:currency="USD" office:value="101" calcext:value-type="currency">
            <text:p>$101.00</text:p>
          </table:table-cell>
          <table:table-cell table:style-name="ce64" office:value-type="currency" office:currency="USD" office:value="116.92" calcext:value-type="currency">
            <text:p>$116.92</text:p>
          </table:table-cell>
          <table:table-cell table:style-name="ce64" office:value-type="currency" office:currency="USD" office:value="69.97" calcext:value-type="currency">
            <text:p>$69.97</text:p>
          </table:table-cell>
          <table:table-cell table:style-name="ce64"/>
          <table:table-cell table:style-name="ce64" table:formula="of:=[.F540]-[.B540]" office:value-type="currency" office:currency="USD" office:value="-101" calcext:value-type="currency">
            <text:p>-$101.00</text:p>
          </table:table-cell>
          <table:table-cell table:style-name="ce17" table:formula="of:=[.F540]/[.E540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Steel Single-Pin Open-Plate 10-inch-Wheel Hand Truck 510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10RNP</text:p>
          </table:table-cell>
          <table:table-cell table:number-columns-repeated="2" table:style-name="ce8" office:value-type="currency" office:currency="USD" office:value="135" calcext:value-type="currency">
            <text:p>$135.00</text:p>
          </table:table-cell>
          <table:table-cell table:style-name="ce64" office:value-type="currency" office:currency="USD" office:value="157.22" calcext:value-type="currency">
            <text:p>$157.22</text:p>
          </table:table-cell>
          <table:table-cell table:style-name="ce64" office:value-type="currency" office:currency="USD" office:value="94.1" calcext:value-type="currency">
            <text:p>$94.10</text:p>
          </table:table-cell>
          <table:table-cell table:style-name="ce64"/>
          <table:table-cell table:style-name="ce64" table:formula="of:=[.F544]-[.B544]" office:value-type="currency" office:currency="USD" office:value="-135" calcext:value-type="currency">
            <text:p>-$135.00</text:p>
          </table:table-cell>
          <table:table-cell table:style-name="ce17" table:formula="of:=[.F544]/[.E544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510RSP</text:p>
          </table:table-cell>
          <table:table-cell table:number-columns-repeated="2" table:style-name="ce8" office:value-type="currency" office:currency="USD" office:value="120" calcext:value-type="currency">
            <text:p>$120.00</text:p>
          </table:table-cell>
          <table:table-cell table:style-name="ce64" office:value-type="currency" office:currency="USD" office:value="131.18" calcext:value-type="currency">
            <text:p>$131.18</text:p>
          </table:table-cell>
          <table:table-cell table:style-name="ce64" office:value-type="currency" office:currency="USD" office:value="78.51" calcext:value-type="currency">
            <text:p>$78.51</text:p>
          </table:table-cell>
          <table:table-cell table:style-name="ce64"/>
          <table:table-cell table:style-name="ce64" table:formula="of:=[.F545]-[.B545]" office:value-type="currency" office:currency="USD" office:value="-120" calcext:value-type="currency">
            <text:p>-$120.00</text:p>
          </table:table-cell>
          <table:table-cell table:style-name="ce17" table:formula="of:=[.F545]/[.E54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9">
          <table:table-cell table:style-name="ce2" office:value-type="string" calcext:value-type="string">
            <text:p>Dutro Heavy-Duty Single-Pin Steel Delivery Hand Truck 58RMP-HD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58RMP-HD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64" office:value-type="currency" office:currency="USD" office:value="155.98" calcext:value-type="currency">
            <text:p>$155.98</text:p>
          </table:table-cell>
          <table:table-cell table:style-name="ce64" office:value-type="currency" office:currency="USD" office:value="93.35" calcext:value-type="currency">
            <text:p>$93.35</text:p>
          </table:table-cell>
          <table:table-cell table:style-name="ce64" office:value-type="currency" office:currency="USD" office:value="143.75" calcext:value-type="currency">
            <text:p>$143.75</text:p>
          </table:table-cell>
          <table:table-cell table:style-name="ce64" table:formula="of:=[.F549]-[.B549]" office:value-type="currency" office:currency="USD" office:value="8.75" calcext:value-type="currency">
            <text:p>$8.75</text:p>
          </table:table-cell>
          <table:table-cell table:style-name="ce17" table:formula="of:=[.F549]/[.E549]" office:value-type="float" office:value="1.53990358864488" calcext:value-type="float">
            <text:p>1.53990358864488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Dutro Cylinder Truck R-UPC220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R-UPC220</text:p>
          </table:table-cell>
          <table:table-cell table:number-columns-repeated="2" table:style-name="ce8" office:value-type="currency" office:currency="USD" office:value="203" calcext:value-type="currency">
            <text:p>$203.00</text:p>
          </table:table-cell>
          <table:table-cell table:style-name="ce64" office:value-type="currency" office:currency="USD" office:value="296.21" calcext:value-type="currency">
            <text:p>$296.21</text:p>
          </table:table-cell>
          <table:table-cell table:style-name="ce64" office:value-type="currency" office:currency="USD" office:value="140.7" calcext:value-type="currency">
            <text:p>$140.70</text:p>
          </table:table-cell>
          <table:table-cell table:style-name="ce64" office:value-type="currency" office:currency="USD" office:value="216.47" calcext:value-type="currency">
            <text:p>$216.47</text:p>
          </table:table-cell>
          <table:table-cell table:style-name="ce64" table:formula="of:=[.F553]-[.B553]" office:value-type="currency" office:currency="USD" office:value="13.47" calcext:value-type="currency">
            <text:p>$13.47</text:p>
          </table:table-cell>
          <table:table-cell table:style-name="ce17" table:formula="of:=[.F553]/[.E553]" office:value-type="float" office:value="1.53852167732765" calcext:value-type="float">
            <text:p>1.53852167732765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2 Inch Bumper - Blue Cross Piece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P-73</text:p>
          </table:table-cell>
          <table:table-cell table:style-name="ce8" office:value-type="currency" office:currency="USD" office:value="2.25" calcext:value-type="currency">
            <text:p>$2.25</text:p>
          </table:table-cell>
          <table:table-cell table:style-name="ce8"/>
          <table:table-cell table:style-name="ce64" table:number-columns-repeated="3"/>
          <table:table-cell table:style-name="ce64" table:formula="of:=[.F557]-[.B557]" office:value-type="currency" office:currency="USD" office:value="-2.25" calcext:value-type="currency">
            <text:p>-$2.25</text:p>
          </table:table-cell>
          <table:table-cell table:style-name="ce17" table:formula="of:=[.F557]/[.E557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 Inch Handle Grip - Blue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P-10</text:p>
          </table:table-cell>
          <table:table-cell table:style-name="ce8" office:value-type="currency" office:currency="USD" office:value="2.05" calcext:value-type="currency">
            <text:p>$2.05</text:p>
          </table:table-cell>
          <table:table-cell table:style-name="ce8"/>
          <table:table-cell table:style-name="ce64" table:number-columns-repeated="3"/>
          <table:table-cell table:style-name="ce64" table:formula="of:=[.F561]-[.B561]" office:value-type="currency" office:currency="USD" office:value="-2.05" calcext:value-type="currency">
            <text:p>-$2.05</text:p>
          </table:table-cell>
          <table:table-cell table:style-name="ce17" table:formula="of:=[.F561]/[.E561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3">
          <table:table-cell table:style-name="ce2" office:value-type="string" calcext:value-type="string">
            <text:p>1-1/4 Inch Handle Grip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P-11</text:p>
          </table:table-cell>
          <table:table-cell table:style-name="ce8" office:value-type="currency" office:currency="USD" office:value="3.05" calcext:value-type="currency">
            <text:p>$3.05</text:p>
          </table:table-cell>
          <table:table-cell table:style-name="ce8"/>
          <table:table-cell table:style-name="ce64" table:number-columns-repeated="3"/>
          <table:table-cell table:style-name="ce64" table:formula="of:=[.F565]-[.B565]" office:value-type="currency" office:currency="USD" office:value="-3.05" calcext:value-type="currency">
            <text:p>-$3.05</text:p>
          </table:table-cell>
          <table:table-cell table:style-name="ce17" table:formula="of:=[.F565]/[.E56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Beverage Hand Trucks BEV64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BEV-64B</text:p>
          </table:table-cell>
          <table:table-cell table:style-name="ce8" office:value-type="currency" office:currency="USD" office:value="116" calcext:value-type="currency">
            <text:p>$116.00</text:p>
          </table:table-cell>
          <table:table-cell table:style-name="ce8" office:value-type="currency" office:currency="USD" office:value="114" calcext:value-type="currency">
            <text:p>$114.00</text:p>
          </table:table-cell>
          <table:table-cell table:style-name="ce64" office:value-type="currency" office:currency="USD" office:value="147.43" calcext:value-type="currency">
            <text:p>$147.43</text:p>
          </table:table-cell>
          <table:table-cell table:style-name="ce64" office:value-type="currency" office:currency="USD" office:value="88.24" calcext:value-type="currency">
            <text:p>$88.24</text:p>
          </table:table-cell>
          <table:table-cell table:style-name="ce64" office:value-type="currency" office:currency="USD" office:value="129.47" calcext:value-type="currency">
            <text:p>$129.47</text:p>
          </table:table-cell>
          <table:table-cell table:style-name="ce64" table:formula="of:=[.F569]-[.B569]" office:value-type="currency" office:currency="USD" office:value="13.47" calcext:value-type="currency">
            <text:p>$13.47</text:p>
          </table:table-cell>
          <table:table-cell table:style-name="ce17" table:formula="of:=[.F569]/[.E569]" office:value-type="float" office:value="1.46724841341795" calcext:value-type="float">
            <text:p>1.46724841341795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BEV-64S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8" office:value-type="currency" office:currency="USD" office:value="102" calcext:value-type="currency">
            <text:p>$102.00</text:p>
          </table:table-cell>
          <table:table-cell table:style-name="ce64" office:value-type="currency" office:currency="USD" office:value="140.66" calcext:value-type="currency">
            <text:p>$140.66</text:p>
          </table:table-cell>
          <table:table-cell table:style-name="ce64" office:value-type="currency" office:currency="USD" office:value="84.18" calcext:value-type="currency">
            <text:p>$84.18</text:p>
          </table:table-cell>
          <table:table-cell table:style-name="ce64" office:value-type="currency" office:currency="USD" office:value="114.54" calcext:value-type="currency">
            <text:p>$114.54</text:p>
          </table:table-cell>
          <table:table-cell table:style-name="ce64" table:formula="of:=[.F570]-[.B570]" office:value-type="currency" office:currency="USD" office:value="9.54000000000001" calcext:value-type="currency">
            <text:p>$9.54</text:p>
          </table:table-cell>
          <table:table-cell table:style-name="ce17" table:formula="of:=[.F570]/[.E570]" office:value-type="float" office:value="1.36065573770492" calcext:value-type="float">
            <text:p>1.36065573770492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Beverage Hand Truck with Center Line BEV58-CL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BEV58B-CL</text:p>
          </table:table-cell>
          <table:table-cell table:number-columns-repeated="2" table:style-name="ce8" office:value-type="currency" office:currency="USD" office:value="119" calcext:value-type="currency">
            <text:p>$119.00</text:p>
          </table:table-cell>
          <table:table-cell table:style-name="ce64" office:value-type="currency" office:currency="USD" office:value="150.13" calcext:value-type="currency">
            <text:p>$150.13</text:p>
          </table:table-cell>
          <table:table-cell table:style-name="ce64" office:value-type="currency" office:currency="USD" office:value="89.85" calcext:value-type="currency">
            <text:p>$89.85</text:p>
          </table:table-cell>
          <table:table-cell table:style-name="ce64" office:value-type="currency" office:currency="USD" office:value="138.25" calcext:value-type="currency">
            <text:p>$138.25</text:p>
          </table:table-cell>
          <table:table-cell table:style-name="ce64" table:formula="of:=[.F574]-[.B574]" office:value-type="currency" office:currency="USD" office:value="19.25" calcext:value-type="currency">
            <text:p>$19.25</text:p>
          </table:table-cell>
          <table:table-cell table:style-name="ce17" table:formula="of:=[.F574]/[.E574]" office:value-type="float" office:value="1.5386755703951" calcext:value-type="float">
            <text:p>1.5386755703951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BEV58S-CL</text:p>
          </table:table-cell>
          <table:table-cell table:number-columns-repeated="2" table:style-name="ce8" office:value-type="currency" office:currency="USD" office:value="106" calcext:value-type="currency">
            <text:p>$106.00</text:p>
          </table:table-cell>
          <table:table-cell table:style-name="ce64" office:value-type="currency" office:currency="USD" office:value="146.08" calcext:value-type="currency">
            <text:p>$146.08</text:p>
          </table:table-cell>
          <table:table-cell table:style-name="ce64" office:value-type="currency" office:currency="USD" office:value="87.43" calcext:value-type="currency">
            <text:p>$87.43</text:p>
          </table:table-cell>
          <table:table-cell table:style-name="ce64" office:value-type="currency" office:currency="USD" office:value="118.95" calcext:value-type="currency">
            <text:p>$118.95</text:p>
          </table:table-cell>
          <table:table-cell table:style-name="ce64" table:formula="of:=[.F575]-[.B575]" office:value-type="currency" office:currency="USD" office:value="12.95" calcext:value-type="currency">
            <text:p>$12.95</text:p>
          </table:table-cell>
          <table:table-cell table:style-name="ce17" table:formula="of:=[.F575]/[.E575]" office:value-type="float" office:value="1.36051698501658" calcext:value-type="float">
            <text:p>1.36051698501658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Liquid Cylinder Cart D-LC126-N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43" office:value-type="string" calcext:value-type="string">
            <text:p>D-LC126-N</text:p>
          </table:table-cell>
          <table:table-cell table:number-columns-repeated="2" table:style-name="ce8" office:value-type="currency" office:currency="USD" office:value="498" calcext:value-type="currency">
            <text:p>$498.00</text:p>
          </table:table-cell>
          <table:table-cell table:style-name="ce64" office:value-type="currency" office:currency="USD" office:value="785.72" calcext:value-type="currency">
            <text:p>$785.72</text:p>
          </table:table-cell>
          <table:table-cell table:style-name="ce64" office:value-type="currency" office:currency="USD" office:value="373.22" calcext:value-type="currency">
            <text:p>$373.22</text:p>
          </table:table-cell>
          <table:table-cell table:style-name="ce64"/>
          <table:table-cell table:style-name="ce64" table:formula="of:=[.F579]-[.B579]" office:value-type="currency" office:currency="USD" office:value="-498" calcext:value-type="currency">
            <text:p>-$498.00</text:p>
          </table:table-cell>
          <table:table-cell table:style-name="ce17" table:formula="of:=[.F579]/[.E579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59 Inch Appliance Hand Truck 1291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291" calcext:value-type="float">
            <text:p>1291</text:p>
          </table:table-cell>
          <table:table-cell table:number-columns-repeated="2" table:style-name="ce8" office:value-type="currency" office:currency="USD" office:value="192" calcext:value-type="currency">
            <text:p>$192.00</text:p>
          </table:table-cell>
          <table:table-cell table:style-name="ce64" office:value-type="currency" office:currency="USD" office:value="239.89" calcext:value-type="currency">
            <text:p>$239.89</text:p>
          </table:table-cell>
          <table:table-cell table:style-name="ce64" office:value-type="currency" office:currency="USD" office:value="143.58" calcext:value-type="currency">
            <text:p>$143.58</text:p>
          </table:table-cell>
          <table:table-cell table:style-name="ce64" office:value-type="currency" office:currency="USD" office:value="205.11" calcext:value-type="currency">
            <text:p>$205.11</text:p>
          </table:table-cell>
          <table:table-cell table:style-name="ce64" table:formula="of:=[.F583]-[.B583]" office:value-type="currency" office:currency="USD" office:value="13.11" calcext:value-type="currency">
            <text:p>$13.11</text:p>
          </table:table-cell>
          <table:table-cell table:style-name="ce17" table:formula="of:=[.F583]/[.E583]" office:value-type="float" office:value="1.42854157960719" calcext:value-type="float">
            <text:p>1.42854157960719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59 Inch Appliance Hand Truck 1292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292" calcext:value-type="float">
            <text:p>1292</text:p>
          </table:table-cell>
          <table:table-cell table:number-columns-repeated="2" table:style-name="ce8" office:value-type="currency" office:currency="USD" office:value="196" calcext:value-type="currency">
            <text:p>$196.00</text:p>
          </table:table-cell>
          <table:table-cell table:style-name="ce64" office:value-type="currency" office:currency="USD" office:value="245.03" calcext:value-type="currency">
            <text:p>$245.03</text:p>
          </table:table-cell>
          <table:table-cell table:style-name="ce64" office:value-type="currency" office:currency="USD" office:value="146.65" calcext:value-type="currency">
            <text:p>$146.65</text:p>
          </table:table-cell>
          <table:table-cell table:style-name="ce64" office:value-type="currency" office:currency="USD" office:value="209.5" calcext:value-type="currency">
            <text:p>$209.50</text:p>
          </table:table-cell>
          <table:table-cell table:style-name="ce64" table:formula="of:=[.F587]-[.B587]" office:value-type="currency" office:currency="USD" office:value="13.5" calcext:value-type="currency">
            <text:p>$13.50</text:p>
          </table:table-cell>
          <table:table-cell table:style-name="ce17" table:formula="of:=[.F587]/[.E587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Dutro Appliance Hand Truck 1293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float" office:value="1293" calcext:value-type="float">
            <text:p>1293</text:p>
          </table:table-cell>
          <table:table-cell table:number-columns-repeated="2" table:style-name="ce8" office:value-type="currency" office:currency="USD" office:value="206" calcext:value-type="currency">
            <text:p>$206.00</text:p>
          </table:table-cell>
          <table:table-cell table:style-name="ce64" office:value-type="currency" office:currency="USD" office:value="259.24" calcext:value-type="currency">
            <text:p>$259.24</text:p>
          </table:table-cell>
          <table:table-cell table:style-name="ce64" office:value-type="currency" office:currency="USD" office:value="155.16" calcext:value-type="currency">
            <text:p>$155.16</text:p>
          </table:table-cell>
          <table:table-cell table:style-name="ce64" office:value-type="currency" office:currency="USD" office:value="221.66" calcext:value-type="currency">
            <text:p>$221.66</text:p>
          </table:table-cell>
          <table:table-cell table:style-name="ce64" table:formula="of:=[.F591]-[.B591]" office:value-type="currency" office:currency="USD" office:value="15.66" calcext:value-type="currency">
            <text:p>$15.66</text:p>
          </table:table-cell>
          <table:table-cell table:style-name="ce17" table:formula="of:=[.F591]/[.E591]" office:value-type="float" office:value="1.42858984274298" calcext:value-type="float">
            <text:p>1.42858984274298</text:p>
          </table:table-cell>
          <table:table-cell table:style-name="ce17" office:value-type="string" calcext:value-type="string">
            <text:p>febennet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CR24x26 Curb Ramps - SURPLUS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4">
          <table:table-cell table:style-name="ce43" office:value-type="string" calcext:value-type="string">
            <text:p>CR24x26-SURPLUS</text:p>
          </table:table-cell>
          <table:table-cell table:style-name="ce8" office:value-type="currency" office:currency="USD" office:value="69" calcext:value-type="currency">
            <text:p>$69.00</text:p>
          </table:table-cell>
          <table:table-cell table:style-name="ce8"/>
          <table:table-cell table:style-name="ce64" table:number-columns-repeated="3"/>
          <table:table-cell table:style-name="ce64" table:formula="of:=[.F595]-[.B595]" office:value-type="currency" office:currency="USD" office:value="-69" calcext:value-type="currency">
            <text:p>-$69.00</text:p>
          </table:table-cell>
          <table:table-cell table:style-name="ce17" table:formula="of:=[.F595]/[.E595]" office:value-type="string" office:string-value="" calcext:value-type="error">
            <text:p>#DIV/0!</text:p>
          </table:table-cell>
          <table:table-cell table:style-name="ce1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Pillow Top Mattress Cart - No Center Divide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041-PT-W/O</text:p>
          </table:table-cell>
          <table:table-cell table:number-columns-repeated="2" table:style-name="ce8" office:value-type="currency" office:currency="USD" office:value="182" calcext:value-type="currency">
            <text:p>$182.00</text:p>
          </table:table-cell>
          <table:table-cell table:style-name="ce64" office:value-type="currency" office:currency="USD" office:value="222.44" calcext:value-type="currency">
            <text:p>$222.44</text:p>
          </table:table-cell>
          <table:table-cell table:style-name="ce64" office:value-type="currency" office:currency="USD" office:value="133.13" calcext:value-type="currency">
            <text:p>$133.13</text:p>
          </table:table-cell>
          <table:table-cell table:style-name="ce64" office:value-type="currency" office:currency="USD" office:value="204.97" calcext:value-type="currency">
            <text:p>$204.97</text:p>
          </table:table-cell>
          <table:table-cell table:style-name="ce64" table:formula="of:=[.F599]-[.B599]" office:value-type="currency" office:currency="USD" office:value="22.97" calcext:value-type="currency">
            <text:p>$22.97</text:p>
          </table:table-cell>
          <table:table-cell table:style-name="ce17" table:formula="of:=[.F599]/[.E599]" office:value-type="float" office:value="1.53962292496056" calcext:value-type="float">
            <text:p>1.53962292496056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6">
          <table:table-cell table:style-name="ce2" office:value-type="string" calcext:value-type="string">
            <text:p>Dutro Standard Mattress Cart - No Center Divider</text:p>
          </table:table-cell>
          <table:table-cell table:number-columns-repeated="5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114" office:value-type="string" calcext:value-type="string">
            <text:p>OUR PRICE</text:p>
          </table:table-cell>
          <table:table-cell table:style-name="ce114" office:value-type="string" calcext:value-type="string">
            <text:p>Recommended <text:s/>Price</text:p>
          </table:table-cell>
          <table:table-cell table:style-name="ce114" office:value-type="string" calcext:value-type="string">
            <text:p>LIST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2040-W/O</text:p>
          </table:table-cell>
          <table:table-cell table:number-columns-repeated="2" table:style-name="ce8" office:value-type="currency" office:currency="USD" office:value="168" calcext:value-type="currency">
            <text:p>$168.00</text:p>
          </table:table-cell>
          <table:table-cell table:style-name="ce64" office:value-type="currency" office:currency="USD" office:value="205.81" calcext:value-type="currency">
            <text:p>$205.81</text:p>
          </table:table-cell>
          <table:table-cell table:style-name="ce64" office:value-type="currency" office:currency="USD" office:value="123.18" calcext:value-type="currency">
            <text:p>$123.18</text:p>
          </table:table-cell>
          <table:table-cell table:style-name="ce64" office:value-type="currency" office:currency="USD" office:value="189.75" calcext:value-type="currency">
            <text:p>$189.75</text:p>
          </table:table-cell>
          <table:table-cell table:style-name="ce64" table:formula="of:=[.F603]-[.B603]" office:value-type="currency" office:currency="USD" office:value="21.75" calcext:value-type="currency">
            <text:p>$21.75</text:p>
          </table:table-cell>
          <table:table-cell table:style-name="ce17" table:formula="of:=[.F603]/[.E603]" office:value-type="float" office:value="1.54042864101315" calcext:value-type="float">
            <text:p>1.54042864101315</text:p>
          </table:table-cell>
          <table:table-cell table:style-name="ce17" office:value-type="string" calcext:value-type="string">
            <text:p>source4industries.com</text:p>
          </table:table-cell>
        </table:table-row>
        <table:table-row table:style-name="ro11">
          <table:table-cell table:style-name="ce6" office:value-type="string" calcext:value-type="string">
            <text:p>110 items found</text:p>
          </table:table-cell>
          <table:table-cell table:number-columns-repeated="8"/>
        </table:table-row>
        <table:table-row table:style-name="ro26">
          <table:table-cell table:style-name="ce6" office:value-type="string" calcext:value-type="string">
            <text:p>314 individual models</text:p>
          </table:table-cell>
          <table:table-cell table:number-columns-repeated="8"/>
        </table:table-row>
        <table:table-row table:style-name="ro2" table:number-rows-repeated="1047970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08:53:33.6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7-19T11:02:45.760000000</dc:date>
    <meta:editing-duration>PT12H58M15S</meta:editing-duration>
    <meta:editing-cycles>244</meta:editing-cycles>
    <meta:print-date>2017-05-01T13:14:12.854000000</meta:print-date>
    <meta:document-statistic meta:table-count="16" meta:cell-count="13014" meta:object-count="0"/>
  </office:meta>
</office:document-meta>
</file>